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1pt" fo:language="fr" fo:country="FR" fo:font-weight="bold" officeooo:rsid="05267f31" officeooo:paragraph-rsid="05267f31" fo:background-color="transparent" style:font-size-asian="11pt" style:font-weight-asian="bold" style:font-size-complex="11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style:font-name="Lucida Console" fo:font-size="13pt" officeooo:rsid="03f13cfd" officeooo:paragraph-rsid="00009cc1" style:font-size-asian="11.3500003814697pt" style:font-size-complex="13pt"/>
    </style:style>
    <style:style style:name="P77"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7"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8"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29"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0"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2"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3"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4"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6" style:family="paragraph" style:parent-style-name="Table_20_Contents">
      <style:text-properties fo:color="#cccccc" loext:opacity="100%" officeooo:paragraph-rsid="0429e56f"/>
    </style:style>
    <style:style style:name="P137"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8" style:family="paragraph" style:parent-style-name="Table_20_Contents">
      <style:text-properties fo:color="#cccccc" loext:opacity="100%" officeooo:rsid="03f75ec5" officeooo:paragraph-rsid="04c591ae"/>
    </style:style>
    <style:style style:name="P139"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0"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1"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2"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4"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5"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6"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7"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8"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1"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2"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4"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5"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6"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7"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8"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59"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0"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1"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2"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3"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4"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5"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6"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8"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1" style:family="paragraph" style:parent-style-name="Table_20_Contents">
      <style:text-properties officeooo:paragraph-rsid="040a40e1"/>
    </style:style>
    <style:style style:name="P172" style:family="paragraph" style:parent-style-name="Table_20_Contents">
      <style:text-properties officeooo:paragraph-rsid="04166269"/>
    </style:style>
    <style:style style:name="P173"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5"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6"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7"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79"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0"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2"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3"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4"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5"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7"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8"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1"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2"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4"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5"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6"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7"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8"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199"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0"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1"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4"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19"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0" style:family="paragraph" style:parent-style-name="Standard">
      <style:text-properties officeooo:paragraph-rsid="00009cc1"/>
    </style:style>
    <style:style style:name="P221"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2" style:family="paragraph" style:parent-style-name="Standard">
      <style:text-properties style:font-name="Lucida Console" fo:font-size="13pt" officeooo:paragraph-rsid="00009cc1" style:font-size-asian="11.3500003814697pt" style:font-size-complex="13pt"/>
    </style:style>
    <style:style style:name="P223" style:family="paragraph" style:parent-style-name="Standard">
      <style:text-properties style:font-name="Lucida Console" fo:font-size="13pt" fo:language="fr" fo:country="FR" officeooo:paragraph-rsid="00009cc1" style:font-size-asian="11.3500003814697pt" style:font-size-complex="13pt"/>
    </style:style>
    <style:style style:name="P224" style:family="paragraph" style:parent-style-name="Table_20_Contents">
      <style:text-properties style:font-name="Lucida Console" fo:font-size="13pt" officeooo:rsid="024bb16a" officeooo:paragraph-rsid="00009cc1" style:font-size-asian="11.3500003814697pt" style:font-size-complex="13pt"/>
    </style:style>
    <style:style style:name="P225" style:family="paragraph" style:parent-style-name="Table_20_Contents">
      <style:text-properties style:font-name="Liberation Serif" fo:font-size="10pt" officeooo:rsid="03c2c636" officeooo:paragraph-rsid="00009cc1" style:font-size-asian="10pt" style:font-size-complex="10pt"/>
    </style:style>
    <style:style style:name="P226"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7" style:family="paragraph" style:parent-style-name="Table_20_Contents">
      <style:text-properties style:font-name="Liberation Serif" fo:font-size="10pt" officeooo:rsid="03caf43a" officeooo:paragraph-rsid="00009cc1" style:font-size-asian="10pt" style:font-size-complex="10pt"/>
    </style:style>
    <style:style style:name="P228"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29" style:family="paragraph" style:parent-style-name="Table_20_Contents">
      <style:text-properties style:font-name="Liberation Serif" fo:font-size="10pt" officeooo:rsid="04477abd" officeooo:paragraph-rsid="00009cc1" style:font-size-asian="10pt" style:font-size-complex="10pt"/>
    </style:style>
    <style:style style:name="P230"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1"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3"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4" style:family="paragraph" style:parent-style-name="Standard">
      <style:text-properties officeooo:paragraph-rsid="022d4f0f"/>
    </style:style>
    <style:style style:name="P235"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6" style:family="paragraph" style:parent-style-name="Standard">
      <style:text-properties officeooo:rsid="0228bf24" officeooo:paragraph-rsid="022d4f0f"/>
    </style:style>
    <style:style style:name="P237" style:family="paragraph" style:parent-style-name="Standard">
      <style:text-properties officeooo:paragraph-rsid="0520d9bb"/>
    </style:style>
    <style:style style:name="P238" style:family="paragraph" style:parent-style-name="Standard">
      <style:text-properties officeooo:paragraph-rsid="05235ded"/>
    </style:style>
    <style:style style:name="P239"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0" style:family="paragraph" style:parent-style-name="Standard">
      <style:paragraph-properties fo:text-align="start" style:justify-single-word="false"/>
      <style:text-properties officeooo:paragraph-rsid="04b8cd38"/>
    </style:style>
    <style:style style:name="P241" style:family="paragraph" style:parent-style-name="Standard">
      <style:paragraph-properties fo:text-align="start" style:justify-single-word="false"/>
      <style:text-properties officeooo:paragraph-rsid="04ad9396"/>
    </style:style>
    <style:style style:name="P242" style:family="paragraph" style:parent-style-name="Standard">
      <style:paragraph-properties fo:text-align="justify" style:justify-single-word="false"/>
      <style:text-properties officeooo:paragraph-rsid="04e1361c"/>
    </style:style>
    <style:style style:name="P243"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5" style:family="paragraph" style:parent-style-name="Standard">
      <style:text-properties officeooo:paragraph-rsid="04b9cf21"/>
    </style:style>
    <style:style style:name="P246"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49"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0" style:family="paragraph" style:parent-style-name="Standard">
      <style:text-properties officeooo:paragraph-rsid="0230572d"/>
    </style:style>
    <style:style style:name="P251"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2" style:family="paragraph" style:parent-style-name="Standard">
      <style:text-properties officeooo:rsid="0228bf24" officeooo:paragraph-rsid="0230572d"/>
    </style:style>
    <style:style style:name="P253"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4" style:family="paragraph" style:parent-style-name="Standard">
      <style:text-properties officeooo:rsid="0228bf24" officeooo:paragraph-rsid="0231ae5e"/>
    </style:style>
    <style:style style:name="P255"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6" style:family="paragraph" style:parent-style-name="Standard">
      <style:text-properties officeooo:rsid="02340af3" officeooo:paragraph-rsid="02340af3"/>
    </style:style>
    <style:style style:name="P257"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8" style:family="paragraph" style:parent-style-name="Standard">
      <style:text-properties officeooo:rsid="023ddf0e" officeooo:paragraph-rsid="023ddf0e"/>
    </style:style>
    <style:style style:name="P259"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0"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1"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2" style:family="paragraph" style:parent-style-name="Standard">
      <style:text-properties officeooo:rsid="02403801" officeooo:paragraph-rsid="02403801"/>
    </style:style>
    <style:style style:name="P263" style:family="paragraph" style:parent-style-name="Standard">
      <style:text-properties officeooo:rsid="02403801" officeooo:paragraph-rsid="048bc1ce"/>
    </style:style>
    <style:style style:name="P26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5"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6"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7" style:family="paragraph" style:parent-style-name="Standard">
      <style:text-properties officeooo:paragraph-rsid="023c3b97"/>
    </style:style>
    <style:style style:name="P268"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69" style:family="paragraph" style:parent-style-name="Standard">
      <style:text-properties officeooo:rsid="02490001" officeooo:paragraph-rsid="02490001"/>
    </style:style>
    <style:style style:name="P27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2"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3" style:family="paragraph" style:parent-style-name="Standard">
      <style:text-properties officeooo:paragraph-rsid="024bd27b"/>
    </style:style>
    <style:style style:name="P274"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5"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6"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officeooo:rsid="025093aa" officeooo:paragraph-rsid="025093aa"/>
    </style:style>
    <style:style style:name="P278"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79"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0"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1"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3"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4"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5" style:family="paragraph" style:parent-style-name="Standard">
      <style:text-properties officeooo:paragraph-rsid="024eda5c"/>
    </style:style>
    <style:style style:name="P286"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7" style:family="paragraph" style:parent-style-name="Standard">
      <style:text-properties fo:color="#cccccc" loext:opacity="100%" officeooo:rsid="024eda5c" officeooo:paragraph-rsid="024eda5c"/>
    </style:style>
    <style:style style:name="P288" style:family="paragraph" style:parent-style-name="Standard">
      <style:text-properties officeooo:rsid="024eda5c" officeooo:paragraph-rsid="024eda5c"/>
    </style:style>
    <style:style style:name="P289" style:family="paragraph" style:parent-style-name="Standard">
      <style:paragraph-properties fo:text-align="start" style:justify-single-word="false" fo:break-before="page"/>
      <style:text-properties officeooo:paragraph-rsid="02278178"/>
    </style:style>
    <style:style style:name="P290"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2" style:family="paragraph" style:parent-style-name="Standard">
      <style:text-properties fo:color="#cccccc" loext:opacity="100%" style:font-name="Gillius ADF" fo:font-size="11pt" officeooo:rsid="048b543e" officeooo:paragraph-rsid="00009cc1" style:font-size-asian="11pt" style:font-size-complex="11pt"/>
    </style:style>
    <style:style style:name="P293"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4"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5"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6"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8"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299"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0"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1"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2"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3"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5"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6"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09" style:family="paragraph" style:parent-style-name="Standard">
      <style:paragraph-properties fo:break-before="page"/>
      <style:text-properties officeooo:paragraph-rsid="00009cc1"/>
    </style:style>
    <style:style style:name="P310" style:family="paragraph" style:parent-style-name="Standard">
      <style:text-properties officeooo:paragraph-rsid="042a08f5"/>
    </style:style>
    <style:style style:name="P311"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2"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3"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5"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6"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8"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19"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1"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2"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3"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4"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7"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29"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officeooo:paragraph-rsid="00009cc1" style:font-size-asian="11pt" style:font-size-complex="11pt"/>
    </style:style>
    <style:style style:name="P331" style:family="paragraph" style:parent-style-name="Standard">
      <style:paragraph-properties fo:text-align="start" style:justify-single-word="false" fo:break-before="page"/>
      <style:text-properties officeooo:paragraph-rsid="00009cc1"/>
    </style:style>
    <style:style style:name="P33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3"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4"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5"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6"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7"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8"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39"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0"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1"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2"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3"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4"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47"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0"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1"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4"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5"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56"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57"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58"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59"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5"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66"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67"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68"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69"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0"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1"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2"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4"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5"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1" style:family="paragraph" style:parent-style-name="Standard">
      <style:text-properties officeooo:paragraph-rsid="032b01dc"/>
    </style:style>
    <style:style style:name="P382"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3"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4"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5"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86"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87" style:family="paragraph" style:parent-style-name="Standard">
      <style:paragraph-properties fo:text-align="start" style:justify-single-word="false"/>
      <style:text-properties officeooo:paragraph-rsid="03e6b2af"/>
    </style:style>
    <style:style style:name="P388"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89" style:family="paragraph" style:parent-style-name="Standard">
      <style:text-properties officeooo:paragraph-rsid="03e6b2af"/>
    </style:style>
    <style:style style:name="P390" style:family="paragraph" style:parent-style-name="Standard">
      <style:paragraph-properties fo:break-before="page"/>
      <style:text-properties fo:color="#cccccc" loext:opacity="100%" officeooo:paragraph-rsid="03e6b2af"/>
    </style:style>
    <style:style style:name="P391" style:family="paragraph" style:parent-style-name="Standard">
      <style:paragraph-properties fo:break-before="pag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3" style:family="paragraph" style:parent-style-name="Standard">
      <style:paragraph-properties fo:text-align="start" style:justify-single-word="false"/>
      <style:text-properties officeooo:paragraph-rsid="0329c8c3"/>
    </style:style>
    <style:style style:name="P394"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5"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6"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officeooo:paragraph-rsid="02adc07d"/>
    </style:style>
    <style:style style:name="P400" style:family="paragraph" style:parent-style-name="Table_20_Contents">
      <style:paragraph-properties fo:text-align="justify" style:justify-single-word="false"/>
      <style:text-properties officeooo:rsid="0450520e" officeooo:paragraph-rsid="02adc07d"/>
    </style:style>
    <style:style style:name="P401"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2"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3"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4"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5"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06"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1"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2"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3"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16"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17" style:family="paragraph" style:parent-style-name="Standard">
      <style:paragraph-properties fo:text-align="start" style:justify-single-word="false" fo:break-before="page"/>
      <style:text-properties officeooo:paragraph-rsid="00a9b246"/>
    </style:style>
    <style:style style:name="P418" style:family="paragraph" style:parent-style-name="Table_20_Contents">
      <style:text-properties officeooo:rsid="0450520e" officeooo:paragraph-rsid="00a9b246"/>
    </style:style>
    <style:style style:name="P419"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0" style:family="paragraph" style:parent-style-name="Table_20_Contents">
      <style:text-properties officeooo:rsid="0027b3df" officeooo:paragraph-rsid="00a9b246"/>
    </style:style>
    <style:style style:name="P421"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2"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3"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4"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5"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26"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27"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28"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29"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0"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1"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2"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3"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4"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5"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36"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37"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38"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39"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0"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1"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2"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4"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5"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46"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47" style:family="paragraph" style:parent-style-name="Standard">
      <style:paragraph-properties fo:break-before="page"/>
      <style:text-properties fo:color="#cccccc" loext:opacity="100%" officeooo:paragraph-rsid="0047cc4e"/>
    </style:style>
    <style:style style:name="P448" style:family="paragraph" style:parent-style-name="Standard">
      <style:text-properties fo:color="#cccccc" loext:opacity="100%" style:font-name="Gillius ADF" fo:font-size="11pt" officeooo:rsid="0047cc4e" officeooo:paragraph-rsid="0047cc4e" style:font-size-asian="11pt" style:font-size-complex="11pt"/>
    </style:style>
    <style:style style:name="P449" style:family="paragraph" style:parent-style-name="Standard">
      <style:text-properties fo:color="#cccccc" loext:opacity="100%" fo:font-size="10pt" officeooo:rsid="0047cc4e" officeooo:paragraph-rsid="0047cc4e" style:font-size-asian="10pt" style:font-size-complex="10pt"/>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2"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3"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68"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69"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0"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1" style:family="paragraph" style:parent-style-name="Standard">
      <style:text-properties fo:color="#cccccc" loext:opacity="100%" style:font-name="Gillius ADF" fo:font-size="11pt" officeooo:rsid="03533515" officeooo:paragraph-rsid="00009cc1" style:font-size-asian="11pt" style:font-size-complex="11pt"/>
    </style:style>
    <style:style style:name="P472"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3" style:family="paragraph" style:parent-style-name="Standard">
      <style:text-properties fo:color="#cccccc" loext:opacity="100%" style:font-name="Gillius ADF" fo:font-size="11pt" officeooo:rsid="03b76de0" officeooo:paragraph-rsid="00009cc1" style:font-size-asian="11pt" style:font-size-complex="11pt"/>
    </style:style>
    <style:style style:name="P474"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5"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76"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77" style:family="paragraph" style:parent-style-name="Standard">
      <style:text-properties style:font-name="Liberation Serif" fo:font-size="11pt" officeooo:paragraph-rsid="00009cc1" style:font-size-asian="9.60000038146973pt" style:font-size-complex="11pt"/>
    </style:style>
    <style:style style:name="P478"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79"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0"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1" style:family="paragraph" style:parent-style-name="Standard">
      <style:paragraph-properties fo:text-align="start" style:justify-single-word="false"/>
      <style:text-properties officeooo:paragraph-rsid="047fa6b3"/>
    </style:style>
    <style:style style:name="P482"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3" style:family="paragraph" style:parent-style-name="Standard">
      <style:text-properties style:font-name="Liberation Serif" fo:font-size="11pt" officeooo:paragraph-rsid="047fa6b3" style:font-size-asian="9.60000038146973pt" style:font-size-complex="11pt"/>
    </style:style>
    <style:style style:name="P484"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5"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86" style:family="paragraph" style:parent-style-name="Standard">
      <style:text-properties officeooo:paragraph-rsid="047fa6b3"/>
    </style:style>
    <style:style style:name="P487" style:family="paragraph" style:parent-style-name="Standard">
      <style:text-properties fo:color="#1c1c1c" loext:opacity="100%" style:font-name="Gillius ADF" fo:font-size="11pt" fo:language="fr" fo:country="FR" officeooo:paragraph-rsid="047fa6b3" style:font-size-asian="11pt" style:font-size-complex="11pt"/>
    </style:style>
    <style:style style:name="P488" style:family="paragraph" style:parent-style-name="Standard">
      <style:text-properties fo:color="#cccccc" loext:opacity="100%" style:font-name="Gillius ADF" fo:font-size="11pt" fo:language="fr" fo:country="FR" officeooo:paragraph-rsid="04849582" style:font-size-asian="11pt" style:font-size-complex="11pt"/>
    </style:style>
    <style:style style:name="P489" style:family="paragraph" style:parent-style-name="Standard">
      <style:paragraph-properties fo:text-align="start" style:justify-single-word="false"/>
      <style:text-properties officeooo:paragraph-rsid="04862b35"/>
    </style:style>
    <style:style style:name="P490"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91" style:family="paragraph" style:parent-style-name="Standard">
      <style:text-properties officeooo:paragraph-rsid="04849582"/>
    </style:style>
    <style:style style:name="P492"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93" style:family="paragraph" style:parent-style-name="Standard">
      <style:paragraph-properties fo:text-align="start" style:justify-single-word="false" fo:break-before="page"/>
      <style:text-properties officeooo:paragraph-rsid="04849582"/>
    </style:style>
    <style:style style:name="P49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95"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49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497"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49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499"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0"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1"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2"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03"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04"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05"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06"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1"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13"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15"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16"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17"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18"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2"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3"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24"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2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26"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27"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28"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2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0"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33"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34"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5"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6"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37"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38"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39"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0" style:family="paragraph" style:parent-style-name="Standard">
      <style:paragraph-properties fo:text-align="start" style:justify-single-word="false"/>
      <style:text-properties officeooo:paragraph-rsid="01324ef0"/>
    </style:style>
    <style:style style:name="P541"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42"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43"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4"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5"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6"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7"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49"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0"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51"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52"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53"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54"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55"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56"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57"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59"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0"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61"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6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63"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64"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65"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66"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67" style:family="paragraph" style:parent-style-name="Standard">
      <style:paragraph-properties fo:text-align="justify" style:justify-single-word="false"/>
      <style:text-properties officeooo:paragraph-rsid="00009cc1"/>
    </style:style>
    <style:style style:name="P568" style:family="paragraph" style:parent-style-name="Standard" style:list-style-name="L1">
      <style:paragraph-properties fo:text-align="justify" style:justify-single-word="false"/>
      <style:text-properties officeooo:paragraph-rsid="00009cc1"/>
    </style:style>
    <style:style style:name="P569" style:family="paragraph" style:parent-style-name="Standard" style:list-style-name="L2">
      <style:paragraph-properties fo:text-align="justify" style:justify-single-word="false"/>
      <style:text-properties officeooo:paragraph-rsid="00009cc1"/>
    </style:style>
    <style:style style:name="P570"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71"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72"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7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4"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5"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6"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7" style:family="paragraph" style:parent-style-name="Standard">
      <style:paragraph-properties fo:text-align="start" style:justify-single-word="false"/>
      <style:text-properties officeooo:paragraph-rsid="014ae425"/>
    </style:style>
    <style:style style:name="P578"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9"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0"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1"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82"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3"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4" style:family="paragraph" style:parent-style-name="Text_20_body">
      <style:paragraph-properties fo:text-align="start" style:justify-single-word="false"/>
      <style:text-properties fo:color="#cccccc" loext:opacity="100%" officeooo:paragraph-rsid="00009cc1"/>
    </style:style>
    <style:style style:name="P585"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86"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87" style:family="paragraph" style:parent-style-name="Text_20_body">
      <style:text-properties officeooo:paragraph-rsid="04379aed"/>
    </style:style>
    <style:style style:name="P588" style:family="paragraph" style:parent-style-name="Text_20_body">
      <style:paragraph-properties fo:text-align="start" style:justify-single-word="false"/>
      <style:text-properties fo:color="#cccccc" loext:opacity="100%" officeooo:rsid="043cb487" officeooo:paragraph-rsid="043cb487"/>
    </style:style>
    <style:style style:name="P589"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0"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91"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92"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93"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597" style:family="paragraph" style:parent-style-name="Standard">
      <style:paragraph-properties fo:text-align="start" style:justify-single-word="false"/>
      <style:text-properties officeooo:paragraph-rsid="0042315b"/>
    </style:style>
    <style:style style:name="P598"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599" style:family="paragraph" style:parent-style-name="Standard">
      <style:text-properties officeooo:paragraph-rsid="0042315b"/>
    </style:style>
    <style:style style:name="P600"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01"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02"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03"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04"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05" style:family="paragraph" style:parent-style-name="Standard">
      <style:text-properties style:font-name="Courier 10 Pitch" fo:font-size="10pt" officeooo:rsid="020dca79" officeooo:paragraph-rsid="00009cc1" style:font-size-asian="10pt" style:font-size-complex="10pt"/>
    </style:style>
    <style:style style:name="P606"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07" style:family="paragraph" style:parent-style-name="Standard">
      <style:text-properties fo:color="#cccccc" loext:opacity="100%" style:font-name="Gillius ADF" fo:font-size="11pt" officeooo:rsid="034487de" officeooo:paragraph-rsid="00009cc1" style:font-size-asian="11pt" style:font-size-complex="11pt"/>
    </style:style>
    <style:style style:name="P608"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09" style:family="paragraph" style:parent-style-name="Standard">
      <style:text-properties fo:color="#cccccc" loext:opacity="100%" style:font-name="Gillius ADF" fo:font-size="11pt" officeooo:rsid="00d045aa" officeooo:paragraph-rsid="00d045aa" style:font-size-asian="11pt" style:font-size-complex="11pt"/>
    </style:style>
    <style:style style:name="P610" style:family="paragraph" style:parent-style-name="Standard">
      <style:text-properties fo:color="#cccccc" loext:opacity="100%" style:font-name="Gillius ADF" fo:font-size="10pt" officeooo:rsid="00d045aa" officeooo:paragraph-rsid="00d045aa" style:font-size-asian="10pt" style:font-size-complex="10pt"/>
    </style:style>
    <style:style style:name="P611"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12" style:family="paragraph" style:parent-style-name="Standard">
      <style:text-properties fo:color="#cccccc" loext:opacity="100%" style:font-name="Gillius ADF" fo:font-size="11pt" officeooo:rsid="00d1b230" officeooo:paragraph-rsid="00d1b230" style:font-size-asian="11pt" style:font-size-complex="11pt"/>
    </style:style>
    <style:style style:name="P613" style:family="paragraph" style:parent-style-name="Standard">
      <style:text-properties fo:color="#cccccc" loext:opacity="100%" style:font-name="Gillius ADF" fo:font-size="10pt" officeooo:rsid="00d045aa" officeooo:paragraph-rsid="00d1b230" style:font-size-asian="10pt" style:font-size-complex="10pt"/>
    </style:style>
    <style:style style:name="P614"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15"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16"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1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18"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19"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0"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2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22"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23"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24"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25"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26"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27" style:family="paragraph" style:parent-style-name="Standard" style:master-page-name="">
      <style:paragraph-properties style:page-number="auto" fo:break-before="auto" fo:break-after="auto"/>
      <style:text-properties officeooo:paragraph-rsid="00009cc1"/>
    </style:style>
    <style:style style:name="P62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29"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30"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31"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32"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33" style:family="paragraph" style:parent-style-name="Standard">
      <style:text-properties officeooo:paragraph-rsid="02208ab2"/>
    </style:style>
    <style:style style:name="P634" style:family="paragraph" style:parent-style-name="Standard">
      <style:paragraph-properties fo:text-align="start" style:justify-single-word="false" fo:break-before="page"/>
      <style:text-properties fo:color="#cccccc" loext:opacity="100%" officeooo:paragraph-rsid="042f2df9"/>
    </style:style>
    <style:style style:name="P63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36" style:family="paragraph" style:parent-style-name="Standard">
      <style:text-properties officeooo:paragraph-rsid="0252eceb"/>
    </style:style>
    <style:style style:name="P63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38"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39"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0" style:family="paragraph" style:parent-style-name="Standard">
      <style:paragraph-properties>
        <style:tab-stops>
          <style:tab-stop style:position="1.693cm"/>
        </style:tab-stops>
      </style:paragraph-properties>
      <style:text-properties officeooo:paragraph-rsid="00009cc1"/>
    </style:style>
    <style:style style:name="P641"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42"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43"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44" style:family="paragraph" style:parent-style-name="Standard">
      <style:text-properties style:font-name="Liberation Sans1" fo:font-size="11pt" officeooo:paragraph-rsid="00009cc1" style:font-size-asian="9.60000038146973pt" style:font-size-complex="11pt"/>
    </style:style>
    <style:style style:name="P645" style:family="paragraph" style:parent-style-name="Standard">
      <style:text-properties style:font-name="Liberation Sans1" fo:font-size="11pt" officeooo:paragraph-rsid="042f8982" style:font-size-asian="9.60000038146973pt" style:font-size-complex="11pt"/>
    </style:style>
    <style:style style:name="P646" style:family="paragraph" style:parent-style-name="Standard">
      <style:text-properties officeooo:paragraph-rsid="042f8982"/>
    </style:style>
    <style:style style:name="P647"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48" style:family="paragraph" style:parent-style-name="Standard">
      <style:text-properties style:font-name="Liberation Sans1" fo:font-size="11pt" officeooo:rsid="01e70831" officeooo:paragraph-rsid="00009cc1" style:font-size-asian="9.60000038146973pt" style:font-size-complex="11pt"/>
    </style:style>
    <style:style style:name="P649"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50" style:family="paragraph" style:parent-style-name="Standard">
      <style:text-properties fo:color="#cccccc" loext:opacity="100%" style:font-name="Gillius ADF" fo:font-size="11pt" officeooo:rsid="01da8d95" officeooo:paragraph-rsid="00009cc1" style:font-size-asian="11pt" style:font-size-complex="11pt"/>
    </style:style>
    <style:style style:name="P651"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52" style:family="paragraph" style:parent-style-name="Standard">
      <style:text-properties fo:color="#cccccc" loext:opacity="100%" style:font-name="Liberation Sans" fo:font-size="11pt" officeooo:rsid="0193e967" officeooo:paragraph-rsid="0193e967" style:font-size-asian="11pt" style:font-size-complex="11pt"/>
    </style:style>
    <style:style style:name="P653"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54" style:family="paragraph" style:parent-style-name="Standard">
      <style:text-properties style:font-name="Liberation Sans" fo:font-size="11pt" officeooo:rsid="01dc0175" officeooo:paragraph-rsid="00009cc1" style:font-size-asian="11pt" style:font-size-complex="11pt"/>
    </style:style>
    <style:style style:name="P655" style:family="paragraph" style:parent-style-name="Standard">
      <style:text-properties fo:color="#cccccc" loext:opacity="100%" style:font-name="Gillius ADF" fo:font-size="11pt" officeooo:rsid="01dc0175" officeooo:paragraph-rsid="00009cc1" style:font-size-asian="11pt" style:font-size-complex="11pt"/>
    </style:style>
    <style:style style:name="P656"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57"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58"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59"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60"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61" style:family="paragraph" style:parent-style-name="Table_20_Contents">
      <style:text-properties style:font-name="Liberation Sans" fo:font-size="11pt" officeooo:rsid="01e9d48b" officeooo:paragraph-rsid="00009cc1" style:font-size-asian="11pt" style:font-size-complex="11pt"/>
    </style:style>
    <style:style style:name="P662"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63"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64"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65"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66"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67"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68" style:family="paragraph" style:parent-style-name="Standard">
      <style:text-properties officeooo:paragraph-rsid="0193745f"/>
    </style:style>
    <style:style style:name="P669"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70"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71"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72"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73"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74"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75"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76"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77"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78"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79"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80"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81"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82"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83"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84"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85"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86"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87"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88"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89" style:family="paragraph" style:parent-style-name="Standard">
      <style:text-properties style:font-name="Courier 10 Pitch" fo:font-size="10pt" fo:language="fr" fo:country="FR" officeooo:rsid="002749eb" officeooo:paragraph-rsid="00009cc1" style:font-size-asian="10pt" style:font-size-complex="10pt"/>
    </style:style>
    <style:style style:name="P690"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91"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92"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93" style:family="paragraph" style:parent-style-name="Standard">
      <style:text-properties officeooo:paragraph-rsid="03d5048c"/>
    </style:style>
    <style:style style:name="P694"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95"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6"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7" style:family="paragraph" style:parent-style-name="Standard">
      <style:text-properties officeooo:paragraph-rsid="03d6e7f7"/>
    </style:style>
    <style:style style:name="P698" style:family="paragraph" style:parent-style-name="Standard">
      <style:text-properties style:font-name="Lucida Console1" fo:font-size="11pt" officeooo:paragraph-rsid="00009cc1" style:font-size-asian="11pt" style:font-size-complex="11pt"/>
    </style:style>
    <style:style style:name="P699"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00"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01" style:family="paragraph" style:parent-style-name="Standard">
      <style:text-properties fo:color="#cccccc" loext:opacity="100%" style:font-name="Gillius ADF" fo:font-size="11pt" officeooo:rsid="035042e3" officeooo:paragraph-rsid="00009cc1" style:font-size-asian="11pt" style:font-size-complex="11pt"/>
    </style:style>
    <style:style style:name="P702"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03"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04"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05" style:family="paragraph" style:parent-style-name="Standard">
      <style:text-properties fo:color="#cccccc" loext:opacity="100%" style:font-name="Lucida Console1" fo:font-size="11pt" officeooo:rsid="01fe1a0a" officeooo:paragraph-rsid="01fe1a0a" style:font-size-asian="11pt" style:font-size-complex="11pt"/>
    </style:style>
    <style:style style:name="P706"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07"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08"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09" style:family="paragraph" style:parent-style-name="Standard" style:list-style-name="L3">
      <style:paragraph-properties fo:text-align="start" style:justify-single-word="false"/>
      <style:text-properties officeooo:paragraph-rsid="00009cc1"/>
    </style:style>
    <style:style style:name="P710"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12"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13"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1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15"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16"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1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8"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19"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20" style:family="paragraph" style:parent-style-name="Standard">
      <style:paragraph-properties fo:text-align="start" style:justify-single-word="false"/>
      <style:text-properties officeooo:paragraph-rsid="047dd3be"/>
    </style:style>
    <style:style style:name="P721"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22"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23"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24"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25"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26"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27"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28" style:family="paragraph" style:parent-style-name="Text_20_body">
      <style:paragraph-properties fo:text-align="justify" style:justify-single-word="false"/>
      <style:text-properties officeooo:paragraph-rsid="00009cc1"/>
    </style:style>
    <style:style style:name="P729"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0" style:family="paragraph" style:parent-style-name="Preformatted_20_Text">
      <style:text-properties officeooo:paragraph-rsid="00009cc1"/>
    </style:style>
    <style:style style:name="P731" style:family="paragraph" style:parent-style-name="Preformatted_20_Text">
      <style:paragraph-properties fo:margin-top="0cm" fo:margin-bottom="0.499cm" style:contextual-spacing="false"/>
      <style:text-properties officeooo:paragraph-rsid="00009cc1"/>
    </style:style>
    <style:style style:name="P732"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3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34"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3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6"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3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8"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39"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40"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41"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42"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4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4"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6"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7"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4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4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0"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51"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52"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3"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5" style:family="paragraph" style:parent-style-name="Text_20_body">
      <style:paragraph-properties fo:margin-top="0cm" fo:margin-bottom="0cm" style:contextual-spacing="false"/>
      <style:text-properties officeooo:paragraph-rsid="00009cc1"/>
    </style:style>
    <style:style style:name="P756"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57"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58" style:family="paragraph" style:parent-style-name="Standard" style:list-style-name="L5">
      <style:text-properties fo:color="#cccccc" loext:opacity="100%" style:font-name="Gillius ADF" fo:font-size="11pt" officeooo:paragraph-rsid="00009cc1" style:font-size-asian="11pt" style:font-size-complex="11pt"/>
    </style:style>
    <style:style style:name="P759" style:family="paragraph" style:parent-style-name="Standard">
      <style:paragraph-properties fo:text-align="end" style:justify-single-word="false"/>
      <style:text-properties officeooo:paragraph-rsid="00009cc1"/>
    </style:style>
    <style:style style:name="P76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style:paragraph-properties fo:text-align="start" style:justify-single-word="false"/>
      <style:text-properties officeooo:paragraph-rsid="04a6120c"/>
    </style:style>
    <style:style style:name="P763" style:family="paragraph" style:parent-style-name="Standard">
      <style:paragraph-properties fo:text-align="start" style:justify-single-word="false"/>
      <style:text-properties officeooo:paragraph-rsid="04a76808"/>
    </style:style>
    <style:style style:name="P76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6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6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67" style:family="paragraph" style:parent-style-name="Standard">
      <style:paragraph-properties fo:text-align="start" style:justify-single-word="false"/>
      <style:text-properties officeooo:paragraph-rsid="04aa1788"/>
    </style:style>
    <style:style style:name="P768"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8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82"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8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4"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85"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8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1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1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20"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21"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22"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23"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24"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25" style:family="paragraph" style:parent-style-name="Standard">
      <style:text-properties fo:color="#cccccc" loext:opacity="100%" style:font-name="Gillius ADF" fo:font-size="11pt" officeooo:paragraph-rsid="00009cc1" style:font-size-asian="11pt" style:font-size-complex="11pt"/>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8"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29"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30"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31"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32"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33"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34"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35"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36"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37"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38"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39"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40"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41"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42" style:family="paragraph" style:parent-style-name="Standard">
      <style:text-properties fo:color="#cccccc" loext:opacity="100%" style:font-name="Gillius ADF" fo:font-size="11pt" officeooo:paragraph-rsid="03405e93" style:font-size-asian="11pt" style:font-size-complex="11pt"/>
    </style:style>
    <style:style style:name="P843" style:family="paragraph" style:parent-style-name="Standard">
      <style:text-properties fo:color="#cccccc" loext:opacity="100%" style:font-name="Gillius ADF" fo:font-size="13pt" officeooo:paragraph-rsid="03405e93" style:font-size-asian="13pt" style:font-size-complex="13pt"/>
    </style:style>
    <style:style style:name="P84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45"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46"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7"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8"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49"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50"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5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5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53"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54"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55"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56"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57"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58"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59"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60"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61"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62"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63"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64"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65"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66"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67"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68"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69"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70"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72"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7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7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75" style:family="paragraph" style:parent-style-name="Standard">
      <style:text-properties fo:color="#cccccc" loext:opacity="100%" style:font-name="Gillius ADF" fo:font-size="11pt" officeooo:paragraph-rsid="03571bc4" style:font-size-asian="11pt" style:font-size-complex="11pt"/>
    </style:style>
    <style:style style:name="P876" style:family="paragraph" style:parent-style-name="Standard">
      <style:text-properties fo:color="#cccccc" loext:opacity="100%" style:font-name="Gillius ADF" fo:font-size="11pt" officeooo:rsid="03571bc4" officeooo:paragraph-rsid="03571bc4" style:font-size-asian="11pt" style:font-size-complex="11pt"/>
    </style:style>
    <style:style style:name="P877" style:family="paragraph" style:parent-style-name="Standard">
      <style:text-properties fo:color="#cccccc" loext:opacity="100%" style:font-name="Gillius ADF" fo:font-size="11pt" officeooo:rsid="03571bc4" officeooo:paragraph-rsid="035907c9" style:font-size-asian="11pt" style:font-size-complex="11pt"/>
    </style:style>
    <style:style style:name="P878"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79"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8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8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9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92"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893"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894"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895"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896"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897"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898"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2"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0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4"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5"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0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9"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11" style:family="paragraph" style:parent-style-name="Standard">
      <style:paragraph-properties fo:break-before="page"/>
      <style:text-properties style:font-name="Gillius ADF" fo:font-size="11pt" officeooo:paragraph-rsid="002901b6" style:font-size-asian="11pt" style:font-size-complex="11pt"/>
    </style:style>
    <style:style style:name="P912" style:family="paragraph" style:parent-style-name="Standard">
      <style:text-properties fo:color="#cccccc" loext:opacity="100%" style:font-name="Gillius ADF" fo:font-size="11pt" officeooo:rsid="00195008" officeooo:paragraph-rsid="00195008" style:font-size-asian="11pt" style:font-size-complex="11pt"/>
    </style:style>
    <style:style style:name="P913" style:family="paragraph" style:parent-style-name="Standard">
      <style:text-properties fo:color="#cccccc" loext:opacity="100%" style:font-name="Gillius ADF" fo:font-size="11pt" officeooo:rsid="006eff25" officeooo:paragraph-rsid="006eff25" style:font-size-asian="11pt" style:font-size-complex="11pt"/>
    </style:style>
    <style:style style:name="P914" style:family="paragraph" style:parent-style-name="Standard">
      <style:text-properties fo:color="#cccccc" loext:opacity="100%" style:font-name="Gillius ADF" fo:font-size="11pt" officeooo:rsid="0071f007" officeooo:paragraph-rsid="0071f007" style:font-size-asian="11pt" style:font-size-complex="11pt"/>
    </style:style>
    <style:style style:name="P915" style:family="paragraph" style:parent-style-name="Standard">
      <style:text-properties fo:color="#cccccc" loext:opacity="100%" style:font-name="Gillius ADF" fo:font-size="11pt" officeooo:rsid="00195008" officeooo:paragraph-rsid="0074abec" style:font-size-asian="11pt" style:font-size-complex="11pt"/>
    </style:style>
    <style:style style:name="P916"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17"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18"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19"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20"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21"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22"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3"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24"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5"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26"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27"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28" style:family="paragraph" style:parent-style-name="Standard">
      <style:text-properties fo:color="#cccccc" loext:opacity="100%" officeooo:paragraph-rsid="0086fc49"/>
    </style:style>
    <style:style style:name="P929"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30" style:family="paragraph" style:parent-style-name="Text_20_body">
      <style:paragraph-properties fo:text-align="justify" style:justify-single-word="false"/>
      <style:text-properties officeooo:paragraph-rsid="008c9bc5"/>
    </style:style>
    <style:style style:name="P931" style:family="paragraph" style:parent-style-name="Text_20_body">
      <style:paragraph-properties fo:margin-top="0cm" fo:margin-bottom="0cm" style:contextual-spacing="false" fo:text-align="justify" style:justify-single-word="false"/>
    </style:style>
    <style:style style:name="P932" style:family="paragraph" style:parent-style-name="Text_20_body">
      <style:paragraph-properties fo:margin-top="0cm" fo:margin-bottom="0cm" style:contextual-spacing="false" fo:text-align="justify" style:justify-single-word="false"/>
      <style:text-properties officeooo:paragraph-rsid="008e16e7"/>
    </style:style>
    <style:style style:name="P933" style:family="paragraph" style:parent-style-name="Standard">
      <style:text-properties fo:color="#cccccc" loext:opacity="100%" officeooo:rsid="008a928a" officeooo:paragraph-rsid="008c9bc5"/>
    </style:style>
    <style:style style:name="P934" style:family="paragraph" style:parent-style-name="Standard">
      <style:text-properties officeooo:rsid="00eb6aae" officeooo:paragraph-rsid="00eb6aae"/>
    </style:style>
    <style:style style:name="P935" style:family="paragraph" style:parent-style-name="Standard">
      <style:paragraph-properties fo:text-align="justify" style:justify-single-word="false"/>
      <style:text-properties officeooo:rsid="00eb6aae" officeooo:paragraph-rsid="00ef942a"/>
    </style:style>
    <style:style style:name="P936" style:family="paragraph" style:parent-style-name="Standard">
      <style:text-properties officeooo:rsid="00eb6aae" officeooo:paragraph-rsid="00ed9a56"/>
    </style:style>
    <style:style style:name="P937"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38"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39"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40" style:family="paragraph" style:parent-style-name="Standard">
      <style:text-properties officeooo:paragraph-rsid="00eb6aae"/>
    </style:style>
    <style:style style:name="P941"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42" style:family="paragraph" style:parent-style-name="Standard">
      <style:text-properties fo:color="#cccccc" loext:opacity="100%" style:font-name="Fira Code" fo:font-size="10pt" officeooo:rsid="00f0143b" officeooo:paragraph-rsid="00f0143b" style:font-size-asian="10pt" style:font-size-complex="10pt"/>
    </style:style>
    <style:style style:name="P943"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44"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45"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46"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47" style:family="paragraph" style:parent-style-name="Standard">
      <style:text-properties officeooo:rsid="00eb6aae" officeooo:paragraph-rsid="00f6d692"/>
    </style:style>
    <style:style style:name="P948" style:family="paragraph" style:parent-style-name="Standard">
      <style:text-properties fo:color="#cccccc" loext:opacity="100%" officeooo:rsid="008a928a" officeooo:paragraph-rsid="00eb6aae"/>
    </style:style>
    <style:style style:name="P949" style:family="paragraph" style:parent-style-name="Standard">
      <style:paragraph-properties fo:text-align="justify" style:justify-single-word="false"/>
      <style:text-properties officeooo:rsid="00eb6aae" officeooo:paragraph-rsid="00f6d692"/>
    </style:style>
    <style:style style:name="P950"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51"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52"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4"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55"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56"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57"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58"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59"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60"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61"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62"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63"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64"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65"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66"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67"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68" style:family="paragraph" style:parent-style-name="Standard">
      <style:text-properties fo:color="#cccccc" loext:opacity="100%" officeooo:rsid="008a928a" officeooo:paragraph-rsid="00f75a10"/>
    </style:style>
    <style:style style:name="P969" style:family="paragraph" style:parent-style-name="Standard">
      <style:text-properties officeooo:rsid="00f50c28" officeooo:paragraph-rsid="00f50c28"/>
    </style:style>
    <style:style style:name="P970"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71" style:family="paragraph" style:parent-style-name="Standard">
      <style:text-properties fo:color="#cccccc" loext:opacity="100%" style:font-name="Gillius ADF" fo:font-size="10pt" officeooo:rsid="025fccca" officeooo:paragraph-rsid="025fccca" style:font-size-asian="10pt" style:font-size-complex="10pt"/>
    </style:style>
    <style:style style:name="P972"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font-name="Gillius ADF" fo:font-size="11pt" officeooo:rsid="0266c19e" officeooo:paragraph-rsid="0266c19e" style:font-size-asian="11pt" style:font-size-complex="11pt"/>
    </style:style>
    <style:style style:name="P974"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75"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76"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77" style:family="paragraph" style:parent-style-name="Standard">
      <style:text-properties fo:color="#cccccc" loext:opacity="100%" style:font-name="Gillius ADF" fo:font-size="11pt" officeooo:rsid="04564e95" officeooo:paragraph-rsid="04564e95" style:font-size-asian="11pt" style:font-size-complex="11pt"/>
    </style:style>
    <style:style style:name="P978"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79"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80" style:family="paragraph" style:parent-style-name="Preformatted_20_Text">
      <style:paragraph-properties fo:margin-left="0cm" fo:margin-right="0cm" fo:text-indent="0cm" style:auto-text-indent="false"/>
      <style:text-properties fo:color="#cccccc" loext:opacity="100%"/>
    </style:style>
    <style:style style:name="P981" style:family="paragraph" style:parent-style-name="Heading_20_3">
      <style:text-properties fo:color="#cccccc" loext:opacity="100%" style:font-name="Gillius ADF" fo:font-size="11pt" officeooo:rsid="04564e95" style:font-size-asian="11pt" style:font-size-complex="11pt"/>
    </style:style>
    <style:style style:name="P982" style:family="paragraph" style:parent-style-name="Preformatted_20_Text">
      <style:paragraph-properties fo:margin-left="0cm" fo:margin-right="0cm" fo:text-indent="0cm" style:auto-text-indent="false"/>
      <style:text-properties fo:color="#cccccc" loext:opacity="100%" officeooo:paragraph-rsid="04596efa"/>
    </style:style>
    <style:style style:name="P983" style:family="paragraph" style:parent-style-name="Preformatted_20_Text">
      <style:text-properties fo:color="#cccccc" loext:opacity="100%" officeooo:paragraph-rsid="04596efa"/>
    </style:style>
    <style:style style:name="P984" style:family="paragraph" style:parent-style-name="Preformatted_20_Text">
      <style:paragraph-properties fo:margin-top="0cm" fo:margin-bottom="0.499cm" style:contextual-spacing="false"/>
      <style:text-properties fo:color="#cccccc" loext:opacity="100%" officeooo:paragraph-rsid="04596efa"/>
    </style:style>
    <style:style style:name="P985"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86"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87"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88"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89"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990"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91"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992"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993"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994" style:family="paragraph" style:parent-style-name="Standard">
      <style:text-properties officeooo:rsid="008a928a" officeooo:paragraph-rsid="025e250d"/>
    </style:style>
    <style:style style:name="P995" style:family="paragraph" style:parent-style-name="Standard">
      <style:text-properties fo:color="#cccccc" loext:opacity="100%" officeooo:rsid="008a928a" officeooo:paragraph-rsid="026a70fe"/>
    </style:style>
    <style:style style:name="P996"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997" style:family="paragraph" style:parent-style-name="Standard">
      <style:text-properties fo:color="#cccccc" loext:opacity="100%" style:font-name="Gillius ADF" fo:font-size="11pt" officeooo:rsid="026a70fe" officeooo:paragraph-rsid="026a70fe" style:font-size-asian="11pt" style:font-size-complex="11pt"/>
    </style:style>
    <style:style style:name="P998"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999" style:family="paragraph" style:parent-style-name="Standard">
      <style:text-properties fo:color="#cccccc" loext:opacity="100%" style:font-name="Gillius ADF" fo:font-size="11pt" officeooo:rsid="026e2427" officeooo:paragraph-rsid="026e2427" style:font-size-asian="11pt" style:font-size-complex="11pt"/>
    </style:style>
    <style:style style:name="P1000"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01" style:family="paragraph" style:parent-style-name="Standard">
      <style:text-properties officeooo:rsid="008a928a" officeooo:paragraph-rsid="026a70fe"/>
    </style:style>
    <style:style style:name="P1002"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03" style:family="paragraph" style:parent-style-name="Standard">
      <style:text-properties fo:color="#cccccc" loext:opacity="100%" style:font-name="Gillius ADF" fo:font-size="11pt" officeooo:rsid="00f50c28" officeooo:paragraph-rsid="00febe3a" style:font-size-asian="11pt" style:font-size-complex="11pt"/>
    </style:style>
    <style:style style:name="P1004"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05" style:family="paragraph" style:parent-style-name="Standard">
      <style:text-properties fo:color="#cccccc" loext:opacity="100%" style:font-name="Gillius ADF" fo:font-size="11pt" officeooo:rsid="010554d4" officeooo:paragraph-rsid="010554d4" style:font-size-asian="11pt" style:font-size-complex="11pt"/>
    </style:style>
    <style:style style:name="P1006"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07"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08"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09" style:family="paragraph" style:parent-style-name="Standard">
      <style:text-properties fo:color="#cccccc" loext:opacity="100%" officeooo:rsid="008a928a" officeooo:paragraph-rsid="00febe3a"/>
    </style:style>
    <style:style style:name="P1010"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11" style:family="paragraph" style:parent-style-name="Standard">
      <style:text-properties fo:color="#cccccc" loext:opacity="100%" style:font-name="Gillius ADF" fo:font-size="11pt" officeooo:rsid="00febe3a" officeooo:paragraph-rsid="00febe3a" style:font-size-asian="11pt" style:font-size-complex="11pt"/>
    </style:style>
    <style:style style:name="P1012"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13" style:family="paragraph" style:parent-style-name="Standard">
      <style:text-properties fo:color="#cccccc" loext:opacity="100%" style:font-name="Gillius ADF" fo:font-size="11pt" officeooo:rsid="0270adc2" officeooo:paragraph-rsid="0270adc2" style:font-size-asian="11pt" style:font-size-complex="11pt"/>
    </style:style>
    <style:style style:name="P1014"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15" style:family="paragraph" style:parent-style-name="Standard">
      <style:text-properties fo:color="#cccccc" loext:opacity="100%" style:font-name="Gillius ADF" fo:font-size="11pt" officeooo:rsid="0272a009" officeooo:paragraph-rsid="0272a009" style:font-size-asian="11pt" style:font-size-complex="11pt"/>
    </style:style>
    <style:style style:name="P1016"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17" style:family="paragraph" style:parent-style-name="Standard">
      <style:text-properties officeooo:rsid="00febe3a" officeooo:paragraph-rsid="0106eb1a"/>
    </style:style>
    <style:style style:name="P1018" style:family="paragraph" style:parent-style-name="Standard">
      <style:text-properties fo:color="#cccccc" loext:opacity="100%" style:font-name="Gillius ADF" fo:font-size="11pt" officeooo:rsid="0106eb1a" officeooo:paragraph-rsid="0106eb1a"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0" style:family="paragraph" style:parent-style-name="Standard">
      <style:text-properties fo:color="#cccccc" loext:opacity="100%" style:font-name="Gillius ADF" fo:font-size="11pt" officeooo:rsid="010c6921" officeooo:paragraph-rsid="010c6921" style:font-size-asian="11pt" style:font-size-complex="11pt"/>
    </style:style>
    <style:style style:name="P1021"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22" style:family="paragraph" style:parent-style-name="Standard">
      <style:text-properties fo:color="#cccccc" loext:opacity="100%" style:font-name="Gillius ADF" fo:font-size="11pt" officeooo:rsid="010f344e" officeooo:paragraph-rsid="010f344e" style:font-size-asian="11pt" style:font-size-complex="11pt"/>
    </style:style>
    <style:style style:name="P1023"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24" style:family="paragraph" style:parent-style-name="Standard">
      <style:text-properties fo:color="#cccccc" loext:opacity="100%" officeooo:rsid="008a928a" officeooo:paragraph-rsid="0106eb1a"/>
    </style:style>
    <style:style style:name="P1025"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26" style:family="paragraph" style:parent-style-name="Standard">
      <style:text-properties fo:color="#cccccc" loext:opacity="100%" style:font-name="Gillius ADF" fo:font-size="11pt" officeooo:rsid="011544b2" officeooo:paragraph-rsid="011544b2" style:font-size-asian="11pt" style:font-size-complex="11pt"/>
    </style:style>
    <style:style style:name="P1027" style:family="paragraph" style:parent-style-name="Standard">
      <style:text-properties fo:color="#cccccc" loext:opacity="100%" style:font-name="Gillius ADF" fo:font-size="10pt" officeooo:rsid="0110cd99" officeooo:paragraph-rsid="0110cd99" style:font-size-asian="10pt" style:font-size-complex="10pt"/>
    </style:style>
    <style:style style:name="P1028"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29"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3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31"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32" style:family="paragraph" style:parent-style-name="Standard">
      <style:text-properties fo:color="#cccccc" loext:opacity="100%" style:font-name="Gillius ADF" fo:font-size="10pt" officeooo:rsid="011544b2" officeooo:paragraph-rsid="011544b2" style:font-size-asian="10pt" style:font-size-complex="10pt"/>
    </style:style>
    <style:style style:name="P1033"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5"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3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37"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38" style:family="paragraph" style:parent-style-name="Standard">
      <style:text-properties officeooo:rsid="00febe3a" officeooo:paragraph-rsid="02742c80"/>
    </style:style>
    <style:style style:name="P1039" style:family="paragraph" style:parent-style-name="Standard">
      <style:text-properties fo:color="#cccccc" loext:opacity="100%" style:font-name="Gillius ADF" fo:font-size="11pt" officeooo:rsid="02742c80" officeooo:paragraph-rsid="02742c80" style:font-size-asian="11pt" style:font-size-complex="11pt"/>
    </style:style>
    <style:style style:name="P1040"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style:font-name="Gillius ADF" fo:font-size="11pt" officeooo:rsid="0515a0dd" officeooo:paragraph-rsid="0515a0dd" style:font-size-asian="11pt" style:font-size-complex="11pt"/>
    </style:style>
    <style:style style:name="P1042"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44" style:family="paragraph" style:parent-style-name="Standard">
      <style:text-properties fo:color="#cccccc" loext:opacity="100%" style:font-name="Gillius ADF" fo:font-size="11pt" officeooo:rsid="011e6c33" officeooo:paragraph-rsid="011e6c33" style:font-size-asian="11pt" style:font-size-complex="11pt"/>
    </style:style>
    <style:style style:name="P1045"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46" style:family="paragraph" style:parent-style-name="Standard">
      <style:text-properties fo:color="#cccccc" loext:opacity="100%" officeooo:rsid="008a928a" officeooo:paragraph-rsid="011e6c33"/>
    </style:style>
    <style:style style:name="P1047"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48" style:family="paragraph" style:parent-style-name="Standard">
      <style:text-properties fo:color="#cccccc" loext:opacity="100%" style:font-name="Gillius ADF" fo:font-size="11pt" officeooo:rsid="049e3390" officeooo:paragraph-rsid="049e3390" style:font-size-asian="11pt" style:font-size-complex="11pt"/>
    </style:style>
    <style:style style:name="P1049"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50"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51" style:family="paragraph" style:parent-style-name="Standard">
      <style:text-properties officeooo:rsid="008a928a" officeooo:paragraph-rsid="049e3390"/>
    </style:style>
    <style:style style:name="P1052"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53"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54"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55"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56" style:family="paragraph" style:parent-style-name="Standard">
      <style:text-properties fo:color="#cccccc" loext:opacity="100%" style:font-name="Gillius ADF" fo:font-size="11pt" officeooo:rsid="011e6c33" officeooo:paragraph-rsid="02c32673" style:font-size-asian="11pt" style:font-size-complex="11pt"/>
    </style:style>
    <style:style style:name="P1057"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8"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9"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0"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61" style:family="paragraph" style:parent-style-name="Preformatted_20_Text">
      <style:paragraph-properties fo:margin-top="0cm" fo:margin-bottom="0.499cm" style:contextual-spacing="false"/>
    </style:style>
    <style:style style:name="P1062"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3"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64"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65"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66"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67"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68"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69" style:family="paragraph" style:parent-style-name="Standard">
      <style:text-properties fo:color="#cccccc" loext:opacity="100%" officeooo:rsid="008a928a" officeooo:paragraph-rsid="02c32673"/>
    </style:style>
    <style:style style:name="P1070" style:family="paragraph" style:parent-style-name="Standard">
      <style:paragraph-properties fo:break-before="page"/>
      <style:text-properties fo:color="#cccccc" loext:opacity="100%" officeooo:rsid="008a928a" officeooo:paragraph-rsid="02c32673"/>
    </style:style>
    <style:style style:name="P1071"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72"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73"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74"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75"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76" style:family="paragraph" style:parent-style-name="Standard">
      <style:text-properties fo:color="#cccccc" loext:opacity="100%" style:font-name="Gillius ADF" fo:font-size="11pt" officeooo:rsid="011e6c33" officeooo:paragraph-rsid="02d66e5c" style:font-size-asian="11pt" style:font-size-complex="11pt"/>
    </style:style>
    <style:style style:name="P1077"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8"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9"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80" style:family="paragraph" style:parent-style-name="Standard">
      <style:text-properties fo:color="#cccccc" loext:opacity="100%" officeooo:rsid="008a928a" officeooo:paragraph-rsid="02d66e5c"/>
    </style:style>
    <style:style style:name="P1081" style:family="paragraph" style:parent-style-name="Standard">
      <style:paragraph-properties fo:break-before="page"/>
      <style:text-properties officeooo:rsid="003d457f" officeooo:paragraph-rsid="008b6014"/>
    </style:style>
    <style:style style:name="P1082"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83" style:family="paragraph" style:parent-style-name="Standard">
      <style:text-properties fo:color="#cccccc" loext:opacity="100%" style:font-name="Gillius ADF" fo:font-size="11pt" officeooo:rsid="008b6014" officeooo:paragraph-rsid="008b6014" style:font-size-asian="11pt" style:font-size-complex="11pt"/>
    </style:style>
    <style:style style:name="P1084" style:family="paragraph" style:parent-style-name="Standard">
      <style:text-properties officeooo:rsid="008b6014" officeooo:paragraph-rsid="008b6014"/>
    </style:style>
    <style:style style:name="P1085" style:family="paragraph" style:parent-style-name="Standard">
      <style:text-properties officeooo:paragraph-rsid="008a928a"/>
    </style:style>
    <style:style style:name="P1086" style:family="paragraph" style:parent-style-name="Standard">
      <style:text-properties officeooo:paragraph-rsid="008fc2ec"/>
    </style:style>
    <style:style style:name="P1087" style:family="paragraph" style:parent-style-name="Standard">
      <style:text-properties officeooo:rsid="008a928a" officeooo:paragraph-rsid="008a928a"/>
    </style:style>
    <style:style style:name="P1088" style:family="paragraph" style:parent-style-name="Standard">
      <style:text-properties officeooo:rsid="008a928a" officeooo:paragraph-rsid="008fc2ec"/>
    </style:style>
    <style:style style:name="P1089" style:family="paragraph" style:parent-style-name="Standard">
      <style:text-properties officeooo:rsid="003d457f" officeooo:paragraph-rsid="0095f145"/>
    </style:style>
    <style:style style:name="P1090"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91"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92"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093"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4"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5"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096"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097"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8"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9"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00"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01"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02"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03"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04"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05"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06"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07"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08"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09"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10"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11"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12"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13"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14"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15" style:family="paragraph" style:parent-style-name="Standard">
      <style:text-properties fo:color="#cccccc" loext:opacity="100%" officeooo:paragraph-rsid="02ddba15"/>
    </style:style>
    <style:style style:name="P1116" style:family="paragraph" style:parent-style-name="Standard">
      <style:text-properties fo:color="#cccccc" loext:opacity="100%" officeooo:paragraph-rsid="02e58415"/>
    </style:style>
    <style:style style:name="P1117"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18"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19"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20"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21"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22" style:family="paragraph" style:parent-style-name="Standard">
      <style:text-properties officeooo:paragraph-rsid="049b2608"/>
    </style:style>
    <style:style style:name="P1123"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24"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25"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26"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27" style:family="paragraph" style:parent-style-name="Standard">
      <style:text-properties fo:color="#cccccc" loext:opacity="100%" officeooo:paragraph-rsid="049b2608"/>
    </style:style>
    <style:style style:name="P1128"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29"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30"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31"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32"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33"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34"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35"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36"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37"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38"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2fc0d"/>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officeooo:rsid="009231a3"/>
    </style:style>
    <style:style style:name="T21" style:family="text">
      <style:text-properties officeooo:rsid="04a8462e"/>
    </style:style>
    <style:style style:name="T22" style:family="text">
      <style:text-properties officeooo:rsid="041f5fcd"/>
    </style:style>
    <style:style style:name="T23" style:family="text">
      <style:text-properties officeooo:rsid="045b5f2d"/>
    </style:style>
    <style:style style:name="T24" style:family="text">
      <style:text-properties officeooo:rsid="04f98979"/>
    </style:style>
    <style:style style:name="T25" style:family="text">
      <style:text-properties officeooo:rsid="04d268de"/>
    </style:style>
    <style:style style:name="T26" style:family="text">
      <style:text-properties officeooo:rsid="04f119f9"/>
    </style:style>
    <style:style style:name="T27" style:family="text">
      <style:text-properties officeooo:rsid="04a597fa"/>
    </style:style>
    <style:style style:name="T28" style:family="text">
      <style:text-properties officeooo:rsid="04437626"/>
    </style:style>
    <style:style style:name="T29"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officeooo:rsid="001bccb4"/>
    </style:style>
    <style:style style:name="T32" style:family="text">
      <style:text-properties officeooo:rsid="019b51ac"/>
    </style:style>
    <style:style style:name="T33" style:family="text">
      <style:text-properties fo:language="fr" fo:country="FR" officeooo:rsid="00410c8d"/>
    </style:style>
    <style:style style:name="T34" style:family="text">
      <style:text-properties fo:language="fr" fo:country="FR"/>
    </style:style>
    <style:style style:name="T35" style:family="text">
      <style:text-properties officeooo:rsid="036de432"/>
    </style:style>
    <style:style style:name="T36" style:family="text">
      <style:text-properties officeooo:rsid="0376af7e"/>
    </style:style>
    <style:style style:name="T37" style:family="text">
      <style:text-properties officeooo:rsid="0254aba5"/>
    </style:style>
    <style:style style:name="T38" style:family="text">
      <style:text-properties officeooo:rsid="01759bec"/>
    </style:style>
    <style:style style:name="T39" style:family="text">
      <style:text-properties officeooo:rsid="00849b38"/>
    </style:style>
    <style:style style:name="T40" style:family="text">
      <style:text-properties officeooo:rsid="017650dc"/>
    </style:style>
    <style:style style:name="T41" style:family="text">
      <style:text-properties officeooo:rsid="036c18a6"/>
    </style:style>
    <style:style style:name="T42" style:family="text">
      <style:text-properties officeooo:rsid="0369e878"/>
    </style:style>
    <style:style style:name="T43" style:family="text">
      <style:text-properties officeooo:rsid="0368151b"/>
    </style:style>
    <style:style style:name="T44" style:family="text">
      <style:text-properties fo:font-style="italic" officeooo:rsid="0316e62b" style:font-style-asian="italic"/>
    </style:style>
    <style:style style:name="T45" style:family="text">
      <style:text-properties fo:font-style="italic" officeooo:rsid="015a420a" style:font-style-asian="italic"/>
    </style:style>
    <style:style style:name="T46" style:family="text">
      <style:text-properties fo:font-style="italic" style:font-style-asian="italic"/>
    </style:style>
    <style:style style:name="T47" style:family="text">
      <style:text-properties fo:font-style="italic" officeooo:rsid="0091af2f" style:font-style-asian="italic"/>
    </style:style>
    <style:style style:name="T48" style:family="text">
      <style:text-properties fo:font-style="italic" officeooo:rsid="0376af7e" style:font-style-asian="italic"/>
    </style:style>
    <style:style style:name="T49" style:family="text">
      <style:text-properties officeooo:rsid="037635d7"/>
    </style:style>
    <style:style style:name="T50" style:family="text">
      <style:text-properties officeooo:rsid="00c86a46"/>
    </style:style>
    <style:style style:name="T51" style:family="text">
      <style:text-properties officeooo:rsid="036111f2"/>
    </style:style>
    <style:style style:name="T52" style:family="text">
      <style:text-properties officeooo:rsid="008390c3"/>
    </style:style>
    <style:style style:name="T53" style:family="text">
      <style:text-properties officeooo:rsid="0362a420"/>
    </style:style>
    <style:style style:name="T54" style:family="text">
      <style:text-properties officeooo:rsid="0362c256"/>
    </style:style>
    <style:style style:name="T55" style:family="text">
      <style:text-properties officeooo:rsid="021b2f56"/>
    </style:style>
    <style:style style:name="T56" style:family="text">
      <style:text-properties officeooo:rsid="038bcb8a"/>
    </style:style>
    <style:style style:name="T57" style:family="text">
      <style:text-properties fo:language="fr" fo:country="FR" fo:font-weight="bold" officeooo:rsid="036de432" fo:background-color="transparent" loext:char-shading-value="0" style:font-weight-asian="bold" style:font-weight-complex="bold"/>
    </style:style>
    <style:style style:name="T58" style:family="text">
      <style:text-properties fo:language="fr" fo:country="FR" fo:font-weight="bold" officeooo:rsid="00410c8d" fo:background-color="transparent" loext:char-shading-value="0" style:font-weight-asian="bold" style:font-weight-complex="bold"/>
    </style:style>
    <style:style style:name="T59"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0"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1pt" fo:language="fr" fo:country="FR" officeooo:rsid="03f08d4a" style:font-size-asian="11pt" style:font-size-complex="11pt"/>
    </style:style>
    <style:style style:name="T63" style:family="text">
      <style:text-properties fo:color="#cccccc" loext:opacity="100%" style:font-name="Gillius ADF" fo:font-size="11pt" fo:language="fr" fo:country="FR" style:font-size-asian="11pt" style:font-size-complex="11pt"/>
    </style:style>
    <style:style style:name="T64" style:family="text">
      <style:text-properties fo:color="#cccccc" loext:opacity="100%" style:font-name="Gillius ADF" fo:font-size="11pt" officeooo:rsid="024bb16a" style:font-size-asian="11pt" style:font-size-complex="11pt"/>
    </style:style>
    <style:style style:name="T65" style:family="text">
      <style:text-properties fo:color="#cccccc" loext:opacity="100%" style:font-name="Gillius ADF" fo:font-size="11pt" fo:language="fr" fo:country="FR" officeooo:rsid="03c0d174" style:font-size-asian="11pt" style:font-size-complex="11pt"/>
    </style:style>
    <style:style style:name="T66" style:family="text">
      <style:text-properties fo:color="#cccccc" loext:opacity="100%" style:font-name="Gillius ADF" fo:font-size="11pt" fo:language="fr" fo:country="FR" officeooo:rsid="03efaabb" style:font-size-asian="11pt" style:font-size-complex="11pt"/>
    </style:style>
    <style:style style:name="T67" style:family="text">
      <style:text-properties fo:color="#cccccc" loext:opacity="100%" style:font-name="Gillius ADF" fo:font-size="11pt" fo:language="fr" fo:country="FR" officeooo:rsid="03c407ab" style:font-size-asian="11pt" style:font-size-complex="11pt"/>
    </style:style>
    <style:style style:name="T68" style:family="text">
      <style:text-properties officeooo:rsid="042b0967"/>
    </style:style>
    <style:style style:name="T69" style:family="text">
      <style:text-properties officeooo:rsid="03c407ab"/>
    </style:style>
    <style:style style:name="T70" style:family="text">
      <style:text-properties fo:color="#cccccc" loext:opacity="100%" style:font-name="Gillius ADF" fo:font-size="11pt" fo:language="fr" fo:country="FR" officeooo:rsid="01ddbcc3" style:font-size-asian="11pt" style:font-size-complex="11pt"/>
    </style:style>
    <style:style style:name="T71" style:family="text">
      <style:text-properties officeooo:rsid="03c0d174"/>
    </style:style>
    <style:style style:name="T72" style:family="text">
      <style:text-properties fo:color="#cccccc" loext:opacity="100%" style:font-name="Gillius ADF" fo:font-size="11pt" fo:language="fr" fo:country="FR" officeooo:rsid="048db895" style:font-size-asian="11pt" style:font-size-complex="11pt"/>
    </style:style>
    <style:style style:name="T73" style:family="text">
      <style:text-properties fo:color="#cccccc" loext:opacity="100%" style:font-name="Gillius ADF" fo:font-size="11pt" fo:language="fr" fo:country="FR" officeooo:rsid="01dd8d68" style:font-size-asian="11pt" style:font-size-complex="11pt"/>
    </style:style>
    <style:style style:name="T74" style:family="text">
      <style:text-properties fo:color="#cccccc" loext:opacity="100%" style:font-name="Gillius ADF" fo:font-size="11pt" fo:language="fr" fo:country="FR" officeooo:rsid="03c49183" style:font-size-asian="11pt" style:font-size-complex="11pt"/>
    </style:style>
    <style:style style:name="T75" style:family="text">
      <style:text-properties officeooo:rsid="04a06e58"/>
    </style:style>
    <style:style style:name="T76" style:family="text">
      <style:text-properties officeooo:rsid="04ca1c96"/>
    </style:style>
    <style:style style:name="T77"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78" style:family="text">
      <style:text-properties fo:color="#cccccc" loext:opacity="100%" style:font-name="Gillius ADF" fo:font-size="11pt" style:text-underline-style="none" officeooo:rsid="03efaabb" style:font-size-asian="11pt" style:font-size-complex="11pt"/>
    </style:style>
    <style:style style:name="T79" style:family="text">
      <style:text-properties fo:color="#cccccc" loext:opacity="100%" style:font-name="Gillius ADF" fo:font-size="11pt" style:text-underline-style="none" officeooo:rsid="048e2373" style:font-size-asian="11pt" style:font-size-complex="11pt"/>
    </style:style>
    <style:style style:name="T80" style:family="text">
      <style:text-properties fo:color="#cccccc" loext:opacity="100%" style:font-name="Gillius ADF" fo:font-size="11pt" style:text-underline-style="none" officeooo:rsid="048f1d34" style:font-size-asian="11pt" style:font-size-complex="11pt"/>
    </style:style>
    <style:style style:name="T81" style:family="text">
      <style:text-properties fo:color="#cccccc" loext:opacity="100%" style:font-name="Gillius ADF" fo:font-size="11pt" style:text-underline-style="none" officeooo:rsid="04906a84" style:font-size-asian="11pt" style:font-size-complex="11pt"/>
    </style:style>
    <style:style style:name="T82" style:family="text">
      <style:text-properties fo:color="#cccccc" loext:opacity="100%" style:font-name="Gillius ADF" fo:font-size="11pt" style:text-underline-style="none" officeooo:rsid="04910d59" style:font-size-asian="11pt" style:font-size-complex="11pt"/>
    </style:style>
    <style:style style:name="T83"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4"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5" style:family="text">
      <style:text-properties officeooo:rsid="04544805"/>
    </style:style>
    <style:style style:name="T86" style:family="text">
      <style:text-properties fo:color="#cccccc" loext:opacity="100%" style:font-name="Gillius ADF" fo:font-size="11pt" fo:language="fr" fo:country="FR" officeooo:rsid="036c0377" style:font-size-asian="11pt" style:font-size-complex="11pt"/>
    </style:style>
    <style:style style:name="T87" style:family="text">
      <style:text-properties fo:font-style="italic" style:font-style-asian="italic" style:font-style-complex="italic"/>
    </style:style>
    <style:style style:name="T88" style:family="text">
      <style:text-properties officeooo:rsid="03f22b45"/>
    </style:style>
    <style:style style:name="T89" style:family="text">
      <style:text-properties fo:color="#cccccc" loext:opacity="100%" style:font-name="Gillius ADF" fo:font-size="11pt" fo:language="fr" fo:country="FR" officeooo:rsid="04552ea7" style:font-size-asian="11pt" style:font-size-complex="11pt"/>
    </style:style>
    <style:style style:name="T90" style:family="text">
      <style:text-properties officeooo:rsid="04552ea7"/>
    </style:style>
    <style:style style:name="T91" style:family="text">
      <style:text-properties fo:color="#cccccc" loext:opacity="100%" style:font-name="Gillius ADF" fo:font-size="11pt" fo:language="fr" fo:country="FR" officeooo:rsid="01df634d" style:font-size-asian="11pt" style:font-size-complex="11pt"/>
    </style:style>
    <style:style style:name="T92"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3"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4" style:family="text">
      <style:text-properties fo:font-weight="normal" style:font-weight-asian="normal" style:font-weight-complex="normal"/>
    </style:style>
    <style:style style:name="T95" style:family="text">
      <style:text-properties officeooo:rsid="0491ea2b"/>
    </style:style>
    <style:style style:name="T96" style:family="text">
      <style:text-properties fo:color="#cccccc" loext:opacity="100%" style:font-name="Fira Code Medium" fo:font-size="10pt" fo:language="fr" fo:country="FR" officeooo:rsid="0204bfe0" style:font-size-asian="10pt" style:font-size-complex="10pt"/>
    </style:style>
    <style:style style:name="T97" style:family="text">
      <style:text-properties officeooo:rsid="027bd26a"/>
    </style:style>
    <style:style style:name="T98" style:family="text">
      <style:text-properties officeooo:rsid="0448f609"/>
    </style:style>
    <style:style style:name="T99" style:family="text">
      <style:text-properties officeooo:rsid="044bd6d2"/>
    </style:style>
    <style:style style:name="T100" style:family="text">
      <style:text-properties officeooo:rsid="044d2e28"/>
    </style:style>
    <style:style style:name="T101" style:family="text">
      <style:text-properties officeooo:rsid="044e2372"/>
    </style:style>
    <style:style style:name="T102" style:family="text">
      <style:text-properties officeooo:rsid="044e97b4"/>
    </style:style>
    <style:style style:name="T103" style:family="text">
      <style:text-properties officeooo:rsid="04963cda"/>
    </style:style>
    <style:style style:name="T104" style:family="text">
      <style:text-properties fo:font-size="10pt" style:font-size-asian="10pt" style:font-size-complex="10pt"/>
    </style:style>
    <style:style style:name="T105" style:family="text">
      <style:text-properties fo:font-size="10pt" fo:font-style="italic" style:font-size-asian="10pt" style:font-style-asian="italic" style:font-size-complex="10pt" style:font-style-complex="italic"/>
    </style:style>
    <style:style style:name="T106" style:family="text">
      <style:text-properties officeooo:rsid="04fc2fd4"/>
    </style:style>
    <style:style style:name="T107" style:family="text">
      <style:text-properties fo:color="#cccccc" loext:opacity="100%" style:font-name="Gillius ADF" style:text-underline-style="none" fo:font-weight="bold" officeooo:rsid="03f32109" style:font-weight-asian="bold" style:font-weight-complex="bold"/>
    </style:style>
    <style:style style:name="T108" style:family="text">
      <style:text-properties fo:color="#cccccc" loext:opacity="100%" style:font-name="Gillius ADF" style:text-underline-style="none" fo:font-weight="bold" officeooo:rsid="04c52c90" style:font-weight-asian="bold" style:font-weight-complex="bold"/>
    </style:style>
    <style:style style:name="T109" style:family="text">
      <style:text-properties fo:color="#cccccc" loext:opacity="100%" style:font-name="Gillius ADF" style:text-underline-style="none" fo:font-weight="bold" officeooo:rsid="03cb8ee0" style:font-weight-asian="bold" style:font-weight-complex="bold"/>
    </style:style>
    <style:style style:name="T110" style:family="text">
      <style:text-properties fo:font-size="9pt" officeooo:rsid="04c52c90" style:font-size-asian="9pt" style:font-size-complex="9pt"/>
    </style:style>
    <style:style style:name="T111" style:family="text">
      <style:text-properties officeooo:rsid="04c52c90"/>
    </style:style>
    <style:style style:name="T112" style:family="text">
      <style:text-properties fo:font-size="9pt" officeooo:rsid="04c5b2e6" style:font-size-asian="9pt" style:font-size-complex="9pt"/>
    </style:style>
    <style:style style:name="T113" style:family="text">
      <style:text-properties officeooo:rsid="03f75ec5"/>
    </style:style>
    <style:style style:name="T114" style:family="text">
      <style:text-properties officeooo:rsid="03f50b15"/>
    </style:style>
    <style:style style:name="T115" style:family="text">
      <style:text-properties officeooo:rsid="03fe0f02"/>
    </style:style>
    <style:style style:name="T116" style:family="text">
      <style:text-properties fo:color="#cccccc" loext:opacity="100%" style:font-name="Gillius ADF" style:text-underline-style="none" fo:font-weight="bold" officeooo:rsid="0429e56f" style:font-weight-asian="bold" style:font-weight-complex="bold"/>
    </style:style>
    <style:style style:name="T117"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18" style:family="text">
      <style:text-properties style:font-name="Gillius ADF" fo:font-size="11pt" officeooo:rsid="03f75ec5" style:font-size-asian="11pt" style:font-size-complex="11pt"/>
    </style:style>
    <style:style style:name="T119" style:family="text">
      <style:text-properties style:font-name="Gillius ADF" fo:font-size="11pt" officeooo:rsid="03fe773c" style:font-size-asian="11pt" style:font-size-complex="11pt"/>
    </style:style>
    <style:style style:name="T120" style:family="text">
      <style:text-properties style:font-name="Gillius ADF" fo:font-size="11pt" officeooo:rsid="03f819bd" style:font-size-asian="11pt" style:font-size-complex="11pt"/>
    </style:style>
    <style:style style:name="T121" style:family="text">
      <style:text-properties style:font-name="Gillius ADF" fo:font-size="11pt" fo:font-style="italic" officeooo:rsid="03f75ec5" style:font-size-asian="11pt" style:font-style-asian="italic" style:font-size-complex="11pt" style:font-style-complex="italic"/>
    </style:style>
    <style:style style:name="T122" style:family="text">
      <style:text-properties style:font-name="Gillius ADF" fo:font-size="11pt" officeooo:rsid="04c591ae" style:font-size-asian="11pt" style:font-size-complex="11pt"/>
    </style:style>
    <style:style style:name="T123" style:family="text">
      <style:text-properties fo:font-style="italic" officeooo:rsid="04c591ae" style:font-style-asian="italic" style:font-style-complex="italic"/>
    </style:style>
    <style:style style:name="T124" style:family="text">
      <style:text-properties fo:font-style="italic" officeooo:rsid="0406eca0" style:font-style-asian="italic" style:font-style-complex="italic"/>
    </style:style>
    <style:style style:name="T125" style:family="text">
      <style:text-properties style:font-name="Fira Code Medium" fo:font-size="10pt" fo:font-weight="normal" officeooo:rsid="03f75ec5" style:font-size-asian="10pt" style:font-weight-asian="normal" style:font-size-complex="10pt" style:font-weight-complex="normal"/>
    </style:style>
    <style:style style:name="T126" style:family="text">
      <style:text-properties style:font-name="Fira Code Medium" fo:font-size="10pt" fo:font-weight="normal" style:font-size-asian="10pt" style:font-weight-asian="normal" style:font-size-complex="10pt" style:font-weight-complex="normal"/>
    </style:style>
    <style:style style:name="T127" style:family="text">
      <style:text-properties style:font-name="Fira Code Medium" fo:font-size="10pt" fo:font-weight="normal" officeooo:rsid="03fffb07" style:font-size-asian="10pt" style:font-weight-asian="normal" style:font-size-complex="10pt" style:font-weight-complex="normal"/>
    </style:style>
    <style:style style:name="T128" style:family="text">
      <style:text-properties style:font-name="Fira Code Medium" fo:font-size="10pt" fo:font-weight="normal" officeooo:rsid="04c591ae" style:font-size-asian="10pt" style:font-weight-asian="normal" style:font-size-complex="10pt" style:font-weight-complex="normal"/>
    </style:style>
    <style:style style:name="T129" style:family="text">
      <style:text-properties officeooo:rsid="03f9f98d"/>
    </style:style>
    <style:style style:name="T130" style:family="text">
      <style:text-properties officeooo:rsid="0400a356"/>
    </style:style>
    <style:style style:name="T131" style:family="text">
      <style:text-properties officeooo:rsid="0406eca0"/>
    </style:style>
    <style:style style:name="T132" style:family="text">
      <style:text-properties officeooo:rsid="0402766b"/>
    </style:style>
    <style:style style:name="T133" style:family="text">
      <style:text-properties officeooo:rsid="04165fc8"/>
    </style:style>
    <style:style style:name="T134" style:family="text">
      <style:text-properties officeooo:rsid="0413ad3b"/>
    </style:style>
    <style:style style:name="T135" style:family="text">
      <style:text-properties officeooo:rsid="0419519a"/>
    </style:style>
    <style:style style:name="T136" style:family="text">
      <style:text-properties officeooo:rsid="0418ee8e"/>
    </style:style>
    <style:style style:name="T137" style:family="text">
      <style:text-properties officeooo:rsid="041c6a38"/>
    </style:style>
    <style:style style:name="T138"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39"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0"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1" style:family="text">
      <style:text-properties fo:color="#cccccc" loext:opacity="100%" style:font-name="Gillius ADF" style:text-underline-style="none" fo:font-weight="bold" officeooo:rsid="046734f3" style:font-weight-asian="bold" style:font-weight-complex="bold"/>
    </style:style>
    <style:style style:name="T142" style:family="text">
      <style:text-properties style:font-name="Cantarell" fo:font-weight="bold" officeooo:rsid="03f50b15" style:font-weight-asian="bold" style:font-weight-complex="bold"/>
    </style:style>
    <style:style style:name="T143" style:family="text">
      <style:text-properties fo:font-size="9pt" fo:font-style="italic" officeooo:rsid="046904b5" style:font-size-asian="9pt" style:font-style-asian="italic" style:font-size-complex="9pt" style:font-style-complex="italic"/>
    </style:style>
    <style:style style:name="T144" style:family="text">
      <style:text-properties fo:font-size="9pt" fo:font-style="italic" officeooo:rsid="0476fff7" style:font-size-asian="9pt" style:font-style-asian="italic" style:font-size-complex="9pt" style:font-style-complex="italic"/>
    </style:style>
    <style:style style:name="T145" style:family="text">
      <style:text-properties officeooo:rsid="0476fff7"/>
    </style:style>
    <style:style style:name="T146" style:family="text">
      <style:text-properties officeooo:rsid="04690e0a"/>
    </style:style>
    <style:style style:name="T147" style:family="text">
      <style:text-properties officeooo:rsid="046ab04a"/>
    </style:style>
    <style:style style:name="T148" style:family="text">
      <style:text-properties fo:font-size="9pt" fo:font-style="italic" style:font-size-asian="9pt" style:font-style-asian="italic" style:font-size-complex="9pt" style:font-style-complex="italic"/>
    </style:style>
    <style:style style:name="T149" style:family="text">
      <style:text-properties officeooo:rsid="0490e446"/>
    </style:style>
    <style:style style:name="T150" style:family="text">
      <style:text-properties officeooo:rsid="0498ca3b"/>
    </style:style>
    <style:style style:name="T151"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2"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3" style:family="text">
      <style:text-properties fo:color="#cccccc" loext:opacity="100%" style:font-name="Gillius ADF" style:text-underline-style="none" fo:font-weight="bold" officeooo:rsid="040a40e1" style:font-weight-asian="bold" style:font-weight-complex="bold"/>
    </style:style>
    <style:style style:name="T154"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55" style:family="text">
      <style:text-properties fo:color="#cccccc" loext:opacity="100%" style:font-name="Gillius ADF" style:text-underline-style="none" fo:font-weight="bold" officeooo:rsid="052842b4" style:font-weight-asian="bold" style:font-weight-complex="bold"/>
    </style:style>
    <style:style style:name="T156" style:family="text">
      <style:text-properties fo:color="#999999" loext:opacity="100%" fo:font-size="9pt" fo:font-style="italic" style:font-size-asian="9pt" style:font-style-asian="italic" style:font-size-complex="9pt" style:font-style-complex="italic"/>
    </style:style>
    <style:style style:name="T157" style:family="text">
      <style:text-properties officeooo:rsid="052bac3a"/>
    </style:style>
    <style:style style:name="T158" style:family="text">
      <style:text-properties officeooo:rsid="052d0529"/>
    </style:style>
    <style:style style:name="T159" style:family="text">
      <style:text-properties officeooo:rsid="03cb8ee0"/>
    </style:style>
    <style:style style:name="T160" style:family="text">
      <style:text-properties fo:color="#cccccc" loext:opacity="100%" fo:font-size="22pt" style:text-underline-style="none" officeooo:rsid="0204bfe0" style:font-size-asian="22pt" style:font-size-complex="22pt"/>
    </style:style>
    <style:style style:name="T161" style:family="text">
      <style:text-properties fo:color="#cccccc" loext:opacity="100%" style:text-underline-style="none" fo:font-weight="bold" officeooo:rsid="03ad5448" style:font-weight-asian="bold" style:font-weight-complex="bold"/>
    </style:style>
    <style:style style:name="T162" style:family="text">
      <style:text-properties officeooo:rsid="042722e9"/>
    </style:style>
    <style:style style:name="T163" style:family="text">
      <style:text-properties officeooo:rsid="04253e6d"/>
    </style:style>
    <style:style style:name="T164" style:family="text">
      <style:text-properties officeooo:rsid="03de9729"/>
    </style:style>
    <style:style style:name="T165" style:family="text">
      <style:text-properties officeooo:rsid="042b23e1"/>
    </style:style>
    <style:style style:name="T166" style:family="text">
      <style:text-properties fo:font-style="normal" style:font-style-asian="normal" style:font-style-complex="normal"/>
    </style:style>
    <style:style style:name="T167" style:family="text">
      <style:text-properties fo:font-style="normal" officeooo:rsid="03dffeb0" style:font-style-asian="normal" style:font-style-complex="normal"/>
    </style:style>
    <style:style style:name="T168"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69" style:family="text">
      <style:text-properties officeooo:rsid="02779d2f"/>
    </style:style>
    <style:style style:name="T170" style:family="text">
      <style:text-properties officeooo:rsid="027958cb"/>
    </style:style>
    <style:style style:name="T171" style:family="text">
      <style:text-properties fo:font-size="11pt" fo:font-weight="bold" officeooo:rsid="027958cb" style:font-size-asian="11pt" style:font-weight-asian="bold" style:font-size-complex="11pt" style:font-weight-complex="bold"/>
    </style:style>
    <style:style style:name="T172" style:family="text">
      <style:text-properties officeooo:rsid="0279d79c"/>
    </style:style>
    <style:style style:name="T173" style:family="text">
      <style:text-properties fo:color="#cccccc" loext:opacity="100%" fo:font-size="11pt" style:text-underline-style="none" officeooo:rsid="03ad5448" style:font-size-asian="11pt" style:font-size-complex="11pt"/>
    </style:style>
    <style:style style:name="T174" style:family="text">
      <style:text-properties officeooo:rsid="00756b1d"/>
    </style:style>
    <style:style style:name="T175" style:family="text">
      <style:text-properties officeooo:rsid="01eb2ba9"/>
    </style:style>
    <style:style style:name="T176" style:family="text">
      <style:text-properties officeooo:rsid="01db207e"/>
    </style:style>
    <style:style style:name="T177" style:family="text">
      <style:text-properties officeooo:rsid="01eddab1"/>
    </style:style>
    <style:style style:name="T178" style:family="text">
      <style:text-properties officeooo:rsid="027742d9"/>
    </style:style>
    <style:style style:name="T179" style:family="text">
      <style:text-properties fo:color="#cccccc" loext:opacity="100%" style:font-name="Gillius ADF"/>
    </style:style>
    <style:style style:name="T180" style:family="text">
      <style:text-properties fo:color="#cccccc" loext:opacity="100%" style:font-name="Gillius ADF" officeooo:rsid="0359d53a"/>
    </style:style>
    <style:style style:name="T181" style:family="text">
      <style:text-properties fo:color="#cccccc" loext:opacity="100%" style:font-name="Gillius ADF" fo:font-size="11pt" fo:language="fr" fo:country="FR" officeooo:rsid="028cf36a" style:font-size-asian="11pt" style:font-size-complex="11pt"/>
    </style:style>
    <style:style style:name="T182" style:family="text">
      <style:text-properties fo:color="#cccccc" loext:opacity="100%" style:font-name="Gillius ADF" fo:font-size="11pt" fo:language="fr" fo:country="FR" officeooo:rsid="022787db" style:font-size-asian="11pt" style:font-size-complex="11pt"/>
    </style:style>
    <style:style style:name="T183" style:family="text">
      <style:text-properties fo:color="#cccccc" loext:opacity="100%" style:font-name="Gillius ADF" fo:font-size="11pt" fo:language="fr" fo:country="FR" officeooo:rsid="042b0967" style:font-size-asian="11pt" style:font-size-complex="11pt"/>
    </style:style>
    <style:style style:name="T184"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85" style:family="text">
      <style:text-properties fo:color="#cccccc" loext:opacity="100%" style:font-name="Gillius ADF" fo:font-size="11pt" fo:language="fr" fo:country="FR" officeooo:rsid="024bb16a" style:font-size-asian="11pt" style:font-size-complex="11pt"/>
    </style:style>
    <style:style style:name="T186" style:family="text">
      <style:text-properties fo:color="#cccccc" loext:opacity="100%" style:font-name="Gillius ADF" officeooo:rsid="02528911"/>
    </style:style>
    <style:style style:name="T187" style:family="text">
      <style:text-properties fo:color="#cccccc" loext:opacity="100%" style:font-name="Gillius ADF" officeooo:rsid="02ab6f58"/>
    </style:style>
    <style:style style:name="T188" style:family="text">
      <style:text-properties fo:color="#cccccc" loext:opacity="100%" style:font-name="Gillius ADF" fo:font-size="11pt" style:font-size-asian="11pt" style:font-size-complex="11pt"/>
    </style:style>
    <style:style style:name="T189"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0"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1" style:family="text">
      <style:text-properties fo:color="#cccccc" loext:opacity="100%" style:font-name="Gillius ADF" fo:font-size="11pt" officeooo:rsid="03ec3e87" style:font-size-asian="11pt" style:font-size-complex="11pt"/>
    </style:style>
    <style:style style:name="T192" style:family="text">
      <style:text-properties fo:color="#cccccc" loext:opacity="100%" style:font-name="Gillius ADF" fo:font-size="11pt" officeooo:rsid="042b0967" style:font-size-asian="11pt" style:font-size-complex="11pt"/>
    </style:style>
    <style:style style:name="T193" style:family="text">
      <style:text-properties fo:color="#cccccc" loext:opacity="100%" style:font-name="Gillius ADF" fo:font-size="11pt" officeooo:rsid="03af06f8" style:font-size-asian="11pt" style:font-size-complex="11pt"/>
    </style:style>
    <style:style style:name="T194"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196"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197" style:family="text">
      <style:text-properties fo:color="#cccccc" loext:opacity="100%" style:font-name="Gillius ADF" fo:font-size="11pt" officeooo:rsid="0022066d" style:font-size-asian="11pt" style:font-size-complex="11pt"/>
    </style:style>
    <style:style style:name="T198" style:family="text">
      <style:text-properties fo:color="#cccccc" loext:opacity="100%" style:font-name="Gillius ADF" fo:font-size="11pt" fo:language="fr" fo:country="FR" officeooo:rsid="02528911" style:font-size-asian="11pt" style:font-size-complex="11pt"/>
    </style:style>
    <style:style style:name="T199" style:family="text">
      <style:text-properties fo:color="#cccccc" loext:opacity="100%" style:font-name="Gillius ADF" fo:font-size="11pt" fo:language="fr" fo:country="FR" officeooo:rsid="02890b10" style:font-size-asian="11pt" style:font-size-complex="11pt"/>
    </style:style>
    <style:style style:name="T200" style:family="text">
      <style:text-properties fo:color="#cccccc" loext:opacity="100%" style:font-name="Gillius ADF" fo:font-size="11pt" fo:language="fr" fo:country="FR" officeooo:rsid="0022066d" style:font-size-asian="11pt" style:font-size-complex="11pt"/>
    </style:style>
    <style:style style:name="T201" style:family="text">
      <style:text-properties fo:color="#cccccc" loext:opacity="100%" style:font-name="Gillius ADF" fo:font-size="11pt" fo:language="fr" fo:country="FR" officeooo:rsid="025a4434" style:font-size-asian="11pt" style:font-size-complex="11pt"/>
    </style:style>
    <style:style style:name="T202" style:family="text">
      <style:text-properties fo:color="#cccccc" loext:opacity="100%" style:font-name="Gillius ADF" fo:font-size="11pt" fo:language="fr" fo:country="FR" officeooo:rsid="036c18a6" style:font-size-asian="11pt" style:font-size-complex="11pt"/>
    </style:style>
    <style:style style:name="T203" style:family="text">
      <style:text-properties fo:color="#cccccc" loext:opacity="100%" style:font-name="Gillius ADF" fo:font-size="11pt" fo:language="fr" fo:country="FR" officeooo:rsid="03ca4f33" style:font-size-asian="11pt" style:font-size-complex="11pt"/>
    </style:style>
    <style:style style:name="T204" style:family="text">
      <style:text-properties officeooo:rsid="03c4c3cd"/>
    </style:style>
    <style:style style:name="T205" style:family="text">
      <style:text-properties fo:color="#cccccc" loext:opacity="100%" style:text-underline-style="none" officeooo:rsid="02278178"/>
    </style:style>
    <style:style style:name="T206" style:family="text">
      <style:text-properties fo:color="#cccccc" loext:opacity="100%"/>
    </style:style>
    <style:style style:name="T207" style:family="text">
      <style:text-properties fo:color="#cccccc" loext:opacity="100%" style:font-name="Gillius ADF" officeooo:rsid="0228bf24"/>
    </style:style>
    <style:style style:name="T208"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09"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0"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1"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2" style:family="text">
      <style:text-properties fo:color="#cccccc" loext:opacity="100%" style:font-name="Gillius ADF" officeooo:rsid="022bb9f6"/>
    </style:style>
    <style:style style:name="T213"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4"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15"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16"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17"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18"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19"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0"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1"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2"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25"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26"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3"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4" style:family="text">
      <style:text-properties fo:color="#cccccc" loext:opacity="100%" officeooo:rsid="04b11a1c"/>
    </style:style>
    <style:style style:name="T245"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46" style:family="text">
      <style:text-properties fo:color="#cccccc" loext:opacity="100%" style:text-underline-style="none" officeooo:rsid="022d4f0f"/>
    </style:style>
    <style:style style:name="T247" style:family="text">
      <style:text-properties fo:color="#cccccc" loext:opacity="100%" style:font-name="Gillius ADF" officeooo:rsid="022d4f0f"/>
    </style:style>
    <style:style style:name="T248"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49" style:family="text">
      <style:text-properties fo:color="#cccccc" loext:opacity="100%" style:text-underline-style="none" officeooo:rsid="0230572d"/>
    </style:style>
    <style:style style:name="T250" style:family="text">
      <style:text-properties fo:color="#cccccc" loext:opacity="100%" style:font-name="Gillius ADF" officeooo:rsid="0230572d"/>
    </style:style>
    <style:style style:name="T251"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2" style:family="text">
      <style:text-properties fo:color="#cccccc" loext:opacity="100%" style:font-name="Gillius ADF" officeooo:rsid="0231ae5e"/>
    </style:style>
    <style:style style:name="T253"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4"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55" style:family="text">
      <style:text-properties officeooo:rsid="0235201b"/>
    </style:style>
    <style:style style:name="T256" style:family="text">
      <style:text-properties fo:color="#cccccc" loext:opacity="100%" fo:language="fr" fo:country="FR" fo:font-style="italic" style:font-style-asian="italic" style:font-style-complex="italic"/>
    </style:style>
    <style:style style:name="T257" style:family="text">
      <style:text-properties fo:color="#cccccc" loext:opacity="100%" fo:language="fr" fo:country="FR" fo:font-style="normal" style:font-style-asian="normal" style:font-style-complex="normal"/>
    </style:style>
    <style:style style:name="T258" style:family="text">
      <style:text-properties fo:color="#cccccc" loext:opacity="100%" fo:language="fr" fo:country="FR" fo:font-style="normal" officeooo:rsid="048a642a" style:font-style-asian="normal" style:font-style-complex="normal"/>
    </style:style>
    <style:style style:name="T259" style:family="text">
      <style:text-properties fo:color="#cccccc" loext:opacity="100%" fo:language="fr" fo:country="FR" fo:font-style="normal" officeooo:rsid="048d349b" style:font-style-asian="normal" style:font-style-complex="normal"/>
    </style:style>
    <style:style style:name="T260" style:family="text">
      <style:text-properties fo:color="#cccccc" loext:opacity="100%" style:font-name="Fira Code Medium" fo:font-size="10pt" fo:language="fr" fo:country="FR" style:font-size-asian="10pt" style:font-size-complex="10pt"/>
    </style:style>
    <style:style style:name="T261"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2" style:family="text">
      <style:text-properties fo:color="#cccccc" loext:opacity="100%" style:text-underline-style="none" officeooo:rsid="023c3b97"/>
    </style:style>
    <style:style style:name="T263" style:family="text">
      <style:text-properties fo:color="#cccccc" loext:opacity="100%" style:font-name="Gillius ADF" officeooo:rsid="023c3b97"/>
    </style:style>
    <style:style style:name="T264"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65"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66" style:family="text">
      <style:text-properties fo:color="#cccccc" loext:opacity="100%" style:text-underline-style="none" officeooo:rsid="024a30f0"/>
    </style:style>
    <style:style style:name="T267" style:family="text">
      <style:text-properties fo:color="#cccccc" loext:opacity="100%" style:font-name="Gillius ADF" officeooo:rsid="024bd27b"/>
    </style:style>
    <style:style style:name="T268"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69"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1"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2" style:family="text">
      <style:text-properties fo:color="#cccccc" loext:opacity="100%" fo:font-style="normal" style:font-style-asian="normal" style:font-style-complex="normal"/>
    </style:style>
    <style:style style:name="T273"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4" style:family="text">
      <style:text-properties officeooo:rsid="0422080f"/>
    </style:style>
    <style:style style:name="T275" style:family="text">
      <style:text-properties fo:color="#cccccc" loext:opacity="100%" style:text-underline-style="none" officeooo:rsid="024eda5c"/>
    </style:style>
    <style:style style:name="T276" style:family="text">
      <style:text-properties fo:color="#cccccc" loext:opacity="100%" style:font-name="Gillius ADF" officeooo:rsid="024eda5c"/>
    </style:style>
    <style:style style:name="T277"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78"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79"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0" style:family="text">
      <style:text-properties officeooo:rsid="042a6497"/>
    </style:style>
    <style:style style:name="T281" style:family="text">
      <style:text-properties officeooo:rsid="048b543e"/>
    </style:style>
    <style:style style:name="T282" style:family="text">
      <style:text-properties officeooo:rsid="0047edeb"/>
    </style:style>
    <style:style style:name="T283" style:family="text">
      <style:text-properties officeooo:rsid="0145546f"/>
    </style:style>
    <style:style style:name="T284" style:family="text">
      <style:text-properties fo:color="#cccccc" loext:opacity="100%" style:font-name="Gillius ADF" officeooo:rsid="0120d5a1"/>
    </style:style>
    <style:style style:name="T285" style:family="text">
      <style:text-properties officeooo:rsid="0487f429"/>
    </style:style>
    <style:style style:name="T286" style:family="text">
      <style:text-properties officeooo:rsid="042a08f5"/>
    </style:style>
    <style:style style:name="T287" style:family="text">
      <style:text-properties officeooo:rsid="04217083"/>
    </style:style>
    <style:style style:name="T288" style:family="text">
      <style:text-properties officeooo:rsid="015b68c9"/>
    </style:style>
    <style:style style:name="T289" style:family="text">
      <style:text-properties officeooo:rsid="03d24448"/>
    </style:style>
    <style:style style:name="T290" style:family="text">
      <style:text-properties officeooo:rsid="0197130d"/>
    </style:style>
    <style:style style:name="T291" style:family="text">
      <style:text-properties officeooo:rsid="028ca434"/>
    </style:style>
    <style:style style:name="T292" style:family="text">
      <style:text-properties officeooo:rsid="030ee2d4"/>
    </style:style>
    <style:style style:name="T293" style:family="text">
      <style:text-properties officeooo:rsid="033bb38d"/>
    </style:style>
    <style:style style:name="T294"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295"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296"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297"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298" style:family="text">
      <style:text-properties fo:color="#cccccc" loext:opacity="100%" style:font-name="Gillius ADF" fo:font-size="10pt" fo:language="fr" fo:country="FR" officeooo:rsid="00608af5" style:font-size-asian="10pt" style:font-size-complex="10pt"/>
    </style:style>
    <style:style style:name="T299" style:family="text">
      <style:text-properties officeooo:rsid="039f1a57"/>
    </style:style>
    <style:style style:name="T300" style:family="text">
      <style:text-properties officeooo:rsid="03eac8de"/>
    </style:style>
    <style:style style:name="T301" style:family="text">
      <style:text-properties fo:color="#cccccc" loext:opacity="100%" style:font-name="Gillius ADF" fo:font-size="11pt" officeooo:rsid="0120d5a1" style:font-size-asian="11pt" style:font-size-complex="11pt"/>
    </style:style>
    <style:style style:name="T302" style:family="text">
      <style:text-properties fo:color="#cccccc" loext:opacity="100%" style:font-name="Gillius ADF" fo:font-size="11pt" officeooo:rsid="039c8851" style:font-size-asian="11pt" style:font-size-complex="11pt"/>
    </style:style>
    <style:style style:name="T303" style:family="text">
      <style:text-properties fo:color="#cccccc" loext:opacity="100%" style:font-name="Gillius ADF" fo:font-size="11pt" officeooo:rsid="04248024" style:font-size-asian="11pt" style:font-size-complex="11pt"/>
    </style:style>
    <style:style style:name="T304" style:family="text">
      <style:text-properties fo:color="#cccccc" loext:opacity="100%" style:font-name="Gillius ADF" fo:font-size="11pt" officeooo:rsid="01e3c403" style:font-size-asian="11pt" style:font-size-complex="11pt"/>
    </style:style>
    <style:style style:name="T305" style:family="text">
      <style:text-properties fo:color="#cccccc" loext:opacity="100%" style:font-name="Gillius ADF" fo:font-size="11pt" officeooo:rsid="01e181b7" style:font-size-asian="11pt" style:font-size-complex="11pt"/>
    </style:style>
    <style:style style:name="T306" style:family="text">
      <style:text-properties officeooo:rsid="018c7897"/>
    </style:style>
    <style:style style:name="T307"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08" style:family="text">
      <style:text-properties officeooo:rsid="00b81cd8"/>
    </style:style>
    <style:style style:name="T309" style:family="text">
      <style:text-properties officeooo:rsid="0297fc98"/>
    </style:style>
    <style:style style:name="T310" style:family="text">
      <style:text-properties officeooo:rsid="030cd758"/>
    </style:style>
    <style:style style:name="T311" style:family="text">
      <style:text-properties officeooo:rsid="01a36dd1"/>
    </style:style>
    <style:style style:name="T312" style:family="text">
      <style:text-properties officeooo:rsid="04b1e318"/>
    </style:style>
    <style:style style:name="T313" style:family="text">
      <style:text-properties officeooo:rsid="00d5cc60"/>
    </style:style>
    <style:style style:name="T314" style:family="text">
      <style:text-properties officeooo:rsid="021f9f45"/>
    </style:style>
    <style:style style:name="T315" style:family="text">
      <style:text-properties officeooo:rsid="019fefb7"/>
    </style:style>
    <style:style style:name="T316"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17" style:family="text">
      <style:text-properties fo:color="#cccccc" loext:opacity="100%" style:font-name="Gillius ADF" fo:font-weight="normal" officeooo:rsid="039f1a57" style:font-weight-asian="normal" style:font-weight-complex="normal"/>
    </style:style>
    <style:style style:name="T318" style:family="text">
      <style:text-properties fo:color="#cccccc" loext:opacity="100%" style:font-name="Gillius ADF" fo:font-weight="normal" officeooo:rsid="0120d5a1" style:font-weight-asian="normal" style:font-weight-complex="normal"/>
    </style:style>
    <style:style style:name="T319" style:family="text">
      <style:text-properties fo:color="#cccccc" loext:opacity="100%" style:font-name="Gillius ADF" fo:font-size="11pt" officeooo:rsid="0120d5a1" style:font-name-asian="Nimbus Mono L" style:font-size-asian="11pt" style:font-name-complex="Liberation Mono" style:font-size-complex="11pt"/>
    </style:style>
    <style:style style:name="T320" style:family="text">
      <style:text-properties officeooo:rsid="03e8aa56"/>
    </style:style>
    <style:style style:name="T321"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2"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3"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4"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25" style:family="text">
      <style:text-properties fo:color="#cccccc" loext:opacity="100%" style:font-name="Gillius ADF" officeooo:rsid="04aaa0f0"/>
    </style:style>
    <style:style style:name="T326" style:family="text">
      <style:text-properties fo:color="#cccccc" loext:opacity="100%" style:font-name="Gillius ADF" officeooo:rsid="03e8aa56"/>
    </style:style>
    <style:style style:name="T327" style:family="text">
      <style:text-properties fo:color="#cccccc" loext:opacity="100%" style:font-name="Gillius ADF" officeooo:rsid="03e9982d"/>
    </style:style>
    <style:style style:name="T328" style:family="text">
      <style:text-properties fo:color="#cccccc" loext:opacity="100%" style:font-name="Gillius ADF" fo:font-style="normal" officeooo:rsid="0120d5a1" style:font-style-asian="normal" style:font-style-complex="normal"/>
    </style:style>
    <style:style style:name="T329" style:family="text">
      <style:text-properties fo:color="#cccccc" loext:opacity="100%" style:font-name="Gillius ADF" fo:font-style="normal" style:text-underline-style="none" officeooo:rsid="0120d5a1" style:font-style-asian="normal" style:font-style-complex="normal"/>
    </style:style>
    <style:style style:name="T330" style:family="text">
      <style:text-properties officeooo:rsid="01d2b798"/>
    </style:style>
    <style:style style:name="T331"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2"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3"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4"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5"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6" style:family="text">
      <style:text-properties officeooo:rsid="00cd68b2"/>
    </style:style>
    <style:style style:name="T337" style:family="text">
      <style:text-properties officeooo:rsid="02b8566b"/>
    </style:style>
    <style:style style:name="T338" style:family="text">
      <style:text-properties officeooo:rsid="021d7ffc"/>
    </style:style>
    <style:style style:name="T339" style:family="text">
      <style:text-properties officeooo:rsid="03a382e5"/>
    </style:style>
    <style:style style:name="T340" style:family="text">
      <style:text-properties fo:color="#cccccc" loext:opacity="100%" style:font-name="Gillius ADF" fo:font-weight="normal" officeooo:rsid="021d7ffc" style:font-weight-asian="normal" style:font-weight-complex="normal"/>
    </style:style>
    <style:style style:name="T341" style:family="text">
      <style:text-properties fo:color="#cccccc" loext:opacity="100%" style:font-name="Gillius ADF" fo:font-weight="normal" officeooo:rsid="03d4c555" style:font-weight-asian="normal" style:font-weight-complex="normal"/>
    </style:style>
    <style:style style:name="T342" style:family="text">
      <style:text-properties fo:color="#cccccc" loext:opacity="100%" style:font-name="Gillius ADF" fo:font-weight="normal" officeooo:rsid="03a382e5" style:font-weight-asian="normal" style:font-weight-complex="normal"/>
    </style:style>
    <style:style style:name="T343" style:family="text">
      <style:text-properties fo:color="#cccccc" loext:opacity="100%" style:font-name="Gillius ADF" fo:font-weight="normal" officeooo:rsid="03a4c808" style:font-weight-asian="normal" style:font-weight-complex="normal"/>
    </style:style>
    <style:style style:name="T344" style:family="text">
      <style:text-properties fo:color="#cccccc" loext:opacity="100%" style:font-name="Gillius ADF" fo:font-weight="normal" officeooo:rsid="03bdc247" style:font-weight-asian="normal" style:font-weight-complex="normal"/>
    </style:style>
    <style:style style:name="T345" style:family="text">
      <style:text-properties officeooo:rsid="04aaa0f0"/>
    </style:style>
    <style:style style:name="T346" style:family="text">
      <style:text-properties officeooo:rsid="025423d4"/>
    </style:style>
    <style:style style:name="T347" style:family="text">
      <style:text-properties style:text-line-through-style="none" style:text-line-through-type="none"/>
    </style:style>
    <style:style style:name="T348" style:family="text">
      <style:text-properties style:text-line-through-style="none" style:text-line-through-type="none" officeooo:rsid="00cf62e4"/>
    </style:style>
    <style:style style:name="T349"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0"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51"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52"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53"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54"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55" style:family="text">
      <style:text-properties officeooo:rsid="02f10001"/>
    </style:style>
    <style:style style:name="T356"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57"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58"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59"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0"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61"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62" style:family="text">
      <style:text-properties officeooo:rsid="011b0a11"/>
    </style:style>
    <style:style style:name="T363" style:family="text">
      <style:text-properties officeooo:rsid="01d49cf6"/>
    </style:style>
    <style:style style:name="T364" style:family="text">
      <style:text-properties officeooo:rsid="00e74a68"/>
    </style:style>
    <style:style style:name="T365" style:family="text">
      <style:text-properties officeooo:rsid="011cf7ba"/>
    </style:style>
    <style:style style:name="T366" style:family="text">
      <style:text-properties officeooo:rsid="00e7eb4b"/>
    </style:style>
    <style:style style:name="T367" style:family="text">
      <style:text-properties officeooo:rsid="01d32e50"/>
    </style:style>
    <style:style style:name="T368"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69"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0" style:family="text">
      <style:text-properties officeooo:rsid="01d7b334"/>
    </style:style>
    <style:style style:name="T371" style:family="text">
      <style:text-properties officeooo:rsid="0012e9b8"/>
    </style:style>
    <style:style style:name="T372" style:family="text">
      <style:text-properties officeooo:rsid="01c23cdf"/>
    </style:style>
    <style:style style:name="T373" style:family="text">
      <style:text-properties fo:font-size="10pt" fo:font-style="normal" officeooo:rsid="02594a21" style:font-size-asian="10pt" style:font-style-asian="normal" style:font-size-complex="10pt" style:font-style-complex="normal"/>
    </style:style>
    <style:style style:name="T374" style:family="text">
      <style:text-properties officeooo:rsid="01fca85e"/>
    </style:style>
    <style:style style:name="T375" style:family="text">
      <style:text-properties officeooo:rsid="0257547e"/>
    </style:style>
    <style:style style:name="T376" style:family="text">
      <style:text-properties officeooo:rsid="04232a31"/>
    </style:style>
    <style:style style:name="T377" style:family="text">
      <style:text-properties officeooo:rsid="02594a21"/>
    </style:style>
    <style:style style:name="T378" style:family="text">
      <style:text-properties officeooo:rsid="022731ee"/>
    </style:style>
    <style:style style:name="T379" style:family="text">
      <style:text-properties officeooo:rsid="0204452d"/>
    </style:style>
    <style:style style:name="T380" style:family="text">
      <style:text-properties style:font-name="Cantarell" fo:font-size="10pt" fo:font-weight="bold" officeooo:rsid="027f3d6c" style:font-size-asian="10pt" style:font-weight-asian="bold" style:font-size-complex="10pt" style:font-weight-complex="bold"/>
    </style:style>
    <style:style style:name="T381" style:family="text">
      <style:text-properties officeooo:rsid="03284fa2"/>
    </style:style>
    <style:style style:name="T382" style:family="text">
      <style:text-properties officeooo:rsid="00e910c9"/>
    </style:style>
    <style:style style:name="T383" style:family="text">
      <style:text-properties officeooo:rsid="03d18a62"/>
    </style:style>
    <style:style style:name="T38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85" style:family="text">
      <style:text-properties style:font-name="Cantarell" fo:font-size="10pt" fo:font-weight="bold" style:font-size-asian="10pt" style:font-weight-asian="bold" style:font-size-complex="10pt" style:font-weight-complex="bold"/>
    </style:style>
    <style:style style:name="T386"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87"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88" style:family="text">
      <style:text-properties style:font-name="Cantarell" fo:font-size="10pt" fo:language="fr" fo:country="FR" fo:font-weight="bold" officeooo:rsid="027f3d6c" style:font-size-asian="10pt" style:font-weight-asian="bold" style:font-size-complex="10pt" style:font-weight-complex="bold"/>
    </style:style>
    <style:style style:name="T389"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0"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1" style:family="text">
      <style:text-properties officeooo:rsid="0337b9bb"/>
    </style:style>
    <style:style style:name="T392" style:family="text">
      <style:text-properties officeooo:rsid="03363c5c"/>
    </style:style>
    <style:style style:name="T393"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394"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395" style:family="text">
      <style:text-properties officeooo:rsid="03accc71"/>
    </style:style>
    <style:style style:name="T396" style:family="text">
      <style:text-properties officeooo:rsid="040eaf6b"/>
    </style:style>
    <style:style style:name="T397" style:family="text">
      <style:text-properties officeooo:rsid="03a6a212"/>
    </style:style>
    <style:style style:name="T398" style:family="text">
      <style:text-properties fo:font-size="10pt" officeooo:rsid="02adc07d" style:font-size-asian="10pt" style:font-size-complex="10pt"/>
    </style:style>
    <style:style style:name="T399" style:family="text">
      <style:text-properties officeooo:rsid="040d7ee1"/>
    </style:style>
    <style:style style:name="T400" style:family="text">
      <style:text-properties fo:font-size="10pt" officeooo:rsid="03accc71" style:font-size-asian="10pt" style:font-size-complex="10pt"/>
    </style:style>
    <style:style style:name="T401" style:family="text">
      <style:text-properties officeooo:rsid="03bacc34"/>
    </style:style>
    <style:style style:name="T402" style:family="text">
      <style:text-properties officeooo:rsid="03ad5a78"/>
    </style:style>
    <style:style style:name="T403" style:family="text">
      <style:text-properties officeooo:rsid="03b4694b"/>
    </style:style>
    <style:style style:name="T404" style:family="text">
      <style:text-properties officeooo:rsid="03b06dfe"/>
    </style:style>
    <style:style style:name="T405"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06"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07"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08" style:family="text">
      <style:text-properties fo:color="#cccccc" loext:opacity="100%" style:font-name="Gillius ADF" fo:font-size="11pt" fo:language="fr" fo:country="FR" officeooo:rsid="04ed9525" style:font-size-asian="11pt" style:font-size-complex="11pt"/>
    </style:style>
    <style:style style:name="T409" style:family="text">
      <style:text-properties fo:color="#cccccc" loext:opacity="100%" fo:font-size="10pt" officeooo:rsid="04ed9525" style:font-size-asian="10pt" style:font-size-complex="10pt"/>
    </style:style>
    <style:style style:name="T410" style:family="text">
      <style:text-properties officeooo:rsid="00a9847d"/>
    </style:style>
    <style:style style:name="T411" style:family="text">
      <style:text-properties officeooo:rsid="0498c3b7"/>
    </style:style>
    <style:style style:name="T412" style:family="text">
      <style:text-properties officeooo:rsid="01ee3423"/>
    </style:style>
    <style:style style:name="T413" style:family="text">
      <style:text-properties officeooo:rsid="023b41ba"/>
    </style:style>
    <style:style style:name="T414" style:family="text">
      <style:text-properties officeooo:rsid="012718d4"/>
    </style:style>
    <style:style style:name="T415" style:family="text">
      <style:text-properties officeooo:rsid="0154e28b"/>
    </style:style>
    <style:style style:name="T416"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17"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18" style:family="text">
      <style:text-properties officeooo:rsid="04d7460c"/>
    </style:style>
    <style:style style:name="T419" style:family="text">
      <style:text-properties officeooo:rsid="04db611f"/>
    </style:style>
    <style:style style:name="T420" style:family="text">
      <style:text-properties officeooo:rsid="04e1361c"/>
    </style:style>
    <style:style style:name="T421" style:family="text">
      <style:text-properties officeooo:rsid="04e625a2"/>
    </style:style>
    <style:style style:name="T422" style:family="text">
      <style:text-properties officeooo:rsid="004976cc"/>
    </style:style>
    <style:style style:name="T423" style:family="text">
      <style:text-properties style:font-name="Gillius ADF" fo:font-size="11pt" fo:language="fr" fo:country="FR" officeooo:rsid="0047cc4e" style:font-size-asian="11pt" style:font-size-complex="11pt"/>
    </style:style>
    <style:style style:name="T424" style:family="text">
      <style:text-properties style:font-name="Gillius ADF" fo:font-size="11pt" style:font-size-asian="11pt" style:font-size-complex="11pt"/>
    </style:style>
    <style:style style:name="T425" style:family="text">
      <style:text-properties style:font-name="Gillius ADF" fo:font-size="11pt" officeooo:rsid="0047cc4e" style:font-size-asian="11pt" style:font-size-complex="11pt"/>
    </style:style>
    <style:style style:name="T426" style:family="text">
      <style:text-properties style:font-name="Gillius ADF" fo:font-style="italic" style:font-style-asian="italic" style:font-style-complex="italic"/>
    </style:style>
    <style:style style:name="T427" style:family="text">
      <style:text-properties style:font-name="Gillius ADF"/>
    </style:style>
    <style:style style:name="T428" style:family="text">
      <style:text-properties officeooo:rsid="004a0f1f"/>
    </style:style>
    <style:style style:name="T429" style:family="text">
      <style:text-properties officeooo:rsid="00515060"/>
    </style:style>
    <style:style style:name="T430" style:family="text">
      <style:text-properties officeooo:rsid="0216dc4d"/>
    </style:style>
    <style:style style:name="T431" style:family="text">
      <style:text-properties officeooo:rsid="04e66086"/>
    </style:style>
    <style:style style:name="T432" style:family="text">
      <style:text-properties officeooo:rsid="00545aa3"/>
    </style:style>
    <style:style style:name="T433" style:family="text">
      <style:text-properties officeooo:rsid="00557556"/>
    </style:style>
    <style:style style:name="T434" style:family="text">
      <style:text-properties officeooo:rsid="0057699f"/>
    </style:style>
    <style:style style:name="T435" style:family="text">
      <style:text-properties officeooo:rsid="005b46c1"/>
    </style:style>
    <style:style style:name="T436"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37" style:family="text">
      <style:text-properties officeooo:rsid="03642474"/>
    </style:style>
    <style:style style:name="T438" style:family="text">
      <style:text-properties officeooo:rsid="03544b33"/>
    </style:style>
    <style:style style:name="T439"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0"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1" style:family="text">
      <style:text-properties fo:color="#cccccc" loext:opacity="100%" style:font-name="Gillius ADF" fo:language="fr" fo:country="FR" fo:font-weight="normal" officeooo:rsid="0120d5a1" style:font-size-asian="11pt" style:font-weight-asian="normal" style:font-weight-complex="normal"/>
    </style:style>
    <style:style style:name="T442" style:family="text">
      <style:text-properties fo:color="#cccccc" loext:opacity="100%" style:font-name="Gillius ADF" fo:language="fr" fo:country="FR" fo:font-weight="normal" officeooo:rsid="04573d30" style:font-size-asian="11pt" style:font-weight-asian="normal" style:font-weight-complex="normal"/>
    </style:style>
    <style:style style:name="T443" style:family="text">
      <style:text-properties fo:color="#cccccc" loext:opacity="100%" style:font-name="Gillius ADF" fo:language="fr" fo:country="FR" fo:font-weight="normal" officeooo:rsid="03399704" style:font-size-asian="11pt" style:font-weight-asian="normal" style:font-weight-complex="normal"/>
    </style:style>
    <style:style style:name="T444" style:family="text">
      <style:text-properties fo:color="#cccccc" loext:opacity="100%" style:font-name="Gillius ADF" fo:language="fr" fo:country="FR" fo:font-weight="normal" officeooo:rsid="017f82e1" style:font-size-asian="11pt" style:font-weight-asian="normal" style:font-weight-complex="normal"/>
    </style:style>
    <style:style style:name="T445"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46" style:family="text">
      <style:text-properties fo:color="#cccccc" loext:opacity="100%" style:font-name="Gillius ADF" fo:language="fr" fo:country="FR" fo:font-weight="normal" officeooo:rsid="030af33f" style:font-size-asian="11pt" style:font-weight-asian="normal" style:font-weight-complex="normal"/>
    </style:style>
    <style:style style:name="T447"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47fa6b3" style:font-size-asian="11pt" style:font-weight-asian="normal" style:font-weight-complex="normal"/>
    </style:style>
    <style:style style:name="T450"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1" style:family="text">
      <style:text-properties fo:color="#cccccc" loext:opacity="100%" style:font-name="Gillius ADF" fo:language="fr" fo:country="FR" fo:font-weight="normal" officeooo:rsid="0488795f" style:font-size-asian="11pt" style:font-weight-asian="normal" style:font-weight-complex="normal"/>
    </style:style>
    <style:style style:name="T452" style:family="text">
      <style:text-properties fo:color="#cccccc" loext:opacity="100%" style:font-name="Cantarell" fo:font-size="10pt" fo:font-weight="bold" officeooo:rsid="027f3d6c" style:font-size-asian="10pt" style:font-weight-asian="bold" style:font-size-complex="10pt" style:font-weight-complex="bold"/>
    </style:style>
    <style:style style:name="T453" style:family="text">
      <style:text-properties fo:color="#cccccc" loext:opacity="100%" style:font-name="Cantarell" fo:font-size="10pt" fo:font-weight="bold" style:font-size-asian="10pt" style:font-weight-asian="bold" style:font-size-complex="10pt" style:font-weight-complex="bold"/>
    </style:style>
    <style:style style:name="T454" style:family="text">
      <style:text-properties fo:color="#cccccc" loext:opacity="100%" style:font-name="Cantarell" fo:font-size="10pt" officeooo:rsid="047fa6b3" style:font-size-asian="10pt" style:font-size-complex="10pt"/>
    </style:style>
    <style:style style:name="T455" style:family="text">
      <style:text-properties fo:color="#cccccc" loext:opacity="100%" style:font-name="Cantarell" fo:font-size="10pt" officeooo:rsid="04805ed0" style:font-size-asian="10pt" style:font-size-complex="10pt"/>
    </style:style>
    <style:style style:name="T456"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57"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58" style:family="text">
      <style:text-properties fo:color="#ccccc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59"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0"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61" style:family="text">
      <style:text-properties officeooo:rsid="04f43f61"/>
    </style:style>
    <style:style style:name="T462" style:family="text">
      <style:text-properties fo:color="#cccccc" loext:opacity="100%" style:font-name="Gillius ADF" fo:font-size="11pt" officeooo:rsid="00e2edb4" style:font-size-asian="11pt" style:font-size-complex="11pt"/>
    </style:style>
    <style:style style:name="T463" style:family="text">
      <style:text-properties fo:color="#cccccc" loext:opacity="100%" style:font-name="Gillius ADF" fo:font-size="11pt" officeooo:rsid="02b1a837" style:font-size-asian="11pt" style:font-size-complex="11pt"/>
    </style:style>
    <style:style style:name="T464" style:family="text">
      <style:text-properties fo:color="#cccccc" loext:opacity="100%" style:font-name="Gillius ADF" fo:font-size="11pt" officeooo:rsid="02b392ab" style:font-size-asian="11pt" style:font-size-complex="11pt"/>
    </style:style>
    <style:style style:name="T465" style:family="text">
      <style:text-properties officeooo:rsid="0348c5bc"/>
    </style:style>
    <style:style style:name="T466" style:family="text">
      <style:text-properties officeooo:rsid="03a5b0ff"/>
    </style:style>
    <style:style style:name="T467" style:family="text">
      <style:text-properties officeooo:rsid="034e343d"/>
    </style:style>
    <style:style style:name="T468" style:family="text">
      <style:text-properties officeooo:rsid="034fd2cd"/>
    </style:style>
    <style:style style:name="T469" style:family="text">
      <style:text-properties officeooo:rsid="039c8851"/>
    </style:style>
    <style:style style:name="T470" style:family="text">
      <style:text-properties fo:color="#cccccc" loext:opacity="100%" style:font-name="Gillius ADF" officeooo:rsid="039b5e60"/>
    </style:style>
    <style:style style:name="T471" style:family="text">
      <style:text-properties officeooo:rsid="00c1af9e"/>
    </style:style>
    <style:style style:name="T472" style:family="text">
      <style:text-properties officeooo:rsid="02b3e5d3"/>
    </style:style>
    <style:style style:name="T473" style:family="text">
      <style:text-properties fo:font-size="9pt" fo:font-style="italic" officeooo:rsid="041eac15" style:font-size-asian="9pt" style:font-style-asian="italic" style:font-size-complex="9pt" style:font-style-complex="italic"/>
    </style:style>
    <style:style style:name="T474" style:family="text">
      <style:text-properties fo:font-size="9pt" fo:font-style="italic" officeooo:rsid="03934c40" style:font-size-asian="9pt" style:font-style-asian="italic" style:font-size-complex="9pt" style:font-style-complex="italic"/>
    </style:style>
    <style:style style:name="T475" style:family="text">
      <style:text-properties officeooo:rsid="0383115b"/>
    </style:style>
    <style:style style:name="T476" style:family="text">
      <style:text-properties fo:font-size="10pt" fo:font-style="italic" officeooo:rsid="0383115b" style:font-size-asian="10pt" style:font-style-asian="italic" style:font-size-complex="10pt" style:font-style-complex="italic"/>
    </style:style>
    <style:style style:name="T477" style:family="text">
      <style:text-properties officeooo:rsid="0464129e"/>
    </style:style>
    <style:style style:name="T478"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79" style:family="text">
      <style:text-properties officeooo:rsid="0133ae03"/>
    </style:style>
    <style:style style:name="T480" style:family="text">
      <style:text-properties officeooo:rsid="043aff6f"/>
    </style:style>
    <style:style style:name="T481" style:family="text">
      <style:text-properties officeooo:rsid="0439647f"/>
    </style:style>
    <style:style style:name="T482" style:family="text">
      <style:text-properties officeooo:rsid="0236f3d9"/>
    </style:style>
    <style:style style:name="T483" style:family="text">
      <style:text-properties officeooo:rsid="013c2c98"/>
    </style:style>
    <style:style style:name="T484" style:family="text">
      <style:text-properties officeooo:rsid="013883d3"/>
    </style:style>
    <style:style style:name="T485" style:family="text">
      <style:text-properties officeooo:rsid="02428e28"/>
    </style:style>
    <style:style style:name="T486" style:family="text">
      <style:text-properties officeooo:rsid="0243f7c6"/>
    </style:style>
    <style:style style:name="T487" style:family="text">
      <style:text-properties officeooo:rsid="01483095"/>
    </style:style>
    <style:style style:name="T488" style:family="text">
      <style:text-properties fo:font-size="9pt" style:font-size-asian="9pt" style:font-size-complex="9pt"/>
    </style:style>
    <style:style style:name="T489" style:family="text">
      <style:text-properties officeooo:rsid="013839f0"/>
    </style:style>
    <style:style style:name="T490" style:family="text">
      <style:text-properties style:font-name="Fira Code" fo:font-size="10.5pt" style:font-size-asian="10.5pt" style:font-size-complex="10.5pt"/>
    </style:style>
    <style:style style:name="T491"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92"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493"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494"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495"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496" style:family="text">
      <style:text-properties officeooo:rsid="0316e62b"/>
    </style:style>
    <style:style style:name="T497"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498" style:family="text">
      <style:text-properties fo:color="#cccccc" loext:opacity="100%" style:font-name="Gillius ADF" fo:font-size="11pt" officeooo:rsid="02fcf938" style:font-size-asian="11pt" style:font-size-complex="11pt"/>
    </style:style>
    <style:style style:name="T499" style:family="text">
      <style:text-properties officeooo:rsid="00d4f83e"/>
    </style:style>
    <style:style style:name="T500" style:family="text">
      <style:text-properties officeooo:rsid="034ca22f"/>
    </style:style>
    <style:style style:name="T501"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02"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03"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04" style:family="text">
      <style:text-properties fo:font-style="normal" officeooo:rsid="047597c8" style:font-style-asian="normal" style:font-style-complex="normal"/>
    </style:style>
    <style:style style:name="T505" style:family="text">
      <style:text-properties fo:font-style="normal" officeooo:rsid="0476bc58" style:font-style-asian="normal" style:font-style-complex="normal"/>
    </style:style>
    <style:style style:name="T506" style:family="text">
      <style:text-properties officeooo:rsid="012a6de5"/>
    </style:style>
    <style:style style:name="T507" style:family="text">
      <style:text-properties officeooo:rsid="0299efbf"/>
    </style:style>
    <style:style style:name="T508"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09" style:family="text">
      <style:text-properties fo:font-style="normal" officeooo:rsid="014c28f5" style:font-style-asian="normal" style:font-style-complex="normal"/>
    </style:style>
    <style:style style:name="T510" style:family="text">
      <style:text-properties officeooo:rsid="014ff7cb"/>
    </style:style>
    <style:style style:name="T511" style:family="text">
      <style:text-properties officeooo:rsid="043021c2"/>
    </style:style>
    <style:style style:name="T512" style:family="text">
      <style:text-properties officeooo:rsid="03151855"/>
    </style:style>
    <style:style style:name="T513" style:family="text">
      <style:text-properties officeooo:rsid="0329098f"/>
    </style:style>
    <style:style style:name="T514" style:family="text">
      <style:text-properties officeooo:rsid="04431f8b"/>
    </style:style>
    <style:style style:name="T515" style:family="text">
      <style:text-properties officeooo:rsid="0442c482"/>
    </style:style>
    <style:style style:name="T516" style:family="text">
      <style:text-properties style:font-name="Cantarell" fo:font-size="10.5pt" fo:font-weight="bold" officeooo:rsid="027f3d6c" style:font-size-asian="10.5pt" style:font-weight-asian="bold" style:font-size-complex="10.5pt" style:font-weight-complex="bold"/>
    </style:style>
    <style:style style:name="T517" style:family="text">
      <style:text-properties style:font-name="Cantarell" fo:font-size="10.5pt" fo:font-weight="bold" style:font-size-asian="10.5pt" style:font-weight-asian="bold" style:font-size-complex="10.5pt" style:font-weight-complex="bold"/>
    </style:style>
    <style:style style:name="T518" style:family="text">
      <style:text-properties style:font-name="Cantarell" fo:font-size="10pt" fo:font-weight="bold" officeooo:rsid="043d3783" style:font-size-asian="10pt" style:font-weight-asian="bold" style:font-size-complex="10pt" style:font-weight-complex="bold"/>
    </style:style>
    <style:style style:name="T519" style:family="text">
      <style:text-properties style:font-name="Cantarell" fo:font-size="10pt" fo:font-weight="bold" officeooo:rsid="043e41c8" style:font-size-asian="10pt" style:font-weight-asian="bold" style:font-size-complex="10pt" style:font-weight-complex="bold"/>
    </style:style>
    <style:style style:name="T520" style:family="text">
      <style:text-properties style:font-name="Cantarell" fo:font-size="10pt" fo:font-weight="bold" officeooo:rsid="04408de2" style:font-size-asian="10pt" style:font-weight-asian="bold" style:font-size-complex="10pt" style:font-weight-complex="bold"/>
    </style:style>
    <style:style style:name="T521" style:family="text">
      <style:text-properties style:font-name="Cantarell" fo:font-size="10pt" fo:font-weight="bold" officeooo:rsid="04410170" style:font-size-asian="10pt" style:font-weight-asian="bold" style:font-size-complex="10pt" style:font-weight-complex="bold"/>
    </style:style>
    <style:style style:name="T522" style:family="text">
      <style:text-properties style:font-name="Cantarell" fo:font-size="10pt" fo:font-weight="bold" officeooo:rsid="044277f9" style:font-size-asian="10pt" style:font-weight-asian="bold" style:font-size-complex="10pt" style:font-weight-complex="bold"/>
    </style:style>
    <style:style style:name="T523"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24"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25"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26"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27"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28" style:family="text">
      <style:text-properties fo:color="#cccccc" loext:opacity="100%" style:font-name="Gillius ADF" officeooo:rsid="0042315b"/>
    </style:style>
    <style:style style:name="T529"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0" style:family="text">
      <style:text-properties fo:color="#cccccc" loext:opacity="100%" style:font-name="Gillius ADF" fo:font-size="11pt" fo:language="fr" fo:country="FR" officeooo:rsid="0042315b" style:font-size-asian="11pt" style:font-size-complex="11pt"/>
    </style:style>
    <style:style style:name="T531" style:family="text">
      <style:text-properties fo:color="#cccccc" loext:opacity="100%" style:font-name="Gillius ADF" fo:font-size="11pt" fo:language="fr" fo:country="FR" officeooo:rsid="03d31006" style:font-size-asian="11pt" style:font-size-complex="11pt"/>
    </style:style>
    <style:style style:name="T532"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33"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34"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35"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36" style:family="text">
      <style:text-properties fo:color="#cccccc" loext:opacity="100%" style:font-name="Gillius ADF" fo:font-weight="normal" officeooo:rsid="042df57e" style:font-weight-asian="normal" style:font-weight-complex="normal"/>
    </style:style>
    <style:style style:name="T537"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38" style:family="text">
      <style:text-properties fo:color="#cccccc" loext:opacity="100%" style:font-name="Gillius ADF" fo:font-weight="normal" officeooo:rsid="011009c0" style:font-weight-asian="normal" style:font-weight-complex="normal"/>
    </style:style>
    <style:style style:name="T539" style:family="text">
      <style:text-properties fo:color="#cccccc" loext:opacity="100%" style:font-name="Gillius ADF" fo:font-weight="normal" officeooo:rsid="03e1c5c2" style:font-weight-asian="normal" style:font-weight-complex="normal"/>
    </style:style>
    <style:style style:name="T540"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41"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42"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43"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44"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45" style:family="text">
      <style:text-properties fo:color="#cccccc" loext:opacity="100%" style:font-name="Gillius ADF" fo:font-weight="normal" style:font-weight-asian="normal" style:font-weight-complex="normal"/>
    </style:style>
    <style:style style:name="T546" style:family="text">
      <style:text-properties fo:color="#cccccc" loext:opacity="100%" style:font-name="Gillius ADF" fo:font-weight="normal" officeooo:rsid="04695f65" style:font-weight-asian="normal" style:font-weight-complex="normal"/>
    </style:style>
    <style:style style:name="T547" style:family="text">
      <style:text-properties officeooo:rsid="04695f65"/>
    </style:style>
    <style:style style:name="T548" style:family="text">
      <style:text-properties fo:language="fr" fo:country="FR" fo:font-weight="normal" style:font-weight-asian="normal" style:font-weight-complex="normal"/>
    </style:style>
    <style:style style:name="T549" style:family="text">
      <style:text-properties fo:language="fr" fo:country="FR" fo:font-weight="normal" officeooo:rsid="04695f65" style:font-weight-asian="normal" style:font-weight-complex="normal"/>
    </style:style>
    <style:style style:name="T550" style:family="text">
      <style:text-properties fo:language="fr" fo:country="FR" fo:font-weight="normal" officeooo:rsid="046a372a" style:font-weight-asian="normal" style:font-weight-complex="normal"/>
    </style:style>
    <style:style style:name="T551" style:family="text">
      <style:text-properties officeooo:rsid="02f3d3f5"/>
    </style:style>
    <style:style style:name="T552" style:family="text">
      <style:text-properties fo:color="#cccccc" loext:opacity="100%" style:font-name="Gillius ADF" fo:font-weight="normal" officeooo:rsid="00d045aa" style:font-weight-asian="normal" style:font-weight-complex="normal"/>
    </style:style>
    <style:style style:name="T553" style:family="text">
      <style:text-properties fo:color="#cccccc" loext:opacity="100%" style:font-name="Gillius ADF" fo:font-weight="normal" officeooo:rsid="02f41631" style:font-weight-asian="normal" style:font-weight-complex="normal"/>
    </style:style>
    <style:style style:name="T554" style:family="text">
      <style:text-properties officeooo:rsid="02f41631"/>
    </style:style>
    <style:style style:name="T555" style:family="text">
      <style:text-properties officeooo:rsid="00d1b230"/>
    </style:style>
    <style:style style:name="T556" style:family="text">
      <style:text-properties fo:color="#cccccc" loext:opacity="100%" officeooo:rsid="01782fbd"/>
    </style:style>
    <style:style style:name="T557" style:family="text">
      <style:text-properties fo:color="#cccccc" loext:opacity="100%" officeooo:rsid="019b50e2"/>
    </style:style>
    <style:style style:name="T558" style:family="text">
      <style:text-properties fo:color="#cccccc" loext:opacity="100%" officeooo:rsid="0199b8f1"/>
    </style:style>
    <style:style style:name="T559" style:family="text">
      <style:text-properties fo:color="#cccccc" loext:opacity="100%" officeooo:rsid="042c5f9b"/>
    </style:style>
    <style:style style:name="T560" style:family="text">
      <style:text-properties fo:color="#cccccc" loext:opacity="100%" officeooo:rsid="019b3c78"/>
    </style:style>
    <style:style style:name="T561" style:family="text">
      <style:text-properties officeooo:rsid="03304879"/>
    </style:style>
    <style:style style:name="T562" style:family="text">
      <style:text-properties officeooo:rsid="007fb43a"/>
    </style:style>
    <style:style style:name="T563" style:family="text">
      <style:text-properties fo:font-size="9pt" fo:font-style="italic" officeooo:rsid="01a1d3ca" style:font-size-asian="9pt" style:font-style-asian="italic" style:font-size-complex="9pt" style:font-style-complex="italic"/>
    </style:style>
    <style:style style:name="T564" style:family="text">
      <style:text-properties officeooo:rsid="01a1d3ca"/>
    </style:style>
    <style:style style:name="T565" style:family="text">
      <style:text-properties officeooo:rsid="007ec746"/>
    </style:style>
    <style:style style:name="T566"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67" style:family="text">
      <style:text-properties fo:font-weight="bold" style:font-weight-asian="bold" style:font-weight-complex="bold"/>
    </style:style>
    <style:style style:name="T568" style:family="text">
      <style:text-properties officeooo:rsid="0462c796"/>
    </style:style>
    <style:style style:name="T569" style:family="text">
      <style:text-properties officeooo:rsid="04640199"/>
    </style:style>
    <style:style style:name="T570"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71"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72"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73" style:family="text">
      <style:text-properties officeooo:rsid="042f2df9"/>
    </style:style>
    <style:style style:name="T574"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75" style:family="text">
      <style:text-properties officeooo:rsid="0254b281"/>
    </style:style>
    <style:style style:name="T576"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77"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78"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79"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80"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81"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82"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83" style:family="text">
      <style:text-properties fo:color="#cccccc" loext:opacity="100%" style:font-name="Gillius ADF" fo:language="fr" fo:country="FR" fo:font-weight="normal" officeooo:rsid="002cb5f9" style:font-size-asian="11pt" style:font-weight-asian="normal" style:font-weight-complex="normal"/>
    </style:style>
    <style:style style:name="T584" style:family="text">
      <style:text-properties fo:color="#cccccc" loext:opacity="100%" style:font-name="Gillius ADF" fo:language="fr" fo:country="FR" fo:font-weight="normal" officeooo:rsid="035a61ea" style:font-size-asian="11pt" style:font-weight-asian="normal" style:font-weight-complex="normal"/>
    </style:style>
    <style:style style:name="T585" style:family="text">
      <style:text-properties fo:color="#cccccc" loext:opacity="100%" style:font-name="Gillius ADF" fo:language="fr" fo:country="FR" fo:font-weight="normal" officeooo:rsid="006982c8" style:font-size-asian="11pt" style:font-weight-asian="normal" style:font-weight-complex="normal"/>
    </style:style>
    <style:style style:name="T586" style:family="text">
      <style:text-properties fo:color="#cccccc" loext:opacity="100%" style:font-name="Gillius ADF" fo:language="fr" fo:country="FR" fo:font-weight="normal" officeooo:rsid="042f8982" style:font-size-asian="11pt" style:font-weight-asian="normal" style:font-weight-complex="normal"/>
    </style:style>
    <style:style style:name="T587" style:family="text">
      <style:text-properties fo:color="#cccccc" loext:opacity="100%" style:font-name="Gillius ADF" fo:language="fr" fo:country="FR" fo:font-weight="normal" officeooo:rsid="01d5f336" style:font-size-asian="11pt" style:font-weight-asian="normal" style:font-weight-complex="normal"/>
    </style:style>
    <style:style style:name="T588"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589"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90" style:family="text">
      <style:text-properties fo:color="#cccccc" loext:opacity="100%" style:font-name="Gillius ADF" fo:language="fr" fo:country="FR" fo:font-weight="normal" officeooo:rsid="02905d4c" style:font-size-asian="11pt" style:font-weight-asian="normal" style:font-weight-complex="normal"/>
    </style:style>
    <style:style style:name="T591" style:family="text">
      <style:text-properties fo:color="#cccccc" loext:opacity="100%" style:font-name="Gillius ADF" fo:language="fr" fo:country="FR" fo:font-weight="normal" officeooo:rsid="03d6d5c6" style:font-size-asian="11pt" style:font-weight-asian="normal" style:font-weight-complex="normal"/>
    </style:style>
    <style:style style:name="T592" style:family="text">
      <style:text-properties fo:color="#cccccc" loext:opacity="100%" style:font-name="Gillius ADF" fo:language="fr" fo:country="FR" fo:font-weight="normal" officeooo:rsid="000834cd" style:font-size-asian="11pt" style:font-weight-asian="normal" style:font-weight-complex="normal"/>
    </style:style>
    <style:style style:name="T593" style:family="text">
      <style:text-properties fo:color="#cccccc" loext:opacity="100%" style:font-name="Gillius ADF" fo:language="fr" fo:country="FR" fo:font-weight="normal" officeooo:rsid="006a8ffd" style:font-size-asian="11pt" style:font-weight-asian="normal" style:font-weight-complex="normal"/>
    </style:style>
    <style:style style:name="T594" style:family="text">
      <style:text-properties fo:color="#cccccc" loext:opacity="100%" style:font-name="Gillius ADF" fo:language="fr" fo:country="FR" fo:font-weight="normal" officeooo:rsid="0072f3e7" style:font-size-asian="11pt" style:font-weight-asian="normal" style:font-weight-complex="normal"/>
    </style:style>
    <style:style style:name="T595"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596"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597"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598"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599" style:family="text">
      <style:text-properties fo:color="#cccccc" loext:opacity="100%" style:font-name="Gillius ADF" fo:language="fr" fo:country="FR" fo:font-weight="normal" officeooo:rsid="03b6e3fd" style:font-size-asian="11pt" style:font-weight-asian="normal" style:font-weight-complex="normal"/>
    </style:style>
    <style:style style:name="T600" style:family="text">
      <style:text-properties fo:color="#cccccc" loext:opacity="100%" style:font-name="Gillius ADF" fo:language="fr" fo:country="FR" fo:font-weight="normal" officeooo:rsid="006a7ef1" style:font-size-asian="11pt" style:font-weight-asian="normal" style:font-weight-complex="normal"/>
    </style:style>
    <style:style style:name="T601" style:family="text">
      <style:text-properties fo:color="#cccccc" loext:opacity="100%" style:font-name="Gillius ADF" fo:language="fr" fo:country="FR" fo:font-weight="normal" officeooo:rsid="002bf59e" style:font-size-asian="11pt" style:font-weight-asian="normal" style:font-weight-complex="normal"/>
    </style:style>
    <style:style style:name="T602" style:family="text">
      <style:text-properties fo:color="#cccccc" loext:opacity="100%" style:font-name="Gillius ADF" fo:language="fr" fo:country="FR" fo:font-weight="normal" officeooo:rsid="006b895a" style:font-size-asian="11pt" style:font-weight-asian="normal" style:font-weight-complex="normal"/>
    </style:style>
    <style:style style:name="T603" style:family="text">
      <style:text-properties fo:color="#cccccc" loext:opacity="100%" style:font-name="Gillius ADF" fo:language="fr" fo:country="FR" fo:font-weight="normal" officeooo:rsid="01d9240c" style:font-size-asian="11pt" style:font-weight-asian="normal" style:font-weight-complex="normal"/>
    </style:style>
    <style:style style:name="T604" style:family="text">
      <style:text-properties fo:color="#cccccc" loext:opacity="100%" style:font-name="Gillius ADF" fo:language="fr" fo:country="FR" fo:font-weight="normal" officeooo:rsid="02212b44" style:font-size-asian="11pt" style:font-weight-asian="normal" style:font-weight-complex="normal"/>
    </style:style>
    <style:style style:name="T605"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06"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07" style:family="text">
      <style:text-properties fo:color="#cccccc" loext:opacity="100%" style:font-name="Gillius ADF" officeooo:rsid="0203b362" style:font-size-asian="11pt"/>
    </style:style>
    <style:style style:name="T608" style:family="text">
      <style:text-properties fo:color="#cccccc" loext:opacity="100%" style:font-name="Gillius ADF" style:font-size-asian="11pt"/>
    </style:style>
    <style:style style:name="T609" style:family="text">
      <style:text-properties fo:color="#cccccc" loext:opacity="100%" style:font-name="Gillius ADF" fo:font-weight="bold" officeooo:rsid="0203b362" style:font-size-asian="11pt" style:font-weight-asian="bold" style:font-weight-complex="bold"/>
    </style:style>
    <style:style style:name="T610" style:family="text">
      <style:text-properties fo:color="#cccccc" loext:opacity="100%" style:font-name="Gillius ADF" fo:language="fr" fo:country="FR" style:font-size-asian="11pt"/>
    </style:style>
    <style:style style:name="T611" style:family="text">
      <style:text-properties fo:color="#cccccc" loext:opacity="100%" style:font-name="Gillius ADF" fo:language="fr" fo:country="FR" fo:font-weight="normal" officeooo:rsid="01d95cb1" style:font-size-asian="11pt" style:font-weight-asian="normal" style:font-weight-complex="normal"/>
    </style:style>
    <style:style style:name="T612" style:family="text">
      <style:text-properties fo:color="#cccccc" loext:opacity="100%" style:font-name="Gillius ADF" fo:language="fr" fo:country="FR" fo:font-weight="normal" officeooo:rsid="01da8d95" style:font-size-asian="11pt" style:font-weight-asian="normal" style:font-weight-complex="normal"/>
    </style:style>
    <style:style style:name="T613" style:family="text">
      <style:text-properties fo:color="#cccccc" loext:opacity="100%" style:font-name="Gillius ADF" fo:language="fr" fo:country="FR" fo:font-weight="normal" officeooo:rsid="01e79663" style:font-size-asian="11pt" style:font-weight-asian="normal" style:font-weight-complex="normal"/>
    </style:style>
    <style:style style:name="T614" style:family="text">
      <style:text-properties officeooo:rsid="01e79663"/>
    </style:style>
    <style:style style:name="T615" style:family="text">
      <style:text-properties fo:font-weight="bold" officeooo:rsid="0203b362" style:font-weight-asian="bold" style:font-weight-complex="bold"/>
    </style:style>
    <style:style style:name="T616" style:family="text">
      <style:text-properties officeooo:rsid="0193e967"/>
    </style:style>
    <style:style style:name="T617"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18" style:family="text">
      <style:text-properties fo:font-weight="bold" officeooo:rsid="0193e967" style:font-weight-asian="bold" style:font-weight-complex="bold"/>
    </style:style>
    <style:style style:name="T619" style:family="text">
      <style:text-properties officeooo:rsid="0203b362"/>
    </style:style>
    <style:style style:name="T620" style:family="text">
      <style:text-properties style:font-name="Gillius ADF" officeooo:rsid="003ec5ba"/>
    </style:style>
    <style:style style:name="T621" style:family="text">
      <style:text-properties fo:font-style="italic" officeooo:rsid="04577187" style:font-style-asian="italic" style:font-style-complex="italic"/>
    </style:style>
    <style:style style:name="T622" style:family="text">
      <style:text-properties officeooo:rsid="04577187"/>
    </style:style>
    <style:style style:name="T623" style:family="text">
      <style:text-properties officeooo:rsid="003ec5ba"/>
    </style:style>
    <style:style style:name="T624" style:family="text">
      <style:text-properties fo:font-style="italic" officeooo:rsid="003ec5ba" style:font-style-asian="italic" style:font-style-complex="italic"/>
    </style:style>
    <style:style style:name="T625" style:family="text">
      <style:text-properties fo:language="fr" fo:country="FR" fo:font-weight="normal" officeooo:rsid="003ec5ba" style:font-weight-asian="normal" style:font-weight-complex="normal"/>
    </style:style>
    <style:style style:name="T626" style:family="text">
      <style:text-properties fo:color="#cccccc" loext:opacity="100%" style:font-name="Gillius ADF" officeooo:rsid="01e5e389"/>
    </style:style>
    <style:style style:name="T627" style:family="text">
      <style:text-properties fo:color="#cccccc" loext:opacity="100%" style:font-name="Gillius ADF" fo:font-style="italic" style:font-style-asian="italic" style:font-style-complex="italic"/>
    </style:style>
    <style:style style:name="T628" style:family="text">
      <style:text-properties fo:color="#cccccc" loext:opacity="100%" style:font-name="Gillius ADF" fo:font-style="normal" officeooo:rsid="04577187" style:font-style-asian="normal" style:font-style-complex="normal"/>
    </style:style>
    <style:style style:name="T629" style:family="text">
      <style:text-properties fo:color="#cccccc" loext:opacity="100%" style:font-name="Gillius ADF" fo:font-style="normal" officeooo:rsid="003f526b" style:font-style-asian="normal" style:font-style-complex="normal"/>
    </style:style>
    <style:style style:name="T630" style:family="text">
      <style:text-properties fo:color="#cccccc" loext:opacity="100%" style:font-name="Gillius ADF" officeooo:rsid="003f526b"/>
    </style:style>
    <style:style style:name="T631" style:family="text">
      <style:text-properties fo:color="#cccccc" loext:opacity="100%" style:font-name="Gillius ADF" fo:language="fr" fo:country="FR" fo:font-weight="normal" style:font-weight-asian="normal" style:font-weight-complex="normal"/>
    </style:style>
    <style:style style:name="T632" style:family="text">
      <style:text-properties fo:color="#cccccc" loext:opacity="100%" style:font-name="Gillius ADF" officeooo:rsid="01e9d48b"/>
    </style:style>
    <style:style style:name="T633" style:family="text">
      <style:text-properties officeooo:rsid="01f385dd"/>
    </style:style>
    <style:style style:name="T634" style:family="text">
      <style:text-properties officeooo:rsid="02212b44"/>
    </style:style>
    <style:style style:name="T635" style:family="text">
      <style:text-properties fo:color="#cccccc" loext:opacity="100%" style:font-name="Gillius ADF" officeooo:rsid="01f27f1a"/>
    </style:style>
    <style:style style:name="T636"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37"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38" style:family="text">
      <style:text-properties fo:color="#cccccc" loext:opacity="100%" style:font-name="Gillius ADF" fo:font-size="11pt" officeooo:rsid="013e58f0" style:font-size-asian="11pt" style:font-size-complex="11pt"/>
    </style:style>
    <style:style style:name="T639" style:family="text">
      <style:text-properties officeooo:rsid="04610e02"/>
    </style:style>
    <style:style style:name="T640" style:family="text">
      <style:text-properties officeooo:rsid="045fec43"/>
    </style:style>
    <style:style style:name="T641"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42" style:family="text">
      <style:text-properties fo:font-weight="bold" officeooo:rsid="0203a424" style:font-weight-asian="bold" style:font-weight-complex="bold"/>
    </style:style>
    <style:style style:name="T643" style:family="text">
      <style:text-properties officeooo:rsid="0203a424"/>
    </style:style>
    <style:style style:name="T644" style:family="text">
      <style:text-properties officeooo:rsid="0051fc39"/>
    </style:style>
    <style:style style:name="T645" style:family="text">
      <style:text-properties officeooo:rsid="02618e8b"/>
    </style:style>
    <style:style style:name="T646" style:family="text">
      <style:text-properties officeooo:rsid="0228b0ef"/>
    </style:style>
    <style:style style:name="T647" style:family="text">
      <style:text-properties fo:color="#cccccc" loext:opacity="100%" style:font-name="Gillius ADF" fo:font-weight="normal" officeooo:rsid="0051fc39" style:font-weight-asian="normal" style:font-weight-complex="normal"/>
    </style:style>
    <style:style style:name="T648" style:family="text">
      <style:text-properties fo:color="#cccccc" loext:opacity="100%" style:font-name="Gillius ADF" fo:font-weight="normal" officeooo:rsid="0052d999" style:font-weight-asian="normal" style:font-weight-complex="normal"/>
    </style:style>
    <style:style style:name="T649" style:family="text">
      <style:text-properties officeooo:rsid="0212d9db"/>
    </style:style>
    <style:style style:name="T650" style:family="text">
      <style:text-properties officeooo:rsid="017aa889"/>
    </style:style>
    <style:style style:name="T651" style:family="text">
      <style:text-properties fo:color="#cccccc" loext:opacity="100%" style:font-name="Gillius ADF" fo:font-weight="normal" officeooo:rsid="03b76de0" style:font-weight-asian="normal" style:font-weight-complex="normal"/>
    </style:style>
    <style:style style:name="T652" style:family="text">
      <style:text-properties fo:color="#cccccc" loext:opacity="100%" style:font-name="Gillius ADF" fo:font-weight="normal" officeooo:rsid="04320a7c" style:font-weight-asian="normal" style:font-weight-complex="normal"/>
    </style:style>
    <style:style style:name="T653" style:family="text">
      <style:text-properties officeooo:rsid="029a9cd9"/>
    </style:style>
    <style:style style:name="T654" style:family="text">
      <style:text-properties fo:color="#cccccc" loext:opacity="100%" style:font-name="Gillius ADF" officeooo:rsid="03b76de0"/>
    </style:style>
    <style:style style:name="T655" style:family="text">
      <style:text-properties fo:color="#cccccc" loext:opacity="100%" style:font-name="Gillius ADF" officeooo:rsid="01cb83b5"/>
    </style:style>
    <style:style style:name="T656"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57"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58"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59" style:family="text">
      <style:text-properties fo:color="#cccccc" loext:opacity="100%" style:font-name="Gillius ADF" officeooo:rsid="04306395"/>
    </style:style>
    <style:style style:name="T660"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61"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62"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63"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64"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65"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66"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67"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68"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69"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70"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71" style:family="text">
      <style:text-properties fo:color="#cccccc" loext:opacity="100%" style:font-name="Gillius ADF" fo:language="fr" fo:country="FR" officeooo:rsid="0120d5a1"/>
    </style:style>
    <style:style style:name="T672" style:family="text">
      <style:text-properties fo:color="#cccccc" loext:opacity="100%" style:font-name="Gillius ADF" fo:language="fr" fo:country="FR" officeooo:rsid="022974ee"/>
    </style:style>
    <style:style style:name="T673" style:family="text">
      <style:text-properties officeooo:rsid="0350a28d"/>
    </style:style>
    <style:style style:name="T674"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75"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76"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77" style:family="text">
      <style:text-properties fo:color="#cccccc" loext:opacity="100%" style:font-name="Gillius ADF" fo:language="fr" fo:country="FR" officeooo:rsid="035042e3"/>
    </style:style>
    <style:style style:name="T678" style:family="text">
      <style:text-properties fo:color="#cccccc" loext:opacity="100%" style:font-name="Gillius ADF" fo:font-size="11pt" officeooo:rsid="029abf80" style:font-size-asian="11pt" style:font-size-complex="11pt"/>
    </style:style>
    <style:style style:name="T679" style:family="text">
      <style:text-properties fo:color="#cccccc" loext:opacity="100%" style:font-name="Gillius ADF" fo:font-size="11pt" officeooo:rsid="029afe6a" style:font-size-asian="11pt" style:font-size-complex="11pt"/>
    </style:style>
    <style:style style:name="T680" style:family="text">
      <style:text-properties fo:color="#cccccc" loext:opacity="100%" style:font-name="Gillius ADF" fo:font-size="11pt" officeooo:rsid="033fcaf9" style:font-size-asian="11pt" style:font-size-complex="11pt"/>
    </style:style>
    <style:style style:name="T681" style:family="text">
      <style:text-properties fo:color="#cccccc" loext:opacity="100%" style:font-name="Gillius ADF" fo:font-size="11pt" officeooo:rsid="03516da3" style:font-size-asian="11pt" style:font-size-complex="11pt"/>
    </style:style>
    <style:style style:name="T682" style:family="text">
      <style:text-properties fo:color="#cccccc" loext:opacity="100%" style:font-name="Gillius ADF" fo:language="fr" fo:country="FR" officeooo:rsid="03516da3"/>
    </style:style>
    <style:style style:name="T683" style:family="text">
      <style:text-properties fo:color="#cccccc" loext:opacity="100%" style:font-name="Gillius ADF" fo:font-size="11pt" officeooo:rsid="01fe1a0a" style:font-size-asian="11pt" style:font-size-complex="11pt"/>
    </style:style>
    <style:style style:name="T684" style:family="text">
      <style:text-properties fo:color="#cccccc" loext:opacity="100%" style:font-name="Gillius ADF" fo:font-style="normal" style:font-style-asian="normal" style:font-style-complex="normal"/>
    </style:style>
    <style:style style:name="T685" style:family="text">
      <style:text-properties fo:color="#cccccc" loext:opacity="100%" style:font-name="Gillius ADF" fo:font-style="normal" officeooo:rsid="03430c1f" style:font-style-asian="normal" style:font-style-complex="normal"/>
    </style:style>
    <style:style style:name="T686" style:family="text">
      <style:text-properties fo:color="#cccccc" loext:opacity="100%" style:font-name="Gillius ADF" fo:font-style="normal" officeooo:rsid="035acd99" style:font-style-asian="normal" style:font-style-complex="normal"/>
    </style:style>
    <style:style style:name="T687" style:family="text">
      <style:text-properties fo:color="#cccccc" loext:opacity="100%" style:font-name="Gillius ADF" fo:font-style="normal" officeooo:rsid="017f82e1" style:font-style-asian="normal" style:font-style-complex="normal"/>
    </style:style>
    <style:style style:name="T688" style:family="text">
      <style:text-properties fo:color="#cccccc" loext:opacity="100%" style:font-name="Gillius ADF" fo:font-style="normal" officeooo:rsid="01fe1a0a" style:font-style-asian="normal" style:font-style-complex="normal"/>
    </style:style>
    <style:style style:name="T689" style:family="text">
      <style:text-properties officeooo:rsid="043486af"/>
    </style:style>
    <style:style style:name="T690" style:family="text">
      <style:text-properties fo:color="#cccccc" loext:opacity="100%" style:font-name="Gillius ADF" fo:font-weight="normal" officeooo:rsid="0120d5a1" style:font-size-asian="11pt" style:font-weight-asian="normal" style:font-weight-complex="normal"/>
    </style:style>
    <style:style style:name="T691" style:family="text">
      <style:text-properties fo:color="#cccccc" loext:opacity="100%" style:font-name="Gillius ADF" fo:font-size="11pt" officeooo:rsid="035c0bcc" style:font-size-asian="11pt" style:font-size-complex="11pt"/>
    </style:style>
    <style:style style:name="T692" style:family="text">
      <style:text-properties fo:color="#cccccc" loext:opacity="100%" style:font-name="Gillius ADF" fo:font-weight="normal" style:font-size-asian="11pt" style:font-weight-asian="normal" style:font-weight-complex="normal"/>
    </style:style>
    <style:style style:name="T693" style:family="text">
      <style:text-properties fo:color="#cccccc" loext:opacity="100%" style:font-name="Gillius ADF" fo:font-weight="normal" officeooo:rsid="035c0bcc" style:font-size-asian="11pt" style:font-weight-asian="normal" style:font-weight-complex="normal"/>
    </style:style>
    <style:style style:name="T694"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695"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696" style:family="text">
      <style:text-properties officeooo:rsid="01650733"/>
    </style:style>
    <style:style style:name="T697" style:family="text">
      <style:text-properties fo:font-style="italic" officeooo:rsid="02944f16" style:font-style-asian="italic" style:font-style-complex="italic"/>
    </style:style>
    <style:style style:name="T698" style:family="text">
      <style:text-properties officeooo:rsid="03900e6d"/>
    </style:style>
    <style:style style:name="T699" style:family="text">
      <style:text-properties fo:color="#cccccc" loext:opacity="100%" style:font-name="Gillius ADF" fo:font-style="normal" style:text-underline-style="none" officeooo:rsid="0438f3bd" style:font-style-asian="normal" style:font-style-complex="normal"/>
    </style:style>
    <style:style style:name="T700"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01"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02" style:family="text">
      <style:text-properties fo:color="#cccccc" loext:opacity="100%" style:font-name="Gillius ADF" fo:font-weight="normal" officeooo:rsid="02208ab2" style:font-weight-asian="normal" style:font-weight-complex="normal"/>
    </style:style>
    <style:style style:name="T703" style:family="text">
      <style:text-properties fo:color="#cccccc" loext:opacity="100%" style:font-name="Gillius ADF" fo:font-weight="normal" officeooo:rsid="0219a149" style:font-weight-asian="normal" style:font-weight-complex="normal"/>
    </style:style>
    <style:style style:name="T704" style:family="text">
      <style:text-properties fo:color="#cccccc" loext:opacity="100%" style:font-name="Gillius ADF" fo:font-weight="normal" officeooo:rsid="023abda4" style:font-weight-asian="normal" style:font-weight-complex="normal"/>
    </style:style>
    <style:style style:name="T705" style:family="text">
      <style:text-properties fo:color="#cccccc" loext:opacity="100%" style:font-name="Gillius ADF" fo:font-weight="normal" officeooo:rsid="023f7574" style:font-weight-asian="normal" style:font-weight-complex="normal"/>
    </style:style>
    <style:style style:name="T706" style:family="text">
      <style:text-properties officeooo:rsid="02208ab2"/>
    </style:style>
    <style:style style:name="T707"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08" style:family="text">
      <style:text-properties officeooo:rsid="047dd3be"/>
    </style:style>
    <style:style style:name="T709"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10"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11"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12"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13"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14"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15"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16"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17"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18"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19"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20"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21"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22"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23"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24"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25" style:family="text">
      <style:text-properties fo:color="#cccccc" loext:opacity="100%" style:font-name="Gillius ADF" fo:font-size="11pt" fo:font-style="normal" style:font-size-asian="11pt" style:font-style-asian="normal" style:font-size-complex="11pt" style:font-style-complex="normal"/>
    </style:style>
    <style:style style:name="T726"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27"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28"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29"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30"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31"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32"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33"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34"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35"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36"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37"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38"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39"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40"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41"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43"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44"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46"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47"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48"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weight="normal" officeooo:rsid="03b8be22" style:font-weight-asian="normal" style:font-weight-complex="normal"/>
    </style:style>
    <style:style style:name="T750"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51"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52"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53"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54"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55"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56"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57"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58"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59"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60"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61"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62"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63"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64"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65"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66"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68"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69"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70"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1"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72"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73"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76"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77"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81"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82"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83"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84"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85"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788"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791"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793"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796"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797"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798"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00"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03"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04" style:family="text">
      <style:text-properties officeooo:rsid="003c01f8"/>
    </style:style>
    <style:style style:name="T805"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06" style:family="text">
      <style:text-properties fo:color="#cccccc" loext:opacity="100%" fo:font-style="normal" style:text-underline-style="none" officeooo:rsid="002bd1be" style:font-style-asian="normal" style:font-style-complex="normal"/>
    </style:style>
    <style:style style:name="T807" style:family="text">
      <style:text-properties fo:color="#cccccc" loext:opacity="100%" fo:font-style="normal" style:text-underline-style="none" officeooo:rsid="002c888b" style:font-style-asian="normal" style:font-style-complex="normal"/>
    </style:style>
    <style:style style:name="T808"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09"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10"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11"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12"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24"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25"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26"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27"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28"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29"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0"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1"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32"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33"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34"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37"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38"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39" style:family="text">
      <style:text-properties officeooo:rsid="01f75a10"/>
    </style:style>
    <style:style style:name="T840"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41"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42"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43"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44"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45"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46"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47"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49"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50"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51"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52"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53"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54"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55"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56" style:family="text">
      <style:text-properties fo:color="#cccccc" loext:opacity="100%" style:font-name="Gillius ADF" fo:font-size="11pt" fo:language="fr" fo:country="FR" officeooo:rsid="015f946d" style:font-size-asian="11pt" style:font-size-complex="11pt"/>
    </style:style>
    <style:style style:name="T857" style:family="text">
      <style:text-properties fo:color="#cccccc" loext:opacity="100%" style:font-name="Gillius ADF" fo:font-size="11pt" fo:language="fr" fo:country="FR" officeooo:rsid="016d7df2" style:font-size-asian="11pt" style:font-size-complex="11pt"/>
    </style:style>
    <style:style style:name="T858" style:family="text">
      <style:text-properties fo:color="#cccccc" loext:opacity="100%" style:font-name="Gillius ADF" fo:font-size="11pt" fo:language="fr" fo:country="FR" officeooo:rsid="016fdcce" style:font-size-asian="11pt" style:font-size-complex="11pt"/>
    </style:style>
    <style:style style:name="T859"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60"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61"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62"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63"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64" style:family="text">
      <style:text-properties fo:color="#cccccc" loext:opacity="100%" style:font-name="Gillius ADF" officeooo:rsid="046dd01d"/>
    </style:style>
    <style:style style:name="T865"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66" style:family="text">
      <style:text-properties fo:color="#cccccc" loext:opacity="100%" style:font-name="Gillius ADF" fo:font-style="normal" officeooo:rsid="0201023b" style:font-style-asian="normal" style:font-style-complex="normal"/>
    </style:style>
    <style:style style:name="T867"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68" style:family="text">
      <style:text-properties fo:color="#cccccc" loext:opacity="100%" style:font-name="Gillius ADF" officeooo:rsid="046eb1f5"/>
    </style:style>
    <style:style style:name="T869" style:family="text">
      <style:text-properties officeooo:rsid="0201a5d1"/>
    </style:style>
    <style:style style:name="T870" style:family="text">
      <style:text-properties fo:color="#cccccc" loext:opacity="100%" style:font-name="Gillius ADF" officeooo:rsid="046da44d"/>
    </style:style>
    <style:style style:name="T871" style:family="text">
      <style:text-properties officeooo:rsid="0417d239"/>
    </style:style>
    <style:style style:name="T872"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73" style:family="text">
      <style:text-properties fo:color="#cccccc" loext:opacity="100%" style:font-name="Gillius ADF" officeooo:rsid="0348f172"/>
    </style:style>
    <style:style style:name="T874" style:family="text">
      <style:text-properties fo:color="#cccccc" loext:opacity="100%" style:font-name="Gillius ADF" officeooo:rsid="0347f8d9"/>
    </style:style>
    <style:style style:name="T875" style:family="text">
      <style:text-properties officeooo:rsid="03457db8"/>
    </style:style>
    <style:style style:name="T876" style:family="text">
      <style:text-properties officeooo:rsid="034251bb"/>
    </style:style>
    <style:style style:name="T877" style:family="text">
      <style:text-properties fo:color="#cccccc" loext:opacity="100%" style:font-name="Gillius ADF" officeooo:rsid="034cb173"/>
    </style:style>
    <style:style style:name="T878" style:family="text">
      <style:text-properties fo:color="#cccccc" loext:opacity="100%" style:font-name="Gillius ADF" officeooo:rsid="03405e93"/>
    </style:style>
    <style:style style:name="T879" style:family="text">
      <style:text-properties fo:color="#cccccc" loext:opacity="100%" style:font-name="Gillius ADF" officeooo:rsid="034f36de"/>
    </style:style>
    <style:style style:name="T880" style:family="text">
      <style:text-properties officeooo:rsid="034e26c7"/>
    </style:style>
    <style:style style:name="T881" style:family="text">
      <style:text-properties officeooo:rsid="0351d7db"/>
    </style:style>
    <style:style style:name="T882" style:family="text">
      <style:text-properties officeooo:rsid="0348f172"/>
    </style:style>
    <style:style style:name="T883"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84"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85" style:family="text">
      <style:text-properties officeooo:rsid="035507e5"/>
    </style:style>
    <style:style style:name="T886"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87" style:family="text">
      <style:text-properties officeooo:rsid="0354e363"/>
    </style:style>
    <style:style style:name="T888" style:family="text">
      <style:text-properties officeooo:rsid="0346cf48"/>
    </style:style>
    <style:style style:name="T889" style:family="text">
      <style:text-properties officeooo:rsid="0355544f"/>
    </style:style>
    <style:style style:name="T890" style:family="text">
      <style:text-properties officeooo:rsid="03567556"/>
    </style:style>
    <style:style style:name="T891"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892"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893" style:family="text">
      <style:text-properties officeooo:rsid="03a30980"/>
    </style:style>
    <style:style style:name="T894" style:family="text">
      <style:text-properties officeooo:rsid="0501597d"/>
    </style:style>
    <style:style style:name="T895" style:family="text">
      <style:text-properties officeooo:rsid="05036610"/>
    </style:style>
    <style:style style:name="T896" style:family="text">
      <style:text-properties officeooo:rsid="05036c28"/>
    </style:style>
    <style:style style:name="T897" style:family="text">
      <style:text-properties officeooo:rsid="0503d938"/>
    </style:style>
    <style:style style:name="T898" style:family="text">
      <style:text-properties officeooo:rsid="03a08643"/>
    </style:style>
    <style:style style:name="T899" style:family="text">
      <style:text-properties officeooo:rsid="03a467f4"/>
    </style:style>
    <style:style style:name="T900" style:family="text">
      <style:text-properties officeooo:rsid="03a4942f"/>
    </style:style>
    <style:style style:name="T901"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02" style:family="text">
      <style:text-properties officeooo:rsid="03581084"/>
    </style:style>
    <style:style style:name="T903" style:family="text">
      <style:text-properties officeooo:rsid="035c2f00"/>
    </style:style>
    <style:style style:name="T904" style:family="text">
      <style:text-properties fo:font-style="italic" officeooo:rsid="035f22db" style:font-style-asian="italic" style:font-style-complex="italic"/>
    </style:style>
    <style:style style:name="T905" style:family="text">
      <style:text-properties officeooo:rsid="035f22db"/>
    </style:style>
    <style:style style:name="T906"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07"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08"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09"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10"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1"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12"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13"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14"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15"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16"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17"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18"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20"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21"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22"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23"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24"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26"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27"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28"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29"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30"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31"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32"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officeooo:rsid="018717b2"/>
    </style:style>
    <style:style style:name="T934"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36"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37"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38"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39" style:family="text">
      <style:text-properties officeooo:rsid="047a5d34"/>
    </style:style>
    <style:style style:name="T940"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43"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44"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46"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49"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50"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51"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52"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56"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62" style:family="text">
      <style:text-properties officeooo:rsid="007340e1"/>
    </style:style>
    <style:style style:name="T963" style:family="text">
      <style:text-properties officeooo:rsid="00738f45"/>
    </style:style>
    <style:style style:name="T964" style:family="text">
      <style:text-properties officeooo:rsid="0074abec"/>
    </style:style>
    <style:style style:name="T965" style:family="text">
      <style:text-properties fo:font-size="10pt" officeooo:rsid="0074abec" style:font-size-asian="10pt" style:font-size-complex="10pt"/>
    </style:style>
    <style:style style:name="T966"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67" style:family="text">
      <style:text-properties fo:color="#cccccc" loext:opacity="100%" style:text-underline-style="none" officeooo:rsid="0086fc49" fo:background-color="transparent" loext:char-shading-value="0"/>
    </style:style>
    <style:style style:name="T968" style:family="text">
      <style:text-properties officeooo:rsid="038e79b3"/>
    </style:style>
    <style:style style:name="T969" style:family="text">
      <style:text-properties fo:color="#cccccc" loext:opacity="100%" style:font-name="BetecknaGS" fo:font-style="normal" officeooo:rsid="000afeae" fo:background-color="transparent" loext:char-shading-value="0" style:font-style-asian="normal" style:font-style-complex="normal"/>
    </style:style>
    <style:style style:name="T970"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71"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72" style:family="text">
      <style:text-properties fo:color="#cccccc" loext:opacity="100%" style:font-name="Gillius ADF" fo:font-size="11pt" officeooo:rsid="0088afee" style:font-size-asian="11pt" style:font-size-complex="11pt"/>
    </style:style>
    <style:style style:name="T973"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74"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75" style:family="text">
      <style:text-properties fo:color="#cccccc" loext:opacity="100%" style:font-name="Gillius ADF" fo:font-size="11pt" officeooo:rsid="008c9bc5" style:font-size-asian="11pt" style:font-size-complex="11pt"/>
    </style:style>
    <style:style style:name="T976" style:family="text">
      <style:text-properties fo:color="#cccccc" loext:opacity="100%" style:font-name="Gillius ADF" fo:font-size="11pt" officeooo:rsid="008e16e7" style:font-size-asian="11pt" style:font-size-complex="11pt"/>
    </style:style>
    <style:style style:name="T977"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78"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79"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80"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81"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82"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83" style:family="text">
      <style:text-properties fo:color="#cccccc" loext:opacity="100%" style:text-underline-style="none" fo:background-color="transparent" loext:char-shading-value="0"/>
    </style:style>
    <style:style style:name="T984" style:family="text">
      <style:text-properties fo:color="#cccccc" loext:opacity="100%" style:text-underline-style="none" officeooo:rsid="02fad28e" fo:background-color="transparent" loext:char-shading-value="0"/>
    </style:style>
    <style:style style:name="T985" style:family="text">
      <style:text-properties fo:color="#cccccc" loext:opacity="100%" fo:font-style="normal" style:text-underline-style="none" fo:background-color="transparent" loext:char-shading-value="0" style:font-style-asian="normal" style:font-style-complex="normal"/>
    </style:style>
    <style:style style:name="T986" style:family="text">
      <style:text-properties fo:color="#cccccc" loext:opacity="100%" fo:font-style="normal" style:text-underline-style="none" officeooo:rsid="02fad28e" fo:background-color="transparent" loext:char-shading-value="0" style:font-style-asian="normal" style:font-style-complex="normal"/>
    </style:style>
    <style:style style:name="T987" style:family="text">
      <style:text-properties fo:font-weight="bold" officeooo:rsid="02bf75c5" style:font-weight-asian="bold" style:font-weight-complex="bold"/>
    </style:style>
    <style:style style:name="T988" style:family="text">
      <style:text-properties officeooo:rsid="02bf75c5"/>
    </style:style>
    <style:style style:name="T989"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990" style:family="text">
      <style:text-properties fo:color="#cccccc" loext:opacity="100%" style:font-name="Fira Code" fo:font-size="10pt" style:font-size-asian="10pt" style:font-size-complex="10pt"/>
    </style:style>
    <style:style style:name="T991" style:family="text">
      <style:text-properties fo:color="#cccccc" loext:opacity="100%" style:font-name="Fira Code" fo:font-size="10pt" officeooo:rsid="00eb6aae" style:font-size-asian="10pt" style:font-size-complex="10pt"/>
    </style:style>
    <style:style style:name="T992" style:family="text">
      <style:text-properties fo:color="#cccccc" loext:opacity="100%" style:font-name="Fira Code" fo:font-size="10pt" officeooo:rsid="02ccf920" style:font-size-asian="10pt" style:font-size-complex="10pt"/>
    </style:style>
    <style:style style:name="T993" style:family="text">
      <style:text-properties fo:color="#cccccc" loext:opacity="100%" style:font-name="Fira Code" fo:font-size="10pt" officeooo:rsid="02bf75c5" style:font-size-asian="10pt" style:font-size-complex="10pt"/>
    </style:style>
    <style:style style:name="T994" style:family="text">
      <style:text-properties officeooo:rsid="02cde8f1"/>
    </style:style>
    <style:style style:name="T995" style:family="text">
      <style:text-properties officeooo:rsid="02cd47e8"/>
    </style:style>
    <style:style style:name="T996" style:family="text">
      <style:text-properties officeooo:rsid="02c00704"/>
    </style:style>
    <style:style style:name="T997" style:family="text">
      <style:text-properties fo:font-style="italic" fo:font-weight="bold" style:font-style-asian="italic" style:font-weight-asian="bold" style:font-style-complex="italic" style:font-weight-complex="bold"/>
    </style:style>
    <style:style style:name="T998"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999"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0"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01"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02"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03" style:family="text">
      <style:text-properties officeooo:rsid="00f7d019"/>
    </style:style>
    <style:style style:name="T1004"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05" style:family="text">
      <style:text-properties officeooo:rsid="02c816bf"/>
    </style:style>
    <style:style style:name="T1006" style:family="text">
      <style:text-properties officeooo:rsid="038e85dc"/>
    </style:style>
    <style:style style:name="T1007" style:family="text">
      <style:text-properties officeooo:rsid="02c83562"/>
    </style:style>
    <style:style style:name="T1008"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09"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10" style:family="text">
      <style:text-properties fo:font-size="10pt" officeooo:rsid="02c83562" style:font-size-asian="10pt" style:font-size-complex="10pt"/>
    </style:style>
    <style:style style:name="T1011" style:family="text">
      <style:text-properties officeooo:rsid="02d2d40d"/>
    </style:style>
    <style:style style:name="T1012" style:family="text">
      <style:text-properties officeooo:rsid="00fc4620"/>
    </style:style>
    <style:style style:name="T1013" style:family="text">
      <style:text-properties officeooo:rsid="02da79b1"/>
    </style:style>
    <style:style style:name="T1014" style:family="text">
      <style:text-properties officeooo:rsid="02d10e38"/>
    </style:style>
    <style:style style:name="T1015" style:family="text">
      <style:text-properties officeooo:rsid="02d157e5"/>
    </style:style>
    <style:style style:name="T1016"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17"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18" style:family="text">
      <style:text-properties officeooo:rsid="04fe218e"/>
    </style:style>
    <style:style style:name="T1019" style:family="text">
      <style:text-properties officeooo:rsid="02f95ecf"/>
    </style:style>
    <style:style style:name="T1020" style:family="text">
      <style:text-properties officeooo:rsid="025e9583"/>
    </style:style>
    <style:style style:name="T1021" style:family="text">
      <style:text-properties officeooo:rsid="04596efa"/>
    </style:style>
    <style:style style:name="T1022" style:family="text">
      <style:text-properties officeooo:rsid="045d95fd"/>
    </style:style>
    <style:style style:name="T1023" style:family="text">
      <style:text-properties officeooo:rsid="045ceeca"/>
    </style:style>
    <style:style style:name="T1024" style:family="text">
      <style:text-properties fo:font-size="9pt" fo:font-style="italic" fo:font-weight="bold" style:font-size-asian="9pt" style:font-style-asian="italic" style:font-weight-asian="bold" style:font-size-complex="9pt" style:font-style-complex="italic" style:font-weight-complex="bold"/>
    </style:style>
    <style:style style:name="T1025" style:family="text">
      <style:text-properties officeooo:rsid="045c7a64"/>
    </style:style>
    <style:style style:name="T1026" style:family="text">
      <style:text-properties officeooo:rsid="0472a4dd"/>
    </style:style>
    <style:style style:name="T1027" style:family="text">
      <style:text-properties officeooo:rsid="047360cb"/>
    </style:style>
    <style:style style:name="T1028" style:family="text">
      <style:text-properties fo:font-size="9pt" officeooo:rsid="051474d9" style:font-size-asian="9pt" style:font-size-complex="9pt"/>
    </style:style>
    <style:style style:name="T1029" style:family="text">
      <style:text-properties officeooo:rsid="051474d9"/>
    </style:style>
    <style:style style:name="T1030" style:family="text">
      <style:text-properties officeooo:rsid="02701848"/>
    </style:style>
    <style:style style:name="T1031" style:family="text">
      <style:text-properties officeooo:rsid="026fc5cc"/>
    </style:style>
    <style:style style:name="T1032"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33" style:family="text">
      <style:text-properties officeooo:rsid="0105fe8c"/>
    </style:style>
    <style:style style:name="T1034" style:family="text">
      <style:text-properties officeooo:rsid="00ff45ce"/>
    </style:style>
    <style:style style:name="T1035" style:family="text">
      <style:text-properties officeooo:rsid="027180eb"/>
    </style:style>
    <style:style style:name="T1036" style:family="text">
      <style:text-properties officeooo:rsid="02736a7e"/>
    </style:style>
    <style:style style:name="T1037"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38" style:family="text">
      <style:text-properties officeooo:rsid="0110cd99"/>
    </style:style>
    <style:style style:name="T1039" style:family="text">
      <style:text-properties fo:font-style="italic" officeooo:rsid="0110cd99" style:font-style-asian="italic" style:font-style-complex="italic"/>
    </style:style>
    <style:style style:name="T1040" style:family="text">
      <style:text-properties officeooo:rsid="0118028d"/>
    </style:style>
    <style:style style:name="T1041" style:family="text">
      <style:text-properties officeooo:rsid="0115b961"/>
    </style:style>
    <style:style style:name="T1042" style:family="text">
      <style:text-properties officeooo:rsid="0116b2b0"/>
    </style:style>
    <style:style style:name="T1043"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44" style:family="text">
      <style:text-properties officeooo:rsid="011ebbf7"/>
    </style:style>
    <style:style style:name="T1045" style:family="text">
      <style:text-properties fo:font-size="10pt" fo:font-style="italic" officeooo:rsid="049e3390" style:font-size-asian="10pt" style:font-style-asian="italic" style:font-size-complex="10pt" style:font-style-complex="italic"/>
    </style:style>
    <style:style style:name="T1046" style:family="text">
      <style:text-properties fo:font-size="10pt" officeooo:rsid="049e3390" style:font-size-asian="10pt" style:font-size-complex="10pt"/>
    </style:style>
    <style:style style:name="T1047" style:family="text">
      <style:text-properties fo:color="#cccccc" loext:opacity="100%" style:font-name="Gillius ADF" officeooo:rsid="02d3564d"/>
    </style:style>
    <style:style style:name="T1048" style:family="text">
      <style:text-properties fo:color="#cccccc" loext:opacity="100%" style:font-name="Gillius ADF" officeooo:rsid="0454c856"/>
    </style:style>
    <style:style style:name="T1049" style:family="text">
      <style:text-properties fo:color="#cccccc" loext:opacity="100%" style:font-name="Gillius ADF" fo:font-style="italic" officeooo:rsid="0454c856" style:font-style-asian="italic" style:font-style-complex="italic"/>
    </style:style>
    <style:style style:name="T1050" style:family="text">
      <style:text-properties fo:color="#cccccc" loext:opacity="100%" style:font-name="Fira Code"/>
    </style:style>
    <style:style style:name="T1051" style:family="text">
      <style:text-properties fo:color="#cccccc" loext:opacity="100%" style:font-name="Fira Code" officeooo:rsid="02c6af98"/>
    </style:style>
    <style:style style:name="T1052"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53" style:family="text">
      <style:text-properties fo:color="#cccccc" loext:opacity="100%" fo:font-size="10pt" fo:font-style="italic" officeooo:rsid="02c3c2a6" style:font-size-asian="10pt" style:font-style-asian="italic" style:font-size-complex="10pt" style:font-style-complex="italic"/>
    </style:style>
    <style:style style:name="T1054" style:family="text">
      <style:text-properties fo:color="#cccccc" loext:opacity="100%" fo:font-size="10pt" officeooo:rsid="02c3c2a6" style:font-size-asian="10pt" style:font-size-complex="10pt"/>
    </style:style>
    <style:style style:name="T1055" style:family="text">
      <style:text-properties fo:color="#cccccc" loext:opacity="100%" fo:font-size="10pt" style:font-size-asian="10pt" style:font-size-complex="10pt"/>
    </style:style>
    <style:style style:name="T1056" style:family="text">
      <style:text-properties officeooo:rsid="02d66e5c"/>
    </style:style>
    <style:style style:name="T1057" style:family="text">
      <style:text-properties fo:color="#cccccc" loext:opacity="100%" style:font-name="Gillius ADF" officeooo:rsid="04795594"/>
    </style:style>
    <style:style style:name="T1058" style:family="text">
      <style:text-properties officeooo:rsid="04795594"/>
    </style:style>
    <style:style style:name="T1059" style:family="text">
      <style:text-properties officeooo:rsid="047a9d40"/>
    </style:style>
    <style:style style:name="T1060" style:family="text">
      <style:text-properties officeooo:rsid="02d54dd2"/>
    </style:style>
    <style:style style:name="T1061"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62"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3"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64"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5"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66"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67"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68"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69"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70" style:family="text">
      <style:text-properties fo:color="#cccccc" loext:opacity="100%" fo:language="fr" fo:country="FR" style:text-underline-style="none" officeooo:rsid="02e58415" fo:background-color="transparent" loext:char-shading-value="0"/>
    </style:style>
    <style:style style:name="T1071" style:family="text">
      <style:text-properties officeooo:rsid="02e980f3"/>
    </style:style>
    <style:style style:name="T1072" style:family="text">
      <style:text-properties fo:color="#cccccc" loext:opacity="100%" style:font-name="Fira Code" fo:font-size="10pt" officeooo:rsid="02e04158" style:font-size-asian="10pt" style:font-size-complex="10pt"/>
    </style:style>
    <style:style style:name="T1073" style:family="text">
      <style:text-properties fo:color="#cccccc" loext:opacity="100%" style:font-name="Fira Code" fo:font-size="10pt" officeooo:rsid="02ddba15" style:font-size-asian="10pt" style:font-size-complex="10pt"/>
    </style:style>
    <style:style style:name="T1074" style:family="text">
      <style:text-properties style:text-underline-style="solid" style:text-underline-width="auto" style:text-underline-color="font-color" fo:font-weight="bold" style:font-weight-asian="bold" style:font-weight-complex="bold"/>
    </style:style>
    <style:style style:name="T1075" style:family="text">
      <style:text-properties fo:color="#cccccc" loext:opacity="100%" style:font-name="Fira Code" fo:font-size="10pt" officeooo:rsid="02e4b28e" style:font-size-asian="10pt" style:font-size-complex="10pt"/>
    </style:style>
    <style:style style:name="T1076" style:family="text">
      <style:text-properties fo:color="#cccccc" loext:opacity="100%" style:font-name="Fira Code" fo:font-size="10pt" officeooo:rsid="02f87e6e" style:font-size-asian="10pt" style:font-size-complex="10pt"/>
    </style:style>
    <style:style style:name="T1077" style:family="text">
      <style:text-properties fo:color="#cccccc" loext:opacity="100%" style:font-name="Fira Code" fo:font-size="10pt" officeooo:rsid="02e232c5" style:font-size-asian="10pt" style:font-size-complex="10pt"/>
    </style:style>
    <style:style style:name="T1078" style:family="text">
      <style:text-properties officeooo:rsid="02de2be9"/>
    </style:style>
    <style:style style:name="T1079" style:family="text">
      <style:text-properties officeooo:rsid="02dec039"/>
    </style:style>
    <style:style style:name="T1080" style:family="text">
      <style:text-properties fo:color="#cccccc" loext:opacity="100%" style:font-name="Fira Code" fo:font-size="10pt" officeooo:rsid="02e39412" style:font-size-asian="10pt" style:font-size-complex="10pt"/>
    </style:style>
    <style:style style:name="T1081" style:family="text">
      <style:text-properties fo:color="#cccccc" loext:opacity="100%" style:font-name="Fira Code" fo:font-size="10pt" officeooo:rsid="02e569a3" style:font-size-asian="10pt" style:font-size-complex="10pt"/>
    </style:style>
    <style:style style:name="T1082" style:family="text">
      <style:text-properties officeooo:rsid="02e569a3"/>
    </style:style>
    <style:style style:name="T1083" style:family="text">
      <style:text-properties fo:color="#cccccc" loext:opacity="100%" style:font-name="Fira Code" fo:font-size="10pt" officeooo:rsid="02f34fa0" style:font-size-asian="10pt" style:font-size-complex="10pt"/>
    </style:style>
    <style:style style:name="T1084" style:family="text">
      <style:text-properties fo:color="#cccccc" loext:opacity="100%" style:font-name="Fira Code" fo:font-size="10pt" officeooo:rsid="02f37219" style:font-size-asian="10pt" style:font-size-complex="10pt"/>
    </style:style>
    <style:style style:name="T1085" style:family="text">
      <style:text-properties fo:color="#cccccc" loext:opacity="100%" fo:language="fr" fo:country="FR" style:text-underline-style="none" officeooo:rsid="02e5f20a" fo:background-color="transparent" loext:char-shading-value="0"/>
    </style:style>
    <style:style style:name="T1086" style:family="text">
      <style:text-properties fo:color="#cccccc" loext:opacity="100%" style:font-name="Fira Code" fo:font-size="10pt" officeooo:rsid="02e58415" style:font-size-asian="10pt" style:font-size-complex="10pt"/>
    </style:style>
    <style:style style:name="T1087" style:family="text">
      <style:text-properties fo:color="#cccccc" loext:opacity="100%" fo:font-size="10pt" officeooo:rsid="02e58415" style:font-size-asian="10pt" style:font-size-complex="10pt"/>
    </style:style>
    <style:style style:name="T1088"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089"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090" style:family="text">
      <style:text-properties fo:color="#cccccc" loext:opacity="100%" fo:language="fr" fo:country="FR" style:text-underline-style="none" officeooo:rsid="031ff867" fo:background-color="transparent" loext:char-shading-value="0"/>
    </style:style>
    <style:style style:name="T1091" style:family="text">
      <style:text-properties fo:color="#cccccc" loext:opacity="100%" style:font-name="Fira Code" fo:font-size="10pt" officeooo:rsid="031ff867" style:font-size-asian="10pt" style:font-size-complex="10pt"/>
    </style:style>
    <style:style style:name="T1092" style:family="text">
      <style:text-properties fo:color="#cccccc" loext:opacity="100%" style:font-name="Fira Code" fo:font-size="10pt" officeooo:rsid="0320c595" style:font-size-asian="10pt" style:font-size-complex="10pt"/>
    </style:style>
    <style:style style:name="T1093"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13</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02</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0">0.</text:span><text:span text:style-name="T21">5</text:span><text:span text:style-name="T22">.</text:span><text:span text:style-name="T23">8b</text:span><text:span text:style-name="T24">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5">1.</text:span><text:span text:style-name="T26">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7">20</text:span>.<text:span text:style-name="T27">1</text:span></text:p>
          </table:table-cell>
        </table:table-row>
        <table:table-row>
          <table:table-cell table:style-name="Table36.A2" office:value-type="string">
            <text:p text:style-name="P25">Terminal/code-oss/<text:span text:style-name="T28">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29">Gillius </text:span><text:span text:style-name="T30">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1">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2">1</text:span>f<text:span text:style-name="T32">1</text:span>f<text:span text:style-name="T32">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3">C</text:span><text:span text:style-name="T34">ONTENTS</text:span></text:p>
      <text:p text:style-name="P29"/>
      <text:p text:style-name="P39"/>
      <text:list text:style-name="WWNum10">
        <text:list-item>
          <text:p text:style-name="P40"><text:span text:style-name="T35">KEYBOARD SHORTCUTS </text:span><text:tab/>page <text:span text:style-name="T36">3</text:span></text:p>
          <text:p text:style-name="P41"/>
          <text:list>
            <text:list-item>
              <text:p text:style-name="P42">Copy/paste from/to the terminal <text:s/><text:tab/>3</text:p>
            </text:list-item>
            <text:list-item>
              <text:p text:style-name="P43"><text:span text:style-name="T37">Show hidden files into a directory</text:span> <text:tab/><text:span text:style-name="T36">3</text:span></text:p>
            </text:list-item>
            <text:list-item>
              <text:p text:style-name="P44"><text:span text:style-name="T38">Lock the current session</text:span> <text:tab/><text:span text:style-name="T36">3</text:span></text:p>
            </text:list-item>
            <text:list-item>
              <text:p text:style-name="P45"><text:span text:style-name="T39">Minimize the current window</text:span><text:tab/><text:span text:style-name="T36">3</text:span></text:p>
            </text:list-item>
            <text:list-item>
              <text:p text:style-name="P46">Maximize the current window <text:tab/><text:span text:style-name="T36">3</text:span></text:p>
            </text:list-item>
            <text:list-item>
              <text:p text:style-name="P47"><text:span text:style-name="T38">Open contextual menu from a logical entry </text:span><text:tab/><text:span text:style-name="T36">3</text:span></text:p>
            </text:list-item>
            <text:list-item>
              <text:p text:style-name="P48"><text:span text:style-name="T40">Run the terminal</text:span> <text:tab/><text:span text:style-name="T36">3</text:span></text:p>
            </text:list-item>
            <text:list-item>
              <text:p text:style-name="P49"><text:span text:style-name="T41">Close a terminal window</text:span> <text:tab/><text:span text:style-name="T36">3</text:span></text:p>
            </text:list-item>
            <text:list-item>
              <text:p text:style-name="P50">Show current path working directory in the window’s handler <text:tab/><text:span text:style-name="T36">3</text:span></text:p>
            </text:list-item>
            <text:list-item>
              <text:p text:style-name="P51">Switch focus to <text:span text:style-name="T41">the </text:span>next brow<text:span text:style-name="T42">s</text:span>ing window <text:tab/><text:span text:style-name="T36">3</text:span></text:p>
            </text:list-item>
            <text:list-item>
              <text:p text:style-name="P52">Show <text:span text:style-name="T43">the </text:span>calendar <text:tab/><text:span text:style-name="T36">3</text:span></text:p>
            </text:list-item>
            <text:list-item>
              <text:p text:style-name="P53">Search for a pattern matching into the terminal <text:tab/><text:span text:style-name="T36">3</text:span></text:p>
            </text:list-item>
          </text:list>
        </text:list-item>
      </text:list>
      <text:p text:style-name="P54"/>
      <text:p text:style-name="P54"/>
      <text:list text:continue-numbering="true" text:style-name="WWNum10">
        <text:list-item>
          <text:p text:style-name="P55"><text:span text:style-name="T44">COMMAND LINE INTERFACE</text:span><text:span text:style-name="T45"> </text:span><text:span text:style-name="T46"><text:tab/></text:span><text:span text:style-name="T47">p</text:span><text:span text:style-name="T46">age </text:span><text:span text:style-name="T48">4</text:span></text:p>
          <text:p text:style-name="P56"/>
          <text:list>
            <text:list-item>
              <text:list>
                <text:list-item>
                  <text:list>
                    <text:list-item>
                      <text:list>
                        <text:list-item>
                          <text:p text:style-name="P57"><text:span text:style-name="T49">Generalities</text:span> <text:tab/><text:span text:style-name="T36">4</text:span></text:p>
                        </text:list-item>
                        <text:list-item>
                          <text:p text:style-name="P58">Searches <text:tab/>4</text:p>
                        </text:list-item>
                        <text:list-item>
                          <text:p text:style-name="P59"><text:span text:style-name="T49">The change directory’s command</text:span> <text:tab/><text:span text:style-name="T36">4</text:span></text:p>
                        </text:list-item>
                        <text:list-item>
                          <text:p text:style-name="P59"><text:span text:style-name="T49">Remove Bluetooth service</text:span> <text:tab/><text:span text:style-name="T36">4</text:span></text:p>
                        </text:list-item>
                        <text:list-item>
                          <text:p text:style-name="P59"><text:span text:style-name="T49">Logs</text:span> <text:tab/><text:span text:style-name="T36">4</text:span></text:p>
                        </text:list-item>
                        <text:list-item>
                          <text:p text:style-name="P59"><text:span text:style-name="T49">Find packages</text:span> <text:tab/><text:span text:style-name="T36">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0">INSTALL / UNINSTALL </text:span><text:tab/>page <text:span text:style-name="T36">7</text:span></text:p>
          <text:p text:style-name="P56"/>
          <text:list>
            <text:list-item>
              <text:p text:style-name="P62"><text:span text:style-name="T51">Installation </text:span><text:tab/><text:span text:style-name="T36">7</text:span></text:p>
            </text:list-item>
            <text:list-item>
              <text:p text:style-name="P59"><text:span text:style-name="T52">Uninstallation</text:span> <text:tab/><text:span text:style-name="T36">7</text:span></text:p>
              <text:p text:style-name="P63"/>
            </text:list-item>
          </text:list>
        </text:list-item>
      </text:list>
      <text:p text:style-name="P60"/>
      <text:list text:continue-numbering="true" text:style-name="WWNum10">
        <text:list-item>
          <text:p text:style-name="P61"><text:span text:style-name="T53">BACKUP</text:span><text:tab/>page <text:span text:style-name="T36">8</text:span></text:p>
          <text:p text:style-name="P56"/>
          <text:list>
            <text:list-item>
              <text:p text:style-name="P62"><text:span text:style-name="T53">Installed packages</text:span> <text:tab/><text:span text:style-name="T36">8</text:span></text:p>
            </text:list-item>
            <text:list-item>
              <text:p text:style-name="P59"><text:span text:style-name="T53">Data transfert to an USB flash</text:span> <text:tab/><text:span text:style-name="T36">8</text:span></text:p>
            </text:list-item>
            <text:list-item>
              <text:p text:style-name="P59"><text:span text:style-name="T54">Filesystem reparation </text:span><text:tab/><text:span text:style-name="T36">8</text:span></text:p>
            </text:list-item>
          </text:list>
        </text:list-item>
      </text:list>
      <text:p text:style-name="P60"/>
      <text:p text:style-name="P60"/>
      <text:list text:continue-numbering="true" text:style-name="WWNum10">
        <text:list-item>
          <text:p text:style-name="P40"><text:span text:style-name="T54">APPENDIX </text:span><text:tab/>page <text:span text:style-name="T36">9</text:span></text:p>
          <text:p text:style-name="P41"/>
          <text:list>
            <text:list-header>
              <text:p text:style-name="P64"/>
            </text:list-header>
            <text:list-item text:start-value="1">
              <text:p text:style-name="P62"><text:span text:style-name="T55">Backus-Naur notation</text:span> <text:tab/><text:span text:style-name="T36">9</text:span></text:p>
            </text:list-item>
            <text:list-item>
              <text:p text:style-name="P65"><text:span text:style-name="T55">Recommended packages</text:span><text:tab/><text:span text:style-name="T36">9</text:span></text:p>
            </text:list-item>
            <text:list-item>
              <text:p text:style-name="P66">Frequently Asked Questions <text:tab/><text:span text:style-name="T36">9</text:span></text:p>
            </text:list-item>
            <text:list-item>
              <text:p text:style-name="P67">Firefox browser policy <text:tab/>1<text:span text:style-name="T56">2</text:span></text:p>
            </text:list-item>
          </text:list>
        </text:list-item>
      </text:list>
      <text:p text:style-name="P68"><text:soft-page-break/><text:span text:style-name="T57">KEYBOARD </text:span><text:span text:style-name="T58">SHORTCUTS</text:span></text:p>
      <text:p text:style-name="P69"/>
      <text:p text:style-name="P70"><text:span text:style-name="Default_20_Paragraph_20_Font"><text:span text:style-name="T59">KDE </text:span></text:span><text:span text:style-name="Default_20_Paragraph_20_Font"><text:span text:style-name="T60">6.x</text:span></text:span><text:span text:style-name="Default_20_Paragraph_20_Font"><text:span text:style-name="T61">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2">Lock current session</text:span></text:span></text:p>
          </table:table-cell>
          <table:table-cell table:style-name="Table14.B1" office:value-type="string">
            <text:p text:style-name="P71"><text:span text:style-name="Default_20_Paragraph_20_Font"><text:span text:style-name="T62">&lt;C-Alt&gt; + Del</text:span></text:span></text:p>
          </table:table-cell>
        </table:table-row>
        <table:table-row table:style-name="Table14.1">
          <table:table-cell table:style-name="Table14.A2" office:value-type="string">
            <text:p text:style-name="P71"><text:span text:style-name="Default_20_Paragraph_20_Font"><text:span text:style-name="T62">Show the calendar<text:tab/></text:span></text:span></text:p>
          </table:table-cell>
          <table:table-cell table:style-name="Table14.B2" office:value-type="string">
            <text:p text:style-name="P71"><text:span text:style-name="Default_20_Paragraph_20_Font"><text:span text:style-name="T62">Super + M</text:span></text:span></text:p>
          </table:table-cell>
        </table:table-row>
        <table:table-row table:style-name="Table14.1">
          <table:table-cell table:style-name="Table14.A2" office:value-type="string">
            <text:p text:style-name="P72"><text:span text:style-name="Default_20_Paragraph_20_Font"><text:span text:style-name="T63">Show Applications menu</text:span></text:span></text:p>
          </table:table-cell>
          <table:table-cell table:style-name="Table14.B2" office:value-type="string">
            <text:p text:style-name="P73"><text:span text:style-name="Default_20_Paragraph_20_Font"><text:span text:style-name="T64">Alt + F1</text:span></text:span></text:p>
          </table:table-cell>
        </table:table-row>
        <table:table-row table:style-name="Table14.1">
          <table:table-cell table:style-name="Table14.A2" office:value-type="string">
            <text:p text:style-name="P74"><text:span text:style-name="Default_20_Paragraph_20_Font"><text:span text:style-name="T65">Peek at</text:span></text:span><text:span text:style-name="Default_20_Paragraph_20_Font"><text:span text:style-name="T66"> desktop</text:span></text:span></text:p>
          </table:table-cell>
          <table:table-cell table:style-name="Table14.B2" office:value-type="string">
            <text:p text:style-name="P75"><text:span text:style-name="Default_20_Paragraph_20_Font"><text:span text:style-name="T64">&lt;C-Alt&gt; + D</text:span></text:span></text:p>
          </table:table-cell>
        </table:table-row>
        <table:table-row table:style-name="Table14.1">
          <table:table-cell table:style-name="Table14.A5" office:value-type="string">
            <text:p text:style-name="P76"><text:span text:style-name="Default_20_Paragraph_20_Font"><text:span text:style-name="T66">Move </text:span></text:span><text:span text:style-name="Default_20_Paragraph_20_Font"><text:span text:style-name="T67">| resize </text:span></text:span><text:span text:style-name="Default_20_Paragraph_20_Font"><text:span text:style-name="T66">a window</text:span></text:span></text:p>
          </table:table-cell>
          <table:table-cell table:style-name="Table14.B2" office:value-type="string">
            <text:p text:style-name="P77"><text:span text:style-name="T68">Super</text:span> + <text:span text:style-name="T69">arrow</text:span></text:p>
          </table:table-cell>
        </table:table-row>
        <table:table-row table:style-name="Table14.1">
          <table:table-cell table:style-name="Table14.A6" office:value-type="string">
            <text:p text:style-name="P71"><text:span text:style-name="Default_20_Paragraph_20_Font"><text:span text:style-name="T66">Switch </text:span></text:span><text:span text:style-name="Default_20_Paragraph_20_Font"><text:span text:style-name="T70">focused logical item </text:span></text:span><text:span text:style-name="Default_20_Paragraph_20_Font"><text:span text:style-name="T66">to previous|next </text:span></text:span><text:span text:style-name="Default_20_Paragraph_20_Font"><text:span text:style-name="T65">virtual desktop</text:span></text:span></text:p>
          </table:table-cell>
          <table:table-cell table:style-name="Table14.B2" office:value-type="string">
            <text:p text:style-name="P78">&lt;C-<text:span text:style-name="T68">(</text:span><text:span text:style-name="T71">F1 / F2 / F3</text:span><text:span text:style-name="T68">)</text:span></text:p>
          </table:table-cell>
        </table:table-row>
        <table:table-row table:style-name="Table14.1">
          <table:table-cell table:style-name="Table14.A7" office:value-type="string">
            <text:p text:style-name="P79"><text:span text:style-name="Default_20_Paragraph_20_Font"><text:span text:style-name="T66">Move the </text:span></text:span><text:span text:style-name="Default_20_Paragraph_20_Font"><text:span text:style-name="T72">current </text:span></text:span><text:span text:style-name="Default_20_Paragraph_20_Font"><text:span text:style-name="T66">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8" office:value-type="string">
            <text:p text:style-name="P81"><text:span text:style-name="Default_20_Paragraph_20_Font"><text:span text:style-name="T73">Maximize </text:span></text:span><text:span text:style-name="Default_20_Paragraph_20_Font"><text:span text:style-name="T74">| </text:span></text:span><text:span text:style-name="Default_20_Paragraph_20_Font"><text:span text:style-name="T66">Switch to full screen</text:span></text:span></text:p>
          </table:table-cell>
          <table:table-cell table:style-name="Table14.B2" office:value-type="string">
            <text:p text:style-name="P82"><text:span text:style-name="T68">Super + &lt;</text:span>arrowUp&gt;</text:p>
          </table:table-cell>
        </table:table-row>
        <table:table-row table:style-name="Table14.1">
          <table:table-cell table:style-name="Table14.A8" office:value-type="string">
            <text:p text:style-name="P83">Prints Xfce’s version</text:p>
          </table:table-cell>
          <table:table-cell table:style-name="Table14.B2" office:value-type="string">
            <text:p text:style-name="P84"><text:span text:style-name="T68">(</text:span>Plasmashell -v | kf5-config -v<text:span text:style-name="T68">)</text:span></text:p>
          </table:table-cell>
        </table:table-row>
        <table:table-row table:style-name="Table14.1">
          <table:table-cell table:style-name="Table14.A8" office:value-type="string">
            <text:p text:style-name="P85">Resize a full-screen focused application</text:p>
          </table:table-cell>
          <table:table-cell table:style-name="Table14.B2" office:value-type="string">
            <text:p text:style-name="P86"><text:span text:style-name="T68">Super</text:span> + <text:span text:style-name="T68">(</text:span>left / right<text:span text:style-name="T68">_</text:span>arrow<text:span text:style-name="T68">)</text:span></text:p>
          </table:table-cell>
        </table:table-row>
        <table:table-row table:style-name="Table14.1">
          <table:table-cell table:style-name="Table14.A8" office:value-type="string">
            <text:p text:style-name="P87">Zoom in / out</text:p>
          </table:table-cell>
          <table:table-cell table:style-name="Table14.B2" office:value-type="string">
            <text:p text:style-name="P88"><text:span text:style-name="T68">Super</text:span> + <text:span text:style-name="T68">(</text:span>+ / -<text:span text:style-name="T68">)</text:span></text:p>
          </table:table-cell>
        </table:table-row>
        <table:table-row table:style-name="Table14.1">
          <table:table-cell table:style-name="Table14.A8"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8" office:value-type="string">
            <text:p text:style-name="P89">Logout user session</text:p>
          </table:table-cell>
          <table:table-cell table:style-name="Table14.B2" office:value-type="string">
            <text:p text:style-name="P90">Qdbus org.kde.Shutdown /Shutdown logout <text:span text:style-name="T75">[And </text:span><text:span text:style-name="T76">(</text:span><text:span text:style-name="T75">Reboot / Shutdown]</text:span></text:p>
          </table:table-cell>
        </table:table-row>
        <table:table-row table:style-name="Table14.1">
          <table:table-cell table:style-name="Table14.A8"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77">TEXT PROCESSING</text:span></text:span></text:p>
      <text:p text:style-name="P93"><text:span text:style-name="Default_20_Paragraph_20_Font"><text:span text:style-name="T78">Convert a .</text:span></text:span><text:span text:style-name="Default_20_Paragraph_20_Font"><text:span text:style-name="T79">odt file to .ps file :</text:span></text:span></text:p>
      <text:p text:style-name="P93"><text:span text:style-name="Default_20_Paragraph_20_Font"><text:span text:style-name="T80">Ctrl + P / Printer : File to Print / Click File to Print button / </text:span></text:span><text:span text:style-name="Default_20_Paragraph_20_Font"><text:span text:style-name="T81">&lt;name&gt;.ps</text:span></text:span></text:p>
      <text:p text:style-name="P93"><text:span text:style-name="Default_20_Paragraph_20_Font"><text:span text:style-name="T82">Then compress with gzip.</text:span></text:span></text:p>
      <text:p text:style-name="P69"/>
      <text:p text:style-name="P69"/>
      <text:p text:style-name="P94"><text:span text:style-name="Default_20_Paragraph_20_Font"><text:span text:style-name="T83">SETTINGS/ SETTINGS MANAGER/ KEYBOARD/ </text:span></text:span><text:span text:style-name="Default_20_Paragraph_20_Font"><text:span text:style-name="T84">APPLICATIONS </text:span></text:span><text:span text:style-name="Default_20_Paragraph_20_Font"><text:span text:style-name="T83">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5">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6">Super</text:span></text:span><text:span text:style-name="Default_20_Paragraph_20_Font"><text:span text:style-name="T63"> + T</text:span></text:span></text:p>
          </table:table-cell>
        </table:table-row>
        <table:table-row table:style-name="Table23.1">
          <table:table-cell table:style-name="Table23.A2" office:value-type="string">
            <text:p text:style-name="P98"><text:span text:style-name="T87">id.</text:span> mail reader </text:p>
          </table:table-cell>
          <table:table-cell table:style-name="Table23.B2" office:value-type="string">
            <text:p text:style-name="P98"><text:span text:style-name="T88">exo-open --launch </text:span>MailReader</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89">M</text:span></text:span></text:p>
          </table:table-cell>
        </table:table-row>
        <table:table-row table:style-name="Table23.1">
          <table:table-cell table:style-name="Table23.A2" office:value-type="string">
            <text:p text:style-name="P98"><text:span text:style-name="T87">id.</text:span> web browser</text:p>
          </table:table-cell>
          <table:table-cell table:style-name="Table23.B2" office:value-type="string">
            <text:p text:style-name="P98"><text:span text:style-name="T88">exo-open --launch </text:span>WebBrowser</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89">W</text:span></text:span></text:p>
          </table:table-cell>
        </table:table-row>
        <table:table-row table:style-name="Table23.1">
          <table:table-cell table:style-name="Table23.A2" office:value-type="string">
            <text:p text:style-name="P98"><text:span text:style-name="T87">id.</text:span> <text:span text:style-name="T90">file manager</text:span> </text:p>
          </table:table-cell>
          <table:table-cell table:style-name="Table23.B2" office:value-type="string">
            <text:p text:style-name="P96">exo-open --launch <text:span text:style-name="T85">FileManager</text:span></text:p>
          </table:table-cell>
          <table:table-cell table:style-name="Table23.C2" office:value-type="string">
            <text:p text:style-name="P97"><text:span text:style-name="Default_20_Paragraph_20_Font"><text:span text:style-name="T86">Super</text:span></text:span><text:span text:style-name="Default_20_Paragraph_20_Font"><text:span text:style-name="T63"> + </text:span></text:span><text:span text:style-name="Default_20_Paragraph_20_Font"><text:span text:style-name="T91">E</text:span></text:span></text:p>
          </table:table-cell>
        </table:table-row>
      </table:table>
      <text:p text:style-name="P99"/>
      <text:p text:style-name="P99"/>
      <text:p text:style-name="P100"><text:span text:style-name="Default_20_Paragraph_20_Font"><text:span text:style-name="T92">KITTY </text:span></text:span><text:span text:style-name="Default_20_Paragraph_20_Font"><text:span text:style-name="T93">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ext:soft-page-break/>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4">&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5">the active tab</text:span></text:p>
          </table:table-cell>
          <table:table-cell table:style-name="Table15.B2" office:value-type="string">
            <text:p text:style-name="P109"><text:span text:style-name="Default_20_Paragraph_20_Font"><text:span text:style-name="T96">&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text:span text:style-name="T94">&lt;C-</text:span>Shift&gt; + F</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4">&lt;C-</text:span>Page <text:span text:style-name="T68">(</text:span>Up | Down<text:span text:style-name="T68">)&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97">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98">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98">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99">C-Shift&gt; F7 </text:span><text:span text:style-name="T100">[</text:span><text:span text:style-name="T99">&lt;num&gt;</text:span><text:span text:style-name="T100">]</text:span></text:p>
            <text:p text:style-name="P119"/>
            <text:p text:style-name="P120"><text:span text:style-name="T100">Press optional &lt;num&gt;</text:span>whe<text:span text:style-name="T99">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1">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99">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2">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3">C-Shift&gt; SP</text:span></text:p>
          </table:table-cell>
        </table:table-row>
        <table:table-row table:style-name="Table15.1">
          <table:table-cell table:style-name="Table15.A7" office:value-type="string">
            <text:p text:style-name="P124">Switch to Unicode input mode <text:span text:style-name="T104">(</text:span><text:span text:style-name="T105">i.e.</text:span><text:span text:style-name="T104"> pattern matching mode)</text:span></text:p>
          </table:table-cell>
          <table:table-cell table:style-name="Table15.B2" office:value-type="string">
            <text:p text:style-name="P117">&lt;<text:span text:style-name="T106">C-Shift&gt; U</text:span></text:p>
          </table:table-cell>
        </table:table-row>
      </table:table>
      <text:p text:style-name="P125"><text:span text:style-name="Default_20_Paragraph_20_Font"><text:span text:style-name="T107"/></text:span></text:p>
      <text:p text:style-name="P125"><text:span text:style-name="Default_20_Paragraph_20_Font"><text:span text:style-name="T107"/></text:span></text:p>
      <text:p text:style-name="P125"><text:span text:style-name="Default_20_Paragraph_20_Font"><text:span text:style-name="T107">TYPESCRIPT/</text:span></text:span><text:span text:style-name="Default_20_Paragraph_20_Font"><text:span text:style-name="T108">JAVASCRIPT - TS/JS</text:span></text:span><text:span text:style-name="Default_20_Paragraph_20_Font"><text:span text:style-name="T107"> – </text:span></text:span><text:span text:style-name="Default_20_Paragraph_20_Font"><text:span text:style-name="T108">PNPM </text:span></text:span></text:p>
      <text:p text:style-name="P126"><text:span text:style-name="Default_20_Paragraph_20_Font"><text:span text:style-name="T109"/></text:span></text:p>
      <table:table table:name="Table53" table:style-name="Table53">
        <table:table-column table:style-name="Table53.A"/>
        <table:table-column table:style-name="Table53.B"/>
        <table:table-row table:style-name="Table53.1">
          <table:table-cell table:style-name="Table53.A1" office:value-type="string">
            <text:p text:style-name="P127">Install Typescript <text:span text:style-name="T110">[with specific version]</text:span> <text:span text:style-name="T111">locally with its types definitions as a test driver</text:span></text:p>
          </table:table-cell>
          <table:table-cell table:style-name="Table53.B1" office:value-type="string">
            <text:p text:style-name="P128"><text:span text:style-name="T111">p</text:span>npm install --<text:span text:style-name="T111">save-dev</text:span> ts-node typescript<text:span text:style-name="T110">[@5.</text:span><text:span text:style-name="T112">5</text:span><text:span text:style-name="T110">.2 / next]</text:span> @types/node <text:span text:style-name="T111">@types/mocha</text:span></text:p>
          </table:table-cell>
        </table:table-row>
        <table:table-row table:style-name="Table53.1">
          <table:table-cell table:style-name="Table53.A2" office:value-type="string">
            <text:p text:style-name="P127"><text:span text:style-name="T113">C</text:span>ompile and run a .ts file</text:p>
          </table:table-cell>
          <table:table-cell table:style-name="Table53.B2" office:value-type="string">
            <text:p text:style-name="P128"><text:span text:style-name="T111">p</text:span>npx tsx [watch] &lt;file.ts&gt;</text:p>
            <text:p text:style-name="P128"/>
            <text:p text:style-name="P129">where <text:span text:style-name="T114">watch sub-command trigger</text:span><text:span text:style-name="T115">s a</text:span><text:span text:style-name="T114"> watch dog.</text:span></text:p>
            <text:p text:style-name="P130"><text:span text:style-name="T87">N.B.</text:span> npx is script’s environment of npm.</text:p>
          </table:table-cell>
        </table:table-row>
        <table:table-row table:style-name="Table53.1">
          <table:table-cell table:style-name="Table53.A2" office:value-type="string">
            <text:p text:style-name="P131">Display typescript’s package location</text:p>
          </table:table-cell>
          <table:table-cell table:style-name="Table53.B2" office:value-type="string">
            <text:p text:style-name="P132"><text:span text:style-name="T111">p</text:span>npm list -g typescript</text:p>
          </table:table-cell>
        </table:table-row>
        <table:table-row table:style-name="Table53.1">
          <table:table-cell table:style-name="Table53.A4" office:value-type="string">
            <text:p text:style-name="P133">Rebuild a package</text:p>
          </table:table-cell>
          <table:table-cell table:style-name="Table53.B2" office:value-type="string">
            <text:p text:style-name="P134"><text:span text:style-name="T111">p</text:span>npm rebuild &lt;pkg&gt; --force</text:p>
          </table:table-cell>
        </table:table-row>
      </table:table>
      <text:p text:style-name="P125"><text:span text:style-name="Default_20_Paragraph_20_Font"><text:span text:style-name="T109"/></text:span></text:p>
      <text:p text:style-name="P135"><text:span text:style-name="Default_20_Paragraph_20_Font"><text:span text:style-name="T116">VISUAL STUDIO CODE </text:span></text:span><text:span text:style-name="Default_20_Paragraph_20_Font"><text:span text:style-name="T117">(VSC / CODE-OSS)</text:span></text:span></text:p>
      <text:p text:style-name="P135"><text:span text:style-name="Default_20_Paragraph_20_Font"><text:span text:style-name="T117"/></text:span></text:p>
      <table:table table:name="Table55" table:style-name="Table55">
        <table:table-column table:style-name="Table55.A"/>
        <table:table-column table:style-name="Table55.B"/>
        <table:table-row table:style-name="Table55.1">
          <table:table-cell table:style-name="Table55.A1" office:value-type="string">
            <text:p text:style-name="P136"><text:span text:style-name="T118">Synchronize latest installed typescript’</text:span><text:span text:style-name="T119">s</text:span><text:span text:style-name="T118"> version </text:span><text:span text:style-name="T120">between</text:span><text:span text:style-name="T118"> </text:span><text:span text:style-name="T121">npm</text:span><text:span text:style-name="T122">/</text:span></text:p>
            <text:p text:style-name="P137"><text:span text:style-name="T123">p</text:span><text:span text:style-name="T87">npm</text:span> and <text:span text:style-name="T87">VS Studio </text:span><text:span text:style-name="T124">Code</text:span></text:p>
          </table:table-cell>
          <table:table-cell table:style-name="Table55.B1" office:value-type="string">
            <text:p text:style-name="P136"><text:span text:style-name="T118">Add the following into</text:span><text:span text:style-name="T125"> settings.json</text:span><text:span text:style-name="T118">:</text:span></text:p>
            <text:p text:style-name="P138"><text:span text:style-name="T126">{ “typescript.tsdk”: “</text:span><text:span text:style-name="T127">~/</text:span><text:span text:style-name="T126">.local/lib/typescript/node_modules/lib”</text:span></text:p>
            <text:p text:style-name="P138"><text:span text:style-name="T126">“</text:span><text:span text:style-name="T128">~/.local/pnpm/global/5/node_modules”</text:span><text:span text:style-name="T126"> }</text:span></text:p>
            <text:p text:style-name="P139"/>
            <text:p text:style-name="P140"><text:span text:style-name="T87">N.B.</text:span> <text:span text:style-name="T129">A</text:span>ccess to settings.json with &lt;C-Shift&gt; + P / <text:span text:style-name="T130">settings</text:span> </text:p>
          </table:table-cell>
        </table:table-row>
        <text:soft-page-break/>
        <table:table-row table:style-name="Table55.1">
          <table:table-cell table:style-name="Table55.A2" office:value-type="string">
            <text:p text:style-name="P141">Reload VS Studio <text:span text:style-name="T131">Code</text:span></text:p>
          </table:table-cell>
          <table:table-cell table:style-name="Table55.B2" office:value-type="string">
            <text:p text:style-name="P139">&lt;C-Shift&gt; + P.Reload the windows</text:p>
          </table:table-cell>
        </table:table-row>
        <table:table-row table:style-name="Table55.1">
          <table:table-cell table:style-name="Table55.A3" office:value-type="string">
            <text:p text:style-name="P142">Restart typescript server</text:p>
          </table:table-cell>
          <table:table-cell table:style-name="Table55.B2" office:value-type="string">
            <text:p text:style-name="P139">&lt;C-Shift&gt; + P.R<text:span text:style-name="T132">estart TS server</text:span></text:p>
          </table:table-cell>
        </table:table-row>
        <table:table-row table:style-name="Table55.1">
          <table:table-cell table:style-name="Table55.A3" office:value-type="string">
            <text:p text:style-name="P143">Print entirely the code <text:span text:style-name="T133">by collapsing the contents screen-wide </text:span>in the current<text:span text:style-name="T134">ly</text:span> windowed app</text:p>
          </table:table-cell>
          <table:table-cell table:style-name="Table55.B2" office:value-type="string">
            <text:p text:style-name="P144">Alt + Z</text:p>
          </table:table-cell>
        </table:table-row>
        <table:table-row table:style-name="Table55.1">
          <table:table-cell table:style-name="Table55.A3" office:value-type="string">
            <text:p text:style-name="P145">Skip the currently highligh<text:span text:style-name="T135">t</text:span>ed occurrence</text:p>
          </table:table-cell>
          <table:table-cell table:style-name="Table55.B2" office:value-type="string">
            <text:p text:style-name="P144">&lt;<text:span text:style-name="T136">C-K&gt; &lt;C-D&gt;</text:span></text:p>
          </table:table-cell>
        </table:table-row>
        <table:table-row table:style-name="Table55.1">
          <table:table-cell table:style-name="Table55.A6" office:value-type="string">
            <text:p text:style-name="P146">Select all occurences</text:p>
          </table:table-cell>
          <table:table-cell table:style-name="Table55.B2" office:value-type="string">
            <text:p text:style-name="P144">&lt;<text:span text:style-name="T137">C-Shit&gt; + L</text:span></text:p>
          </table:table-cell>
        </table:table-row>
        <table:table-row table:style-name="Table55.1">
          <table:table-cell table:style-name="Table55.A6" office:value-type="string">
            <text:p text:style-name="P147">List all installed extensions</text:p>
          </table:table-cell>
          <table:table-cell table:style-name="Table55.B2" office:value-type="string">
            <text:p text:style-name="P148">code-oss --list-extensions --show-versions</text:p>
          </table:table-cell>
        </table:table-row>
      </table:table>
      <text:p text:style-name="P135"><text:span text:style-name="Default_20_Paragraph_20_Font"><text:span text:style-name="T109"/></text:span></text:p>
      <text:p text:style-name="P135"><text:span text:style-name="Default_20_Paragraph_20_Font"><text:span text:style-name="T109"/></text:span></text:p>
      <text:p text:style-name="P149"><text:span text:style-name="Default_20_Paragraph_20_Font"><text:span text:style-name="T138">ANGULAR - TypeScript</text:span></text:span></text:p>
      <text:p text:style-name="P150"><text:span text:style-name="Default_20_Paragraph_20_Font"><text:span text:style-name="T139"/></text:span></text:p>
      <table:table table:name="Table81" table:style-name="Table81">
        <table:table-column table:style-name="Table81.A"/>
        <table:table-column table:style-name="Table81.B"/>
        <table:table-row table:style-name="Table81.1">
          <table:table-cell table:style-name="Table81.A1" office:value-type="string">
            <text:p text:style-name="P151">Fix incompatible peer dependencies warning</text:p>
          </table:table-cell>
          <table:table-cell table:style-name="Table81.B1" office:value-type="string">
            <text:p text:style-name="P152">pnpm config set legacy-peer-deps=true --location=project</text:p>
          </table:table-cell>
        </table:table-row>
      </table:table>
      <text:p text:style-name="P150"><text:span text:style-name="Default_20_Paragraph_20_Font"><text:span text:style-name="T109"/></text:span></text:p>
      <text:p text:style-name="P135"><text:span text:style-name="Default_20_Paragraph_20_Font"><text:span text:style-name="T109"/></text:span></text:p>
      <text:p text:style-name="P153"><text:span text:style-name="Default_20_Paragraph_20_Font"><text:span text:style-name="T140">HELIX</text:span></text:span></text:p>
      <text:p text:style-name="P153"><text:span text:style-name="Default_20_Paragraph_20_Font"><text:span text:style-name="T141"/></text:span></text:p>
      <table:table table:name="Table74" table:style-name="Table74">
        <table:table-column table:style-name="Table74.A"/>
        <table:table-column table:style-name="Table74.B"/>
        <table:table-row table:style-name="Table74.1">
          <table:table-cell table:style-name="Table74.A1" office:value-type="string">
            <text:p text:style-name="P154">Print diagnostic info related to LSP</text:p>
          </table:table-cell>
          <table:table-cell table:style-name="Table74.B1" office:value-type="string">
            <text:p text:style-name="P155">hx --health &lt;language&gt;<text:span text:style-name="T142"> </text:span></text:p>
          </table:table-cell>
        </table:table-row>
        <table:table-row table:style-name="Table74.1">
          <table:table-cell table:style-name="Table74.A2" office:value-type="string">
            <text:p text:style-name="P156">Replace all occurences according to a pattern</text:p>
          </table:table-cell>
          <table:table-cell table:style-name="Table74.B2" office:value-type="string">
            <text:p text:style-name="P157">1. <text:span text:style-name="T143">(</text:span><text:span text:style-name="T144">toggle to the next occurence</text:span><text:span text:style-name="T143">)</text:span></text:p>
            <text:p text:style-name="P158">s &lt;pattern&gt;&lt;ret&gt;</text:p>
            <text:p text:style-name="P158">n v 1*n c</text:p>
            <text:p text:style-name="P158"/>
            <text:p text:style-name="P159"><text:span text:style-name="T145">2</text:span>. <text:span text:style-name="T143">(all at once)</text:span></text:p>
            <text:p text:style-name="P160">s &lt;pattern&gt;&lt;ret&gt;</text:p>
            <text:p text:style-name="P160">%s&lt;ret&gt; <text:span text:style-name="T146">c</text:span></text:p>
          </table:table-cell>
        </table:table-row>
        <table:table-row table:style-name="Table74.1">
          <table:table-cell table:style-name="Table74.A2" office:value-type="string">
            <text:p text:style-name="P161">Select all content<text:span text:style-name="T147">s</text:span> in current buffer</text:p>
          </table:table-cell>
          <table:table-cell table:style-name="Table74.B2" office:value-type="string">
            <text:p text:style-name="P162">%</text:p>
          </table:table-cell>
        </table:table-row>
        <table:table-row table:style-name="Table74.1">
          <table:table-cell table:style-name="Table74.A2" office:value-type="string">
            <text:p text:style-name="P163">Print documentation related to a symbol <text:span text:style-name="T148">(require LSP)</text:span></text:p>
          </table:table-cell>
          <table:table-cell table:style-name="Table74.B2" office:value-type="string">
            <text:p text:style-name="P164">Focus onto symbol</text:p>
            <text:p text:style-name="P164">SP k</text:p>
          </table:table-cell>
        </table:table-row>
        <table:table-row table:style-name="Table74.1">
          <table:table-cell table:style-name="Table74.A2" office:value-type="string">
            <text:p text:style-name="P165">Remove the line below focus</text:p>
          </table:table-cell>
          <table:table-cell table:style-name="Table74.B2" office:value-type="string">
            <text:p text:style-name="P164">&lt;<text:span text:style-name="T149">shift&gt; j</text:span></text:p>
          </table:table-cell>
        </table:table-row>
        <table:table-row table:style-name="Table74.1">
          <table:table-cell table:style-name="Table74.A2" office:value-type="string">
            <text:p text:style-name="P166">Hint any URI visible</text:p>
          </table:table-cell>
          <table:table-cell table:style-name="Table74.B2" office:value-type="string">
            <text:p text:style-name="P164">&lt;<text:span text:style-name="T150">C-shift&gt; e</text:span></text:p>
          </table:table-cell>
        </table:table-row>
        <table:table-row table:style-name="Table74.1">
          <table:table-cell table:style-name="Table74.A2" office:value-type="string">
            <text:p text:style-name="P166">Hint any pathname visible</text:p>
          </table:table-cell>
          <table:table-cell table:style-name="Table74.B2" office:value-type="string">
            <text:p text:style-name="P164">&lt;<text:span text:style-name="T150">C-shift&gt; f</text:span></text:p>
          </table:table-cell>
        </table:table-row>
      </table:table>
      <text:p text:style-name="P153"><text:span text:style-name="Default_20_Paragraph_20_Font"><text:span text:style-name="T151"/></text:span></text:p>
      <text:p text:style-name="P135"><text:span text:style-name="Default_20_Paragraph_20_Font"><text:span text:style-name="T109"/></text:span></text:p>
      <text:p text:style-name="P167"><text:span text:style-name="Default_20_Paragraph_20_Font"><text:span text:style-name="T152">CARGO – RUST TOOL CHAIN</text:span></text:span></text:p>
      <text:p text:style-name="P167"><text:span text:style-name="Default_20_Paragraph_20_Font"><text:span text:style-name="T141"/></text:span></text:p>
      <table:table table:name="Table78" table:style-name="Table78">
        <table:table-column table:style-name="Table78.A"/>
        <table:table-column table:style-name="Table78.B"/>
        <table:table-row table:style-name="Table78.1">
          <table:table-cell table:style-name="Table78.A1" office:value-type="string">
            <text:p text:style-name="P168">Canonical way of installing a Rust-written package</text:p>
          </table:table-cell>
          <table:table-cell table:style-name="Table78.B1" office:value-type="string">
            <text:p text:style-name="P169">cargo build --release -j4</text:p>
          </table:table-cell>
        </table:table-row>
      </table:table>
      <text:p text:style-name="P167"><text:span text:style-name="Default_20_Paragraph_20_Font"><text:span text:style-name="T151"/></text:span></text:p>
      <text:p text:style-name="P135"><text:span text:style-name="Default_20_Paragraph_20_Font"><text:span text:style-name="T109"/></text:span></text:p>
      <text:p text:style-name="P170"><text:span text:style-name="Default_20_Paragraph_20_Font"><text:span text:style-name="T153">NODEJS</text:span></text:span></text:p>
      <text:p text:style-name="P170"><text:span text:style-name="Default_20_Paragraph_20_Font"><text:span text:style-name="T153"/></text:span></text:p>
      <text:p text:style-name="P171"><text:span text:style-name="Default_20_Paragraph_20_Font"><text:span text:style-name="T154">Useful packages:</text:span></text:span></text:p>
      <text:p text:style-name="P172"><text:soft-page-break/><text:span text:style-name="Default_20_Paragraph_20_Font"><text:span text:style-name="T154">require(‘prompt-sync’)()</text:span></text:span></text:p>
      <text:p text:style-name="P172"><text:span text:style-name="Default_20_Paragraph_20_Font"><text:span text:style-name="T154">require(‘readline’)()</text:span></text:span></text:p>
      <text:p text:style-name="P172"><text:span text:style-name="Default_20_Paragraph_20_Font"><text:span text:style-name="T154">require(‘fs’)()</text:span></text:span></text:p>
      <text:p text:style-name="P173"/>
      <text:p text:style-name="P173"/>
      <text:p text:style-name="P174"><text:span text:style-name="Default_20_Paragraph_20_Font"><text:span text:style-name="T155">JAVA</text:span></text:span></text:p>
      <text:p text:style-name="P174"><text:span text:style-name="Default_20_Paragraph_20_Font"><text:span text:style-name="T109"/></text:span></text:p>
      <table:table table:name="Table83" table:style-name="Table83">
        <table:table-column table:style-name="Table83.A"/>
        <table:table-column table:style-name="Table83.B"/>
        <table:table-row table:style-name="Table83.1">
          <table:table-cell table:style-name="Table83.A1" office:value-type="string">
            <text:p text:style-name="P175">Install/update openJDK</text:p>
          </table:table-cell>
          <table:table-cell table:style-name="Table83.B1" office:value-type="string">
            <text:p text:style-name="P176">cd ~/Downloads</text:p>
            <text:p text:style-name="P176">curl -fsSL https://download.java.net/java/GA/jdk24/1f9ff9062db4449d8ca828c504ffae90/36/GPL/openjdk-&lt;version&gt;_linux-x64_bin.tar.gz</text:p>
            <text:p text:style-name="P176">sudo tar xzf openjdk-&lt;version&gt;_linux-x64_bin.tar.gz -C /usr/lib/jvm</text:p>
            <text:p text:style-name="P176">cd /usr/lib/jvm</text:p>
            <text:p text:style-name="P176">sudo mv jdk-24 openjdk24</text:p>
            <text:p text:style-name="P176">add/edit elvalias</text:p>
            <text:p text:style-name="P176">set-env JAVA_HOME ‘/usr/lib/jvm/openjdk24/’</text:p>
            <text:p text:style-name="P176">set-env LD_LIBRARY ‘/usr/lib/jvm/openjdk24/lib/server’<text:line-break/>elvish <text:span text:style-name="T156">(to regenerate running_command file from the current interactive shell emulator session)</text:span></text:p>
            <text:p text:style-name="P176">set paths = [<text:span text:style-name="T157">$E:</text:span>JAVA_HOME/bin <text:span text:style-name="T158">$@paths</text:span>]</text:p>
            <text:p text:style-name="P177">java --version</text:p>
            <text:p text:style-name="P178">rm -v ~/Downloads/openjdk*.tar.gz</text:p>
          </table:table-cell>
        </table:table-row>
        <table:table-row table:style-name="Table83.1">
          <table:table-cell table:style-name="Table83.A2" office:value-type="string">
            <text:p text:style-name="P179">Nota bene</text:p>
          </table:table-cell>
          <table:table-cell table:style-name="Table83.B2" office:value-type="string">
            <text:p text:style-name="P180">xbps-alternatives -l -g jdk reports only those who were installed via the xbps package manager</text:p>
          </table:table-cell>
        </table:table-row>
      </table:table>
      <text:p text:style-name="P181"/>
      <text:p text:style-name="P173"/>
      <text:p text:style-name="P126"><text:span text:style-name="Default_20_Paragraph_20_Font"><text:span text:style-name="T109">IRSSI</text:span></text:span></text:p>
      <text:p text:style-name="P182"/>
      <table:table table:name="Table47" table:style-name="Table47">
        <table:table-column table:style-name="Table47.A"/>
        <table:table-column table:style-name="Table47.B"/>
        <table:table-row table:style-name="Table47.1">
          <table:table-cell table:style-name="Table47.A1" office:value-type="string">
            <text:p text:style-name="P183">Display the users’ list</text:p>
          </table:table-cell>
          <table:table-cell table:style-name="Table47.B1" office:value-type="string">
            <text:p text:style-name="P184">/<text:span text:style-name="T159">names</text:span></text:p>
          </table:table-cell>
        </table:table-row>
      </table:table>
      <text:p text:style-name="P185"><text:span text:style-name="Default_20_Paragraph_20_Font"><text:span text:style-name="T160">TERMINAL</text:span></text:span></text:p>
      <text:p text:style-name="P99"/>
      <text:p text:style-name="P186"><text:bookmark-start text:name="__DdeLink__11138_2331240233"/><text:span text:style-name="Default_20_Paragraph_20_Font"><text:span text:style-name="T161">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7">Check your shell</text:p>
          </table:table-cell>
          <table:table-cell table:style-name="Table42.A1" office:value-type="string">
            <text:p text:style-name="P188">3. <text:span text:style-name="T162">for fish</text:span></text:p>
          </table:table-cell>
          <table:table-cell table:style-name="Table42.C1" office:value-type="string">
            <text:p text:style-name="P187"><text:span text:style-name="T163">$(which </text:span>ps<text:span text:style-name="T163">)</text:span> -p $$</text:p>
            <text:p text:style-name="P187"><text:span text:style-name="T163">$(which </text:span>ps<text:span text:style-name="T163">)</text:span> -p %<text:span text:style-name="T163">self</text:span></text:p>
          </table:table-cell>
        </table:table-row>
        <table:table-row table:style-name="Table42.1">
          <table:table-cell table:style-name="Table42.A2" office:value-type="string">
            <text:p text:style-name="P189">Change your shell</text:p>
          </table:table-cell>
          <table:table-cell table:style-name="Table42.B2" office:value-type="string">
            <text:p text:style-name="P189">1. Add shell’s executable <text:span text:style-name="T104">(if not automatically updated during installation)</text:span></text:p>
            <text:p text:style-name="P190">2. Change your default shell to <text:span text:style-name="T164">elvish</text:span></text:p>
          </table:table-cell>
          <table:table-cell table:style-name="Table42.C2" office:value-type="string">
            <text:p text:style-name="P189"><text:span text:style-name="T165">e</text:span>cho <text:span text:style-name="T166">usr/bin/</text:span><text:span text:style-name="T167">elvish</text:span><text:span text:style-name="T166"> | sudo tee -a /etc/shells</text:span></text:p>
            <text:p text:style-name="P191">chsh -s /usr/bin/<text:span text:style-name="T164">elvish</text:span></text:p>
            <text:p text:style-name="P192">qdbus org.kde.ksmserver /KSMServer logout 0 3 3</text:p>
          </table:table-cell>
        </table:table-row>
        <table:table-row table:style-name="Table42.1">
          <table:table-cell table:style-name="Table42.A3" table:number-columns-spanned="2" office:value-type="string">
            <text:p text:style-name="P193">Regenerate running commands’ file and its environment variables <text:span text:style-name="T104">(</text:span><text:span text:style-name="T105">i.e.</text:span><text:span text:style-name="T104"> rc.elv)</text:span></text:p>
          </table:table-cell>
          <table:covered-table-cell/>
          <table:table-cell table:style-name="Table42.C2" office:value-type="string">
            <text:p text:style-name="P193">exec elvish</text:p>
          </table:table-cell>
        </table:table-row>
      </table:table>
      <text:p text:style-name="P194"/>
      <text:p text:style-name="P99"/>
      <text:p text:style-name="P99"/>
      <text:p text:style-name="P195"><text:span text:style-name="Default_20_Paragraph_20_Font"><text:span text:style-name="T168">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6">Index entries created by language objects found in source files</text:p>
          </table:table-cell>
          <table:table-cell table:style-name="Table66.B1" office:value-type="string">
            <text:p text:style-name="P197">ctags [--recursive[, --exclude=&lt;file&gt;] &lt;source_files&gt;</text:p>
          </table:table-cell>
        </table:table-row>
        <table:table-row table:style-name="Table66.1">
          <table:table-cell table:style-name="Table66.A2" office:value-type="string">
            <text:p text:style-name="P196">Jump towards the focus<text:span text:style-name="T169">ed</text:span> tag’<text:span text:style-name="T169">s definition</text:span></text:p>
          </table:table-cell>
          <table:table-cell table:style-name="Table66.B2" office:value-type="string">
            <text:p text:style-name="P197">&lt;C-]&gt;</text:p>
          </table:table-cell>
        </table:table-row>
        <table:table-row table:style-name="Table66.1">
          <table:table-cell table:style-name="Table66.A2" office:value-type="string">
            <text:p text:style-name="P198">Jump back to the tag’s call</text:p>
          </table:table-cell>
          <table:table-cell table:style-name="Table66.B2" office:value-type="string">
            <text:p text:style-name="P197">&lt;<text:span text:style-name="T169">C-t&gt;</text:span></text:p>
          </table:table-cell>
        </table:table-row>
        <table:table-row table:style-name="Table66.1">
          <table:table-cell table:style-name="Table66.A2" office:value-type="string">
            <text:p text:style-name="P199">Open a preview window of the tag’s definition without updating the tag stack</text:p>
          </table:table-cell>
          <table:table-cell table:style-name="Table66.B2" office:value-type="string">
            <text:p text:style-name="P197">&lt;<text:span text:style-name="T170">C-w</text:span><text:span text:style-name="T171">}</text:span><text:span text:style-name="T170">&gt;</text:span></text:p>
          </table:table-cell>
        </table:table-row>
        <table:table-row table:style-name="Table66.1">
          <table:table-cell table:style-name="Table66.A2" office:value-type="string">
            <text:p text:style-name="P200">Close the preview window</text:p>
          </table:table-cell>
          <table:table-cell table:style-name="Table66.B2" office:value-type="string">
            <text:p text:style-name="P197">:<text:span text:style-name="T172">pc</text:span></text:p>
          </table:table-cell>
        </table:table-row>
      </table:table>
      <text:p text:style-name="P201"/>
      <text:p text:style-name="P202"/>
      <text:p text:style-name="P202"/>
      <text:p text:style-name="P203"><text:span text:style-name="Default_20_Paragraph_20_Font"><text:span text:style-name="T173">PREFERENCES - APPEARANCE</text:span></text:span></text:p>
      <table:table table:name="Table33" table:style-name="Table33">
        <table:table-column table:style-name="Table33.A"/>
        <table:table-column table:style-name="Table33.B"/>
        <table:table-row>
          <table:table-cell table:style-name="Table33.A1" office:value-type="string">
            <text:p text:style-name="P204">Cursor shape </text:p>
          </table:table-cell>
          <table:table-cell table:style-name="Table33.B1" office:value-type="string">
            <text:p text:style-name="P204">I-Beam</text:p>
          </table:table-cell>
        </table:table-row>
        <table:table-row>
          <table:table-cell table:style-name="Table33.A2" office:value-type="string">
            <text:p text:style-name="P204">Cursor blink</text:p>
          </table:table-cell>
          <table:table-cell table:style-name="Table33.B2" office:value-type="string">
            <text:p text:style-name="P205">Yes</text:p>
          </table:table-cell>
        </table:table-row>
        <table:table-row>
          <table:table-cell table:style-name="Table33.A2" office:value-type="string">
            <text:p text:style-name="P204">Default geometry</text:p>
          </table:table-cell>
          <table:table-cell table:style-name="Table33.B2" office:value-type="string">
            <text:p text:style-name="P204"><text:span text:style-name="T174">1</text:span><text:span text:style-name="T175">01</text:span> columns and <text:span text:style-name="T175">53</text:span> rows</text:p>
          </table:table-cell>
        </table:table-row>
        <table:table-row>
          <table:table-cell table:style-name="Table33.A2" office:value-type="string">
            <text:p text:style-name="P205">Scroll bar</text:p>
          </table:table-cell>
          <table:table-cell table:style-name="Table33.B2" office:value-type="string">
            <text:p text:style-name="P205">Disabled</text:p>
          </table:table-cell>
        </table:table-row>
        <table:table-row>
          <table:table-cell table:style-name="Table33.A2" office:value-type="string">
            <text:p text:style-name="P205">Display borders around new windows</text:p>
          </table:table-cell>
          <table:table-cell table:style-name="Table33.B2" office:value-type="string">
            <text:p text:style-name="P205">Disabled</text:p>
          </table:table-cell>
        </table:table-row>
        <table:table-row>
          <table:table-cell table:style-name="Table33.A2" office:value-type="string">
            <text:p text:style-name="P206">Display menu bar in new windows</text:p>
          </table:table-cell>
          <table:table-cell table:style-name="Table33.B2" office:value-type="string">
            <text:p text:style-name="P206">Disabled</text:p>
          </table:table-cell>
        </table:table-row>
        <table:table-row>
          <table:table-cell table:style-name="Table33.A2" office:value-type="string">
            <text:p text:style-name="P207">Background opacity</text:p>
          </table:table-cell>
          <table:table-cell table:style-name="Table33.B2" office:value-type="string">
            <text:p text:style-name="P207">0.92</text:p>
          </table:table-cell>
        </table:table-row>
        <table:table-row>
          <table:table-cell table:style-name="Table33.A2" office:value-type="string">
            <text:p text:style-name="P208">In Advanced tab</text:p>
          </table:table-cell>
          <table:table-cell table:style-name="Table33.B2" office:value-type="string">
            <text:p text:style-name="P208">Auto-hide mouse pointer <text:span text:style-name="T176">checked off</text:span></text:p>
          </table:table-cell>
        </table:table-row>
        <table:table-row>
          <table:table-cell table:style-name="Table33.A2" office:value-type="string">
            <text:p text:style-name="P209">In View sub-menu</text:p>
          </table:table-cell>
          <table:table-cell table:style-name="Table33.B2" office:value-type="string">
            <text:p text:style-name="P209">Show Window borders checked off</text:p>
            <text:p text:style-name="P209">Show Menubar checked off</text:p>
          </table:table-cell>
        </table:table-row>
        <table:table-row>
          <table:table-cell table:style-name="Table33.A2" office:value-type="string">
            <text:p text:style-name="P210">Font</text:p>
          </table:table-cell>
          <table:table-cell table:style-name="Table33.B2" office:value-type="string">
            <text:p text:style-name="P210">Fira <text:span text:style-name="T177">C</text:span>ode Medium <text:span text:style-name="T177">(</text:span>1<text:span text:style-name="T178">0</text:span> pt<text:span text:style-name="T177">)</text:span></text:p>
          </table:table-cell>
        </table:table-row>
      </table:table>
      <text:p text:style-name="P211"/>
      <text:p text:style-name="P212"/>
      <text:p text:style-name="P211"/>
      <text:p text:style-name="P213"><text:span text:style-name="Default_20_Paragraph_20_Font"><text:span text:style-name="T161">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4">Tab</text:p>
          </table:table-cell>
          <table:table-cell table:style-name="Table35.A1" office:value-type="string">
            <text:p text:style-name="P214">Option</text:p>
          </table:table-cell>
          <table:table-cell table:style-name="Table35.C1" office:value-type="string">
            <text:p text:style-name="P214">Box</text:p>
          </table:table-cell>
        </table:table-row>
        <table:table-row>
          <table:table-cell table:style-name="Table35.A2" office:value-type="string">
            <text:p text:style-name="P215">Accessbility</text:p>
          </table:table-cell>
          <table:table-cell table:style-name="Table35.A2" office:value-type="string">
            <text:p text:style-name="P215">Hide title of windows when maximised</text:p>
          </table:table-cell>
          <table:table-cell table:style-name="Table35.C2" office:value-type="string">
            <text:p text:style-name="P215">Checked off</text:p>
          </table:table-cell>
        </table:table-row>
        <table:table-row>
          <table:table-cell table:style-name="Table35.A2" office:value-type="string">
            <text:p text:style-name="P215">Workspaces</text:p>
          </table:table-cell>
          <table:table-cell table:style-name="Table35.A2" office:value-type="string">
            <text:p text:style-name="P216">Use the mouse wheel on the desktop to switch workspaces</text:p>
          </table:table-cell>
          <table:table-cell table:style-name="Table35.C2" office:value-type="string">
            <text:p text:style-name="P216">Unchecked off</text:p>
          </table:table-cell>
        </table:table-row>
      </table:table>
      <text:p text:style-name="P217"/>
      <text:p text:style-name="P217"/>
      <text:p text:style-name="P218">PRINT GTK’S VERSION</text:p>
      <text:p text:style-name="P218">gtk-launch --version</text:p>
      <text:p text:style-name="P217"/>
      <text:p text:style-name="P94"><text:span text:style-name="Default_20_Paragraph_20_Font"><text:span text:style-name="T84">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19"><text:span text:style-name="Default_20_Paragraph_20_Font"><text:span text:style-name="T179">Copy/paste </text:span></text:span><text:span text:style-name="Default_20_Paragraph_20_Font"><text:span text:style-name="T180">from/</text:span></text:span><text:span text:style-name="Default_20_Paragraph_20_Font"><text:span text:style-name="T179">to the terminal</text:span></text:span></text:p>
          </table:table-cell>
          <table:table-cell table:style-name="general_5f_shortcuts.B1" office:value-type="string">
            <text:p text:style-name="P220"><text:span text:style-name="Default_20_Paragraph_20_Font"><text:span text:style-name="T181">Ctrl + </text:span></text:span><text:span text:style-name="Default_20_Paragraph_20_Font"><text:span text:style-name="T63">Shi</text:span></text:span><text:span text:style-name="Default_20_Paragraph_20_Font"><text:span text:style-name="T182">f</text:span></text:span><text:span text:style-name="Default_20_Paragraph_20_Font"><text:span text:style-name="T63">t + </text:span></text:span><text:span text:style-name="Default_20_Paragraph_20_Font"><text:span text:style-name="T183">(</text:span></text:span><text:span text:style-name="Default_20_Paragraph_20_Font"><text:span text:style-name="T63">C /</text:span></text:span><text:span text:style-name="Default_20_Paragraph_20_Font"><text:span text:style-name="T184"> </text:span></text:span><text:span text:style-name="Default_20_Paragraph_20_Font"><text:span text:style-name="T185">D</text:span></text:span><text:span text:style-name="Default_20_Paragraph_20_Font"><text:span text:style-name="T183">)</text:span></text:span><text:span text:style-name="Default_20_Paragraph_20_Font"><text:span text:style-name="T63"> </text:span></text:span></text:p>
          </table:table-cell>
        </table:table-row>
        <table:table-row table:style-name="general_5f_shortcuts.2">
          <table:table-cell table:style-name="general_5f_shortcuts.A2" office:value-type="string">
            <text:p text:style-name="P219"><text:span text:style-name="Default_20_Paragraph_20_Font"><text:span text:style-name="T186">Show </text:span></text:span><text:span text:style-name="Default_20_Paragraph_20_Font"><text:span text:style-name="T179">hidden files into </text:span></text:span><text:span text:style-name="Default_20_Paragraph_20_Font"><text:span text:style-name="T187">the</text:span></text:span><text:span text:style-name="Default_20_Paragraph_20_Font"><text:span text:style-name="T179"> directory</text:span></text:span></text:p>
          </table:table-cell>
          <table:table-cell table:style-name="general_5f_shortcuts.B2" office:value-type="string">
            <text:p text:style-name="P221"><text:span text:style-name="Default_20_Paragraph_20_Font"><text:span text:style-name="T188">Ctrl + H</text:span></text:span></text:p>
          </table:table-cell>
        </table:table-row>
        <table:table-row table:style-name="general_5f_shortcuts.2">
          <table:table-cell table:style-name="general_5f_shortcuts.A2" office:value-type="string">
            <text:p text:style-name="P222"><text:span text:style-name="Default_20_Paragraph_20_Font"><text:span text:style-name="T184">Minimize</text:span></text:span><text:span text:style-name="Default_20_Paragraph_20_Font"><text:span text:style-name="T189">|maximize</text:span></text:span><text:span text:style-name="Default_20_Paragraph_20_Font"><text:span text:style-name="T184"> </text:span></text:span><text:span text:style-name="Default_20_Paragraph_20_Font"><text:span text:style-name="T190">the current window</text:span></text:span></text:p>
          </table:table-cell>
          <table:table-cell table:style-name="general_5f_shortcuts.B2" office:value-type="string">
            <text:p text:style-name="P223"><text:span text:style-name="Default_20_Paragraph_20_Font"><text:span text:style-name="T191">Alt + </text:span></text:span><text:span text:style-name="Default_20_Paragraph_20_Font"><text:span text:style-name="T192">(</text:span></text:span><text:span text:style-name="Default_20_Paragraph_20_Font"><text:span text:style-name="T191">F9 /</text:span></text:span><text:span text:style-name="Default_20_Paragraph_20_Font"><text:span text:style-name="T193"> F10</text:span></text:span><text:span text:style-name="Default_20_Paragraph_20_Font"><text:span text:style-name="T192">)</text:span></text:span></text:p>
          </table:table-cell>
        </table:table-row>
        <table:table-row table:style-name="general_5f_shortcuts.2">
          <table:table-cell table:style-name="general_5f_shortcuts.A2" office:value-type="string">
            <text:p text:style-name="P222"><text:span text:style-name="Default_20_Paragraph_20_Font"><text:span text:style-name="T184">Open </text:span></text:span><text:span text:style-name="Default_20_Paragraph_20_Font"><text:span text:style-name="T194">contextual</text:span></text:span><text:span text:style-name="Default_20_Paragraph_20_Font"><text:span text:style-name="T184"> menu </text:span></text:span><text:span text:style-name="Default_20_Paragraph_20_Font"><text:span text:style-name="T194">from </text:span></text:span><text:span text:style-name="Default_20_Paragraph_20_Font"><text:span text:style-name="T195">a</text:span></text:span><text:span text:style-name="Default_20_Paragraph_20_Font"><text:span text:style-name="T194"> </text:span></text:span><text:span text:style-name="Default_20_Paragraph_20_Font"><text:span text:style-name="T196">selected </text:span></text:span><text:span text:style-name="Default_20_Paragraph_20_Font"><text:span text:style-name="T194">entity</text:span></text:span></text:p>
          </table:table-cell>
          <table:table-cell table:style-name="general_5f_shortcuts.B2" office:value-type="string">
            <text:p text:style-name="P223"><text:span text:style-name="Default_20_Paragraph_20_Font"><text:span text:style-name="T197">Alt + space</text:span></text:span></text:p>
          </table:table-cell>
        </table:table-row>
        <table:table-row table:style-name="general_5f_shortcuts.2">
          <table:table-cell table:style-name="general_5f_shortcuts.A2" office:value-type="string">
            <text:p text:style-name="P224"><text:span text:style-name="Default_20_Paragraph_20_Font"><text:span text:style-name="T198">Show c</text:span></text:span><text:span text:style-name="Default_20_Paragraph_20_Font"><text:span text:style-name="T63">urrent path </text:span></text:span><text:span text:style-name="Default_20_Paragraph_20_Font"><text:span text:style-name="T199">working directory</text:span></text:span></text:p>
          </table:table-cell>
          <table:table-cell table:style-name="general_5f_shortcuts.B2" office:value-type="string">
            <text:p text:style-name="P224"><text:span text:style-name="Default_20_Paragraph_20_Font"><text:span text:style-name="T200">Ctrl + </text:span></text:span><text:span text:style-name="Default_20_Paragraph_20_Font"><text:span text:style-name="T201">L</text:span></text:span></text:p>
          </table:table-cell>
        </table:table-row>
        <table:table-row table:style-name="general_5f_shortcuts.2">
          <table:table-cell table:style-name="general_5f_shortcuts.A2" office:value-type="string">
            <text:p text:style-name="P224"><text:span text:style-name="Default_20_Paragraph_20_Font"><text:span text:style-name="T63">Switch focus to </text:span></text:span><text:span text:style-name="Default_20_Paragraph_20_Font"><text:span text:style-name="T202">the </text:span></text:span><text:span text:style-name="Default_20_Paragraph_20_Font"><text:span text:style-name="T63">next browsing window</text:span></text:span></text:p>
          </table:table-cell>
          <table:table-cell table:style-name="general_5f_shortcuts.B2" office:value-type="string">
            <text:p text:style-name="P224"><text:span text:style-name="Default_20_Paragraph_20_Font"><text:span text:style-name="T200">Alt + F</text:span></text:span></text:p>
          </table:table-cell>
        </table:table-row>
        <table:table-row table:style-name="general_5f_shortcuts.2">
          <table:table-cell table:style-name="general_5f_shortcuts.A2" office:value-type="string">
            <text:p text:style-name="P225"><text:span text:style-name="Default_20_Paragraph_20_Font"><text:span text:style-name="T63">Open</text:span></text:span><text:span text:style-name="Default_20_Paragraph_20_Font"><text:span text:style-name="T203">|close</text:span></text:span><text:span text:style-name="Default_20_Paragraph_20_Font"><text:span text:style-name="T63"> a new tab</text:span></text:span></text:p>
          </table:table-cell>
          <table:table-cell table:style-name="general_5f_shortcuts.B2" office:value-type="string">
            <text:p text:style-name="P226">&lt;C- <text:span text:style-name="T68">(</text:span>T <text:span text:style-name="T204">| W</text:span><text:span text:style-name="T68">)</text:span></text:p>
          </table:table-cell>
        </table:table-row>
        <table:table-row table:style-name="general_5f_shortcuts.2">
          <table:table-cell table:style-name="general_5f_shortcuts.A2" office:value-type="string">
            <text:p text:style-name="P227"><text:span text:style-name="Default_20_Paragraph_20_Font"><text:span text:style-name="T63">Switch to a new desktop</text:span></text:span></text:p>
          </table:table-cell>
          <table:table-cell table:style-name="general_5f_shortcuts.B2" office:value-type="string">
            <text:p text:style-name="P228">&lt;<text:span text:style-name="T68">C-</text:span>Alt&gt; + &lt;<text:span text:style-name="T68">left / right_arrow&gt;</text:span></text:p>
          </table:table-cell>
        </table:table-row>
        <table:table-row table:style-name="general_5f_shortcuts.2">
          <table:table-cell table:style-name="general_5f_shortcuts.A2" office:value-type="string">
            <text:p text:style-name="P229"><text:span text:style-name="Default_20_Paragraph_20_Font"><text:span text:style-name="T63">Display the arborescence tree</text:span></text:span></text:p>
          </table:table-cell>
          <table:table-cell table:style-name="general_5f_shortcuts.B2" office:value-type="string">
            <text:p text:style-name="P230">Ctrl + E</text:p>
          </table:table-cell>
        </table:table-row>
      </table:table>
      <text:p text:style-name="P231"/>
      <text:p text:style-name="P231"/>
      <text:p text:style-name="P231"/>
      <text:p text:style-name="P232"><text:span text:style-name="Default_20_Paragraph_20_Font"><text:span text:style-name="T205">VOID LINUX SERVICES</text:span></text:span></text:p>
      <text:p text:style-name="P232"><text:span text:style-name="Default_20_Paragraph_20_Font"><text:span text:style-name="T206"/></text:span></text:p>
      <table:table table:name="Table56" table:style-name="Table56">
        <table:table-column table:style-name="Table56.A"/>
        <table:table-column table:style-name="Table56.B"/>
        <table:table-row>
          <table:table-cell table:style-name="Table56.A1" office:value-type="string">
            <text:p text:style-name="P233"><text:span text:style-name="Default_20_Paragraph_20_Font"><text:span text:style-name="T207">Check out all started services</text:span></text:span></text:p>
          </table:table-cell>
          <table:table-cell table:style-name="Table56.B1" office:value-type="string">
            <text:p text:style-name="P234"><text:span text:style-name="Default_20_Paragraph_20_Font"><text:span text:style-name="T208">ls /var/service/</text:span></text:span></text:p>
          </table:table-cell>
        </table:table-row>
        <table:table-row>
          <table:table-cell table:style-name="Table56.A2" office:value-type="string">
            <text:p text:style-name="P235"><text:span text:style-name="Default_20_Paragraph_20_Font"><text:span text:style-name="T179">Enable a service</text:span></text:span></text:p>
          </table:table-cell>
          <table:table-cell table:style-name="Table56.B2" office:value-type="string">
            <text:p text:style-name="P236"><text:span text:style-name="Default_20_Paragraph_20_Font"><text:span text:style-name="T209">l</text:span></text:span><text:span text:style-name="Default_20_Paragraph_20_Font"><text:span text:style-name="T210">n -</text:span></text:span><text:span text:style-name="Default_20_Paragraph_20_Font"><text:span text:style-name="T211">s</text:span></text:span><text:span text:style-name="Default_20_Paragraph_20_Font"><text:span text:style-name="T210"> /etc/sv/&lt;service&gt; /var/service/</text:span></text:span></text:p>
          </table:table-cell>
        </table:table-row>
        <table:table-row>
          <table:table-cell table:style-name="Table56.A2" office:value-type="string">
            <text:p text:style-name="P235"><text:span text:style-name="Default_20_Paragraph_20_Font"><text:span text:style-name="T212">Disa</text:span></text:span><text:span text:style-name="Default_20_Paragraph_20_Font"><text:span text:style-name="T179">ble a service</text:span></text:span></text:p>
          </table:table-cell>
          <table:table-cell table:style-name="Table56.B2" office:value-type="string">
            <text:p text:style-name="P236"><text:span text:style-name="Default_20_Paragraph_20_Font"><text:span text:style-name="T213">rm /var/service/&lt;service&gt;</text:span></text:span></text:p>
          </table:table-cell>
        </table:table-row>
        <table:table-row table:style-name="Table56.4">
          <table:table-cell table:style-name="Table56.A4" office:value-type="string">
            <text:p text:style-name="P234"><text:span text:style-name="Default_20_Paragraph_20_Font"><text:span text:style-name="T214">Permanently c</text:span></text:span><text:span text:style-name="Default_20_Paragraph_20_Font"><text:span text:style-name="T215">hange DNS </text:span></text:span><text:span text:style-name="Default_20_Paragraph_20_Font"><text:span text:style-name="T216">settings </text:span></text:span><text:span text:style-name="Default_20_Paragraph_20_Font"><text:span text:style-name="T215">to avoid web censoring</text:span></text:span></text:p>
          </table:table-cell>
          <table:table-cell table:style-name="Table56.A4" office:value-type="string">
            <text:p text:style-name="P237"><text:span text:style-name="Default_20_Paragraph_20_Font"><text:span text:style-name="T217">sudo nano /etc/resolv</text:span></text:span><text:span text:style-name="Default_20_Paragraph_20_Font"><text:span text:style-name="T218">conf</text:span></text:span><text:span text:style-name="Default_20_Paragraph_20_Font"><text:span text:style-name="T217">.conf</text:span></text:span></text:p>
            <text:p text:style-name="P237"><text:span text:style-name="Default_20_Paragraph_20_Font"><text:span text:style-name="T217">nameserver</text:span></text:span><text:span text:style-name="Default_20_Paragraph_20_Font"><text:span text:style-name="T218">s="</text:span></text:span><text:span text:style-name="Default_20_Paragraph_20_Font"><text:span text:style-name="T217">9.9.9.9 14</text:span></text:span><text:span text:style-name="Default_20_Paragraph_20_Font"><text:span text:style-name="T219">9</text:span></text:span><text:span text:style-name="Default_20_Paragraph_20_Font"><text:span text:style-name="T217">.112.112.112"</text:span></text:span></text:p>
            <text:p text:style-name="P238"><text:span text:style-name="Default_20_Paragraph_20_Font"><text:span text:style-name="T218">sudo resolvconf -u</text:span></text:span></text:p>
            <text:p text:style-name="P237"><text:span text:style-name="Default_20_Paragraph_20_Font"><text:span text:style-name="T217">ulogout</text:span></text:span></text:p>
          </table:table-cell>
        </table:table-row>
      </table:table>
      <text:p text:style-name="P239"><text:span text:style-name="Default_20_Paragraph_20_Font"><text:span text:style-name="T206"/></text:span></text:p>
      <text:p text:style-name="P240"><text:span text:style-name="Default_20_Paragraph_20_Font"><text:span text:style-name="T220">FRESH INSTALL</text:span></text:span></text:p>
      <text:p text:style-name="P241"><text:span text:style-name="Default_20_Paragraph_20_Font"><text:span text:style-name="T173"/></text:span></text:p>
      <text:p text:style-name="P242"><text:span text:style-name="Default_20_Paragraph_20_Font"><text:span text:style-name="T208">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1">gcc </text:span></text:span><text:span text:style-name="Default_20_Paragraph_20_Font"><text:span text:style-name="T222">tcc </text:span></text:span><text:span text:style-name="Default_20_Paragraph_20_Font"><text:span text:style-name="T223">clang </text:span></text:span><text:span text:style-name="Default_20_Paragraph_20_Font"><text:span text:style-name="T224">openjdk21 </text:span></text:span><text:span text:style-name="Default_20_Paragraph_20_Font"><text:span text:style-name="T225">cmake </text:span></text:span><text:span text:style-name="Default_20_Paragraph_20_Font"><text:span text:style-name="T226">make </text:span></text:span><text:span text:style-name="Default_20_Paragraph_20_Font"><text:span text:style-name="T227">irssi </text:span></text:span><text:span text:style-name="Default_20_Paragraph_20_Font"><text:span text:style-name="T228">xrandr nvidia </text:span></text:span><text:span text:style-name="Default_20_Paragraph_20_Font"><text:span text:style-name="T229">transmission-gtk </text:span></text:span><text:span text:style-name="Default_20_Paragraph_20_Font"><text:span text:style-name="T230">apache </text:span></text:span><text:span text:style-name="Default_20_Paragraph_20_Font"><text:span text:style-name="T231">xdebug </text:span></text:span><text:span text:style-name="Default_20_Paragraph_20_Font"><text:span text:style-name="T232">lazydocker </text:span></text:span><text:span text:style-name="Default_20_Paragraph_20_Font"><text:span text:style-name="T233">pnpm </text:span></text:span><text:span text:style-name="Default_20_Paragraph_20_Font"><text:span text:style-name="T234">tree </text:span></text:span><text:span text:style-name="Default_20_Paragraph_20_Font"><text:span text:style-name="T235">snooze </text:span></text:span><text:span text:style-name="Default_20_Paragraph_20_Font"><text:span text:style-name="T236">xtools </text:span></text:span><text:span text:style-name="Default_20_Paragraph_20_Font"><text:span text:style-name="T237">xclip </text:span></text:span><text:span text:style-name="Default_20_Paragraph_20_Font"><text:span text:style-name="T238">unrar </text:span></text:span><text:span text:style-name="Default_20_Paragraph_20_Font"><text:span text:style-name="T239">gimp </text:span></text:span><text:span text:style-name="Default_20_Paragraph_20_Font"><text:span text:style-name="T240">unzip </text:span></text:span><text:span text:style-name="Default_20_Paragraph_20_Font"><text:span text:style-name="T241">kwalletmanager </text:span></text:span><text:span text:style-name="Default_20_Paragraph_20_Font"><text:span text:style-name="T242">cups system-config-printer</text:span></text:span><text:span text:style-name="Default_20_Paragraph_20_Font"><text:span text:style-name="T237"> epson-inkjet-printer-escpr </text:span></text:span><text:span text:style-name="Default_20_Paragraph_20_Font"><text:span text:style-name="T243">cups-pdf cups-browsed</text:span></text:span></text:p>
      <text:p text:style-name="P243"><text:span text:style-name="Default_20_Paragraph_20_Font"><text:span text:style-name="T206"/></text:span></text:p>
      <text:p text:style-name="P244"><text:span text:style-name="Default_20_Paragraph_20_Font"><text:span text:style-name="T244">chsh -s /bin/elvish</text:span></text:span></text:p>
      <text:p text:style-name="P234"><text:span text:style-name="Default_20_Paragraph_20_Font"><text:span text:style-name="T208">sudo usermod -a -G _clamav $USER</text:span></text:span></text:p>
      <text:p text:style-name="P234"><text:span text:style-name="Default_20_Paragraph_20_Font"><text:span text:style-name="T208">plasmashell --version</text:span></text:span></text:p>
      <text:p text:style-name="P245"><text:soft-page-break/><text:span text:style-name="Default_20_Paragraph_20_Font"><text:span text:style-name="T245">nvidia-smi</text:span></text:span></text:p>
      <text:p text:style-name="P245"><text:span text:style-name="Default_20_Paragraph_20_Font"><text:span text:style-name="T245">xrandr --listproviders</text:span></text:span></text:p>
      <text:p text:style-name="P246"><text:span text:style-name="Default_20_Paragraph_20_Font"><text:span text:style-name="T206"/></text:span></text:p>
      <text:p text:style-name="P246"><text:span text:style-name="Default_20_Paragraph_20_Font"><text:span text:style-name="T246">KEYBOARD layout – Xkb - xorg</text:span></text:span></text:p>
      <text:p text:style-name="P246"><text:span text:style-name="Default_20_Paragraph_20_Font"><text:span text:style-name="T206"/></text:span></text:p>
      <table:table table:name="Table57" table:style-name="Table57">
        <table:table-column table:style-name="Table57.A"/>
        <table:table-column table:style-name="Table57.B"/>
        <table:table-row>
          <table:table-cell table:style-name="Table57.A1" office:value-type="string">
            <text:p text:style-name="P233"><text:span text:style-name="Default_20_Paragraph_20_Font"><text:span text:style-name="T247">Define manually a xorg keyboard layout</text:span></text:span></text:p>
          </table:table-cell>
          <table:table-cell table:style-name="Table57.B1" office:value-type="string">
            <text:p text:style-name="P234"><text:span text:style-name="Default_20_Paragraph_20_Font"><text:span text:style-name="T248">/etc/X11/xorg.conf.d/00-keyboard.conf</text:span></text:span></text:p>
          </table:table-cell>
        </table:table-row>
        <table:table-row>
          <table:table-cell table:style-name="Table57.A2" office:value-type="string">
            <text:p text:style-name="P235"><text:span text:style-name="Default_20_Paragraph_20_Font"><text:span text:style-name="T247">Check out all xkb options</text:span></text:span></text:p>
          </table:table-cell>
          <table:table-cell table:style-name="Table57.B2" office:value-type="string">
            <text:p text:style-name="P236"><text:span text:style-name="Default_20_Paragraph_20_Font"><text:span text:style-name="T248">/usr/share/X11/xkb/rules/base.lst</text:span></text:span></text:p>
          </table:table-cell>
        </table:table-row>
        <table:table-row>
          <table:table-cell table:style-name="Table57.A2" office:value-type="string">
            <text:p text:style-name="P235"><text:span text:style-name="Default_20_Paragraph_20_Font"><text:span text:style-name="T212">Disa</text:span></text:span><text:span text:style-name="Default_20_Paragraph_20_Font"><text:span text:style-name="T179">ble a service</text:span></text:span></text:p>
          </table:table-cell>
          <table:table-cell table:style-name="Table57.B2" office:value-type="string">
            <text:p text:style-name="P236"><text:span text:style-name="Default_20_Paragraph_20_Font"><text:span text:style-name="T213">rm /var/service/&lt;service&gt;</text:span></text:span></text:p>
          </table:table-cell>
        </table:table-row>
      </table:table>
      <text:p text:style-name="P246"><text:span text:style-name="Default_20_Paragraph_20_Font"><text:span text:style-name="T206"/></text:span></text:p>
      <text:p text:style-name="P232"><text:span text:style-name="Default_20_Paragraph_20_Font"><text:span text:style-name="T206"/></text:span></text:p>
      <text:p text:style-name="P232"><text:span text:style-name="Default_20_Paragraph_20_Font"><text:span text:style-name="T206"/></text:span></text:p>
      <text:p text:style-name="P232"><text:span text:style-name="Default_20_Paragraph_20_Font"><text:span text:style-name="T206"/></text:span></text:p>
      <text:p text:style-name="P247"><text:span text:style-name="Default_20_Paragraph_20_Font"><text:span text:style-name="T249">Power management</text:span></text:span></text:p>
      <text:p text:style-name="P247"><text:span text:style-name="Default_20_Paragraph_20_Font"><text:span text:style-name="T206"/></text:span></text:p>
      <text:p text:style-name="P248"><text:span text:style-name="Default_20_Paragraph_20_Font"><text:span text:style-name="T249">May resolve errors of constant disconnections due to deauthentication by local choice (DEAUTH_LEAVING) with regard to the wireless network controller.</text:span></text:span></text:p>
      <text:p text:style-name="P247"><text:span text:style-name="Default_20_Paragraph_20_Font"><text:span text:style-name="T206"/></text:span></text:p>
      <table:table table:name="Table58" table:style-name="Table58">
        <table:table-column table:style-name="Table58.A"/>
        <table:table-column table:style-name="Table58.B"/>
        <table:table-row>
          <table:table-cell table:style-name="Table58.A1" office:value-type="string">
            <text:p text:style-name="P249"><text:span text:style-name="Default_20_Paragraph_20_Font"><text:span text:style-name="T250">Check out the settings with GUI</text:span></text:span></text:p>
          </table:table-cell>
          <table:table-cell table:style-name="Table58.B1" office:value-type="string">
            <text:p text:style-name="P250"><text:span text:style-name="Default_20_Paragraph_20_Font"><text:span text:style-name="T251">nm-connection-editor</text:span></text:span></text:p>
          </table:table-cell>
        </table:table-row>
        <table:table-row>
          <table:table-cell table:style-name="Table58.A2" office:value-type="string">
            <text:p text:style-name="P251"><text:span text:style-name="Default_20_Paragraph_20_Font"><text:span text:style-name="T250">Check out the settings in CLI</text:span></text:span></text:p>
          </table:table-cell>
          <table:table-cell table:style-name="Table58.B2" office:value-type="string">
            <text:p text:style-name="P252"><text:span text:style-name="Default_20_Paragraph_20_Font"><text:span text:style-name="T251">nvim /etc/NetworkManager/system-connection/&lt;wifi_id&gt;.nmconnection</text:span></text:span></text:p>
          </table:table-cell>
        </table:table-row>
        <table:table-row>
          <table:table-cell table:style-name="Table58.A2" office:value-type="string">
            <text:p text:style-name="P253"><text:span text:style-name="Default_20_Paragraph_20_Font"><text:span text:style-name="T252">Disable power saving of the wifi card</text:span></text:span></text:p>
          </table:table-cell>
          <table:table-cell table:style-name="Table58.B2" office:value-type="string">
            <text:p text:style-name="P254"><text:span text:style-name="Default_20_Paragraph_20_Font"><text:span text:style-name="T253">e</text:span></text:span><text:span text:style-name="Default_20_Paragraph_20_Font"><text:span text:style-name="T254">cho "ACTION=="add", SUBSYSTEM=="net", KERNEL=="wl*", RUN+="/usr/bin/iw dev $name set power_save off" &gt; /etc/udev/rules.d/81-wifi-powersave.rules</text:span></text:span></text:p>
          </table:table-cell>
        </table:table-row>
        <table:table-row>
          <table:table-cell table:style-name="Table58.A2" office:value-type="string">
            <text:p text:style-name="P255">Disable power savin<text:span text:style-name="T255">g</text:span> of NetworkManager</text:p>
          </table:table-cell>
          <table:table-cell table:style-name="Table58.B2" office:value-type="string">
            <text:p text:style-name="P256"><text:span text:style-name="Default_20_Paragraph_20_Font"><text:span text:style-name="T254">echo ‘[connection]\nwifi.powersave=2’ &gt; /etc/NetworkManager/conf.d/&lt;custom&gt;.conf</text:span></text:span></text:p>
          </table:table-cell>
        </table:table-row>
        <table:table-row>
          <table:table-cell table:style-name="Table58.A2" office:value-type="string">
            <text:p text:style-name="P257">Disable ASPM <text:span text:style-name="T104">(</text:span><text:span text:style-name="T105">i.e.</text:span><text:span text:style-name="T104"> Activate State Power Management)</text:span></text:p>
          </table:table-cell>
          <table:table-cell table:style-name="Table58.B2" office:value-type="string">
            <text:p text:style-name="P258"><text:span text:style-name="Default_20_Paragraph_20_Font"><text:span text:style-name="T254">echo ‘performance’ &gt; /sys/module/pcie_as</text:span></text:span><text:span text:style-name="Default_20_Paragraph_20_Font"><text:span text:style-name="T210">p</text:span></text:span><text:span text:style-name="Default_20_Paragraph_20_Font"><text:span text:style-name="T254">m/parameters/policy</text:span></text:span></text:p>
            <text:p text:style-name="P258"><text:span text:style-name="Default_20_Paragraph_20_Font"><text:span text:style-name="T254"/></text:span></text:p>
            <text:p text:style-name="P259"><text:span text:style-name="Default_20_Paragraph_20_Font"><text:span text:style-name="T256">N.B.</text:span></text:span><text:span text:style-name="Default_20_Paragraph_20_Font"><text:span text:style-name="T257"> </text:span></text:span><text:span text:style-name="Default_20_Paragraph_20_Font"><text:span text:style-name="T258">initial value: </text:span></text:span></text:p>
            <text:p text:style-name="P259"><text:span text:style-name="Default_20_Paragraph_20_Font"><text:span text:style-name="T258">[default] performance powersave powersupersave</text:span></text:span></text:p>
            <text:p text:style-name="P260"><text:span text:style-name="Default_20_Paragraph_20_Font"><text:span text:style-name="T259">add `pcie_aspm` as a boot parameter to gain write access</text:span></text:span></text:p>
          </table:table-cell>
        </table:table-row>
        <table:table-row>
          <table:table-cell table:style-name="Table58.A2" office:value-type="string">
            <text:p text:style-name="P261">Check out if power saving if enabled for wifi driver</text:p>
          </table:table-cell>
          <table:table-cell table:style-name="Table58.B2" office:value-type="string">
            <text:p text:style-name="P262"><text:span text:style-name="Default_20_Paragraph_20_Font"><text:span text:style-name="T260">modinfo ath9k | grep ps_enable</text:span></text:span></text:p>
            <text:p text:style-name="P262"><text:span text:style-name="Default_20_Paragraph_20_Font"><text:span text:style-name="T260">cat </text:span></text:span><text:span text:style-name="Default_20_Paragraph_20_Font"><text:span text:style-name="T210">/sys/module/ath9k/parameters/ps_enable</text:span></text:span></text:p>
            <text:p text:style-name="P263"><text:span text:style-name="Default_20_Paragraph_20_Font"><text:span text:style-name="T261">sudo dmesg | grep ASPM</text:span></text:span></text:p>
          </table:table-cell>
        </table:table-row>
      </table:table>
      <text:p text:style-name="P247"><text:span text:style-name="Default_20_Paragraph_20_Font"><text:span text:style-name="T206"/></text:span></text:p>
      <text:p text:style-name="P247"><text:span text:style-name="Default_20_Paragraph_20_Font"><text:span text:style-name="T206"/></text:span></text:p>
      <text:p text:style-name="P264"><text:span text:style-name="Default_20_Paragraph_20_Font"><text:span text:style-name="T262">Regulatory domain</text:span></text:span></text:p>
      <text:p text:style-name="P264"><text:span text:style-name="Default_20_Paragraph_20_Font"><text:span text:style-name="T206"/></text:span></text:p>
      <text:p text:style-name="P265"><text:span text:style-name="Default_20_Paragraph_20_Font"><text:span text:style-name="T249">May </text:span></text:span><text:span text:style-name="Default_20_Paragraph_20_Font"><text:span text:style-name="T262">also </text:span></text:span><text:span text:style-name="Default_20_Paragraph_20_Font"><text:span text:style-name="T249">resolve errors of constant disconnections due to deauthentication by local choice (DEAUTH_LEAVING) with regard to the wireless network controller.</text:span></text:span></text:p>
      <text:p text:style-name="P265"><text:span text:style-name="Default_20_Paragraph_20_Font"><text:span text:style-name="T262">It ensures the router makes use of national wifi allowed frequencies.</text:span></text:span></text:p>
      <text:p text:style-name="P264"><text:span text:style-name="Default_20_Paragraph_20_Font"><text:span text:style-name="T206"/></text:span></text:p>
      <table:table table:name="Table59" table:style-name="Table59">
        <table:table-column table:style-name="Table59.A"/>
        <table:table-column table:style-name="Table59.B"/>
        <table:table-row>
          <table:table-cell table:style-name="Table59.A1" office:value-type="string">
            <text:p text:style-name="P266"><text:span text:style-name="Default_20_Paragraph_20_Font"><text:span text:style-name="T263">Set the regulatory domain for your country</text:span></text:span></text:p>
          </table:table-cell>
          <table:table-cell table:style-name="Table59.B1" office:value-type="string">
            <text:p text:style-name="P267"><text:span text:style-name="Default_20_Paragraph_20_Font"><text:span text:style-name="T264">iw reg set FR</text:span></text:span></text:p>
          </table:table-cell>
        </table:table-row>
        <text:soft-page-break/>
        <table:table-row>
          <table:table-cell table:style-name="Table59.A2" office:value-type="string">
            <text:p text:style-name="P268"><text:span text:style-name="Default_20_Paragraph_20_Font"><text:span text:style-name="T263">Print out your regulatory domain country</text:span></text:span></text:p>
          </table:table-cell>
          <table:table-cell table:style-name="Table59.B2" office:value-type="string">
            <text:p text:style-name="P269"><text:span text:style-name="Default_20_Paragraph_20_Font"><text:span text:style-name="T265">i</text:span></text:span><text:span text:style-name="Default_20_Paragraph_20_Font"><text:span text:style-name="T264">w reg get</text:span></text:span></text:p>
          </table:table-cell>
        </table:table-row>
      </table:table>
      <text:p text:style-name="P264"><text:span text:style-name="Default_20_Paragraph_20_Font"><text:span text:style-name="T206"/></text:span></text:p>
      <text:p text:style-name="P264"><text:span text:style-name="Default_20_Paragraph_20_Font"><text:span text:style-name="T206"/></text:span></text:p>
      <text:p text:style-name="P270"><text:span text:style-name="Default_20_Paragraph_20_Font"><text:span text:style-name="T266">Network config</text:span></text:span></text:p>
      <text:p text:style-name="P270"><text:span text:style-name="Default_20_Paragraph_20_Font"><text:span text:style-name="T206"/></text:span></text:p>
      <text:p text:style-name="P271"><text:span text:style-name="Default_20_Paragraph_20_Font"><text:span text:style-name="T266">Related to `cfg80211` failed to load regulatory.db</text:span></text:span></text:p>
      <text:p text:style-name="P270"><text:span text:style-name="Default_20_Paragraph_20_Font"><text:span text:style-name="T206"/></text:span></text:p>
      <table:table table:name="Table60" table:style-name="Table60">
        <table:table-column table:style-name="Table60.A"/>
        <table:table-column table:style-name="Table60.B"/>
        <table:table-row>
          <table:table-cell table:style-name="Table60.A1" office:value-type="string">
            <text:p text:style-name="P272"><text:span text:style-name="Default_20_Paragraph_20_Font"><text:span text:style-name="T267">Print out error related to wifi protocols</text:span></text:span></text:p>
          </table:table-cell>
          <table:table-cell table:style-name="Table60.B1" office:value-type="string">
            <text:p text:style-name="P273"><text:span text:style-name="Default_20_Paragraph_20_Font"><text:span text:style-name="T268">d</text:span></text:span><text:span text:style-name="Default_20_Paragraph_20_Font"><text:span text:style-name="T269">mesg | grep -i</text:span></text:span><text:span text:style-name="Default_20_Paragraph_20_Font"><text:span text:style-name="T270">E</text:span></text:span><text:span text:style-name="Default_20_Paragraph_20_Font"><text:span text:style-name="T269"> "error|warn|fail"</text:span></text:span></text:p>
          </table:table-cell>
        </table:table-row>
        <table:table-row>
          <table:table-cell table:style-name="Table60.A2" office:value-type="string">
            <text:p text:style-name="P274">Check out if regulatory domain is set in firmware/EEPROM</text:p>
            <text:p text:style-name="P275"/>
          </table:table-cell>
          <table:table-cell table:style-name="Table60.B2" office:value-type="string">
            <text:p text:style-name="P273"><text:span text:style-name="Default_20_Paragraph_20_Font"><text:span text:style-name="T271">d</text:span></text:span><text:span text:style-name="Default_20_Paragraph_20_Font"><text:span text:style-name="T269">mesg </text:span></text:span><text:span text:style-name="Default_20_Paragraph_20_Font"><text:span text:style-name="T271">| grep ath:</text:span></text:span></text:p>
            <text:p text:style-name="P276"><text:span text:style-name="Default_20_Paragraph_20_Font"><text:span text:style-name="T272">If true, manufacturer has dictacted the limits of the device, you will NOT be able to decrease them.</text:span></text:span></text:p>
            <text:p text:style-name="P276"><text:span text:style-name="Default_20_Paragraph_20_Font"><text:span text:style-name="T272">If false, try out :</text:span></text:span></text:p>
            <text:p text:style-name="P276"><text:span text:style-name="Default_20_Paragraph_20_Font"><text:span text:style-name="T273">echo ‘[module]\noptions cfg80211 ieee80211_regdom=US’ &gt;&gt; /etc/wpa_supplicant/wpa_supplicant.conf</text:span></text:span></text:p>
          </table:table-cell>
        </table:table-row>
        <table:table-row>
          <table:table-cell table:style-name="Table60.A2" office:value-type="string">
            <text:p text:style-name="P274">Check out if a setting has been successfully redefined</text:p>
          </table:table-cell>
          <table:table-cell table:style-name="Table60.B2" office:value-type="string">
            <text:p text:style-name="P277"><text:span text:style-name="Default_20_Paragraph_20_Font"><text:span text:style-name="T210">i</text:span></text:span><text:span text:style-name="Default_20_Paragraph_20_Font"><text:span text:style-name="T269">w list | grep -A 15 -i frequencies:</text:span></text:span></text:p>
          </table:table-cell>
        </table:table-row>
        <table:table-row>
          <table:table-cell table:style-name="Table60.A2" office:value-type="string">
            <text:p text:style-name="P278">Check if a host is reachable and has open ports</text:p>
          </table:table-cell>
          <table:table-cell table:style-name="Table60.B2" office:value-type="string">
            <text:p text:style-name="P279">nc -vz HOST IP</text:p>
            <text:p text:style-name="P128"/>
            <text:p text:style-name="P130"><text:span text:style-name="T87">N.B.</text:span> <text:span text:style-name="T274">requires installing netcat / openbsd-netcat</text:span></text:p>
          </table:table-cell>
        </table:table-row>
        <table:table-row>
          <table:table-cell table:style-name="Table60.A2" office:value-type="string">
            <text:p text:style-name="P280">Obtain additional info about wireless devices</text:p>
          </table:table-cell>
          <table:table-cell table:style-name="Table60.B2" office:value-type="string">
            <text:p text:style-name="P281">iwlist &lt;wlo1&gt; scan</text:p>
          </table:table-cell>
        </table:table-row>
      </table:table>
      <text:p text:style-name="P270"><text:span text:style-name="Default_20_Paragraph_20_Font"><text:span text:style-name="T206"/></text:span></text:p>
      <text:p text:style-name="P282"><text:span text:style-name="Default_20_Paragraph_20_Font"><text:span text:style-name="T275">Wifi card with laptops</text:span></text:span></text:p>
      <text:p text:style-name="P282"><text:span text:style-name="Default_20_Paragraph_20_Font"><text:span text:style-name="T206"/></text:span></text:p>
      <text:p text:style-name="P283"><text:span text:style-name="Default_20_Paragraph_20_Font"><text:span text:style-name="T275">rfkill caveat</text:span></text:span></text:p>
      <text:p text:style-name="P282"><text:span text:style-name="Default_20_Paragraph_20_Font"><text:span text:style-name="T206"/></text:span></text:p>
      <table:table table:name="Table61" table:style-name="Table61">
        <table:table-column table:style-name="Table61.A"/>
        <table:table-column table:style-name="Table61.B"/>
        <table:table-row>
          <table:table-cell table:style-name="Table61.A1" office:value-type="string">
            <text:p text:style-name="P284"><text:span text:style-name="Default_20_Paragraph_20_Font"><text:span text:style-name="T276">Check out caveats for wireless card</text:span></text:span></text:p>
          </table:table-cell>
          <table:table-cell table:style-name="Table61.B1" office:value-type="string">
            <text:p text:style-name="P285"><text:span text:style-name="Default_20_Paragraph_20_Font"><text:span text:style-name="T277">rfkill list</text:span></text:span></text:p>
          </table:table-cell>
        </table:table-row>
        <table:table-row>
          <table:table-cell table:style-name="Table61.A2" office:value-type="string">
            <text:p text:style-name="P286">If hardware blocked</text:p>
          </table:table-cell>
          <table:table-cell table:style-name="Table61.B2" office:value-type="string">
            <text:p text:style-name="P287">Press the physical button</text:p>
          </table:table-cell>
        </table:table-row>
        <table:table-row>
          <table:table-cell table:style-name="Table61.A2" office:value-type="string">
            <text:p text:style-name="P286">If software blocked</text:p>
          </table:table-cell>
          <table:table-cell table:style-name="Table61.B2" office:value-type="string">
            <text:p text:style-name="P288"><text:span text:style-name="Default_20_Paragraph_20_Font"><text:span text:style-name="T210">rfkill unblock wifi</text:span></text:span></text:p>
          </table:table-cell>
        </table:table-row>
      </table:table>
      <text:p text:style-name="P282"><text:span text:style-name="Default_20_Paragraph_20_Font"><text:span text:style-name="T206"/></text:span></text:p>
      <text:p text:style-name="P289"><text:span text:style-name="Default_20_Paragraph_20_Font"><text:span text:style-name="T278">FILE’S MANIPULATION</text:span></text:span></text:p>
      <text:p text:style-name="P290"><text:span text:style-name="Default_20_Paragraph_20_Font"><text:span text:style-name="T206"/></text:span></text:p>
      <text:p text:style-name="P291"><text:span text:style-name="Default_20_Paragraph_20_Font"><text:span text:style-name="T279">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2">Create an archive</text:p>
          </table:table-cell>
          <table:table-cell table:style-name="Table30.B1" office:value-type="string">
            <text:p text:style-name="P293">tar -cv<text:span text:style-name="T280">z</text:span>f <text:span text:style-name="T281">&lt;archive&gt;</text:span>.tar.g<text:span text:style-name="T280">z</text:span> <text:span text:style-name="T281">&lt;source_dir&gt;</text:span></text:p>
          </table:table-cell>
        </table:table-row>
        <table:table-row>
          <table:covered-table-cell table:style-name="Table30.A1"/>
          <table:table-cell table:style-name="Table30.B2" office:value-type="string">
            <text:p text:style-name="P294">tar --exclude='./arkheia/**.pyc' -cvJf arkheia_&lt;date&gt;.tar.xz ./arkheia/</text:p>
          </table:table-cell>
        </table:table-row>
        <table:table-row>
          <table:table-cell table:style-name="Table30.A3" office:value-type="string">
            <text:p text:style-name="P231">Comp<text:span text:style-name="T282">r</text:span>ess <text:span text:style-name="T283">a logical entity into a zipped one</text:span></text:p>
          </table:table-cell>
          <table:table-cell table:style-name="Table30.B2" office:value-type="string">
            <text:p text:style-name="P295"><text:span text:style-name="T284">zip -r </text:span><text:span text:style-name="Default_20_Paragraph_20_Font"><text:span text:style-name="T284">&lt;target&gt;</text:span></text:span></text:p>
          </table:table-cell>
        </table:table-row>
        <table:table-row>
          <table:table-cell table:style-name="Table30.A3" office:value-type="string">
            <text:p text:style-name="P296">Compress a PostScript file</text:p>
          </table:table-cell>
          <table:table-cell table:style-name="Table30.B2" office:value-type="string">
            <text:p text:style-name="P297"><text:span text:style-name="T285">g</text:span>zip <text:span text:style-name="T286">[</text:span>-tkv] &lt;file&gt; </text:p>
            <text:p text:style-name="P298"><text:span text:style-name="T87">N.B. :</text:span> t = test output’s integrity, k = keep input</text:p>
          </table:table-cell>
        </table:table-row>
        <table:table-row>
          <table:table-cell table:style-name="Table30.A3" office:value-type="string">
            <text:p text:style-name="P299">Copy <text:span text:style-name="T287">neatly </text:span>all data <text:span text:style-name="T287">in a directory</text:span></text:p>
          </table:table-cell>
          <table:table-cell table:style-name="Table30.B2" office:value-type="string">
            <text:p text:style-name="P300">rsync -axAX<text:span text:style-name="T288">H</text:span> --<text:span text:style-name="T288">info=progress2 </text:span>&lt;source&gt; &lt;<text:span text:style-name="T289">target</text:span>&gt;</text:p>
          </table:table-cell>
        </table:table-row>
        <table:table-row>
          <table:table-cell table:style-name="Table30.A3" office:value-type="string">
            <text:p text:style-name="P301">Copy only a specific files’ type</text:p>
          </table:table-cell>
          <table:table-cell table:style-name="Table30.B2" office:value-type="string">
            <text:p text:style-name="P302">find -maxdepth 1 <text:span text:style-name="T290">{</text:span>-iname ‘*.mp3’<text:span text:style-name="T290">|-name \*.mp3}</text:span> -exec cp {} &lt;target&gt; \</text:p>
            <text:p text:style-name="P303"/>
            <text:p text:style-name="P304"><text:span text:style-name="T87">Nota bene</text:span> :</text:p>
            <text:p text:style-name="P304">Find only in the current directory (<text:span text:style-name="T87">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5">Create a symbolic link between two <text:span text:style-name="T291">entities</text:span></text:p>
          </table:table-cell>
          <table:table-cell table:style-name="Table30.B2" office:value-type="string">
            <text:p text:style-name="P306">ln -s <text:span text:style-name="T292">[-t]</text:span> &lt;file&gt;"/"<text:span text:style-name="T293">&lt;dir</text:span>&gt; &lt;target&gt;</text:p>
          </table:table-cell>
        </table:table-row>
        <table:table-row>
          <table:table-cell table:style-name="Table30.A3" office:value-type="string">
            <text:p text:style-name="P307">Erase the contents of a file</text:p>
          </table:table-cell>
          <table:table-cell table:style-name="Table30.B2" office:value-type="string">
            <text:p text:style-name="P307">cat /dev/null &gt; &lt;file&gt;</text:p>
          </table:table-cell>
        </table:table-row>
        <table:table-row>
          <table:table-cell table:style-name="Table30.A3" office:value-type="string">
            <text:p text:style-name="P308">Extract a single|multi-part .rar archive</text:p>
          </table:table-cell>
          <table:table-cell table:style-name="Table30.B2" office:value-type="string">
            <text:p text:style-name="P309"><text:span text:style-name="Default_20_Paragraph_20_Font"><text:span text:style-name="T294">apt install -y unrar</text:span></text:span></text:p>
            <text:p text:style-name="P310"><text:span text:style-name="Default_20_Paragraph_20_Font"><text:span text:style-name="T294">unrar </text:span></text:span><text:span text:style-name="Default_20_Paragraph_20_Font"><text:span text:style-name="T295">e </text:span></text:span><text:span text:style-name="Default_20_Paragraph_20_Font"><text:span text:style-name="T294">[x] &lt;archive&gt; </text:span></text:span><text:span text:style-name="Default_20_Paragraph_20_Font"><text:span text:style-name="T296">[</text:span></text:span><text:span text:style-name="Default_20_Paragraph_20_Font"><text:span text:style-name="T294">&lt;destination&gt;</text:span></text:span><text:span text:style-name="Default_20_Paragraph_20_Font"><text:span text:style-name="T296">]</text:span></text:span><text:span text:style-name="Default_20_Paragraph_20_Font"><text:span text:style-name="T294"> </text:span></text:span></text:p>
            <text:p text:style-name="P310"><text:span text:style-name="Default_20_Paragraph_20_Font"><text:span text:style-name="T297">N.B. :</text:span></text:span><text:span text:style-name="Default_20_Paragraph_20_Font"><text:span text:style-name="T298"> x = preserve the full path arborescence</text:span></text:span></text:p>
          </table:table-cell>
        </table:table-row>
        <table:table-row>
          <table:table-cell table:style-name="Table30.A3" office:value-type="string">
            <text:p text:style-name="P311"><text:span text:style-name="T299">Extract a</text:span> .<text:span text:style-name="T282">zip archive</text:span></text:p>
          </table:table-cell>
          <table:table-cell table:style-name="Table30.B2" office:value-type="string">
            <text:p text:style-name="P295"><text:span text:style-name="T284">unzip </text:span><text:span text:style-name="Default_20_Paragraph_20_Font"><text:span text:style-name="T284">&lt;file&gt;</text:span></text:span><text:span text:style-name="T284"> -d </text:span><text:span text:style-name="Default_20_Paragraph_20_Font"><text:span text:style-name="T284">&lt;destination&gt;</text:span></text:span></text:p>
          </table:table-cell>
        </table:table-row>
        <table:table-row>
          <table:table-cell table:style-name="Table30.A3" office:value-type="string">
            <text:p text:style-name="P312">Extract a multi-part .zip archive</text:p>
          </table:table-cell>
          <table:table-cell table:style-name="Table30.B2" office:value-type="string">
            <text:p text:style-name="P313">cat &lt;file.z*&gt; &gt; &lt;newfile.zip&gt;</text:p>
            <text:p text:style-name="P313">unzip &lt;newfile.zip&gt;</text:p>
          </table:table-cell>
        </table:table-row>
        <table:table-row>
          <table:table-cell table:style-name="Table30.A3" office:value-type="string">
            <text:p text:style-name="P314">Extract an archive according to its <text:span text:style-name="T300">type</text:span></text:p>
          </table:table-cell>
          <table:table-cell table:style-name="Table30.B2" office:value-type="string">
            <text:p text:style-name="P315"><text:span text:style-name="Default_20_Paragraph_20_Font"><text:span text:style-name="T301">tar xvf </text:span></text:span><text:span text:style-name="Default_20_Paragraph_20_Font"><text:span text:style-name="T302">[z / j / J]</text:span></text:span><text:span text:style-name="Default_20_Paragraph_20_Font"><text:span text:style-name="T301"> &lt;file&gt;.tar.</text:span></text:span><text:span text:style-name="Default_20_Paragraph_20_Font"><text:span text:style-name="T303">[</text:span></text:span><text:span text:style-name="Default_20_Paragraph_20_Font"><text:span text:style-name="T301">gz /</text:span></text:span><text:span text:style-name="Default_20_Paragraph_20_Font"><text:span text:style-name="T302"> bz2 / xz</text:span></text:span><text:span text:style-name="Default_20_Paragraph_20_Font"><text:span text:style-name="T303">]</text:span></text:span></text:p>
            <text:p text:style-name="P316"><text:span text:style-name="Default_20_Paragraph_20_Font"><text:span text:style-name="T304">lz4 -d </text:span></text:span><text:span text:style-name="Default_20_Paragraph_20_Font"><text:span text:style-name="T305">&lt;file&gt;.tar.lz4 </text:span></text:span><text:span text:style-name="Default_20_Paragraph_20_Font"><text:span text:style-name="T304">| tar -x</text:span></text:span></text:p>
          </table:table-cell>
        </table:table-row>
        <table:table-row>
          <table:table-cell table:style-name="Table30.A3" office:value-type="string">
            <text:p text:style-name="P317">Compare 2 files</text:p>
          </table:table-cell>
          <table:table-cell table:style-name="Table30.B2" office:value-type="string">
            <text:p text:style-name="P318"><text:span text:style-name="T306">d</text:span>iff -y --suppress-common-lines &lt;file1&gt; &lt;file2&gt;</text:p>
            <text:p text:style-name="P319"/>
            <text:p text:style-name="P320"><text:span text:style-name="T87">Nota bene</text:span> :</text:p>
            <text:p text:style-name="P321">Only the discrepancies will be displayed, side by side (<text:span text:style-name="T87">i.e.</text:span> in two columns).</text:p>
          </table:table-cell>
        </table:table-row>
      </table:table>
      <text:p text:style-name="P290"><text:span text:style-name="Default_20_Paragraph_20_Font"><text:span text:style-name="T206"/></text:span></text:p>
      <text:p text:style-name="P290"><text:span text:style-name="Default_20_Paragraph_20_Font"><text:span text:style-name="T206"/></text:span></text:p>
      <text:p text:style-name="P290"><text:span text:style-name="Default_20_Paragraph_20_Font"><text:span text:style-name="T206"/></text:span></text:p>
      <text:p text:style-name="P94"><text:span text:style-name="Default_20_Paragraph_20_Font"><text:span text:style-name="T307">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2">Return to connexion directory</text:p>
            </table:table-cell>
            <table:table-cell table:style-name="Table1.B1" office:value-type="string">
              <text:p text:style-name="P323"><text:span text:style-name="T308">c</text:span>d /<text:span text:style-name="T309"> cd ~</text:span></text:p>
            </table:table-cell>
          </table:table-row>
        </table:table-header-rows>
        <table:table-row>
          <table:table-cell table:style-name="Table1.A2" office:value-type="string">
            <text:p text:style-name="P322">Return to root <text:span text:style-name="T49">in the arborescence tree</text:span></text:p>
          </table:table-cell>
          <table:table-cell table:style-name="Table1.B2" office:value-type="string">
            <text:p text:style-name="P323">cd "/"</text:p>
          </table:table-cell>
        </table:table-row>
        <table:table-row>
          <table:table-cell table:style-name="Table1.A2" office:value-type="string">
            <text:p text:style-name="P322">Return to <text:span text:style-name="T310">admin’s </text:span>private directory</text:p>
          </table:table-cell>
          <table:table-cell table:style-name="Table1.B2" office:value-type="string">
            <text:p text:style-name="P323">cd "/root"</text:p>
          </table:table-cell>
        </table:table-row>
        <table:table-row>
          <table:table-cell table:style-name="Table1.A2" office:value-type="string">
            <text:p text:style-name="P324">Reascend from one level within the arborescence tree</text:p>
          </table:table-cell>
          <table:table-cell table:style-name="Table1.B2" office:value-type="string">
            <text:p text:style-name="P323">cd ".."</text:p>
          </table:table-cell>
        </table:table-row>
        <table:table-row>
          <table:table-cell table:style-name="Table1.A2" office:value-type="string">
            <text:p text:style-name="P324">Send back to another user’s connexion directory <text:span text:style-name="T49">(require permission to proceed)</text:span></text:p>
          </table:table-cell>
          <table:table-cell table:style-name="Table1.B2" office:value-type="string">
            <text:p text:style-name="P323">cd ~<text:span text:style-name="T311">&lt;</text:span>otheruser<text:span text:style-name="T311">&gt;</text:span></text:p>
          </table:table-cell>
        </table:table-row>
        <text:soft-page-break/>
        <table:table-row>
          <table:table-cell table:style-name="Table1.A2" office:value-type="string">
            <text:p text:style-name="P324">Lead to an absolute specified pathname, whatever <text:span text:style-name="T312">the</text:span> current location <text:span text:style-name="T313">is</text:span></text:p>
          </table:table-cell>
          <table:table-cell table:style-name="Table1.B2" office:value-type="string">
            <text:p text:style-name="P323">cd /dir/subdirfoo</text:p>
          </table:table-cell>
        </table:table-row>
        <table:table-row>
          <table:table-cell table:style-name="Table1.A2" office:value-type="string">
            <text:p text:style-name="P325">Reascend from two levels and lead<text:span text:style-name="T314">s</text:span> to a relative specified pathname</text:p>
          </table:table-cell>
          <table:table-cell table:style-name="Table1.B2" office:value-type="string">
            <text:p text:style-name="P323"><text:span text:style-name="T315">c</text:span>d ../../dir3/X11</text:p>
          </table:table-cell>
        </table:table-row>
        <table:table-row>
          <table:table-cell table:style-name="Table1.A2" office:value-type="string">
            <text:p text:style-name="P326">Create an arborescence with a parent directory which does not exist yet</text:p>
          </table:table-cell>
          <table:table-cell table:style-name="Table1.B2" office:value-type="string">
            <text:p text:style-name="P327">mpkdir -p <text:span text:style-name="T308">&lt;</text:span>repertoire/subdir1/subdir2<text:span text:style-name="T308">&gt;</text:span></text:p>
          </table:table-cell>
        </table:table-row>
        <table:table-row>
          <table:table-cell table:style-name="Table1.A2" office:value-type="string">
            <text:p text:style-name="P328">Create a new directory and switch into it</text:p>
          </table:table-cell>
          <table:table-cell table:style-name="Table1.B2" office:value-type="string">
            <text:p text:style-name="P329">take &lt;new_dir&gt;</text:p>
          </table:table-cell>
        </table:table-row>
      </table:table>
      <text:p text:style-name="P330"/>
      <text:p text:style-name="P330"/>
      <text:p text:style-name="P331"><text:span text:style-name="Default_20_Paragraph_20_Font"><text:span text:style-name="T316">MAINTENANCE</text:span></text:span></text:p>
      <text:p text:style-name="P94"><text:span text:style-name="Default_20_Paragraph_20_Font"><text:span text:style-name="T206"/></text:span></text:p>
      <text:p text:style-name="P94"><text:span text:style-name="Default_20_Paragraph_20_Font"><text:span text:style-name="T206"/></text:span></text:p>
      <table:table table:name="Table11" table:style-name="Table11">
        <table:table-column table:style-name="Table11.A"/>
        <table:table-column table:style-name="Table11.B"/>
        <table:table-row table:style-name="Table11.1">
          <table:table-cell table:style-name="Table11.A1" office:value-type="string">
            <text:p text:style-name="P332">Install new system-wide fonts</text:p>
          </table:table-cell>
          <table:table-cell table:style-name="Table11.B1" office:value-type="string">
            <text:p text:style-name="P333"><text:span text:style-name="Default_20_Paragraph_20_Font"><text:span text:style-name="T317">cp -v &lt;font&gt; </text:span></text:span><text:span text:style-name="Default_20_Paragraph_20_Font"><text:span text:style-name="T318">/usr/local/fonts</text:span></text:span></text:p>
            <text:p text:style-name="P334"><text:span text:style-name="Default_20_Paragraph_20_Font"><text:span text:style-name="T319">fc-cache -fv</text:span></text:span></text:p>
          </table:table-cell>
        </table:table-row>
        <table:table-row table:style-name="Table11.1">
          <table:table-cell table:style-name="Table11.A2" office:value-type="string">
            <text:p text:style-name="P305">Kill a process <text:span text:style-name="T320">gracefully|forcefully</text:span></text:p>
          </table:table-cell>
          <table:table-cell table:style-name="Table11.B2" office:value-type="string">
            <text:p text:style-name="P309"><text:span text:style-name="Default_20_Paragraph_20_Font"><text:span text:style-name="T321">ps </text:span></text:span><text:span text:style-name="Default_20_Paragraph_20_Font"><text:span text:style-name="T322">auxww</text:span></text:span><text:span text:style-name="Default_20_Paragraph_20_Font"><text:span text:style-name="T321"> </text:span></text:span><text:span text:style-name="Default_20_Paragraph_20_Font"><text:span text:style-name="T323">(process status user</text:span></text:span><text:span text:style-name="Default_20_Paragraph_20_Font"><text:span text:style-name="T324">-</text:span></text:span><text:span text:style-name="Default_20_Paragraph_20_Font"><text:span text:style-name="T323">registered)</text:span></text:span></text:p>
            <text:p text:style-name="P335"><text:span text:style-name="Default_20_Paragraph_20_Font"><text:span text:style-name="T284">kill -</text:span></text:span><text:span text:style-name="Default_20_Paragraph_20_Font"><text:span text:style-name="T325">[</text:span></text:span><text:span text:style-name="Default_20_Paragraph_20_Font"><text:span text:style-name="T326">2|</text:span></text:span><text:span text:style-name="Default_20_Paragraph_20_Font"><text:span text:style-name="T327">15</text:span></text:span><text:span text:style-name="Default_20_Paragraph_20_Font"><text:span text:style-name="T325">]</text:span></text:span><text:span text:style-name="Default_20_Paragraph_20_Font"><text:span text:style-name="T284"> &lt;PID&gt; </text:span></text:span><text:span text:style-name="Default_20_Paragraph_20_Font"><text:span text:style-name="T328">(</text:span></text:span><text:span text:style-name="Default_20_Paragraph_20_Font"><text:span text:style-name="T329">process id</text:span></text:span><text:span text:style-name="Default_20_Paragraph_20_Font"><text:span text:style-name="T328">)</text:span></text:span></text:p>
          </table:table-cell>
        </table:table-row>
        <table:table-row table:style-name="Table11.1">
          <table:table-cell table:style-name="Table11.A2" office:value-type="string">
            <text:p text:style-name="P336">Print open processes</text:p>
          </table:table-cell>
          <table:table-cell table:style-name="Table11.B2" office:value-type="string">
            <text:p text:style-name="P309"><text:span text:style-name="Default_20_Paragraph_20_Font"><text:span text:style-name="T323">lsof /usr/lib/dri/*</text:span></text:span></text:p>
          </table:table-cell>
        </table:table-row>
        <table:table-row table:style-name="Table11.1">
          <table:table-cell table:style-name="Table11.A2" office:value-type="string">
            <text:p text:style-name="P337">Raise privileges on <text:span text:style-name="T330">a</text:span> hard disk</text:p>
          </table:table-cell>
          <table:table-cell table:style-name="Table11.B2" office:value-type="string">
            <text:p text:style-name="P338"><text:span text:style-name="T331">chown -R </text:span><text:span text:style-name="T332">{</text:span><text:span text:style-name="T331">&lt;username&gt;</text:span><text:span text:style-name="T333">|</text:span><text:span text:style-name="Default_20_Paragraph_20_Font"><text:span text:style-name="T334">$USER:$USER</text:span></text:span><text:span text:style-name="Default_20_Paragraph_20_Font"><text:span text:style-name="T335">}</text:span></text:span><text:span text:style-name="T331"> </text:span><text:span text:style-name="T332">{</text:span><text:span text:style-name="T331">/dev/</text:span><text:span text:style-name="Default_20_Paragraph_20_Font"><text:span text:style-name="T331">&lt;device&gt;</text:span></text:span><text:span text:style-name="Default_20_Paragraph_20_Font"><text:span text:style-name="T333">|</text:span></text:span><text:span text:style-name="Default_20_Paragraph_20_Font"><text:span text:style-name="T334">&lt;mount point&gt;</text:span></text:span><text:span text:style-name="Default_20_Paragraph_20_Font"><text:span text:style-name="T335">}</text:span></text:span></text:p>
          </table:table-cell>
        </table:table-row>
        <table:table-row table:style-name="Table11.1">
          <table:table-cell table:style-name="Table11.A2" office:value-type="string">
            <text:p text:style-name="P323">Remove a package <text:span text:style-name="T336">and its </text:span><text:span text:style-name="T337">dependencies</text:span></text:p>
          </table:table-cell>
          <table:table-cell table:style-name="Table11.B2" office:value-type="string">
            <text:p text:style-name="P339">xbps-remove -R &lt;pkg&gt;</text:p>
          </table:table-cell>
        </table:table-row>
        <table:table-row table:style-name="Table11.1">
          <table:table-cell table:style-name="Table11.A2" office:value-type="string">
            <text:p text:style-name="P340"><text:span text:style-name="T338">S</text:span>hut down<text:span text:style-name="T339">|reboot</text:span> the system </text:p>
          </table:table-cell>
          <table:table-cell table:style-name="Table11.B2" office:value-type="string">
            <text:p text:style-name="P341"><text:span text:style-name="Default_20_Paragraph_20_Font"><text:span text:style-name="T318">shutdown </text:span></text:span><text:span text:style-name="Default_20_Paragraph_20_Font"><text:span text:style-name="T340">[-r] </text:span></text:span><text:span text:style-name="Default_20_Paragraph_20_Font"><text:span text:style-name="T341">{</text:span></text:span><text:span text:style-name="Default_20_Paragraph_20_Font"><text:span text:style-name="T318">now </text:span></text:span><text:span text:style-name="Default_20_Paragraph_20_Font"><text:span text:style-name="T341">| </text:span></text:span><text:span text:style-name="Default_20_Paragraph_20_Font"><text:span text:style-name="T342">&lt;</text:span></text:span><text:span text:style-name="Default_20_Paragraph_20_Font"><text:span text:style-name="T341">+ETA</text:span></text:span><text:span text:style-name="Default_20_Paragraph_20_Font"><text:span text:style-name="T342"> in minutes</text:span></text:span><text:span text:style-name="Default_20_Paragraph_20_Font"><text:span text:style-name="T343">&gt;</text:span></text:span><text:span text:style-name="Default_20_Paragraph_20_Font"><text:span text:style-name="T341">}</text:span></text:span><text:span text:style-name="Default_20_Paragraph_20_Font"><text:span text:style-name="T318"> </text:span></text:span><text:span text:style-name="Default_20_Paragraph_20_Font"><text:span text:style-name="T342">[&lt;wall message&gt;] </text:span></text:span><text:span text:style-name="Default_20_Paragraph_20_Font"><text:span text:style-name="T344">| {poweroff | reboot}</text:span></text:span></text:p>
          </table:table-cell>
        </table:table-row>
        <table:table-row table:style-name="Table11.1">
          <table:table-cell table:style-name="Table11.A2" office:value-type="string">
            <text:p text:style-name="P342">Show disk usage for an logical entity</text:p>
          </table:table-cell>
          <table:table-cell table:style-name="Table11.B2" office:value-type="string">
            <text:p text:style-name="P343">du -h <text:span text:style-name="T345">[file | </text:span>directory<text:span text:style-name="T345">]</text:span></text:p>
          </table:table-cell>
        </table:table-row>
        <table:table-row table:style-name="Table11.1">
          <table:table-cell table:style-name="Table11.A2" office:value-type="string">
            <text:p text:style-name="P344">Report disk space usage</text:p>
          </table:table-cell>
          <table:table-cell table:style-name="Table11.B2" office:value-type="string">
            <text:p text:style-name="P343"><text:span text:style-name="T346">d</text:span>f -hT</text:p>
          </table:table-cell>
        </table:table-row>
        <table:table-row table:style-name="Table11.1">
          <table:table-cell table:style-name="Table11.A2" office:value-type="string">
            <text:p text:style-name="P345">Check integrity of the filesystem</text:p>
          </table:table-cell>
          <table:table-cell table:style-name="Table11.B2" office:value-type="string">
            <text:p text:style-name="P346">e2fsck -<text:span text:style-name="T347">n </text:span><text:span text:style-name="T348">[-p]</text:span> &lt;device&gt;</text:p>
            <text:p text:style-name="P347"/>
            <text:p text:style-name="P220"><text:span text:style-name="Default_20_Paragraph_20_Font"><text:span text:style-name="T349">Not</text:span></text:span><text:span text:style-name="Default_20_Paragraph_20_Font"><text:span text:style-name="T350">a</text:span></text:span><text:span text:style-name="Default_20_Paragraph_20_Font"><text:span text:style-name="T349"> :</text:span></text:span><text:span text:style-name="Default_20_Paragraph_20_Font"><text:span text:style-name="T321"> </text:span></text:span><text:span text:style-name="Default_20_Paragraph_20_Font"><text:span text:style-name="T351">It is not safe to run a check on mounted filesystems !</text:span></text:span></text:p>
            <text:p text:style-name="P220"><text:span text:style-name="Default_20_Paragraph_20_Font"><text:span text:style-name="T351">p</text:span></text:span><text:span text:style-name="Default_20_Paragraph_20_Font"><text:span text:style-name="T321">: </text:span></text:span><text:span text:style-name="Default_20_Paragraph_20_Font"><text:span text:style-name="T351">automatic repair</text:span></text:span></text:p>
            <text:p text:style-name="P220"><text:span text:style-name="Default_20_Paragraph_20_Font"><text:span text:style-name="T351">n : </text:span></text:span><text:span text:style-name="Default_20_Paragraph_20_Font"><text:span text:style-name="T352">make no changes to the filesystem</text:span></text:span></text:p>
            <text:p text:style-name="P220"><text:span text:style-name="Default_20_Paragraph_20_Font"><text:span text:style-name="T351">E  fragcheck : print a detailed report of any discontinous blocks.</text:span></text:span></text:p>
          </table:table-cell>
        </table:table-row>
        <table:table-row table:style-name="Table11.1">
          <table:table-cell table:style-name="Table11.A2" office:value-type="string">
            <text:p text:style-name="P348">Remove all files in current dir except some specific ones</text:p>
          </table:table-cell>
          <table:table-cell table:style-name="Table11.B2" office:value-type="string">
            <text:p text:style-name="P349">[required] setopt extendedglob in .zshrc</text:p>
            <text:p text:style-name="P350"><text:span text:style-name="Default_20_Paragraph_20_Font"><text:span text:style-name="T353">r</text:span></text:span><text:span text:style-name="Default_20_Paragraph_20_Font"><text:span text:style-name="T354">m ^(</text:span></text:span><text:span text:style-name="Default_20_Paragraph_20_Font"><text:span text:style-name="T353">file1|file2)</text:span></text:span></text:p>
          </table:table-cell>
        </table:table-row>
        <table:table-row table:style-name="Table11.1">
          <table:table-cell table:style-name="Table11.A2" office:value-type="string">
            <text:p text:style-name="P348">Remove all files <text:span text:style-name="T355">excluding any file with matching extension</text:span></text:p>
          </table:table-cell>
          <table:table-cell table:style-name="Table11.B2" office:value-type="string">
            <text:p text:style-name="P349">[required] setopt extendedglob in .zshrc</text:p>
            <text:p text:style-name="P350"><text:span text:style-name="Default_20_Paragraph_20_Font"><text:span text:style-name="T353">rm *~*.&lt;extension&gt;</text:span></text:span></text:p>
          </table:table-cell>
        </table:table-row>
        <table:table-row table:style-name="Table11.1">
          <table:table-cell table:style-name="Table11.A2" office:value-type="string">
            <text:p text:style-name="P348">Remove all files <text:span text:style-name="T355">except for any filename beginning with pattern</text:span></text:p>
          </table:table-cell>
          <table:table-cell table:style-name="Table11.B2" office:value-type="string">
            <text:p text:style-name="P349">[required] setopt extendedglob in .zshrc</text:p>
            <text:p text:style-name="P351"><text:span text:style-name="Default_20_Paragraph_20_Font"><text:span text:style-name="T354">rm *~[&lt;char&gt;&lt;other_char&gt;]*</text:span></text:span></text:p>
            <text:p text:style-name="P351"><text:span text:style-name="T356">e.g. </text:span><text:span text:style-name="Default_20_Paragraph_20_Font"><text:span text:style-name="T357">rm *~[23]*</text:span></text:span><text:span text:style-name="T358"> will exclude </text:span><text:span text:style-name="T359">any </text:span><text:span text:style-name="T358">file</text:span><text:span text:style-name="T360">s</text:span><text:span text:style-name="T358"> whose filename begins with 2 </text:span><text:span text:style-name="T361">or</text:span><text:span text:style-name="T358"> 3 char</text:span></text:p>
          </table:table-cell>
        </table:table-row>
        <table:table-row table:style-name="Table11.1">
          <table:table-cell table:style-name="Table11.A2" office:value-type="string">
            <text:p text:style-name="P352">Remove <text:span text:style-name="T362">{n </text:span><text:span text:style-name="T363">first</text:span><text:span text:style-name="T362"> | </text:span>last<text:span text:style-name="T362">}</text:span> line<text:span text:style-name="T363">(s)</text:span> from a file </text:p>
          </table:table-cell>
          <table:table-cell table:style-name="Table11.B2" office:value-type="string">
            <text:p text:style-name="P353">sed -i<text:span text:style-name="T364">[SUFFIX]</text:span> <text:span text:style-name="T365">{‘nd’ | ‘</text:span>$d’<text:span text:style-name="T366">]</text:span> &lt;<text:span text:style-name="T367">file&gt;</text:span></text:p>
            <text:p text:style-name="P354"><text:span text:style-name="Default_20_Paragraph_20_Font"><text:span text:style-name="T368"># M</text:span></text:span><text:span text:style-name="Default_20_Paragraph_20_Font"><text:span text:style-name="T369">ake </text:span></text:span><text:span text:style-name="Default_20_Paragraph_20_Font"><text:span text:style-name="T368">a </text:span></text:span><text:span text:style-name="Default_20_Paragraph_20_Font"><text:span text:style-name="T369">backup if SUFFIX is supplied</text:span></text:span></text:p>
          </table:table-cell>
        </table:table-row>
        <table:table-row table:style-name="Table11.1">
          <table:table-cell table:style-name="Table11.A2" office:value-type="string">
            <text:p text:style-name="P355">Insert a text before <text:span text:style-name="T370">the</text:span> first line <text:span text:style-name="T370">within</text:span> a file</text:p>
          </table:table-cell>
          <table:table-cell table:style-name="Table11.B2" office:value-type="string">
            <text:p text:style-name="P356">sed ‘1 i &lt;string&gt;’ &lt;file&gt;</text:p>
          </table:table-cell>
        </table:table-row>
        <table:table-row table:style-name="Table11.1">
          <table:table-cell table:style-name="Table11.A2" office:value-type="string">
            <text:p text:style-name="P357">Restart the display manager</text:p>
          </table:table-cell>
          <table:table-cell table:style-name="Table11.B2" office:value-type="string">
            <text:p text:style-name="P358">service <text:span text:style-name="T371">&lt;display_manager&gt;</text:span> restart</text:p>
          </table:table-cell>
        </table:table-row>
        <table:table-row table:style-name="Table11.1">
          <table:table-cell table:style-name="Table11.A2" office:value-type="string">
            <text:p text:style-name="P359">List all environment variables</text:p>
          </table:table-cell>
          <table:table-cell table:style-name="Table11.B2" office:value-type="string">
            <text:p text:style-name="P360"><text:span text:style-name="T372">p</text:span>rintenv <text:span text:style-name="T372">| env</text:span></text:p>
          </table:table-cell>
        </table:table-row>
        <table:table-row table:style-name="Table11.1">
          <table:table-cell table:style-name="Table11.A2" office:value-type="string">
            <text:p text:style-name="P361">Show all packages installed <text:span text:style-name="T373">[and count it]</text:span></text:p>
          </table:table-cell>
          <table:table-cell table:style-name="Table11.B2" office:value-type="string">
            <text:p text:style-name="P362"><text:span text:style-name="T374">x</text:span>bps-query -l | <text:span text:style-name="T375">g</text:span>awk ‘{print $2}’ | xargs -n1 xbps-uhelper getpkgname <text:span text:style-name="T376">[</text:span><text:span text:style-name="T377">wc -l</text:span><text:span text:style-name="T376">]</text:span></text:p>
          </table:table-cell>
        </table:table-row>
        <table:table-row table:style-name="Table11.1">
          <table:table-cell table:style-name="Table11.A2" office:value-type="string">
            <text:p text:style-name="P363">Change your hostname</text:p>
          </table:table-cell>
          <table:table-cell table:style-name="Table11.B2" office:value-type="string">
            <text:p text:style-name="P364">With Runit (for VOIDLINUX) :</text:p>
            <text:p text:style-name="P365">nano <text:span text:style-name="T166">/etc/hostname</text:span></text:p>
            <text:p text:style-name="P365">nano /<text:span text:style-name="T166">etc/hosts</text:span></text:p>
            <text:p text:style-name="P366">and change manually, then restart user session.</text:p>
          </table:table-cell>
        </table:table-row>
        <table:table-row table:style-name="Table11.1">
          <table:table-cell table:style-name="Table11.A2" office:value-type="string">
            <text:p text:style-name="P367">Access the terminal when </text:p>
            <text:p text:style-name="P368">login manager will NOT load/ GUI unreachable</text:p>
          </table:table-cell>
          <table:table-cell table:style-name="Table11.B2" office:value-type="string">
            <text:p text:style-name="P364">&lt;<text:span text:style-name="T378">C</text:span><text:span text:style-name="T379">-alt&gt;+F2</text:span></text:p>
          </table:table-cell>
        </table:table-row>
        <text:soft-page-break/>
        <table:table-row table:style-name="Table11.1">
          <table:table-cell table:style-name="Table11.A2" office:value-type="string">
            <text:p text:style-name="P369">Check out what packages are based on outdated libraries</text:p>
          </table:table-cell>
          <table:table-cell table:style-name="Table11.B2" office:value-type="string">
            <text:p text:style-name="P370">xcheckrestart -v</text:p>
            <text:p text:style-name="P371">xfce4-session-logout --logout </text:p>
          </table:table-cell>
        </table:table-row>
        <table:table-row table:style-name="Table11.1">
          <table:table-cell table:style-name="Table11.A2" office:value-type="string">
            <text:p text:style-name="P372">List|remove all removable kernels <text:span text:style-name="T380">(i.e. neither currently booted nor provided by any installed pkg)</text:span></text:p>
          </table:table-cell>
          <table:table-cell table:style-name="Table11.B2" office:value-type="string">
            <text:p text:style-name="P373">vkpurge [list|rm all]</text:p>
          </table:table-cell>
        </table:table-row>
        <table:table-row table:style-name="Table11.1">
          <table:table-cell table:style-name="Table11.A2" office:value-type="string">
            <text:p text:style-name="P374">Perform a RAM diagnostic to check out the root cause of system freezes</text:p>
          </table:table-cell>
          <table:table-cell table:style-name="Table11.B2" office:value-type="string">
            <text:p text:style-name="P375"><text:span text:style-name="T381">m</text:span>emtest86+</text:p>
          </table:table-cell>
        </table:table-row>
        <table:table-row table:style-name="Table11.1">
          <table:table-cell table:style-name="Table11.A2" office:value-type="string">
            <text:p text:style-name="P376">Diagnose all dependencies’s conflicts and modified metadata</text:p>
          </table:table-cell>
          <table:table-cell table:style-name="Table11.B2" office:value-type="string">
            <text:p text:style-name="P377">xbps-pkgdb -a</text:p>
          </table:table-cell>
        </table:table-row>
        <table:table-row table:style-name="Table11.1">
          <table:table-cell table:style-name="Table11.A2" office:value-type="string">
            <text:p text:style-name="P378">Reinstall a package [with unpacking config files]</text:p>
          </table:table-cell>
          <table:table-cell table:style-name="Table11.B2" office:value-type="string">
            <text:p text:style-name="P379">xbps-install -S [-ff] <text:span text:style-name="T382">&lt;pkg&gt;</text:span></text:p>
          </table:table-cell>
        </table:table-row>
        <table:table-row table:style-name="Table11.1">
          <table:table-cell table:style-name="Table11.A2" office:value-type="string">
            <text:p text:style-name="P380">Remove some packages to speed up system start-up <text:span text:style-name="T383">(skiping a verification)</text:span></text:p>
          </table:table-cell>
          <table:table-cell table:style-name="Table11.B2" office:value-type="string">
            <text:p text:style-name="P381"><text:span text:style-name="Default_20_Paragraph_20_Font"><text:span text:style-name="T384">ignorepkg=btrfs-progs &gt;&gt; /etc/xbps.d/ignore.conf</text:span></text:span></text:p>
            <text:p text:style-name="P382"/>
            <text:p text:style-name="P383"><text:span text:style-name="T380">N</text:span><text:span text:style-name="T385">ota Bene : `ignorepkg` is a configuration item, neither a command nor a option.</text:span></text:p>
          </table:table-cell>
        </table:table-row>
        <table:table-row table:style-name="Table11.1">
          <table:table-cell table:style-name="Table11.A2" office:value-type="string">
            <text:p text:style-name="P384">Check either your system uses MBR/GPT and BIOS/UEFI</text:p>
          </table:table-cell>
          <table:table-cell table:style-name="Table11.B2" office:value-type="string">
            <text:p text:style-name="P385">fdisk -l</text:p>
            <text:p text:style-name="P386">dmesg | grep -i efi</text:p>
          </table:table-cell>
        </table:table-row>
      </table:table>
      <text:p text:style-name="P94"><text:span text:style-name="Default_20_Paragraph_20_Font"><text:span text:style-name="T206"/></text:span></text:p>
      <text:p text:style-name="P94"><text:span text:style-name="Default_20_Paragraph_20_Font"><text:span text:style-name="T206"/></text:span></text:p>
      <text:p text:style-name="P387"><text:span text:style-name="Default_20_Paragraph_20_Font"><text:span text:style-name="T386">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88">Downgrading a package when latest version works not</text:p>
          </table:table-cell>
          <table:table-cell table:style-name="Table31.B1" office:value-type="string">
            <text:p text:style-name="P389"><text:span text:style-name="Default_20_Paragraph_20_Font"><text:span text:style-name="T384">xdowngrade /var/cache/xbps/vscode-1.78.2₁.x86_64-musl.xbps</text:span></text:span></text:p>
          </table:table-cell>
        </table:table-row>
        <table:table-row table:style-name="Table31.1">
          <table:table-cell table:style-name="Table31.A2" office:value-type="string">
            <text:p text:style-name="P390"><text:span text:style-name="T387">Prevent a package from being updated </text:span><text:span text:style-name="T388">(i.e. freeze)</text:span></text:p>
          </table:table-cell>
          <table:table-cell table:style-name="Table31.B2" office:value-type="string">
            <text:p text:style-name="P391"><text:span text:style-name="Default_20_Paragraph_20_Font"><text:span text:style-name="T384">xbps-pkgdb -m hold &lt;pkg&gt;</text:span></text:span></text:p>
          </table:table-cell>
        </table:table-row>
        <table:table-row table:style-name="Table31.1">
          <table:table-cell table:style-name="Table31.A2" office:value-type="string">
            <text:p text:style-name="P392">List all frozen packages to manage downgraded ones</text:p>
          </table:table-cell>
          <table:table-cell table:style-name="Table31.B2" office:value-type="string">
            <text:p text:style-name="P391"><text:span text:style-name="Default_20_Paragraph_20_Font"><text:span text:style-name="T389">x</text:span></text:span><text:span text:style-name="Default_20_Paragraph_20_Font"><text:span text:style-name="T384">bps-</text:span></text:span><text:span text:style-name="Default_20_Paragraph_20_Font"><text:span text:style-name="T390">query </text:span></text:span><text:span text:style-name="Default_20_Paragraph_20_Font"><text:span text:style-name="T384">--list-hold-pkg</text:span></text:span></text:p>
          </table:table-cell>
        </table:table-row>
      </table:table>
      <text:p text:style-name="P387"><text:span text:style-name="Default_20_Paragraph_20_Font"><text:span text:style-name="T206"/></text:span></text:p>
      <text:p text:style-name="P387"><text:span text:style-name="Default_20_Paragraph_20_Font"><text:span text:style-name="T206"/></text:span></text:p>
      <text:p text:style-name="P393"><text:span text:style-name="Default_20_Paragraph_20_Font"><text:span text:style-name="T386">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4">Set the system-wide GHC installed package as default <text:span text:style-name="T380">(require the dependencies’ versions to match with the resolver-lts version)</text:span></text:p>
            </table:table-cell>
            <table:table-cell table:style-name="Table70.B1" office:value-type="string">
              <text:p text:style-name="P394">stack config set system-ghc –-global true</text:p>
            </table:table-cell>
          </table:table-row>
        </table:table-header-rows>
        <table:table-row>
          <table:table-cell table:style-name="Table70.A2" office:value-type="string">
            <text:p text:style-name="P394">Set the snapshot/resolver’s version</text:p>
          </table:table-cell>
          <table:table-cell table:style-name="Table70.B2" office:value-type="string">
            <text:p text:style-name="P395">stack config set resolver lts &lt;version&gt;</text:p>
          </table:table-cell>
        </table:table-row>
        <table:table-row>
          <table:table-cell table:style-name="Table70.A2" office:value-type="string">
            <text:p text:style-name="P394">List a stack project’s dependencies</text:p>
          </table:table-cell>
          <table:table-cell table:style-name="Table70.B2" office:value-type="string">
            <text:p text:style-name="P394">stack ls dependencies</text:p>
          </table:table-cell>
        </table:table-row>
        <table:table-row>
          <table:table-cell table:style-name="Table70.A2" office:value-type="string">
            <text:p text:style-name="P396">Edit configuration file’s projects</text:p>
          </table:table-cell>
          <table:table-cell table:style-name="Table70.B2" office:value-type="string">
            <text:p text:style-name="P396">nvim ~/.stack/global-project/stack.yaml</text:p>
            <text:p text:style-name="P396">~/.stack/config/stack.yaml</text:p>
          </table:table-cell>
        </table:table-row>
        <table:table-row>
          <table:table-cell table:style-name="Table70.A2" office:value-type="string">
            <text:p text:style-name="P396">List all programs installed <text:span text:style-name="T87">via</text:span> stack</text:p>
          </table:table-cell>
          <table:table-cell table:style-name="Table70.B2" office:value-type="string">
            <text:p text:style-name="P396">stack path --programs</text:p>
          </table:table-cell>
        </table:table-row>
        <table:table-row>
          <table:table-cell table:style-name="Table70.A2" office:value-type="string">
            <text:p text:style-name="P397">[local<text:span text:style-name="T391">ly</text:span> stack<text:span text:style-name="T391">-based installed</text:span>] List all stack-related packages</text:p>
          </table:table-cell>
          <table:table-cell table:style-name="Table70.B2" office:value-type="string">
            <text:p text:style-name="P397">[stack exec] ghc-pkg list</text:p>
          </table:table-cell>
        </table:table-row>
        <table:table-row>
          <table:table-cell table:style-name="Table70.A2" office:value-type="string">
            <text:p text:style-name="P397">Look for a complete name of a stack’s package</text:p>
          </table:table-cell>
          <table:table-cell table:style-name="Table70.B2" office:value-type="string">
            <text:p text:style-name="P397"><text:span text:style-name="T392">g</text:span>hc-pkg field &lt;pkg&gt; id</text:p>
          </table:table-cell>
        </table:table-row>
        <table:table-row>
          <table:table-cell table:style-name="Table70.A2" office:value-type="string">
            <text:p text:style-name="P398">Uninstall a stack package</text:p>
          </table:table-cell>
          <table:table-cell table:style-name="Table70.B2" office:value-type="string">
            <text:p text:style-name="P398">ghc-pkg unregister &lt;pkg&gt;</text:p>
            <text:p text:style-name="P398">cd ~/.local/bin | ~/.stack/snapshots | ~/.stack | &lt;projet_dir&gt;/.stack-work</text:p>
            <text:p text:style-name="P398"><text:soft-page-break/>rm &lt;pkg&gt;</text:p>
          </table:table-cell>
        </table:table-row>
      </table:table>
      <text:p text:style-name="P399"><text:span text:style-name="Default_20_Paragraph_20_Font"><text:span text:style-name="T393">OPERATION</text:span></text:span></text:p>
      <text:p text:style-name="P399"><text:span text:style-name="Default_20_Paragraph_20_Font"><text:span text:style-name="T206"/></text:span></text:p>
      <table:table table:name="Table17" table:style-name="Table17">
        <table:table-column table:style-name="Table17.A"/>
        <table:table-column table:style-name="Table17.B"/>
        <table:table-row table:style-name="Table17.1">
          <table:table-cell table:style-name="Table17.A1" office:value-type="string">
            <text:p text:style-name="P400"><text:span text:style-name="Default_20_Paragraph_20_Font"><text:span text:style-name="T394">Create a new root directory to isolate an arborescence tree with a different libc</text:span></text:span></text:p>
          </table:table-cell>
          <table:table-cell table:style-name="Table17.B1" office:value-type="string">
            <text:p text:style-name="P401">mkdir <text:span text:style-name="T395">~/glibcchroot</text:span></text:p>
            <text:p text:style-name="P402">cd <text:span text:style-name="T395">~.glibcchroot</text:span></text:p>
            <text:p text:style-name="P403"># <text:span text:style-name="T396">Download an distro image and unpack it.</text:span></text:p>
            <text:p text:style-name="P401"><text:span text:style-name="T397">wget</text:span> https://alpha.de.repo.voidlinux.org/live/current/void-x86_64-ROOTFS-20221001.tar.xz</text:p>
            <text:p text:style-name="P404">tar xf <text:span text:style-name="T104">void-x86_64-ROOTFS-20221001.tar.xz</text:span></text:p>
            <text:p text:style-name="P405"><text:span text:style-name="T104">rm </text:span><text:span text:style-name="T398">void-x86_64-ROOTFS-20221001.tar.xz</text:span></text:p>
            <text:p text:style-name="P406">cd ..</text:p>
            <text:p text:style-name="P407"># <text:span text:style-name="T399">Access the glibcchroot fs instance.</text:span></text:p>
            <text:p text:style-name="P408"><text:span text:style-name="T395">sudo </text:span>xchroot <text:span text:style-name="T400">glibcchroot</text:span></text:p>
            <text:p text:style-name="P409">xbps-install -u <text:span text:style-name="T395">xbp ; xbps-install -Su ;</text:span></text:p>
            <text:p text:style-name="P406">xbps-install -S xtools vscode <text:span text:style-name="T401">gcc</text:span></text:p>
            <text:p text:style-name="P406">id -u aurele <text:s/><text:span text:style-name="T402"># prints 1000</text:span></text:p>
            <text:p text:style-name="P410">useradd -u 1000 -p IamFreeNow!411 aurele</text:p>
            <text:p text:style-name="P411">exit</text:p>
            <text:p text:style-name="P411">passwd aurele</text:p>
            <text:p text:style-name="P412"># type the pass word twice</text:p>
            <text:p text:style-name="P411">vi<text:span text:style-name="T403">sudo</text:span> /etc/sudoers</text:p>
            <text:p text:style-name="P411">aurele ALL=(ALL:ALL) ALL # add this line below root-related one</text:p>
            <text:p text:style-name="P411">:<text:span text:style-name="T404">wq!</text:span></text:p>
            <text:p text:style-name="P410">su - aurele</text:p>
            <text:p text:style-name="P413">exit</text:p>
            <text:p text:style-name="P414">sudo chown root:root -R ~/glibcchroot</text:p>
            <text:p text:style-name="P414">sudo chwon aurele:aurele -R ~/glibcchroot/home/aurele</text:p>
            <text:p text:style-name="P415">xbps-install -ff sudo # to reset setuid bit</text:p>
          </table:table-cell>
        </table:table-row>
      </table:table>
      <text:p text:style-name="P416"><text:span text:style-name="Default_20_Paragraph_20_Font"><text:span text:style-name="T206"/></text:span></text:p>
      <text:p text:style-name="P417"><text:span text:style-name="Default_20_Paragraph_20_Font"><text:span text:style-name="T405">MISCELLANEOUS</text:span></text:span></text:p>
      <text:p text:style-name="P70"><text:span text:style-name="Default_20_Paragraph_20_Font"><text:span text:style-name="T206"/></text:span></text:p>
      <table:table table:name="Table24" table:style-name="Table24">
        <table:table-column table:style-name="Table24.A"/>
        <table:table-column table:style-name="Table24.B"/>
        <table:table-row table:style-name="Table24.1">
          <table:table-cell table:style-name="Table24.A1" office:value-type="string">
            <text:p text:style-name="P418"><text:span text:style-name="Default_20_Paragraph_20_Font"><text:span text:style-name="T66">Show system information </text:span></text:span><text:span text:style-name="Default_20_Paragraph_20_Font"><text:span text:style-name="T406">(require install</text:span></text:span><text:span text:style-name="Default_20_Paragraph_20_Font"><text:span text:style-name="T407">ation</text:span></text:span><text:span text:style-name="Default_20_Paragraph_20_Font"><text:span text:style-name="T406">)</text:span></text:span></text:p>
          </table:table-cell>
          <table:table-cell table:style-name="Table24.B1" office:value-type="string">
            <text:p text:style-name="P419">inxi -Fz</text:p>
          </table:table-cell>
        </table:table-row>
        <table:table-row table:style-name="Table24.1">
          <table:table-cell table:style-name="Table24.A2" office:value-type="string">
            <text:p text:style-name="P420"><text:span text:style-name="Default_20_Paragraph_20_Font"><text:span text:style-name="T66">Prevent an application to run at system startup / </text:span></text:span><text:span text:style-name="Default_20_Paragraph_20_Font"><text:span text:style-name="T408">nullifyautostart</text:span></text:span></text:p>
          </table:table-cell>
          <table:table-cell table:style-name="Table24.B2" office:value-type="string">
            <text:p text:style-name="P421"><text:span text:style-name="Default_20_Paragraph_20_Font"><text:span text:style-name="T409">cp /usr/share/applications/&lt;app_name&gt;.desktop ~/.local/share/applications</text:span></text:span></text:p>
            <text:p text:style-name="P421"><text:span text:style-name="Default_20_Paragraph_20_Font"><text:span text:style-name="T409">sed -in Hidden=true</text:span></text:span></text:p>
          </table:table-cell>
        </table:table-row>
        <table:table-row table:style-name="Table24.1">
          <table:table-cell table:style-name="Table24.A2" office:value-type="string">
            <text:p text:style-name="P422">Play a<text:span text:style-name="T410">n</text:span> <text:span text:style-name="T411">audio</text:span> file</text:p>
          </table:table-cell>
          <table:table-cell table:style-name="Table24.B2" office:value-type="string">
            <text:p text:style-name="P422">ffplay -nodisp -autoexit -loglevel -8 &lt;file&gt;</text:p>
          </table:table-cell>
        </table:table-row>
        <table:table-row table:style-name="Table24.1">
          <table:table-cell table:style-name="Table24.A2" office:value-type="string">
            <text:p text:style-name="P423">Print a manual page of a possibily NOT installed package</text:p>
          </table:table-cell>
          <table:table-cell table:style-name="Table24.B2" office:value-type="string">
            <text:p text:style-name="P423">xmandoc &lt;package&gt;</text:p>
          </table:table-cell>
        </table:table-row>
        <table:table-row table:style-name="Table24.1">
          <table:table-cell table:style-name="Table24.A2" office:value-type="string">
            <text:p text:style-name="P424">Print contextual help documentation</text:p>
          </table:table-cell>
          <table:table-cell table:style-name="Table24.B2" office:value-type="string">
            <text:p text:style-name="P424">&lt;cmd&gt;^h</text:p>
            <text:p text:style-name="P424">print&lt;alt + h&gt;</text:p>
            <text:p text:style-name="P424">run-help &lt;cmd&gt;</text:p>
          </table:table-cell>
        </table:table-row>
        <table:table-row table:style-name="Table24.1">
          <table:table-cell table:style-name="Table24.A2" office:value-type="string">
            <text:p text:style-name="P425">Search for certain kinds of files in specific arborescence.</text:p>
            <text:p text:style-name="P426"/>
            <text:p text:style-name="P427"><text:span text:style-name="T412">e</text:span>xamples of globbing-related commands</text:p>
          </table:table-cell>
          <table:table-cell table:style-name="Table24.B2" office:value-type="string">
            <text:p text:style-name="P428"><text:span text:style-name="T413">l</text:span>s **/&lt;file&gt; searches recursively for in subdirectories</text:p>
            <text:p text:style-name="P429">ls file&lt;20-&gt; <text:span text:style-name="T105">matches file20, file21, file22, etc.</text:span></text:p>
            <text:p text:style-name="P429">ls *.(c|pro) <text:span text:style-name="T105">matches *.c and *.pro</text:span></text:p>
            <text:p text:style-name="P429">ls *(r) <text:span text:style-name="T105">matches only world-readable files</text:span></text:p>
            <text:p text:style-name="P429">ls (#a1)<text:span text:style-name="T105">README matches README with one error, e.g. RADME, REEDME, RAEDME</text:span></text:p>
            <text:p text:style-name="P429">ls (#ia1)README <text:span text:style-name="T105">same but case insensitive</text:span></text:p>
            <text:p text:style-name="P429">ls *.c~lex.c <text:span text:style-name="T105">matches all .c files except lex.c</text:span></text:p>
            <text:p text:style-name="P430">ls *(OL[1,3]) <text:span text:style-name="T105">matches the three largest files</text:span></text:p>
          </table:table-cell>
        </table:table-row>
        <table:table-row table:style-name="Table24.1">
          <table:table-cell table:style-name="Table24.A2" office:value-type="string">
            <text:p text:style-name="P431"><text:span text:style-name="T414">n</text:span>ull command shor<text:span text:style-name="T415">t</text:span>-hand</text:p>
          </table:table-cell>
          <table:table-cell table:style-name="Table24.B2" office:value-type="string">
            <text:p text:style-name="P431">&lt;FILE is equivalent to `less FILE`</text:p>
          </table:table-cell>
        </table:table-row>
        <table:table-row table:style-name="Table24.1">
          <table:table-cell table:style-name="Table24.A2" office:value-type="string">
            <text:p text:style-name="P432">Upload an image on the web</text:p>
          </table:table-cell>
          <table:table-cell table:style-name="Table24.B2" office:value-type="string">
            <text:p text:style-name="P432">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3">Show its own ip</text:p>
          </table:table-cell>
          <table:table-cell table:style-name="Table24.B2" office:value-type="string">
            <text:p text:style-name="P433">ip addr show</text:p>
          </table:table-cell>
        </table:table-row>
      </table:table>
      <text:p text:style-name="P434"><text:span text:style-name="Default_20_Paragraph_20_Font"><text:span text:style-name="T206"/></text:span></text:p>
      <text:p text:style-name="P434"><text:span text:style-name="Default_20_Paragraph_20_Font"><text:span text:style-name="T206"/></text:span></text:p>
      <text:p text:style-name="P435"><text:span text:style-name="Default_20_Paragraph_20_Font"><text:span text:style-name="T416">PRINTER DEVICE </text:span></text:span><text:span text:style-name="Default_20_Paragraph_20_Font"><text:span text:style-name="T417">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36">Install printer’s tools, printer’s driver and pdf extension support</text:p>
          </table:table-cell>
          <table:table-cell table:style-name="Table82.B1" office:value-type="string">
            <text:p text:style-name="P437"><text:span text:style-name="T418">x</text:span>bps-install -Suy cups system-config-printer <text:span text:style-name="T419">epson-inkjet-printer-escpr </text:span><text:span text:style-name="T420">cups-pdf cups-browsed</text:span></text:p>
          </table:table-cell>
        </table:table-row>
        <table:table-row table:style-name="Table82.1">
          <table:table-cell table:style-name="Table82.A2" office:value-type="string">
            <text:p text:style-name="P436">Add and run the CUPS daemon</text:p>
          </table:table-cell>
          <table:table-cell table:style-name="Table82.B2" office:value-type="string">
            <text:p text:style-name="P437">ln -s /etc/sv/cupsd /var/service</text:p>
          </table:table-cell>
        </table:table-row>
        <table:table-row table:style-name="Table82.1">
          <table:table-cell table:style-name="Table82.A2" office:value-type="string">
            <text:p text:style-name="P436"><text:span text:style-name="T421">Elevate</text:span> user <text:span text:style-name="T421">privileges </text:span>to printer’s features usergroup</text:p>
          </table:table-cell>
          <table:table-cell table:style-name="Table82.B2" office:value-type="string">
            <text:p text:style-name="P438">usermod -aG lpadmin &lt;username&gt;</text:p>
          </table:table-cell>
        </table:table-row>
        <table:table-row table:style-name="Table82.1">
          <table:table-cell table:style-name="Table82.A2" office:value-type="string">
            <text:p text:style-name="P436">Add a printer</text:p>
          </table:table-cell>
          <table:table-cell table:style-name="Table82.B2" office:value-type="string">
            <text:p text:style-name="P439">Rendez-vous to localhost:631/</text:p>
          </table:table-cell>
        </table:table-row>
        <table:table-row table:style-name="Table82.1">
          <table:table-cell table:style-name="Table82.A2" office:value-type="string">
            <text:p text:style-name="P436">Make the newly add printer the default destination</text:p>
          </table:table-cell>
          <table:table-cell table:style-name="Table82.B2" office:value-type="string">
            <text:p text:style-name="P440">lpoptions -d &lt;printer_name&gt;</text:p>
          </table:table-cell>
        </table:table-row>
        <table:table-row table:style-name="Table82.1">
          <table:table-cell table:style-name="Table82.A2" office:value-type="string">
            <text:p text:style-name="P436">Check out the default one</text:p>
          </table:table-cell>
          <table:table-cell table:style-name="Table82.B2" office:value-type="string">
            <text:p text:style-name="P439">lpq</text:p>
          </table:table-cell>
        </table:table-row>
        <table:table-row table:style-name="Table82.1">
          <table:table-cell table:style-name="Table82.A2" office:value-type="string">
            <text:p text:style-name="P441">Verify that the printer’s tool supports pdf format</text:p>
          </table:table-cell>
          <table:table-cell table:style-name="Table82.B2" office:value-type="string">
            <text:p text:style-name="P442">nano /etc/cups/cupsd.conf (check if the line exists as below):<text:line-break/>application/pdf <text:s text:c="16"/>pdf regex(0,^[\n\r]*%PDF)</text:p>
          </table:table-cell>
        </table:table-row>
        <table:table-row table:style-name="Table82.1">
          <table:table-cell table:style-name="Table82.A2" office:value-type="string">
            <text:p text:style-name="P441">Restart the CUPS daemon</text:p>
          </table:table-cell>
          <table:table-cell table:style-name="Table82.B2" office:value-type="string">
            <text:p text:style-name="P443">sv restart cupsd</text:p>
          </table:table-cell>
        </table:table-row>
      </table:table>
      <text:p text:style-name="P444"><text:span text:style-name="Default_20_Paragraph_20_Font"><text:span text:style-name="T416"/></text:span></text:p>
      <text:p text:style-name="P444"><text:span text:style-name="Default_20_Paragraph_20_Font"><text:span text:style-name="T416"/></text:span></text:p>
      <text:p text:style-name="P445"><text:span text:style-name="Default_20_Paragraph_20_Font"><text:span text:style-name="T416">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46">Display <text:span text:style-name="T422">default </text:span>printer’settings</text:p>
          </table:table-cell>
          <table:table-cell table:style-name="Table40.B1" office:value-type="string">
            <text:p text:style-name="P447"><text:span text:style-name="T423">lpoptions | tr </text:span><text:span text:style-name="T424">" " ‘</text:span><text:span text:style-name="T425">\n’</text:span></text:p>
            <text:p text:style-name="P448"/>
            <text:p text:style-name="P449"><text:span text:style-name="T426">Nota bene:</text:span><text:span text:style-name="T427"> `tr` translate blank characters into carriage returns.</text:span></text:p>
          </table:table-cell>
        </table:table-row>
        <table:table-row table:style-name="Table40.1">
          <table:table-cell table:style-name="Table40.A2" office:value-type="string">
            <text:p text:style-name="P450">Display specific printer’settings</text:p>
          </table:table-cell>
          <table:table-cell table:style-name="Table40.B2" office:value-type="string">
            <text:p text:style-name="P451"><text:span text:style-name="T428">l</text:span>poptions -p &lt;printer_name&gt;</text:p>
          </table:table-cell>
        </table:table-row>
        <table:table-row table:style-name="Table40.1">
          <table:table-cell table:style-name="Table40.A2" office:value-type="string">
            <text:p text:style-name="P452">Display default printer’status</text:p>
          </table:table-cell>
          <table:table-cell table:style-name="Table40.B2" office:value-type="string">
            <text:p text:style-name="P453">lpstat -p</text:p>
          </table:table-cell>
        </table:table-row>
        <table:table-row table:style-name="Table40.1">
          <table:table-cell table:style-name="Table40.A2" office:value-type="string">
            <text:p text:style-name="P452">Display all printer’s status</text:p>
          </table:table-cell>
          <table:table-cell table:style-name="Table40.B2" office:value-type="string">
            <text:p text:style-name="P453">lpstat -p -d</text:p>
          </table:table-cell>
        </table:table-row>
        <table:table-row table:style-name="Table40.1">
          <table:table-cell table:style-name="Table40.A2" office:value-type="string">
            <text:p text:style-name="P454">Display the print queue</text:p>
          </table:table-cell>
          <table:table-cell table:style-name="Table40.B2" office:value-type="string">
            <text:p text:style-name="P455"><text:span text:style-name="T429">lp</text:span>q</text:p>
          </table:table-cell>
        </table:table-row>
        <table:table-row table:style-name="Table40.1">
          <table:table-cell table:style-name="Table40.A2" office:value-type="string">
            <text:p text:style-name="P456">Print a document <text:span text:style-name="T430">[page]</text:span></text:p>
          </table:table-cell>
          <table:table-cell table:style-name="Table40.B2" office:value-type="string">
            <text:p text:style-name="P457">lp/<text:span text:style-name="T431">lpr</text:span> <text:span text:style-name="T430">[-P &lt;x&gt;] </text:span>&lt;document&gt; [-n &lt;number_of_copies&gt;]</text:p>
          </table:table-cell>
        </table:table-row>
        <table:table-row table:style-name="Table40.1">
          <table:table-cell table:style-name="Table40.A2" office:value-type="string">
            <text:p text:style-name="P458">Cancel a printing job</text:p>
          </table:table-cell>
          <table:table-cell table:style-name="Table40.B2" office:value-type="string">
            <text:p text:style-name="P459">{cancel|lprm} &lt;PID&gt; </text:p>
          </table:table-cell>
        </table:table-row>
        <table:table-row table:style-name="Table40.1">
          <table:table-cell table:style-name="Table40.A2" office:value-type="string">
            <text:p text:style-name="P460">Print a two-sided job</text:p>
          </table:table-cell>
          <table:table-cell table:style-name="Table40.B2" office:value-type="string">
            <text:p text:style-name="P461"><text:span text:style-name="T432">l</text:span>p -o sides=two-sided-<text:span text:style-name="T433">{short|</text:span>long<text:span text:style-name="T433">}</text:span>-edge &lt;document&gt;</text:p>
          </table:table-cell>
        </table:table-row>
        <table:table-row table:style-name="Table40.1">
          <table:table-cell table:style-name="Table40.A2" office:value-type="string">
            <text:p text:style-name="P462">Print in two-sided mode</text:p>
          </table:table-cell>
          <table:table-cell table:style-name="Table40.B2" office:value-type="string">
            <text:p text:style-name="P463"><text:span text:style-name="T434">l</text:span>poptions -o sides=two-s<text:span text:style-name="T433">ided-{short|long}edge &lt;document&gt;</text:span></text:p>
          </table:table-cell>
        </table:table-row>
        <table:table-row table:style-name="Table40.1">
          <table:table-cell table:style-name="Table40.A2" office:value-type="string">
            <text:p text:style-name="P464">Revert into single-sided printing mode</text:p>
          </table:table-cell>
          <table:table-cell table:style-name="Table40.B2" office:value-type="string">
            <text:p text:style-name="P465"><text:span text:style-name="T435">l</text:span>poptions -o sides=one-sided</text:p>
          </table:table-cell>
        </table:table-row>
        <table:table-row table:style-name="Table40.1">
          <table:table-cell table:style-name="Table40.A2" office:value-type="string">
            <text:p text:style-name="P466">Print a landscape job</text:p>
          </table:table-cell>
          <table:table-cell table:style-name="Table40.B2" office:value-type="string">
            <text:p text:style-name="P467">lp -o landscape &lt;document&gt;</text:p>
          </table:table-cell>
        </table:table-row>
      </table:table>
      <text:p text:style-name="P468"><text:span text:style-name="Default_20_Paragraph_20_Font"><text:span text:style-name="T206"/></text:span></text:p>
      <text:p text:style-name="P468"><text:span text:style-name="Default_20_Paragraph_20_Font"><text:span text:style-name="T206"/></text:span></text:p>
      <text:p text:style-name="P469"><text:span text:style-name="Default_20_Paragraph_20_Font"><text:span text:style-name="T436">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0">1</text:p>
          </table:table-cell>
          <table:table-cell table:style-name="Table8.B1" office:value-type="string">
            <text:p text:style-name="P471">Check filesystem</text:p>
          </table:table-cell>
          <table:table-cell table:style-name="Table8.B1" office:value-type="string">
            <text:p text:style-name="P472">ntfsresize -i -f -v /dev/sdX1</text:p>
          </table:table-cell>
        </table:table-row>
        <table:table-row>
          <table:table-cell table:style-name="Table8.A2" office:value-type="string">
            <text:p text:style-name="P470">2</text:p>
          </table:table-cell>
          <table:table-cell table:style-name="Table8.B2" office:value-type="string">
            <text:p text:style-name="P471">Run <text:span text:style-name="T437">a </text:span>simulation</text:p>
          </table:table-cell>
          <table:table-cell table:style-name="Table8.B2" office:value-type="string">
            <text:p text:style-name="P472">ntfs resize --force --force --no-action /dev/sdX1</text:p>
          </table:table-cell>
        </table:table-row>
        <table:table-row>
          <table:table-cell table:style-name="Table8.A2" office:value-type="string">
            <text:p text:style-name="P470">3</text:p>
          </table:table-cell>
          <table:table-cell table:style-name="Table8.B2" office:value-type="string">
            <text:p text:style-name="P473">Resizing a partition for real</text:p>
          </table:table-cell>
          <table:table-cell table:style-name="Table8.B2" office:value-type="string">
            <text:p text:style-name="P472">ntfs resize –-force –-force /dev/sdX1</text:p>
          </table:table-cell>
        </table:table-row>
        <table:table-row>
          <table:table-cell table:style-name="Table8.A2" table:number-columns-spanned="2" office:value-type="string">
            <text:p text:style-name="P473">Force resizing a filesystem’s partition</text:p>
          </table:table-cell>
          <table:covered-table-cell/>
          <table:table-cell table:style-name="Table8.B2" office:value-type="string">
            <text:p text:style-name="P474"><text:span text:style-name="T438">r</text:span>esize2fs -f /dev/sdX1</text:p>
          </table:table-cell>
        </table:table-row>
      </table:table>
      <text:p text:style-name="P475"><text:span text:style-name="Default_20_Paragraph_20_Font"><text:span text:style-name="T206"/></text:span></text:p>
      <text:p text:style-name="P94"><text:span text:style-name="Default_20_Paragraph_20_Font"><text:span text:style-name="T206"/></text:span></text:p>
      <text:p text:style-name="P94"><text:span text:style-name="Default_20_Paragraph_20_Font"><text:span text:style-name="T439">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76">1</text:p>
          </table:table-cell>
          <table:table-cell table:style-name="Table3.B1" office:value-type="string">
            <text:p text:style-name="P477"><text:span text:style-name="Default_20_Paragraph_20_Font"><text:span text:style-name="T440">Stop bluetooth service </text:span></text:span></text:p>
          </table:table-cell>
          <table:table-cell table:style-name="Table3.B1" office:value-type="string">
            <text:p text:style-name="P477"><text:span text:style-name="Default_20_Paragraph_20_Font"><text:span text:style-name="T441">service bluetooth stop</text:span></text:span></text:p>
          </table:table-cell>
        </table:table-row>
        <table:table-row>
          <table:table-cell table:style-name="Table3.A2" office:value-type="string">
            <text:p text:style-name="P478">2</text:p>
          </table:table-cell>
          <table:table-cell table:style-name="Table3.B2" office:value-type="string">
            <text:p text:style-name="P479"><text:span text:style-name="Default_20_Paragraph_20_Font"><text:span text:style-name="T331">Disable bluetooth service on startup</text:span></text:span></text:p>
          </table:table-cell>
          <table:table-cell table:style-name="Table3.B2" office:value-type="string">
            <text:p text:style-name="P477"><text:span text:style-name="Default_20_Paragraph_20_Font"><text:span text:style-name="T442">nano</text:span></text:span><text:span text:style-name="Default_20_Paragraph_20_Font"><text:span text:style-name="T443"> </text:span></text:span><text:span text:style-name="Default_20_Paragraph_20_Font"><text:span text:style-name="T441">/etc/rc.local</text:span></text:span></text:p>
            <text:p text:style-name="P477"><text:span text:style-name="Default_20_Paragraph_20_Font"><text:span text:style-name="T441">rfkill block bluetooth (add this line before </text:span></text:span><text:span text:style-name="Default_20_Paragraph_20_Font"><text:span text:style-name="T444">&lt;</text:span></text:span><text:span text:style-name="Default_20_Paragraph_20_Font"><text:span text:style-name="T441">exit 0</text:span></text:span><text:span text:style-name="Default_20_Paragraph_20_Font"><text:span text:style-name="T444">&gt;</text:span></text:span><text:span text:style-name="Default_20_Paragraph_20_Font"><text:span text:style-name="T441">)</text:span></text:span></text:p>
          </table:table-cell>
        </table:table-row>
        <table:table-row>
          <table:table-cell table:style-name="Table3.A2" office:value-type="string">
            <text:p text:style-name="P478">3</text:p>
          </table:table-cell>
          <table:table-cell table:style-name="Table3.B2" office:value-type="string">
            <text:p text:style-name="P479"><text:span text:style-name="Default_20_Paragraph_20_Font"><text:span text:style-name="T331">Disable bluetooth driver on startup </text:span></text:span></text:p>
          </table:table-cell>
          <table:table-cell table:style-name="Table3.B2" office:value-type="string">
            <text:p text:style-name="P220"><text:span text:style-name="Default_20_Paragraph_20_Font"><text:span text:style-name="T445">nano</text:span></text:span><text:span text:style-name="Default_20_Paragraph_20_Font"><text:span text:style-name="T321"> /etc/modprobe.d/blacklist.conf</text:span></text:span></text:p>
            <text:p text:style-name="P477"><text:span text:style-name="Default_20_Paragraph_20_Font"><text:span text:style-name="T441">blacklist btusb</text:span></text:span></text:p>
          </table:table-cell>
        </table:table-row>
        <table:table-row>
          <table:table-cell table:style-name="Table3.A2" office:value-type="string">
            <text:p text:style-name="P476">4</text:p>
          </table:table-cell>
          <table:table-cell table:style-name="Table3.B2" office:value-type="string">
            <text:p text:style-name="P477"><text:span text:style-name="Default_20_Paragraph_20_Font"><text:span text:style-name="T441">Cut power source for Bluetooth</text:span></text:span></text:p>
          </table:table-cell>
          <table:table-cell table:style-name="Table3.B2" office:value-type="string">
            <text:p text:style-name="P477"><text:span text:style-name="Default_20_Paragraph_20_Font"><text:span text:style-name="T446">echo</text:span></text:span><text:span text:style-name="Default_20_Paragraph_20_Font"><text:span text:style-name="T441"> </text:span></text:span><text:span text:style-name="Default_20_Paragraph_20_Font"><text:span text:style-name="T446">"</text:span></text:span><text:span text:style-name="Default_20_Paragraph_20_Font"><text:span text:style-name="T440">::= InitiallyPower = false</text:span></text:span><text:span text:style-name="Default_20_Paragraph_20_Font"><text:span text:style-name="T446">"</text:span></text:span><text:span text:style-name="Default_20_Paragraph_20_Font"><text:span text:style-name="T441"> </text:span></text:span><text:span text:style-name="Default_20_Paragraph_20_Font"><text:span text:style-name="T446">&gt;&gt; </text:span></text:span><text:span text:style-name="Default_20_Paragraph_20_Font"><text:span text:style-name="T441">/etc/bluetooth/main.conf</text:span></text:span></text:p>
          </table:table-cell>
        </table:table-row>
      </table:table>
      <text:p text:style-name="P330"/>
      <text:p text:style-name="P480"><text:span text:style-name="Default_20_Paragraph_20_Font"><text:span text:style-name="T206"/></text:span></text:p>
      <text:p text:style-name="P481"><text:span text:style-name="Default_20_Paragraph_20_Font"><text:span text:style-name="T439">BLUETOOTH – </text:span></text:span><text:span text:style-name="Default_20_Paragraph_20_Font"><text:span text:style-name="T447">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2">1</text:p>
          </table:table-cell>
          <table:table-cell table:style-name="Table76.B1" office:value-type="string">
            <text:p text:style-name="P483"><text:span text:style-name="Default_20_Paragraph_20_Font"><text:span text:style-name="T448">Enable bluetooth daemon</text:span></text:span></text:p>
          </table:table-cell>
          <table:table-cell table:style-name="Table76.B1" office:value-type="string">
            <text:p text:style-name="P483"><text:span text:style-name="Default_20_Paragraph_20_Font"><text:span text:style-name="T449">sudo ln -s /etc/sv/bluetoothd /var/service</text:span></text:span></text:p>
          </table:table-cell>
        </table:table-row>
        <table:table-row>
          <table:table-cell table:style-name="Table76.A2" office:value-type="string">
            <text:p text:style-name="P482">2</text:p>
          </table:table-cell>
          <table:table-cell table:style-name="Table76.B2" office:value-type="string">
            <text:p text:style-name="P484"><text:span text:style-name="Default_20_Paragraph_20_Font"><text:span text:style-name="T450">Start the bluetooth utility</text:span></text:span></text:p>
          </table:table-cell>
          <table:table-cell table:style-name="Table76.B2" office:value-type="string">
            <text:p text:style-name="P483"><text:span text:style-name="Default_20_Paragraph_20_Font"><text:span text:style-name="T449">bluetooth</text:span></text:span><text:span text:style-name="Default_20_Paragraph_20_Font"><text:span text:style-name="T451">ctl</text:span></text:span></text:p>
            <text:p text:style-name="P483"><text:span text:style-name="Default_20_Paragraph_20_Font"><text:span text:style-name="T449"/></text:span></text:p>
            <text:p text:style-name="P485"><text:span text:style-name="Default_20_Paragraph_20_Font"><text:span text:style-name="T452">N</text:span></text:span><text:span text:style-name="Default_20_Paragraph_20_Font"><text:span text:style-name="T453">ota Bene : </text:span></text:span><text:span text:style-name="Default_20_Paragraph_20_Font"><text:span text:style-name="T454">prints the MAC address’ controller </text:span></text:span><text:span text:style-name="Default_20_Paragraph_20_Font"><text:span text:style-name="T455">at startup.</text:span></text:span></text:p>
          </table:table-cell>
        </table:table-row>
        <table:table-row>
          <table:table-cell table:style-name="Table76.A2" office:value-type="string">
            <text:p text:style-name="P482">3</text:p>
          </table:table-cell>
          <table:table-cell table:style-name="Table76.B2" office:value-type="string">
            <text:p text:style-name="P486"><text:span text:style-name="Default_20_Paragraph_20_Font"><text:span text:style-name="T456">Power on the bluetooth device</text:span></text:span></text:p>
          </table:table-cell>
          <table:table-cell table:style-name="Table76.B2" office:value-type="string">
            <text:p text:style-name="P483"><text:span text:style-name="Default_20_Paragraph_20_Font"><text:span text:style-name="T449">power on</text:span></text:span></text:p>
          </table:table-cell>
        </table:table-row>
        <table:table-row>
          <table:table-cell table:style-name="Table76.A2" office:value-type="string">
            <text:p text:style-name="P482">4</text:p>
          </table:table-cell>
          <table:table-cell table:style-name="Table76.B2" office:value-type="string">
            <text:p text:style-name="P486"><text:span text:style-name="Default_20_Paragraph_20_Font"><text:span text:style-name="T456">Prints MAC address of the </text:span></text:span><text:soft-page-break/><text:span text:style-name="Default_20_Paragraph_20_Font"><text:span text:style-name="T456">device with which to pair</text:span></text:span></text:p>
          </table:table-cell>
          <table:table-cell table:style-name="Table76.B2" office:value-type="string">
            <text:p text:style-name="P486"><text:span text:style-name="Default_20_Paragraph_20_Font"><text:span text:style-name="T456">devices</text:span></text:span></text:p>
          </table:table-cell>
        </table:table-row>
        <table:table-row>
          <table:table-cell table:style-name="Table76.A2" office:value-type="string">
            <text:p text:style-name="P482">5</text:p>
          </table:table-cell>
          <table:table-cell table:style-name="Table76.B2" office:value-type="string">
            <text:p text:style-name="P486"><text:span text:style-name="Default_20_Paragraph_20_Font"><text:span text:style-name="T456">Register the agent</text:span></text:span></text:p>
          </table:table-cell>
          <table:table-cell table:style-name="Table76.B2" office:value-type="string">
            <text:p text:style-name="P486"><text:span text:style-name="Default_20_Paragraph_20_Font"><text:span text:style-name="T457">agent </text:span></text:span><text:span text:style-name="Default_20_Paragraph_20_Font"><text:span text:style-name="T456">KeyboardOnly</text:span></text:span></text:p>
          </table:table-cell>
        </table:table-row>
        <table:table-row>
          <table:table-cell table:style-name="Table76.A2" office:value-type="string">
            <text:p text:style-name="P482">6</text:p>
          </table:table-cell>
          <table:table-cell table:style-name="Table76.B2" office:value-type="string">
            <text:p text:style-name="P486"><text:span text:style-name="Default_20_Paragraph_20_Font"><text:span text:style-name="T456">Turn on a specific agent</text:span></text:span></text:p>
          </table:table-cell>
          <table:table-cell table:style-name="Table76.B2" office:value-type="string">
            <text:p text:style-name="P486"><text:span text:style-name="Default_20_Paragraph_20_Font"><text:span text:style-name="T456">default-agent</text:span></text:span></text:p>
          </table:table-cell>
        </table:table-row>
        <table:table-row>
          <table:table-cell table:style-name="Table76.A2" office:value-type="string">
            <text:p text:style-name="P482">7</text:p>
          </table:table-cell>
          <table:table-cell table:style-name="Table76.B2" office:value-type="string">
            <text:p text:style-name="P486"><text:span text:style-name="Default_20_Paragraph_20_Font"><text:span text:style-name="T456">Enter discovery mode</text:span></text:span></text:p>
          </table:table-cell>
          <table:table-cell table:style-name="Table76.B2" office:value-type="string">
            <text:p text:style-name="P486"><text:span text:style-name="Default_20_Paragraph_20_Font"><text:span text:style-name="T456">scan on</text:span></text:span></text:p>
          </table:table-cell>
        </table:table-row>
        <table:table-row>
          <table:table-cell table:style-name="Table76.A2" office:value-type="string">
            <text:p text:style-name="P482">8</text:p>
          </table:table-cell>
          <table:table-cell table:style-name="Table76.B2" office:value-type="string">
            <text:p text:style-name="P486"><text:span text:style-name="Default_20_Paragraph_20_Font"><text:span text:style-name="T456">Pair the bluetooth device with bluetooth adapter</text:span></text:span></text:p>
          </table:table-cell>
          <table:table-cell table:style-name="Table76.B2" office:value-type="string">
            <text:p text:style-name="P486"><text:span text:style-name="Default_20_Paragraph_20_Font"><text:span text:style-name="T456">pair &lt;MAC_address&gt;</text:span></text:span></text:p>
          </table:table-cell>
        </table:table-row>
        <table:table-row>
          <table:table-cell table:style-name="Table76.A2" office:value-type="string">
            <text:p text:style-name="P482">[9]</text:p>
          </table:table-cell>
          <table:table-cell table:style-name="Table76.B2" office:value-type="string">
            <text:p text:style-name="P486"><text:span text:style-name="Default_20_Paragraph_20_Font"><text:span text:style-name="T456">Trust the device when not having a PIN</text:span></text:span></text:p>
          </table:table-cell>
          <table:table-cell table:style-name="Table76.B2" office:value-type="string">
            <text:p text:style-name="P486"><text:span text:style-name="Default_20_Paragraph_20_Font"><text:span text:style-name="T456">trust &lt;MAC_address&gt;</text:span></text:span></text:p>
          </table:table-cell>
        </table:table-row>
        <table:table-row>
          <table:table-cell table:style-name="Table76.A2" office:value-type="string">
            <text:p text:style-name="P482">10</text:p>
          </table:table-cell>
          <table:table-cell table:style-name="Table76.B2" office:value-type="string">
            <text:p text:style-name="P486"><text:span text:style-name="Default_20_Paragraph_20_Font"><text:span text:style-name="T456">Establish a connection</text:span></text:span></text:p>
          </table:table-cell>
          <table:table-cell table:style-name="Table76.B2" office:value-type="string">
            <text:p text:style-name="P486"><text:span text:style-name="Default_20_Paragraph_20_Font"><text:span text:style-name="T456">connect &lt;MAC_address&gt;</text:span></text:span></text:p>
          </table:table-cell>
        </table:table-row>
      </table:table>
      <text:p text:style-name="P487"><text:span text:style-name="Default_20_Paragraph_20_Font"><text:span text:style-name="T63"/></text:span></text:p>
      <text:p text:style-name="P488"/>
      <text:p text:style-name="P489"><text:span text:style-name="Default_20_Paragraph_20_Font"><text:span text:style-name="T439">BLUETOOTH – </text:span></text:span><text:span text:style-name="Default_20_Paragraph_20_Font"><text:span text:style-name="T458">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90">1</text:p>
          </table:table-cell>
          <table:table-cell table:style-name="Table77.B1" office:value-type="string">
            <text:p text:style-name="P491"><text:span text:style-name="Default_20_Paragraph_20_Font"><text:span text:style-name="T459">Bluetooth controller</text:span></text:span></text:p>
          </table:table-cell>
          <table:table-cell table:style-name="Table77.B1" office:value-type="string">
            <text:p text:style-name="P491"><text:span text:style-name="Default_20_Paragraph_20_Font"><text:span text:style-name="T459">74:13:EA:BF:8E:88</text:span></text:span></text:p>
          </table:table-cell>
        </table:table-row>
        <table:table-row>
          <table:table-cell table:style-name="Table77.A2" office:value-type="string">
            <text:p text:style-name="P492">2</text:p>
          </table:table-cell>
          <table:table-cell table:style-name="Table77.B2" office:value-type="string">
            <text:p text:style-name="P491"><text:span text:style-name="Default_20_Paragraph_20_Font"><text:span text:style-name="T459">bt keyboard (iClever BK20)</text:span></text:span></text:p>
          </table:table-cell>
          <table:table-cell table:style-name="Table77.B2" office:value-type="string">
            <text:p text:style-name="P491"><text:span text:style-name="Default_20_Paragraph_20_Font"><text:span text:style-name="T459">CB:28:3C:8E:DC:5C</text:span></text:span></text:p>
          </table:table-cell>
        </table:table-row>
      </table:table>
      <text:p text:style-name="P493"><text:span text:style-name="Default_20_Paragraph_20_Font"><text:span text:style-name="T460">INTELLIGENCE</text:span></text:span></text:p>
      <table:table table:name="Table16" table:style-name="Table16">
        <table:table-column table:style-name="Table16.A"/>
        <table:table-column table:style-name="Table16.B"/>
        <table:table-row>
          <table:table-cell table:style-name="Table16.A1" office:value-type="string">
            <text:p text:style-name="P494">Check remaining laptop battery and <text:span text:style-name="T461">wear rate</text:span></text:p>
          </table:table-cell>
          <table:table-cell table:style-name="Table16.B1" office:value-type="string">
            <text:p text:style-name="P495">upower –dump | grep -Ei ‘percentage|capacity’</text:p>
          </table:table-cell>
        </table:table-row>
        <table:table-row>
          <table:table-cell table:style-name="Table16.A2" office:value-type="string">
            <text:p text:style-name="P496">Monitor what drains laptop battery</text:p>
          </table:table-cell>
          <table:table-cell table:style-name="Table16.B2" office:value-type="string">
            <text:p text:style-name="P497">tlp-stat -b</text:p>
          </table:table-cell>
        </table:table-row>
        <table:table-row>
          <table:table-cell table:style-name="Table16.A2" office:value-type="string">
            <text:p text:style-name="P498">Check out the contents of any file contained in a directory</text:p>
          </table:table-cell>
          <table:table-cell table:style-name="Table16.B2" office:value-type="string">
            <text:p text:style-name="P499">grep . *.&lt;extension_file&gt;</text:p>
          </table:table-cell>
        </table:table-row>
        <table:table-row>
          <table:table-cell table:style-name="Table16.A2" office:value-type="string">
            <text:p text:style-name="P314">Check or edit content of kernel config file</text:p>
          </table:table-cell>
          <table:table-cell table:style-name="Table16.B2" office:value-type="string">
            <text:p text:style-name="P315"><text:span text:style-name="Default_20_Paragraph_20_Font"><text:span text:style-name="T462">n</text:span></text:span><text:span text:style-name="Default_20_Paragraph_20_Font"><text:span text:style-name="T463">vim</text:span></text:span><text:span text:style-name="Default_20_Paragraph_20_Font"><text:span text:style-name="T301"> /usr/src/</text:span></text:span><text:span text:style-name="Default_20_Paragraph_20_Font"><text:span text:style-name="T464">kernel</text:span></text:span><text:span text:style-name="Default_20_Paragraph_20_Font"><text:span text:style-name="T301">-headers-*/.config</text:span></text:span></text:p>
          </table:table-cell>
        </table:table-row>
        <table:table-row table:style-name="Table16.5">
          <table:table-cell table:style-name="Table16.A2" office:value-type="string">
            <text:p text:style-name="P500">List all groups which current user belongs to</text:p>
          </table:table-cell>
          <table:table-cell table:style-name="Table16.B2" office:value-type="string">
            <text:p text:style-name="P501"><text:span text:style-name="T465">i</text:span>d -Gn</text:p>
          </table:table-cell>
        </table:table-row>
        <table:table-row table:style-name="Table16.5">
          <table:table-cell table:style-name="Table16.A2" office:value-type="string">
            <text:p text:style-name="P502"><text:span text:style-name="T466">Print</text:span> the logical name of your DVD drive</text:p>
          </table:table-cell>
          <table:table-cell table:style-name="Table16.B2" office:value-type="string">
            <text:p text:style-name="P503"><text:span text:style-name="T467">d</text:span>me<text:span text:style-name="T468">s</text:span>g | grep CD-ROM</text:p>
          </table:table-cell>
        </table:table-row>
        <table:table-row table:style-name="Table16.5">
          <table:table-cell table:style-name="Table16.A2" office:value-type="string">
            <text:p text:style-name="P314"><text:span text:style-name="T469">Print codename’s</text:span> release currently running</text:p>
          </table:table-cell>
          <table:table-cell table:style-name="Table16.B2" office:value-type="string">
            <text:p text:style-name="P315"><text:span text:style-name="Default_20_Paragraph_20_Font"><text:span text:style-name="T301">lsb_release -a</text:span></text:span></text:p>
          </table:table-cell>
        </table:table-row>
        <table:table-row table:style-name="Table16.5">
          <table:table-cell table:style-name="Table16.A2" office:value-type="string">
            <text:p text:style-name="P504"><text:span text:style-name="Default_20_Paragraph_20_Font"><text:span text:style-name="T470">Print the file’s type</text:span></text:span></text:p>
          </table:table-cell>
          <table:table-cell table:style-name="Table16.B2" office:value-type="string">
            <text:p text:style-name="P505"><text:span text:style-name="T284">file </text:span><text:span text:style-name="Default_20_Paragraph_20_Font"><text:span text:style-name="T284">&lt;file&gt;</text:span></text:span></text:p>
          </table:table-cell>
        </table:table-row>
        <table:table-row table:style-name="Table16.5">
          <table:table-cell table:style-name="Table16.A2" office:value-type="string">
            <text:p text:style-name="P506">Print system information</text:p>
          </table:table-cell>
          <table:table-cell table:style-name="Table16.B2" office:value-type="string">
            <text:p text:style-name="P506">uname --all</text:p>
          </table:table-cell>
        </table:table-row>
        <table:table-row table:style-name="Table16.5">
          <table:table-cell table:style-name="Table16.A2" office:value-type="string">
            <text:p text:style-name="P507">Verify the Nvidia driver’s version</text:p>
          </table:table-cell>
          <table:table-cell table:style-name="Table16.B2" office:value-type="string">
            <text:p text:style-name="P508">cat /proc/driver/nvidia/version</text:p>
          </table:table-cell>
        </table:table-row>
        <table:table-row table:style-name="Table16.5">
          <table:table-cell table:style-name="Table16.A2" office:value-type="string">
            <text:p text:style-name="P509">Display one-line manual description</text:p>
          </table:table-cell>
          <table:table-cell table:style-name="Table16.B2" office:value-type="string">
            <text:p text:style-name="P510">whatis|man -f &lt;package&gt;</text:p>
          </table:table-cell>
        </table:table-row>
        <table:table-row table:style-name="Table16.5">
          <table:table-cell table:style-name="Table16.A2" office:value-type="string">
            <text:p text:style-name="P511">Check out display manager</text:p>
          </table:table-cell>
          <table:table-cell table:style-name="Table16.B2" office:value-type="string">
            <text:p text:style-name="P512">cat <text:span text:style-name="T166">/etc/X11/default-display-manager</text:span></text:p>
          </table:table-cell>
        </table:table-row>
        <table:table-row table:style-name="Table16.5">
          <table:table-cell table:style-name="Table16.A2" office:value-type="string">
            <text:p text:style-name="P513">Count the number of lines|bytes within a file</text:p>
          </table:table-cell>
          <table:table-cell table:style-name="Table16.B2" office:value-type="string">
            <text:p text:style-name="P514">wc --[lines | bytes] &lt;file&gt;</text:p>
          </table:table-cell>
        </table:table-row>
        <table:table-row table:style-name="Table16.5">
          <table:table-cell table:style-name="Table16.A2" office:value-type="string">
            <text:p text:style-name="P515">Count number of files inside a directory</text:p>
          </table:table-cell>
          <table:table-cell table:style-name="Table16.B2" office:value-type="string">
            <text:p text:style-name="P516">find &lt;my_dir&gt;/* | wc -l</text:p>
          </table:table-cell>
        </table:table-row>
        <table:table-row table:style-name="Table16.5">
          <table:table-cell table:style-name="Table16.A2" office:value-type="string">
            <text:p text:style-name="P517">Learning more about regular expressions </text:p>
            <text:p text:style-name="P518">(<text:span text:style-name="T87">i.e.</text:span> regex)</text:p>
          </table:table-cell>
          <table:table-cell table:style-name="Table16.B2" office:value-type="string">
            <text:p text:style-name="P519">perldoc <text:span text:style-name="T471">[perlrequick | perlretut | </text:span>perlfaq6<text:span text:style-name="T471">]</text:span></text:p>
          </table:table-cell>
        </table:table-row>
        <table:table-row table:style-name="Table16.5">
          <table:table-cell table:style-name="Table16.A2" office:value-type="string">
            <text:p text:style-name="P520">Check RAM size and video memory</text:p>
          </table:table-cell>
          <table:table-cell table:style-name="Table16.B2" office:value-type="string">
            <text:p text:style-name="P521"><text:span text:style-name="T472">nvimpager</text:span> /proc/meminfo | vmstat -s</text:p>
            <text:p text:style-name="P522">nvidia-smi</text:p>
            <text:p text:style-name="P523">free -ht</text:p>
            <text:p text:style-name="P523">sudo dmidecode t- 17 | more</text:p>
          </table:table-cell>
        </table:table-row>
        <table:table-row table:style-name="Table16.5">
          <table:table-cell table:style-name="Table16.A2" office:value-type="string">
            <text:p text:style-name="P524">Show the equivalent packages <text:span text:style-name="T148">(other </text:span><text:span text:style-name="T473">GNU distro/</text:span><text:span text:style-name="T148">distribution’s name ma</text:span><text:span text:style-name="T474">t</text:span><text:span text:style-name="T148">ching)</text:span></text:p>
          </table:table-cell>
          <table:table-cell table:style-name="Table16.B2" office:value-type="string">
            <text:p text:style-name="P525">xlocate &lt;package&gt;</text:p>
            <text:p text:style-name="P526">xlocate ‘usr/bin/&lt;pacakge&gt;$’</text:p>
            <text:p text:style-name="P526"/>
            <text:p text:style-name="P527">N.B. the trailing dollar sign is the regex symbol for ‘end of line’ or ‘end of string’.</text:p>
          </table:table-cell>
        </table:table-row>
        <table:table-row table:style-name="Table16.5">
          <table:table-cell table:style-name="Table16.A2" office:value-type="string">
            <text:p text:style-name="P524">Search for the package’s contents</text:p>
          </table:table-cell>
          <table:table-cell table:style-name="Table16.B2" office:value-type="string">
            <text:p text:style-name="P525">xbps-query -Rf &lt;equivalent_pkg&gt;</text:p>
          </table:table-cell>
        </table:table-row>
        <table:table-row table:style-name="Table16.5">
          <table:table-cell table:style-name="Table16.A2" office:value-type="string">
            <text:p text:style-name="P528">Check out whether a file was compiled in native <text:span text:style-name="T475">mode</text:span> (<text:span text:style-name="T476">i.e.</text:span><text:span text:style-name="T475"> </text:span>binary <text:span text:style-name="T475">format</text:span>) or bytecode</text:p>
          </table:table-cell>
          <table:table-cell table:style-name="Table16.B2" office:value-type="string">
            <text:p text:style-name="P529">readelf -h &lt;executable&gt;</text:p>
            <text:p text:style-name="P530">If it reads ELF64, then it is native.</text:p>
          </table:table-cell>
        </table:table-row>
        <table:table-row table:style-name="Table16.5">
          <table:table-cell table:style-name="Table16.A2" office:value-type="string">
            <text:p text:style-name="P531">List all directories</text:p>
          </table:table-cell>
          <table:table-cell table:style-name="Table16.B2" office:value-type="string">
            <text:p text:style-name="P532">ls -d */ | tree -d L 1</text:p>
          </table:table-cell>
        </table:table-row>
        <table:table-row table:style-name="Table16.5">
          <table:table-cell table:style-name="Table16.A2" office:value-type="string">
            <text:p text:style-name="P533">Display system orchestrator</text:p>
          </table:table-cell>
          <table:table-cell table:style-name="Table16.B2" office:value-type="string">
            <text:p text:style-name="P534">ps -p 1 -o comm=</text:p>
            <text:p text:style-name="P535"/>
            <text:p text:style-name="P536">N.B. <text:span text:style-name="T477">returns `runit`, `systemctl` or `init`.</text:span></text:p>
          </table:table-cell>
        </table:table-row>
        <table:table-row table:style-name="Table16.5">
          <table:table-cell table:style-name="Table16.A2" office:value-type="string">
            <text:p text:style-name="P537">Check file/directory’s permissions</text:p>
          </table:table-cell>
          <table:table-cell table:style-name="Table16.B2" office:value-type="string">
            <text:p text:style-name="P538">ls -l &lt;file&gt;/&lt;dir&gt;</text:p>
            <text:p text:style-name="P539">find &lt;file&gt;/&lt;dir&gt; -printf "%m %f\n" head -n1</text:p>
          </table:table-cell>
        </table:table-row>
      </table:table>
      <text:p text:style-name="P94"><text:span text:style-name="Default_20_Paragraph_20_Font"><text:span text:style-name="T206"/></text:span></text:p>
      <text:p text:style-name="P94"><text:span text:style-name="Default_20_Paragraph_20_Font"><text:span text:style-name="T206"/></text:span></text:p>
      <text:p text:style-name="P540"><text:soft-page-break/><text:span text:style-name="Default_20_Paragraph_20_Font"><text:span text:style-name="T478">NETWORK</text:span></text:span></text:p>
      <text:p text:style-name="P540"><text:span text:style-name="Default_20_Paragraph_20_Font"><text:span text:style-name="T206"/></text:span></text:p>
      <table:table table:name="Table50" table:style-name="Table50">
        <table:table-column table:style-name="Table50.A"/>
        <table:table-column table:style-name="Table50.B"/>
        <table:table-header-rows>
          <table:table-row>
            <table:table-cell table:style-name="Table50.A1" office:value-type="string">
              <text:p text:style-name="P541">Print your {I<text:span text:style-name="T479">P</text:span>v4 | I<text:span text:style-name="T479">P</text:span>v6} address</text:p>
            </table:table-cell>
            <table:table-cell table:style-name="Table50.B1" office:value-type="string">
              <text:p text:style-name="P542"><text:span text:style-name="T480">i</text:span>p <text:span text:style-name="T481">[-(</text:span>4 / <text:span text:style-name="T481">6)</text:span> addr show</text:p>
            </table:table-cell>
          </table:table-row>
        </table:table-header-rows>
        <table:table-row>
          <table:table-cell table:style-name="Table50.A2" office:value-type="string">
            <text:p text:style-name="P543">Print network interface names <text:span text:style-name="T104">(based on hardware location)</text:span></text:p>
          </table:table-cell>
          <table:table-cell table:style-name="Table50.B2" office:value-type="string">
            <text:p text:style-name="P544">ls /<text:span text:style-name="T166">sys/class/net</text:span></text:p>
          </table:table-cell>
        </table:table-row>
        <table:table-row>
          <table:table-cell table:style-name="Table50.A2" office:value-type="string">
            <text:p text:style-name="P545">Read kernel buffer to <text:span text:style-name="T482">diagnose wireless and LAN devices</text:span></text:p>
          </table:table-cell>
          <table:table-cell table:style-name="Table50.B2" office:value-type="string">
            <text:p text:style-name="P546">dmesg | grep -<text:span text:style-name="T482">E</text:span>i ‘eth<text:span text:style-name="T482">|wlan|firmw|dhc’</text:span></text:p>
            <text:p text:style-name="P547"><text:span text:style-name="T87">N.B.</text:span>: enp0s31f6 renamed from eth0</text:p>
          </table:table-cell>
        </table:table-row>
        <table:table-row>
          <table:table-cell table:style-name="Table50.A2" office:value-type="string">
            <text:p text:style-name="P548">LAN discovery</text:p>
          </table:table-cell>
          <table:table-cell table:style-name="Table50.B2" office:value-type="string">
            <text:p text:style-name="P549">ping6 -c5 -I <text:span text:style-name="T483">wlp4s0</text:span> ff02::1</text:p>
            <text:p text:style-name="P550"><text:span text:style-name="T87">N.B.</text:span>: <text:span text:style-name="T484">send 5 echo requests with Ipv6 interface network name to all nodes on the local area network.</text:span></text:p>
          </table:table-cell>
        </table:table-row>
        <table:table-row>
          <table:table-cell table:style-name="Table50.A2" office:value-type="string">
            <text:p text:style-name="P551">Check your network parameters</text:p>
          </table:table-cell>
          <table:table-cell table:style-name="Table50.B2" office:value-type="string">
            <text:p text:style-name="P552"><text:span text:style-name="T485">cat /</text:span>etc/NetworkManager/system-connections/&lt;<text:span text:style-name="T485">network_ID</text:span>&gt;</text:p>
          </table:table-cell>
        </table:table-row>
        <table:table-row>
          <table:table-cell table:style-name="Table50.A2" office:value-type="string">
            <text:p text:style-name="P551">Encrypt your Wi-Fi pass word</text:p>
          </table:table-cell>
          <table:table-cell table:style-name="Table50.B2" office:value-type="string">
            <text:p text:style-name="P553">nm-connection-editor</text:p>
            <text:p text:style-name="P554">Select your connection</text:p>
            <text:p text:style-name="P554">Click on Edit button</text:p>
            <text:p text:style-name="P554">Select Wi-Fi Security tab</text:p>
            <text:p text:style-name="P554">Right-click on pass word’s icon at the right side of the field</text:p>
            <text:p text:style-name="P554">Check off Store the password only for this user</text:p>
            <text:p text:style-name="P555">Click on Save button</text:p>
            <text:p text:style-name="P555">Enter your user pass word to validate the new setting.</text:p>
          </table:table-cell>
        </table:table-row>
        <table:table-row>
          <table:table-cell table:style-name="Table50.A2" office:value-type="string">
            <text:p text:style-name="P556">Check out the plain text stored pass words</text:p>
          </table:table-cell>
          <table:table-cell table:style-name="Table50.B2" office:value-type="string">
            <text:p text:style-name="P557">grep -r ‘^psk’ /etc/NetworkManager/system-connections/</text:p>
          </table:table-cell>
        </table:table-row>
        <table:table-row>
          <table:table-cell table:style-name="Table50.A2" office:value-type="string">
            <text:p text:style-name="P558">Diagnoses your Ipv6 connectivity</text:p>
          </table:table-cell>
          <table:table-cell table:style-name="Table50.B2" office:value-type="string">
            <text:p text:style-name="P559"><text:span text:style-name="T486">n</text:span>disc6</text:p>
            <text:p text:style-name="P560"><text:span text:style-name="T87">N.B.</text:span>: <text:span text:style-name="T487">requires rdisc6 package’s installation</text:span></text:p>
          </table:table-cell>
        </table:table-row>
        <table:table-row>
          <table:table-cell table:style-name="Table50.A2" office:value-type="string">
            <text:p text:style-name="P561">Find out detailled data regarding to your wifi adapter</text:p>
          </table:table-cell>
          <table:table-cell table:style-name="Table50.B2" office:value-type="string">
            <text:p text:style-name="P562"><text:span text:style-name="T485">l</text:span>spci -nn | grep &lt;network_driver&gt; <text:span text:style-name="T488">(e.g. ath9k)</text:span></text:p>
            <text:p text:style-name="P563">lspci -vv -s 04:00.0</text:p>
          </table:table-cell>
        </table:table-row>
        <table:table-row>
          <table:table-cell table:style-name="Table50.A2" office:value-type="string">
            <text:p text:style-name="P564">Investigate sockets / listen for ports</text:p>
          </table:table-cell>
          <table:table-cell table:style-name="Table50.B2" office:value-type="string">
            <text:p text:style-name="P565">ss -plnt</text:p>
          </table:table-cell>
        </table:table-row>
      </table:table>
      <text:p text:style-name="P540"><text:span text:style-name="Default_20_Paragraph_20_Font"><text:span text:style-name="T206"/></text:span></text:p>
      <text:p text:style-name="P566"><text:span text:style-name="T489">In /etc/hosts, t</text:span>he addesses mean <text:span text:style-name="T489">t</text:span>he following:</text:p>
      <text:p text:style-name="P566"/>
      <text:p text:style-name="P566"><text:span text:style-name="T490">::1</text:span>: This is the loopback address, whose IPv4-equivalent is 127.0.0.1.</text:p>
      <text:p text:style-name="P566"><text:span text:style-name="T490">fe00::0</text:span>: Can be compared to the Class E address space in IPv4, therefore it's in the reserved scope; reserved for future use.</text:p>
      <text:p text:style-name="P566"><text:span text:style-name="T490">ff02::1</text:span>: The group of all IPv6 nodes (including the routers) in the Link-local scope (similar to a broadcast address of the subnet in IPv4: 192.168.x.255).</text:p>
      <text:p text:style-name="P566"><text:span text:style-name="T490">ff02::2</text:span>: The group of all IPv6 routers in the Link-local scope (also similar to a broadcast in IPv4, but only refering the routers).</text:p>
      <text:p text:style-name="P566"><text:span text:style-name="T490">ff02::3</text:span>: This exists no longer an is unassigned at the moment. Earlier it stood for the group of all hosts (excluding the routers) in the Link-local scope.</text:p>
      <text:p text:style-name="P94"><text:span text:style-name="Default_20_Paragraph_20_Font"><text:span text:style-name="T206"/></text:span></text:p>
      <text:p text:style-name="P94"><text:span text:style-name="Default_20_Paragraph_20_Font"><text:span text:style-name="T206"/></text:span></text:p>
      <text:p text:style-name="P567"><text:span text:style-name="Default_20_Paragraph_20_Font"><text:span text:style-name="T491">A IPv6 address of a host/interface always consists of 128bit which include the prefix (first 64bit) and the interface identification [IID] (last 64bit). Therefor</text:span></text:span><text:span text:style-name="Default_20_Paragraph_20_Font"><text:span text:style-name="T492">e,</text:span></text:span><text:span text:style-name="Default_20_Paragraph_20_Font"><text:span text:style-name="T491"> the CIDR notation for a host/interface address is always /64.</text:span></text:span></text:p>
      <text:p text:style-name="P94"><text:span text:style-name="Default_20_Paragraph_20_Font"><text:span text:style-name="T206"/></text:span></text:p>
      <text:p text:style-name="P94"><text:span text:style-name="Default_20_Paragraph_20_Font"><text:span text:style-name="T491">The scope of an IPv6 host/interface address is one of the following:</text:span></text:span></text:p>
      <text:p text:style-name="P94"><text:span text:style-name="Default_20_Paragraph_20_Font"><text:span text:style-name="T206"/></text:span></text:p>
      <text:list text:style-name="L1">
        <text:list-item>
          <text:p text:style-name="P568"><text:span text:style-name="Default_20_Paragraph_20_Font"><text:span text:style-name="T491">Local-Link: An address out of the fe80::/64 range. As the prefix is always fe80:0:0:0, there is no distinct separation of layer 3 networks and therefore this </text:span></text:span><text:soft-page-break/><text:span text:style-name="Default_20_Paragraph_20_Font"><text:span text:style-name="T491">address is only used for communication in the current layer 2 segment of the connected LAN.</text:span></text:span></text:p>
        </text:list-item>
        <text:list-item>
          <text:p text:style-name="P568"><text:span text:style-name="Default_20_Paragraph_20_Font"><text:span text:style-name="T491">Local : An address out of the fd00::/8 range which consists of a 64bit prefix and a 64bit IID. It should only be routed in the LAN and not over the internet.</text:span></text:span></text:p>
        </text:list-item>
        <text:list-item>
          <text:p text:style-name="P568"><text:span text:style-name="Default_20_Paragraph_20_Font"><text:span text:style-name="T491">Global : An address out of the 2000::/3 range which can be routed over the internet and also consists of a 64bit prefix and a 64bit IID.</text:span></text:span></text:p>
        </text:list-item>
      </text:list>
      <text:p text:style-name="P94"><text:span text:style-name="Default_20_Paragraph_20_Font"><text:span text:style-name="T206"/></text:span></text:p>
      <text:p text:style-name="P567"><text:span text:style-name="Default_20_Paragraph_20_Font"><text:span text:style-name="T491">Your computer seems to have two network interfaces.</text:span></text:span></text:p>
      <text:p text:style-name="P567"><text:span text:style-name="Default_20_Paragraph_20_Font"><text:span text:style-name="T491">- </text:span></text:span><text:span text:style-name="Default_20_Paragraph_20_Font"><text:span text:style-name="T493">enp0s31f6</text:span></text:span><text:span text:style-name="Default_20_Paragraph_20_Font"><text:span text:style-name="T491"> which seems to be a Ethernet interface without connection and</text:span></text:span></text:p>
      <text:p text:style-name="P567"><text:span text:style-name="Default_20_Paragraph_20_Font"><text:span text:style-name="T491">- </text:span></text:span><text:span text:style-name="Default_20_Paragraph_20_Font"><text:span text:style-name="T493">wlp4s0</text:span></text:span><text:span text:style-name="Default_20_Paragraph_20_Font"><text:span text:style-name="T491"> which seems to be a wireless network interface connected to an AP.</text:span></text:span></text:p>
      <text:p text:style-name="P567"><text:span text:style-name="Default_20_Paragraph_20_Font"><text:span text:style-name="T206"/></text:span></text:p>
      <text:p text:style-name="P567"><text:span text:style-name="Default_20_Paragraph_20_Font"><text:span text:style-name="T491">As there is only a Link-Local address on the wireless interface, it seems that this interface is either</text:span></text:span></text:p>
      <text:list text:style-name="L2">
        <text:list-item>
          <text:p text:style-name="P569"><text:span text:style-name="Default_20_Paragraph_20_Font"><text:span text:style-name="T494">N</text:span></text:span><text:span text:style-name="Default_20_Paragraph_20_Font"><text:span text:style-name="T491">ot configured to accept any automated configuration: SLAAC </text:span></text:span><text:span text:style-name="Default_20_Paragraph_20_Font"><text:span text:style-name="T494">or DHCPv6 (</text:span></text:span><text:span text:style-name="Default_20_Paragraph_20_Font"><text:span text:style-name="T495">i.e.</text:span></text:span><text:span text:style-name="Default_20_Paragraph_20_Font"><text:span text:style-name="T494"> Stateless Address Automatic Configuration</text:span></text:span><text:span text:style-name="Default_20_Paragraph_20_Font"><text:span text:style-name="T491"> or D</text:span></text:span><text:span text:style-name="Default_20_Paragraph_20_Font"><text:span text:style-name="T494">ynamic </text:span></text:span><text:span text:style-name="Default_20_Paragraph_20_Font"><text:span text:style-name="T491">H</text:span></text:span><text:span text:style-name="Default_20_Paragraph_20_Font"><text:span text:style-name="T494">ost </text:span></text:span><text:span text:style-name="Default_20_Paragraph_20_Font"><text:span text:style-name="T491">C</text:span></text:span><text:span text:style-name="Default_20_Paragraph_20_Font"><text:span text:style-name="T494">onfiguration </text:span></text:span><text:span text:style-name="Default_20_Paragraph_20_Font"><text:span text:style-name="T491">P</text:span></text:span><text:span text:style-name="Default_20_Paragraph_20_Font"><text:span text:style-name="T494">rotocol </text:span></text:span><text:span text:style-name="Default_20_Paragraph_20_Font"><text:span text:style-name="T491">v6 </text:span></text:span><text:span text:style-name="Default_20_Paragraph_20_Font"><text:span text:style-name="T494">respectively</text:span></text:span><text:span text:style-name="Default_20_Paragraph_20_Font"><text:span text:style-name="T491">)</text:span></text:span></text:p>
        </text:list-item>
        <text:list-item>
          <text:p text:style-name="P569"><text:span text:style-name="Default_20_Paragraph_20_Font"><text:span text:style-name="T494">T</text:span></text:span><text:span text:style-name="Default_20_Paragraph_20_Font"><text:span text:style-name="T491">he access point (</text:span></text:span><text:span text:style-name="Default_20_Paragraph_20_Font"><text:span text:style-name="T495">i.e.</text:span></text:span><text:span text:style-name="Default_20_Paragraph_20_Font"><text:span text:style-name="T494"> </text:span></text:span><text:span text:style-name="Default_20_Paragraph_20_Font"><text:span text:style-name="T491">AP) doesn't provide an IPv6 network. </text:span></text:span></text:p>
        </text:list-item>
      </text:list>
      <text:p text:style-name="P331"><text:span text:style-name="Default_20_Paragraph_20_Font"><text:span text:style-name="T460">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4">Check <text:span text:style-name="T496">out</text:span> graphic card’s details</text:p>
          </table:table-cell>
          <table:table-cell table:style-name="Table28.B1" office:value-type="string">
            <text:p text:style-name="P309"><text:span text:style-name="Default_20_Paragraph_20_Font"><text:span text:style-name="T321">lspci -nn | </text:span></text:span><text:span text:style-name="Default_20_Paragraph_20_Font"><text:span text:style-name="T497">e</text:span></text:span><text:span text:style-name="Default_20_Paragraph_20_Font"><text:span text:style-name="T321">grep </text:span></text:span><text:span text:style-name="Default_20_Paragraph_20_Font"><text:span text:style-name="T497">-i </text:span></text:span><text:span text:style-name="Default_20_Paragraph_20_Font"><text:span text:style-name="T498">"</text:span></text:span><text:span text:style-name="Default_20_Paragraph_20_Font"><text:span text:style-name="T497">3d|display|</text:span></text:span><text:span text:style-name="Default_20_Paragraph_20_Font"><text:span text:style-name="T321">VGA"</text:span></text:span></text:p>
          </table:table-cell>
        </table:table-row>
        <table:table-row table:style-name="Table28.1">
          <table:table-cell table:style-name="Table28.A2" office:value-type="string">
            <text:p text:style-name="P570">List all drives on the system</text:p>
          </table:table-cell>
          <table:table-cell table:style-name="Table28.B2" office:value-type="string">
            <text:p text:style-name="P571"><text:span text:style-name="T499">{</text:span>lshw -C disk <text:span text:style-name="T500">| ls /dev | lsblk | fdisk -l}</text:span></text:p>
          </table:table-cell>
        </table:table-row>
        <table:table-row table:style-name="Table28.1">
          <table:table-cell table:style-name="Table28.A2" office:value-type="string">
            <text:p text:style-name="P314">List all peripherals and partitions</text:p>
          </table:table-cell>
          <table:table-cell table:style-name="Table28.B2" office:value-type="string">
            <text:p text:style-name="P572"><text:span text:style-name="Default_20_Paragraph_20_Font"><text:span text:style-name="T331">ls -l /dev/disk/by-</text:span></text:span><text:span text:style-name="Default_20_Paragraph_20_Font"><text:span text:style-name="T501">{</text:span></text:span><text:span text:style-name="Default_20_Paragraph_20_Font"><text:span text:style-name="T331">uuid </text:span></text:span><text:span text:style-name="Default_20_Paragraph_20_Font"><text:span text:style-name="T502">| </text:span></text:span><text:span text:style-name="Default_20_Paragraph_20_Font"><text:span text:style-name="T331">id </text:span></text:span><text:span text:style-name="Default_20_Paragraph_20_Font"><text:span text:style-name="T502">| </text:span></text:span><text:span text:style-name="Default_20_Paragraph_20_Font"><text:span text:style-name="T503">label</text:span></text:span><text:span text:style-name="Default_20_Paragraph_20_Font"><text:span text:style-name="T501">}</text:span></text:span></text:p>
          </table:table-cell>
        </table:table-row>
        <table:table-row table:style-name="Table28.1">
          <table:table-cell table:style-name="Table28.A2" table:number-rows-spanned="2" office:value-type="string">
            <text:p text:style-name="P573">Eject a USB device <text:span text:style-name="T504">(synchroni</text:span><text:span text:style-name="T505">z</text:span><text:span text:style-name="T504">e data with device and power it down)</text:span></text:p>
          </table:table-cell>
          <table:table-cell table:style-name="Table28.B2" office:value-type="string">
            <text:p text:style-name="P574">eject -<text:span text:style-name="T506">v</text:span> <text:span text:style-name="T166">/dev/sdX</text:span></text:p>
          </table:table-cell>
        </table:table-row>
        <table:table-row table:style-name="Table28.1">
          <table:covered-table-cell table:style-name="Table28.A2"/>
          <table:table-cell table:style-name="Table28.B2" office:value-type="string">
            <text:p text:style-name="P575">eject -<text:span text:style-name="T506">v</text:span> /dev/sdc</text:p>
            <text:p text:style-name="P576">eject -<text:span text:style-name="T506">v</text:span> /<text:span text:style-name="T507">run/</text:span>media/aurele/mybigdisk</text:p>
          </table:table-cell>
        </table:table-row>
      </table:table>
      <text:p text:style-name="P94"><text:span text:style-name="Default_20_Paragraph_20_Font"><text:span text:style-name="T206"/></text:span></text:p>
      <text:p text:style-name="P577"><text:span text:style-name="Default_20_Paragraph_20_Font"><text:span text:style-name="T508">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78">Mount an .iso file</text:p>
            </table:table-cell>
            <table:table-cell table:style-name="Table51.B1" office:value-type="string">
              <text:p text:style-name="P579">sudo mkdir <text:span text:style-name="T166">/media/&lt;dir_path_x&gt;</text:span></text:p>
              <text:p text:style-name="P579"><text:span text:style-name="T509">sudo </text:span><text:span text:style-name="T166">mount -o loop &lt;ISO_path&gt; /media/&lt;x&gt;</text:span></text:p>
            </table:table-cell>
          </table:table-row>
        </table:table-header-rows>
        <table:table-row>
          <table:table-cell table:style-name="Table51.A2" office:value-type="string">
            <text:p text:style-name="P580">Unmount the image</text:p>
          </table:table-cell>
          <table:table-cell table:style-name="Table51.B2" office:value-type="string">
            <text:p text:style-name="P581"><text:span text:style-name="T510">u</text:span>mount <text:span text:style-name="T166">/media/x</text:span></text:p>
          </table:table-cell>
        </table:table-row>
      </table:table>
      <text:p text:style-name="P577"><text:span text:style-name="Default_20_Paragraph_20_Font"><text:span text:style-name="T206"/></text:span></text:p>
      <text:p text:style-name="P94"><text:span text:style-name="Default_20_Paragraph_20_Font"><text:span text:style-name="T206"/></text:span></text:p>
      <text:p text:style-name="P94"><text:span text:style-name="Default_20_Paragraph_20_Font"><text:span text:style-name="T460">LOGS</text:span></text:span></text:p>
      <table:table table:name="Table21" table:style-name="Table21">
        <table:table-column table:style-name="Table21.A"/>
        <table:table-column table:style-name="Table21.B"/>
        <table:table-header-rows>
          <table:table-row>
            <table:table-cell table:style-name="Table21.A1" office:value-type="string">
              <text:p text:style-name="P582">Check out why &lt;package&gt; has been uninstalled</text:p>
            </table:table-cell>
            <table:table-cell table:style-name="Table21.B1" office:value-type="string">
              <text:p text:style-name="P583">cat /var/log/dpkg.log &lt;package&gt;</text:p>
            </table:table-cell>
          </table:table-row>
        </table:table-header-rows>
        <table:table-row>
          <table:table-cell table:style-name="Table21.A2" office:value-type="string">
            <text:p text:style-name="P582">Figure out what’s going on with a offending package</text:p>
          </table:table-cell>
          <table:table-cell table:style-name="Table21.B2" office:value-type="string">
            <text:p text:style-name="P583">cat /var/log/apt/history.log <text:span text:style-name="T511">| </text:span>tail -<text:span text:style-name="T512">n</text:span>3<text:span text:style-name="T513">0 (-n30 prints the last 30 lines)</text:span></text:p>
          </table:table-cell>
        </table:table-row>
        <table:table-row>
          <table:table-cell table:style-name="Table21.A2" office:value-type="string">
            <text:p text:style-name="P584"/>
            <text:p text:style-name="P585">Install a system log implementation to monitor journal events.</text:p>
          </table:table-cell>
          <table:table-cell table:style-name="Table21.B2" office:value-type="string">
            <text:p text:style-name="P586"><text:span text:style-name="T206">install the </text:span><text:span text:style-name="Source_20_Text"><text:span text:style-name="T206">socklog-void</text:span></text:span><text:span text:style-name="T206"> package and enable the </text:span><text:span text:style-name="Source_20_Text"><text:span text:style-name="T206">socklog-unix</text:span></text:span><text:span text:style-name="T206"> and </text:span><text:span text:style-name="Source_20_Text"><text:span text:style-name="T206">nanoklogd</text:span></text:span><text:span text:style-name="T206"> services. Ensure no other syslog daemon is running.</text:span></text:p>
            <text:p text:style-name="P587"><text:span text:style-name="T206">The logs are saved in sub-directories of </text:span><text:span text:style-name="Source_20_Text"><text:span text:style-name="T206">/var/log/socklog/</text:span></text:span><text:span text:style-name="T206">, and </text:span><text:span text:style-name="Source_20_Text"><text:span text:style-name="T206">svlogtail</text:span></text:span><text:span text:style-name="T206"> can be used to access them conveniently.</text:span></text:p>
            <text:p text:style-name="P587"><text:span text:style-name="T206">The ability to read logs is limited to </text:span><text:span text:style-name="Source_20_Text"><text:span text:style-name="T206">root</text:span></text:span><text:span text:style-name="T206"> and users who are part of the </text:span><text:span text:style-name="Source_20_Text"><text:span text:style-name="T206">socklog</text:span></text:span><text:span text:style-name="T206"> group.</text:span></text:p>
            <text:p text:style-name="P587"><text:span text:style-name="Source_20_Text"><text:span text:style-name="T206">usermod -aG socklog &lt;user&gt;</text:span></text:span></text:p>
            <text:p text:style-name="P587"><text:span text:style-name="Source_20_Text"><text:span text:style-name="T206">svlogtail &lt;pattern&gt;</text:span></text:span></text:p>
          </table:table-cell>
        </table:table-row>
        <table:table-row>
          <table:table-cell table:style-name="Table21.A2" office:value-type="string">
            <text:p text:style-name="P588">Add colored rendering into the log to highlight some pattern and peruse with ease an event that shall require your attention.</text:p>
          </table:table-cell>
          <table:table-cell table:style-name="Table21.B2" office:value-type="string">
            <text:p text:style-name="P589">(svlogtail <text:span text:style-name="T514">| grep --</text:span>color=always &lt;pattern&gt;<text:span text:style-name="T514">) / </text:span></text:p>
            <text:p text:style-name="P590"><text:span text:style-name="T514">(unbuffer -p svlogtail</text:span> &lt;pattern&gt;<text:span text:style-name="T515">)</text:span></text:p>
            <text:p text:style-name="P590">| less -R</text:p>
            <text:p text:style-name="P591"><text:span text:style-name="T516">N</text:span><text:span text:style-name="T517">ota Bene :</text:span><text:span text:style-name="T385"> `</text:span><text:span text:style-name="T518">-R</text:span><text:span text:style-name="T385">` </text:span><text:span text:style-name="T518">flag repaints output’s pipe by discarding </text:span><text:span text:style-name="T519">any </text:span><text:span text:style-name="T518">buffered input, rendering any occuring changes on-the-fly.</text:span></text:p>
            <text:p text:style-name="P592"><text:span text:style-name="T385">`</text:span><text:span text:style-name="T518">u</text:span><text:span text:style-name="T385">nbuffer` feature requires installing `expect` package.</text:span></text:p>
            <text:p text:style-name="P592"><text:span text:style-name="T520">Add `-p` flag when piping, </text:span><text:span text:style-name="T521">then </text:span><text:span text:style-name="T522">add </text:span><text:span text:style-name="T521">some aliases to forcefully color the rendering, as the business command produces not any by default.</text:span></text:p>
          </table:table-cell>
        </table:table-row>
      </table:table>
      <text:p text:style-name="P94"><text:span text:style-name="Default_20_Paragraph_20_Font"><text:span text:style-name="T206"/></text:span></text:p>
      <text:p text:style-name="P94"><text:span text:style-name="Default_20_Paragraph_20_Font"><text:span text:style-name="T206"/></text:span></text:p>
      <text:p text:style-name="P220"><text:soft-page-break/><text:span text:style-name="Default_20_Paragraph_20_Font"><text:span text:style-name="T523">MANUAL PAGES</text:span></text:span></text:p>
      <text:p text:style-name="P220"><text:span text:style-name="Default_20_Paragraph_20_Font"><text:span text:style-name="T524">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93">1</text:p>
          </table:table-cell>
          <table:table-cell table:style-name="Table32.B1" office:value-type="string">
            <text:p text:style-name="P594"><text:span text:style-name="Default_20_Paragraph_20_Font"><text:span text:style-name="T525">User commands</text:span></text:span></text:p>
          </table:table-cell>
        </table:table-row>
        <table:table-row>
          <table:table-cell table:style-name="Table32.A2" office:value-type="string">
            <text:p text:style-name="P593">2</text:p>
          </table:table-cell>
          <table:table-cell table:style-name="Table32.B2" office:value-type="string">
            <text:p text:style-name="P594"><text:span text:style-name="Default_20_Paragraph_20_Font"><text:span text:style-name="T525">System calls and error numbers</text:span></text:span></text:p>
          </table:table-cell>
        </table:table-row>
        <table:table-row>
          <table:table-cell table:style-name="Table32.A2" office:value-type="string">
            <text:p text:style-name="P593">3</text:p>
          </table:table-cell>
          <table:table-cell table:style-name="Table32.B2" office:value-type="string">
            <text:p text:style-name="P594"><text:span text:style-name="Default_20_Paragraph_20_Font"><text:span text:style-name="T525">Functions in the C libraries</text:span></text:span></text:p>
          </table:table-cell>
        </table:table-row>
        <table:table-row>
          <table:table-cell table:style-name="Table32.A2" office:value-type="string">
            <text:p text:style-name="P593">4</text:p>
          </table:table-cell>
          <table:table-cell table:style-name="Table32.B2" office:value-type="string">
            <text:p text:style-name="P595"><text:span text:style-name="Default_20_Paragraph_20_Font"><text:span text:style-name="T525">Device drivers</text:span></text:span></text:p>
          </table:table-cell>
        </table:table-row>
        <table:table-row>
          <table:table-cell table:style-name="Table32.A2" office:value-type="string">
            <text:p text:style-name="P593">5</text:p>
          </table:table-cell>
          <table:table-cell table:style-name="Table32.B2" office:value-type="string">
            <text:p text:style-name="P594"><text:span text:style-name="Default_20_Paragraph_20_Font"><text:span text:style-name="T525">File formats</text:span></text:span></text:p>
          </table:table-cell>
        </table:table-row>
        <table:table-row>
          <table:table-cell table:style-name="Table32.A2" office:value-type="string">
            <text:p text:style-name="P593">6</text:p>
          </table:table-cell>
          <table:table-cell table:style-name="Table32.B2" office:value-type="string">
            <text:p text:style-name="P594"><text:span text:style-name="Default_20_Paragraph_20_Font"><text:span text:style-name="T525">Games and other diversions</text:span></text:span></text:p>
          </table:table-cell>
        </table:table-row>
        <table:table-row>
          <table:table-cell table:style-name="Table32.A2" office:value-type="string">
            <text:p text:style-name="P593">7</text:p>
          </table:table-cell>
          <table:table-cell table:style-name="Table32.B2" office:value-type="string">
            <text:p text:style-name="P594"><text:span text:style-name="Default_20_Paragraph_20_Font"><text:span text:style-name="T525">Miscellaneous information</text:span></text:span></text:p>
          </table:table-cell>
        </table:table-row>
        <table:table-row>
          <table:table-cell table:style-name="Table32.A2" office:value-type="string">
            <text:p text:style-name="P593">8</text:p>
          </table:table-cell>
          <table:table-cell table:style-name="Table32.B2" office:value-type="string">
            <text:p text:style-name="P594"><text:span text:style-name="Default_20_Paragraph_20_Font"><text:span text:style-name="T525">System maintenance and operation commands</text:span></text:span></text:p>
          </table:table-cell>
        </table:table-row>
        <table:table-row>
          <table:table-cell table:style-name="Table32.A2" office:value-type="string">
            <text:p text:style-name="P593">9</text:p>
          </table:table-cell>
          <table:table-cell table:style-name="Table32.B2" office:value-type="string">
            <text:p text:style-name="P594"><text:span text:style-name="Default_20_Paragraph_20_Font"><text:span text:style-name="T525">Kernel internals</text:span></text:span></text:p>
          </table:table-cell>
        </table:table-row>
      </table:table>
      <text:p text:style-name="P220"><text:span text:style-name="Default_20_Paragraph_20_Font"><text:span text:style-name="T206"/></text:span></text:p>
      <text:p text:style-name="P94"><text:span text:style-name="Default_20_Paragraph_20_Font"><text:span text:style-name="T206"/></text:span></text:p>
      <text:p text:style-name="P596"/>
      <text:p text:style-name="P597"><text:span text:style-name="Default_20_Paragraph_20_Font"><text:span text:style-name="T526">DATA SECURITY</text:span></text:span></text:p>
      <text:p text:style-name="P597"><text:span text:style-name="Default_20_Paragraph_20_Font"><text:span text:style-name="T206"/></text:span></text:p>
      <text:p text:style-name="P597"><text:span text:style-name="Default_20_Paragraph_20_Font"><text:span text:style-name="T527">ANTIVIRUS</text:span></text:span></text:p>
      <table:table table:name="Table38" table:style-name="Table38">
        <table:table-column table:style-name="Table38.A"/>
        <table:table-column table:style-name="Table38.B"/>
        <table:table-row>
          <table:table-cell table:style-name="Table38.A1" office:value-type="string">
            <text:p text:style-name="P598"><text:span text:style-name="Default_20_Paragraph_20_Font"><text:span text:style-name="T528">Update signature’s database of clamav</text:span></text:span></text:p>
          </table:table-cell>
          <table:table-cell table:style-name="Table38.B1" office:value-type="string">
            <text:p text:style-name="P599"><text:span text:style-name="Default_20_Paragraph_20_Font"><text:span text:style-name="T529">[</text:span></text:span><text:span text:style-name="Default_20_Paragraph_20_Font"><text:span text:style-name="T530">sudo systemctl stop clamAV-freshclam.service</text:span></text:span></text:p>
            <text:p text:style-name="P599"><text:span text:style-name="Default_20_Paragraph_20_Font"><text:span text:style-name="T530">sudo</text:span></text:span><text:span text:style-name="Default_20_Paragraph_20_Font"><text:span text:style-name="T529">]</text:span></text:span><text:span text:style-name="Default_20_Paragraph_20_Font"><text:span text:style-name="T530"> freshclam -</text:span></text:span><text:span text:style-name="Default_20_Paragraph_20_Font"><text:span text:style-name="T531">v</text:span></text:span></text:p>
          </table:table-cell>
        </table:table-row>
        <table:table-row>
          <table:table-cell table:style-name="Table38.A2" office:value-type="string">
            <text:p text:style-name="P599"><text:span text:style-name="Default_20_Paragraph_20_Font"><text:span text:style-name="T532">Run a scan</text:span></text:span></text:p>
          </table:table-cell>
          <table:table-cell table:style-name="Table38.B2" office:value-type="string">
            <text:p text:style-name="P599"><text:span text:style-name="Default_20_Paragraph_20_Font"><text:span text:style-name="T530">clamscan -riz /home/aurele &gt; ~/automata/log/(date +%Y%m%dT%H:%M) 2&gt;&amp;1</text:span></text:span></text:p>
            <text:p text:style-name="P599"><text:span text:style-name="Default_20_Paragraph_20_Font"><text:span text:style-name="T530"/></text:span></text:p>
          </table:table-cell>
        </table:table-row>
      </table:table>
      <text:p text:style-name="P600"><text:span text:style-name="Default_20_Paragraph_20_Font"><text:span text:style-name="T206"/></text:span></text:p>
      <text:p text:style-name="P331"><text:span text:style-name="Default_20_Paragraph_20_Font"><text:span text:style-name="T533">CLI </text:span></text:span><text:span text:style-name="Default_20_Paragraph_20_Font"><text:span text:style-name="T534">SEARCHES</text:span></text:span></text:p>
      <text:p text:style-name="P601"><text:span text:style-name="Default_20_Paragraph_20_Font"><text:span text:style-name="T206"/></text:span></text:p>
      <text:p text:style-name="P94"><text:span text:style-name="Default_20_Paragraph_20_Font"><text:span text:style-name="T535">FILES</text:span></text:span></text:p>
      <table:table table:name="searches" table:style-name="searches">
        <table:table-column table:style-name="searches.A"/>
        <table:table-column table:style-name="searches.B"/>
        <table:table-row>
          <table:table-cell table:style-name="searches.A1" office:value-type="string">
            <text:p text:style-name="P602"><text:span text:style-name="Default_20_Paragraph_20_Font"><text:span text:style-name="T340">List all files matching a </text:span></text:span><text:span text:style-name="Default_20_Paragraph_20_Font"><text:span text:style-name="T536">pattern</text:span></text:span></text:p>
          </table:table-cell>
          <table:table-cell table:style-name="searches.B1" office:value-type="string">
            <text:p text:style-name="P603"><text:span text:style-name="Default_20_Paragraph_20_Font"><text:span text:style-name="T537">fd -t (f / d / l / x) -e &lt;extension&gt; &lt;pattern&gt; --full-path &lt;absolute_pathname&gt;</text:span></text:span></text:p>
          </table:table-cell>
        </table:table-row>
        <table:table-row>
          <table:table-cell table:style-name="searches.A2" office:value-type="string">
            <text:p text:style-name="P604"><text:span text:style-name="Default_20_Paragraph_20_Font"><text:span text:style-name="T538">Search </text:span></text:span><text:span text:style-name="Default_20_Paragraph_20_Font"><text:span text:style-name="T539">for keywords in command description </text:span></text:span><text:span text:style-name="Default_20_Paragraph_20_Font"><text:span text:style-name="T540">(you can’t recall the name of a command ?)</text:span></text:span></text:p>
          </table:table-cell>
          <table:table-cell table:style-name="searches.B2" office:value-type="string">
            <text:p text:style-name="P605"><text:span text:style-name="Default_20_Paragraph_20_Font"><text:span text:style-name="T541">(a</text:span></text:span><text:span text:style-name="Default_20_Paragraph_20_Font"><text:span text:style-name="T542">propos / </text:span></text:span><text:span text:style-name="Default_20_Paragraph_20_Font"><text:span text:style-name="T543">man -k</text:span></text:span><text:span text:style-name="Default_20_Paragraph_20_Font"><text:span text:style-name="T542"> </text:span></text:span><text:span text:style-name="Default_20_Paragraph_20_Font"><text:span text:style-name="T544">&lt;package&gt;</text:span></text:span><text:span text:style-name="Default_20_Paragraph_20_Font"><text:span text:style-name="T541">)</text:span></text:span></text:p>
          </table:table-cell>
        </table:table-row>
        <table:table-row>
          <table:table-cell table:style-name="searches.A2" office:value-type="string">
            <text:p text:style-name="P606"><text:span text:style-name="Default_20_Paragraph_20_Font"><text:span text:style-name="T545">Search for a file</text:span></text:span><text:span text:style-name="Default_20_Paragraph_20_Font"><text:span text:style-name="T546">|directory</text:span></text:span><text:span text:style-name="Default_20_Paragraph_20_Font"><text:span text:style-name="T545"> by its name</text:span></text:span></text:p>
          </table:table-cell>
          <table:table-cell table:style-name="searches.B2" office:value-type="string">
            <text:p text:style-name="P607"><text:span text:style-name="T547">f</text:span>ind <text:span text:style-name="T547">[.</text:span><text:span text:style-name="T548">|</text:span><text:span text:style-name="T549">~</text:span><text:span text:style-name="T548">/</text:span><text:span text:style-name="T549">]</text:span><text:span text:style-name="T548"> -type f</text:span><text:span text:style-name="T549">|d</text:span><text:span text:style-name="T548"> -name </text:span><text:span text:style-name="T550">[</text:span><text:span text:style-name="T548">&lt;</text:span><text:span text:style-name="T549">full_name</text:span><text:span text:style-name="T548">&gt;</text:span><text:span text:style-name="T549">|&lt;partial_name\*&gt;</text:span><text:span text:style-name="T550">]</text:span></text:p>
          </table:table-cell>
        </table:table-row>
        <table:table-row>
          <table:table-cell table:style-name="searches.A2" office:value-type="string">
            <text:p text:style-name="P608"><text:span text:style-name="Default_20_Paragraph_20_Font"><text:span text:style-name="T545">Search for files by modified date</text:span></text:span></text:p>
          </table:table-cell>
          <table:table-cell table:style-name="searches.B2" office:value-type="string">
            <text:p text:style-name="P609">ls *(m-7)</text:p>
            <text:p text:style-name="P609">ls &lt;<text:span text:style-name="T551">DIR</text:span>&gt;/**/*.png(m-7)</text:p>
            <text:p text:style-name="P610"><text:span text:style-name="T87">N.B.</text:span>: list all files <text:span text:style-name="T551">in all subdirectories </text:span>modified within the week.</text:p>
          </table:table-cell>
        </table:table-row>
        <table:table-row>
          <table:table-cell table:style-name="searches.A2" office:value-type="string">
            <text:p text:style-name="P611"><text:span text:style-name="Default_20_Paragraph_20_Font"><text:span text:style-name="T552">Search files by size</text:span></text:span><text:span text:style-name="Default_20_Paragraph_20_Font"><text:span text:style-name="T553">|extension</text:span></text:span></text:p>
          </table:table-cell>
          <table:table-cell table:style-name="searches.B2" office:value-type="string">
            <text:p text:style-name="P612"><text:span text:style-name="T554">l</text:span>s *.<text:span text:style-name="T554">mp4</text:span>(Lm+<text:span text:style-name="T554">500</text:span>)</text:p>
            <text:p text:style-name="P613"><text:span text:style-name="T87">N.B.</text:span>: list all .<text:span text:style-name="T554">mp4 </text:span>files <text:span text:style-name="T555">greater than </text:span><text:span text:style-name="T554">500</text:span><text:span text:style-name="T551">M</text:span><text:span text:style-name="T555">iB.</text:span></text:p>
          </table:table-cell>
        </table:table-row>
        <table:table-row>
          <table:table-cell table:style-name="searches.A2" office:value-type="string">
            <text:p text:style-name="P614"><text:span text:style-name="Default_20_Paragraph_20_Font"><text:span text:style-name="T556">Look for a file contain</text:span></text:span><text:span text:style-name="Default_20_Paragraph_20_Font"><text:span text:style-name="T557">in</text:span></text:span><text:span text:style-name="Default_20_Paragraph_20_Font"><text:span text:style-name="T556">g a string</text:span></text:span></text:p>
          </table:table-cell>
          <table:table-cell table:style-name="searches.B2" office:value-type="string">
            <text:p text:style-name="P615"><text:span text:style-name="Default_20_Paragraph_20_Font"><text:span text:style-name="T558">g</text:span></text:span><text:span text:style-name="Default_20_Paragraph_20_Font"><text:span text:style-name="T556">rep -rlw</text:span></text:span><text:span text:style-name="Default_20_Paragraph_20_Font"><text:span text:style-name="T559">i</text:span></text:span><text:span text:style-name="Default_20_Paragraph_20_Font"><text:span text:style-name="T556"> &lt;</text:span></text:span><text:span text:style-name="Default_20_Paragraph_20_Font"><text:span text:style-name="T559">pattern</text:span></text:span><text:span text:style-name="Default_20_Paragraph_20_Font"><text:span text:style-name="T560">&gt;</text:span></text:span></text:p>
          </table:table-cell>
        </table:table-row>
      </table:table>
      <text:p text:style-name="P334"><text:span text:style-name="Default_20_Paragraph_20_Font"><text:span text:style-name="T206"/></text:span></text:p>
      <text:p text:style-name="P334"><text:span text:style-name="Default_20_Paragraph_20_Font"><text:span text:style-name="T206"/></text:span></text:p>
      <text:p text:style-name="P616"><text:span text:style-name="Default_20_Paragraph_20_Font"><text:span text:style-name="T206"/></text:span></text:p>
      <text:p text:style-name="P94"><text:span text:style-name="Default_20_Paragraph_20_Font"><text:span text:style-name="T535">PACKAGES</text:span></text:span></text:p>
      <table:table table:name="Table5" table:style-name="Table5">
        <table:table-column table:style-name="Table5.A"/>
        <table:table-column table:style-name="Table5.B"/>
        <table:table-row>
          <table:table-cell table:style-name="Table5.A1" office:value-type="string">
            <text:p text:style-name="P617">Check out the location of a command</text:p>
          </table:table-cell>
          <table:table-cell table:style-name="Table5.B1" office:value-type="string">
            <text:p text:style-name="P618"><text:span text:style-name="T561">w</text:span>hich &lt;package&gt;</text:p>
          </table:table-cell>
        </table:table-row>
        <table:table-row>
          <table:table-cell table:style-name="Table5.A2" office:value-type="string">
            <text:p text:style-name="P619">Figure out which process is currently busy</text:p>
          </table:table-cell>
          <table:table-cell table:style-name="Table5.B2" office:value-type="string">
            <text:p text:style-name="P620">lsof &lt;API&gt;</text:p>
          </table:table-cell>
        </table:table-row>
        <table:table-row>
          <table:table-cell table:style-name="Table5.A2" table:number-rows-spanned="2" office:value-type="string">
            <text:p text:style-name="P621">Print advanced documentation’s package</text:p>
          </table:table-cell>
          <table:table-cell table:style-name="Table5.B2" office:value-type="string">
            <text:p text:style-name="P622">info ‘(coreutils) &lt;<text:span text:style-name="T562">c</text:span>ommand&gt; invocation’</text:p>
          </table:table-cell>
        </table:table-row>
        <table:table-row>
          <table:covered-table-cell table:style-name="Table5.A2"/>
          <table:table-cell table:style-name="Table5.B4" office:value-type="string">
            <text:p text:style-name="P622"><text:span text:style-name="T563">e.g.</text:span><text:span text:style-name="T564"> </text:span>info ‘(coreutils) shred invocation’</text:p>
          </table:table-cell>
        </table:table-row>
      </table:table>
      <text:p text:style-name="P623"/>
      <text:p text:style-name="P624"><text:span text:style-name="Default_20_Paragraph_20_Font"><text:span text:style-name="T206"/></text:span></text:p>
      <text:p text:style-name="P220"><text:span text:style-name="Default_20_Paragraph_20_Font"><text:span text:style-name="T535">LOGICAL ENTITIES</text:span></text:span></text:p>
      <table:table table:name="Table7" table:style-name="Table7">
        <table:table-column table:style-name="Table7.A"/>
        <table:table-column table:style-name="Table7.B"/>
        <table:table-row>
          <table:table-cell table:style-name="Table7.A1" office:value-type="string">
            <text:p text:style-name="P617">Locate the binary of a specific command</text:p>
          </table:table-cell>
          <table:table-cell table:style-name="Table7.B1" office:value-type="string">
            <text:p text:style-name="P618"><text:span text:style-name="T561">w</text:span>hereis &lt;command&gt;</text:p>
          </table:table-cell>
        </table:table-row>
        <table:table-row>
          <table:table-cell table:style-name="Table7.A2" office:value-type="string">
            <text:p text:style-name="P625">Remove a symbolic link</text:p>
          </table:table-cell>
          <table:table-cell table:style-name="Table7.B2" office:value-type="string">
            <text:p text:style-name="P626">unlink &lt;<text:span text:style-name="T565">sym</text:span>link_path&gt;</text:p>
          </table:table-cell>
        </table:table-row>
      </table:table>
      <text:p text:style-name="P627"><text:span text:style-name="Default_20_Paragraph_20_Font"><text:span text:style-name="T206"/></text:span></text:p>
      <text:p text:style-name="P220"><text:span text:style-name="Default_20_Paragraph_20_Font"><text:span text:style-name="T206"/></text:span></text:p>
      <text:p text:style-name="P309"><text:span text:style-name="Default_20_Paragraph_20_Font"><text:span text:style-name="T566">PROGRAMMING IN SHELL</text:span></text:span></text:p>
      <text:p text:style-name="P220"><text:span text:style-name="Default_20_Paragraph_20_Font"><text:span text:style-name="T206"/></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28"><text:span text:style-name="T567">BAD</text:span> practice</text:p>
          </table:table-cell>
          <table:table-cell table:style-name="Table25.B1" office:value-type="string">
            <text:p text:style-name="P629"><text:span text:style-name="T567">GOOD</text:span> practice</text:p>
          </table:table-cell>
          <table:table-cell table:style-name="Table25.B1" office:value-type="string">
            <text:p text:style-name="P629">Comment</text:p>
          </table:table-cell>
        </table:table-row>
        <table:table-row>
          <table:table-cell table:style-name="Table25.A2" office:value-type="string">
            <text:p text:style-name="P630">echo "$var"</text:p>
          </table:table-cell>
          <table:table-cell table:style-name="Table25.B2" office:value-type="string">
            <text:p text:style-name="P631"><text:span text:style-name="T568">p</text:span>rintf %s\\n "$var"</text:p>
          </table:table-cell>
          <table:table-cell table:style-name="Table25.B2" office:value-type="string">
            <text:p text:style-name="P632">‘\\n’ can be omitted if <text:span text:style-name="T569">there is </text:span>none new line following</text:p>
          </table:table-cell>
        </table:table-row>
      </table:table>
      <text:p text:style-name="P220"><text:span text:style-name="Default_20_Paragraph_20_Font"><text:span text:style-name="T206"/></text:span></text:p>
      <text:p text:style-name="P633"><text:span text:style-name="Default_20_Paragraph_20_Font"><text:span text:style-name="T206"/></text:span></text:p>
      <text:p text:style-name="P633"><text:span text:style-name="Default_20_Paragraph_20_Font"><text:span text:style-name="T570">ENTROPY – PSEUDO RANDOM NUMBER GENERATOR (PRNG)</text:span></text:span></text:p>
      <text:p text:style-name="P633"><text:span text:style-name="Default_20_Paragraph_20_Font"><text:span text:style-name="T206"/></text:span></text:p>
      <table:table table:name="Table54" table:style-name="Table54">
        <table:table-column table:style-name="Table54.A"/>
        <table:table-column table:style-name="Table54.B"/>
        <table:table-row>
          <table:table-cell table:style-name="Table54.A1" office:value-type="string">
            <text:p text:style-name="P634"><text:span text:style-name="T571">Check out system available entropy </text:span><text:span text:style-name="T572">(in bytes) [over current-time system]</text:span></text:p>
          </table:table-cell>
          <table:table-cell table:style-name="Table54.B1" office:value-type="string">
            <text:p text:style-name="P635"><text:span text:style-name="T573">[</text:span>watch -n 1<text:span text:style-name="T573">] </text:span>cat /proc/sys/kernel/random/entropy_avail</text:p>
          </table:table-cell>
        </table:table-row>
      </table:table>
      <text:p text:style-name="P633"><text:span text:style-name="Default_20_Paragraph_20_Font"><text:span text:style-name="T206"/></text:span></text:p>
      <text:p text:style-name="P633"><text:span text:style-name="Default_20_Paragraph_20_Font"><text:span text:style-name="T206"/></text:span></text:p>
      <text:p text:style-name="P636"><text:span text:style-name="Default_20_Paragraph_20_Font"><text:span text:style-name="T574">NOTIFICATIONS</text:span></text:span></text:p>
      <text:p text:style-name="P636"><text:span text:style-name="Default_20_Paragraph_20_Font"><text:span text:style-name="T206"/></text:span></text:p>
      <table:table table:name="Table62" table:style-name="Table62">
        <table:table-column table:style-name="Table62.A"/>
        <table:table-column table:style-name="Table62.B"/>
        <table:table-row>
          <table:table-cell table:style-name="Table62.A1" office:value-type="string">
            <text:p text:style-name="P637">Send a visual notification at a precise datetime</text:p>
          </table:table-cell>
          <table:table-cell table:style-name="Table62.B1" office:value-type="string">
            <text:p text:style-name="P638"><text:span text:style-name="T575">s</text:span>nooze -H22 -M30 -- notify-send "Pump up my car’s tyres!" </text:p>
          </table:table-cell>
        </table:table-row>
      </table:table>
      <text:p text:style-name="P636"><text:span text:style-name="Default_20_Paragraph_20_Font"><text:span text:style-name="T206"/></text:span></text:p>
      <text:p text:style-name="P309"><text:span text:style-name="Default_20_Paragraph_20_Font"><text:span text:style-name="T576">INSTALLATION </text:span></text:span><text:span text:style-name="Default_20_Paragraph_20_Font"><text:span text:style-name="T577">of a package</text:span></text:span></text:p>
      <text:p text:style-name="P639"><text:span text:style-name="Default_20_Paragraph_20_Font"><text:span text:style-name="T206"/></text:span></text:p>
      <text:p text:style-name="P640"><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78"><text:tab/>M</text:span></text:span><text:span text:style-name="Default_20_Paragraph_20_Font"><text:span text:style-name="T579">ake sure you first read the INSTALL or README files.</text:span></text:span></text:p>
      <text:p text:style-name="P641"><text:span text:style-name="Default_20_Paragraph_20_Font"><text:span text:style-name="T580"><text:tab/>T</text:span></text:span><text:span text:style-name="Default_20_Paragraph_20_Font"><text:span text:style-name="T581">he prefix is a mandatory argument which tell where you want to install the libraries.</text:span></text:span></text:p>
      <text:p text:style-name="P639"><text:span text:style-name="Default_20_Paragraph_20_Font"><text:span text:style-name="T206"/></text:span></text:p>
      <text:p text:style-name="P642"/>
      <table:table table:name="compil" table:style-name="compil">
        <table:table-column table:style-name="compil.A"/>
        <table:table-column table:style-name="compil.B"/>
        <table:table-column table:style-name="compil.C"/>
        <table:table-row>
          <table:table-cell table:style-name="compil.A1" office:value-type="string">
            <text:p text:style-name="P643">1.</text:p>
          </table:table-cell>
          <table:table-cell table:style-name="compil.B1" office:value-type="string">
            <text:p text:style-name="P644"><text:span text:style-name="Default_20_Paragraph_20_Font"><text:span text:style-name="T582">Extract the archive.</text:span></text:span></text:p>
          </table:table-cell>
          <table:table-cell table:style-name="compil.B1" office:value-type="string">
            <text:p text:style-name="P644"><text:span text:style-name="Default_20_Paragraph_20_Font"><text:span text:style-name="T583">tar -xv[zjJ]f</text:span></text:span></text:p>
          </table:table-cell>
        </table:table-row>
        <table:table-row>
          <table:table-cell table:style-name="compil.A2" office:value-type="string">
            <text:p text:style-name="P643">2.</text:p>
          </table:table-cell>
          <table:table-cell table:style-name="compil.B2" office:value-type="string">
            <text:p text:style-name="P645"><text:span text:style-name="Default_20_Paragraph_20_Font"><text:span text:style-name="T584">Raise privileges</text:span></text:span><text:span text:style-name="Default_20_Paragraph_20_Font"><text:span text:style-name="T585"> </text:span></text:span><text:span text:style-name="Default_20_Paragraph_20_Font"><text:span text:style-name="T586">against an executable</text:span></text:span></text:p>
            <text:p text:style-name="P645"><text:span text:style-name="Default_20_Paragraph_20_Font"><text:span text:style-name="T587"><text:s/></text:span></text:span><text:span text:style-name="Default_20_Paragraph_20_Font"><text:span text:style-name="T588">(</text:span></text:span><text:span text:style-name="Default_20_Paragraph_20_Font"><text:span text:style-name="T589">i.e.</text:span></text:span><text:span text:style-name="Default_20_Paragraph_20_Font"><text:span text:style-name="T588"> r=4, w=2, x=1 w.r.t. owner, usergroup, world)</text:span></text:span></text:p>
          </table:table-cell>
          <table:table-cell table:style-name="compil.B2" office:value-type="string">
            <text:p text:style-name="P644"><text:span text:style-name="Default_20_Paragraph_20_Font"><text:span text:style-name="T583">chmod </text:span></text:span><text:span text:style-name="Default_20_Paragraph_20_Font"><text:span text:style-name="T586">(</text:span></text:span><text:span text:style-name="Default_20_Paragraph_20_Font"><text:span text:style-name="T583">+x /</text:span></text:span><text:span text:style-name="Default_20_Paragraph_20_Font"><text:span text:style-name="T590"> </text:span></text:span><text:span text:style-name="Default_20_Paragraph_20_Font"><text:span text:style-name="T583">755</text:span></text:span><text:span text:style-name="Default_20_Paragraph_20_Font"><text:span text:style-name="T586">)</text:span></text:span><text:span text:style-name="Default_20_Paragraph_20_Font"><text:span text:style-name="T591"> </text:span></text:span><text:span text:style-name="Default_20_Paragraph_20_Font"><text:span text:style-name="T592">[</text:span></text:span><text:span text:style-name="Default_20_Paragraph_20_Font"><text:span text:style-name="T591">&lt;script</text:span></text:span><text:span text:style-name="Default_20_Paragraph_20_Font"><text:span text:style-name="T592">&gt;</text:span></text:span><text:span text:style-name="Default_20_Paragraph_20_Font"><text:span text:style-name="T591">|</text:span></text:span><text:span text:style-name="Default_20_Paragraph_20_Font"><text:span text:style-name="T592">&lt;</text:span></text:span><text:span text:style-name="Default_20_Paragraph_20_Font"><text:span text:style-name="T591">archive&gt;</text:span></text:span><text:span text:style-name="Default_20_Paragraph_20_Font"><text:span text:style-name="T592">]</text:span></text:span></text:p>
          </table:table-cell>
        </table:table-row>
        <table:table-row>
          <table:table-cell table:style-name="compil.A2" office:value-type="string">
            <text:p text:style-name="P643">3.</text:p>
          </table:table-cell>
          <table:table-cell table:style-name="compil.B2" office:value-type="string">
            <text:p text:style-name="P644"><text:span text:style-name="Default_20_Paragraph_20_Font"><text:span text:style-name="T593">Create a new build directory </text:span></text:span><text:span text:style-name="Default_20_Paragraph_20_Font"><text:span text:style-name="T594">to ensure the source directory is safe </text:span></text:span><text:span text:style-name="Default_20_Paragraph_20_Font"><text:span text:style-name="T586">shall</text:span></text:span><text:span text:style-name="Default_20_Paragraph_20_Font"><text:span text:style-name="T594"> an error occurs.</text:span></text:span></text:p>
          </table:table-cell>
          <table:table-cell table:style-name="compil.B2" office:value-type="string">
            <text:p text:style-name="P646"><text:span text:style-name="Default_20_Paragraph_20_Font"><text:span text:style-name="T595">mkdir </text:span></text:span><text:span text:style-name="Default_20_Paragraph_20_Font"><text:span text:style-name="T596">"</text:span></text:span><text:span text:style-name="Default_20_Paragraph_20_Font"><text:span text:style-name="T595">./</text:span></text:span><text:span text:style-name="Default_20_Paragraph_20_Font"><text:span text:style-name="T597">"</text:span></text:span><text:span text:style-name="Default_20_Paragraph_20_Font"><text:span text:style-name="T595">&lt;</text:span></text:span><text:span text:style-name="Default_20_Paragraph_20_Font"><text:span text:style-name="T598">API</text:span></text:span><text:span text:style-name="Default_20_Paragraph_20_Font"><text:span text:style-name="T595">&gt;-build</text:span></text:span></text:p>
          </table:table-cell>
        </table:table-row>
        <table:table-row>
          <table:table-cell table:style-name="compil.A2" office:value-type="string">
            <text:p text:style-name="P643">4.</text:p>
          </table:table-cell>
          <table:table-cell table:style-name="compil.B2" office:value-type="string">
            <text:p text:style-name="P644"><text:span text:style-name="Default_20_Paragraph_20_Font"><text:span text:style-name="T599">Brows</text:span></text:span><text:span text:style-name="Default_20_Paragraph_20_Font"><text:span text:style-name="T600"> </text:span></text:span><text:span text:style-name="Default_20_Paragraph_20_Font"><text:span text:style-name="T601">to </text:span></text:span><text:span text:style-name="Default_20_Paragraph_20_Font"><text:span text:style-name="T602">build </text:span></text:span><text:span text:style-name="Default_20_Paragraph_20_Font"><text:span text:style-name="T601">directory </text:span></text:span><text:span text:style-name="Default_20_Paragraph_20_Font"><text:span text:style-name="T603">and run the configuration script.</text:span></text:span></text:p>
          </table:table-cell>
          <table:table-cell table:style-name="compil.B2" office:value-type="string">
            <text:p text:style-name="P644"><text:span text:style-name="Default_20_Paragraph_20_Font"><text:span text:style-name="T603">cd &lt;path dir</text:span></text:span><text:span text:style-name="Default_20_Paragraph_20_Font"><text:span text:style-name="T604">ectory</text:span></text:span><text:span text:style-name="Default_20_Paragraph_20_Font"><text:span text:style-name="T603">&gt; </text:span></text:span><text:span text:style-name="Default_20_Paragraph_20_Font"><text:span text:style-name="T604">&amp;&amp; </text:span></text:span></text:p>
            <text:p text:style-name="P644"><text:span text:style-name="Default_20_Paragraph_20_Font"><text:span text:style-name="T603">./configure </text:span></text:span><text:span text:style-name="Default_20_Paragraph_20_Font"><text:span text:style-name="T604">--</text:span></text:span><text:span text:style-name="Default_20_Paragraph_20_Font"><text:span text:style-name="T603">prefix=/&lt;user programs installed from source&gt; </text:span></text:span></text:p>
            <text:p text:style-name="P644"><text:span text:style-name="Default_20_Paragraph_20_Font"><text:span text:style-name="T604">[</text:span></text:span><text:span text:style-name="Default_20_Paragraph_20_Font"><text:span text:style-name="T603">--</text:span></text:span><text:span text:style-name="Default_20_Paragraph_20_Font"><text:span text:style-name="T604">&lt;</text:span></text:span><text:span text:style-name="Default_20_Paragraph_20_Font"><text:span text:style-name="T603">optional parameters&gt;</text:span></text:span><text:span text:style-name="Default_20_Paragraph_20_Font"><text:span text:style-name="T604">]</text:span></text:span></text:p>
            <text:p text:style-name="P644"><text:span text:style-name="Default_20_Paragraph_20_Font"><text:span text:style-name="T206"/></text:span></text:p>
            <text:p text:style-name="P644"><text:span text:style-name="Default_20_Paragraph_20_Font"><text:span text:style-name="T589">e.g.</text:span></text:span></text:p>
            <text:p text:style-name="P644"><text:span text:style-name="Default_20_Paragraph_20_Font"><text:span text:style-name="T605">./configure --prefix=/usr/local/apache2/srclib/apr </text:span></text:span><text:span text:style-name="Default_20_Paragraph_20_Font"><text:span text:style-name="T606">--</text:span></text:span><text:span text:style-name="Default_20_Paragraph_20_Font"><text:span text:style-name="T605">with-included-apr</text:span></text:span></text:p>
          </table:table-cell>
        </table:table-row>
        <table:table-row>
          <table:table-cell table:style-name="compil.A2" office:value-type="string">
            <text:p text:style-name="P647"><text:span text:style-name="T567">[</text:span>5.</text:p>
          </table:table-cell>
          <table:table-cell table:style-name="compil.B2" office:value-type="string">
            <text:p text:style-name="P648"><text:span text:style-name="T607">[</text:span><text:span text:style-name="T608">Attempt to perform an installation with </text:span><text:span text:style-name="Default_20_Paragraph_20_Font"><text:span text:style-name="T583">--prefix</text:span></text:span><text:span text:style-name="T608"> specifed hard-coded path.</text:span><text:span text:style-name="T609">]</text:span></text:p>
          </table:table-cell>
          <table:table-cell table:style-name="compil.B2" office:value-type="string">
            <text:p text:style-name="P648"><text:span text:style-name="Default_20_Paragraph_20_Font"><text:span text:style-name="T610">[make distcheck]</text:span></text:span></text:p>
          </table:table-cell>
        </table:table-row>
        <table:table-row>
          <table:table-cell table:style-name="compil.A2" office:value-type="string">
            <text:p text:style-name="P649">6.</text:p>
          </table:table-cell>
          <table:table-cell table:style-name="compil.B2" office:value-type="string">
            <text:p text:style-name="P644"><text:span text:style-name="Default_20_Paragraph_20_Font"><text:span text:style-name="T611">Update the executable file from object files, which are in turn made by compiling source files, </text:span></text:span><text:span text:style-name="Default_20_Paragraph_20_Font"><text:span text:style-name="T612">to build the libraries.</text:span></text:span></text:p>
          </table:table-cell>
          <table:table-cell table:style-name="compil.B2" office:value-type="string">
            <text:p text:style-name="P644"><text:span text:style-name="Default_20_Paragraph_20_Font"><text:span text:style-name="T613">{</text:span></text:span><text:span text:style-name="Default_20_Paragraph_20_Font"><text:span text:style-name="T583">make</text:span></text:span><text:span text:style-name="Default_20_Paragraph_20_Font"><text:span text:style-name="T599">|</text:span></text:span><text:span text:style-name="Default_20_Paragraph_20_Font"><text:span text:style-name="T612">make all</text:span></text:span><text:span text:style-name="Default_20_Paragraph_20_Font"><text:span text:style-name="T613">}</text:span></text:span></text:p>
          </table:table-cell>
        </table:table-row>
        <table:table-row>
          <table:table-cell table:style-name="compil.A2" office:value-type="string">
            <text:p text:style-name="P643"><text:span text:style-name="T567">[</text:span><text:span text:style-name="T614">7.</text:span></text:p>
          </table:table-cell>
          <table:table-cell table:style-name="compil.B2" office:value-type="string">
            <text:p text:style-name="P650">Build any auxiliary files needed by the tests.<text:span text:style-name="T615">]</text:span></text:p>
          </table:table-cell>
          <table:table-cell table:style-name="compil.B2" office:value-type="string">
            <text:p text:style-name="P644"><text:span text:style-name="Default_20_Paragraph_20_Font"><text:span text:style-name="T586">(</text:span></text:span><text:span text:style-name="Default_20_Paragraph_20_Font"><text:span text:style-name="T583">make check / make test</text:span></text:span><text:span text:style-name="Default_20_Paragraph_20_Font"><text:span text:style-name="T586">)</text:span></text:span></text:p>
          </table:table-cell>
        </table:table-row>
        <table:table-row>
          <table:table-cell table:style-name="compil.A2" office:value-type="string">
            <text:p text:style-name="P651">[8</text:p>
          </table:table-cell>
          <table:table-cell table:style-name="compil.B2" office:value-type="string">
            <text:p text:style-name="P652">Build but not install (it’s a user-defined rule).]</text:p>
          </table:table-cell>
          <table:table-cell table:style-name="compil.B2" office:value-type="string">
            <text:p text:style-name="P653">make all</text:p>
          </table:table-cell>
        </table:table-row>
        <table:table-row>
          <table:table-cell table:style-name="compil.A2" office:value-type="string">
            <text:p text:style-name="P649"><text:span text:style-name="T616">9</text:span>.</text:p>
          </table:table-cell>
          <table:table-cell table:style-name="compil.B2" office:value-type="string">
            <text:p text:style-name="P654"><text:span text:style-name="T179">Install </text:span><text:span text:style-name="Default_20_Paragraph_20_Font"><text:span text:style-name="T617">tar</text:span></text:span><text:span text:style-name="T179">, </text:span><text:span text:style-name="Default_20_Paragraph_20_Font"><text:span text:style-name="T617">rmt</text:span></text:span><text:span text:style-name="T179">, </text:span><text:span text:style-name="Default_20_Paragraph_20_Font"><text:span text:style-name="T617">tar.info</text:span></text:span><text:span text:style-name="T179"> files.</text:span></text:p>
          </table:table-cell>
          <table:table-cell table:style-name="compil.B2" office:value-type="string">
            <text:p text:style-name="P644"><text:span text:style-name="Default_20_Paragraph_20_Font"><text:span text:style-name="T583">make install</text:span></text:span></text:p>
          </table:table-cell>
        </table:table-row>
        <table:table-row>
          <table:table-cell table:style-name="compil.A2" office:value-type="string">
            <text:p text:style-name="P643"><text:span text:style-name="T567">[</text:span><text:span text:style-name="T618">10</text:span><text:span text:style-name="T614">.</text:span></text:p>
          </table:table-cell>
          <table:table-cell table:style-name="compil.B2" office:value-type="string">
            <text:p text:style-name="P655"><text:span text:style-name="T619">[</text:span>Check the installed libraries or programs, if supported.<text:span text:style-name="T615">]</text:span></text:p>
          </table:table-cell>
          <table:table-cell table:style-name="compil.B2" office:value-type="string">
            <text:p text:style-name="P644"><text:span text:style-name="Default_20_Paragraph_20_Font"><text:span text:style-name="T583">make installcheck</text:span></text:span></text:p>
          </table:table-cell>
        </table:table-row>
      </table:table>
      <text:p text:style-name="P220"><text:span text:style-name="Default_20_Paragraph_20_Font"><text:span text:style-name="T206"/></text:span></text:p>
      <text:p text:style-name="P220"><text:span text:style-name="Default_20_Paragraph_20_Font"><text:span text:style-name="T206"/></text:span></text:p>
      <text:p text:style-name="P220"><text:span text:style-name="Default_20_Paragraph_20_Font"><text:span text:style-name="T576">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56">1.</text:p>
          </table:table-cell>
          <table:table-cell table:style-name="uninstall.B1" office:value-type="string">
            <text:p text:style-name="P657">Erase the installed files. Run this command from the same build tree previously installed.</text:p>
          </table:table-cell>
          <table:table-cell table:style-name="uninstall.B1" office:value-type="string">
            <text:p text:style-name="P220"><text:span text:style-name="Default_20_Paragraph_20_Font"><text:span text:style-name="T595">make uninstall</text:span></text:span></text:p>
          </table:table-cell>
        </table:table-row>
        <table:table-row>
          <table:table-cell table:style-name="uninstall.A2" office:value-type="string">
            <text:p text:style-name="P658">2.</text:p>
          </table:table-cell>
          <table:table-cell table:style-name="uninstall.B2" office:value-type="string">
            <text:p text:style-name="P659"><text:span text:style-name="T427">Remove </text:span><text:span text:style-name="T620">the program binaries and </text:span><text:span text:style-name="T427">object files.</text:span></text:p>
          </table:table-cell>
          <table:table-cell table:style-name="uninstall.B2" office:value-type="string">
            <text:p text:style-name="P220"><text:span text:style-name="Default_20_Paragraph_20_Font"><text:span text:style-name="T595">make clean</text:span></text:span></text:p>
          </table:table-cell>
        </table:table-row>
        <table:table-row>
          <table:table-cell table:style-name="uninstall.A2" office:value-type="string">
            <text:p text:style-name="P658">3.</text:p>
          </table:table-cell>
          <table:table-cell table:style-name="uninstall.B2" office:value-type="string">
            <text:p text:style-name="P660"><text:span text:style-name="T621">Idem</text:span> <text:span text:style-name="T622">as </text:span><text:span text:style-name="T623">`</text:span><text:span text:style-name="T622">make clean</text:span><text:span text:style-name="T623">`</text:span><text:span text:style-name="T622"> </text:span>and <text:span text:style-name="T623">also </text:span><text:span text:style-name="T622">remove</text:span> <text:span text:style-name="T623">files that `configure` created (</text:span><text:span text:style-name="T624">i.d. </text:span><text:span text:style-name="T548">TAGS</text:span>, <text:span text:style-name="T548">Makefile</text:span> and <text:span text:style-name="T548">config.status</text:span><text:span text:style-name="T625">)</text:span>.</text:p>
          </table:table-cell>
          <table:table-cell table:style-name="uninstall.B2" office:value-type="string">
            <text:p text:style-name="P295"><text:span text:style-name="Default_20_Paragraph_20_Font"><text:span text:style-name="T626">make distclean</text:span></text:span></text:p>
          </table:table-cell>
        </table:table-row>
        <table:table-row>
          <table:table-cell table:style-name="uninstall.A2" office:value-type="string">
            <text:p text:style-name="P658">4.</text:p>
          </table:table-cell>
          <table:table-cell table:style-name="uninstall.B2" office:value-type="string">
            <text:p text:style-name="P661"><text:span text:style-name="T627">Idem </text:span><text:span text:style-name="T628">as </text:span><text:span text:style-name="T629">`</text:span><text:span text:style-name="T628">make distclean</text:span><text:span text:style-name="T629">`</text:span><text:span text:style-name="T628"> and</text:span><text:span text:style-name="T179"> </text:span><text:span text:style-name="T630">also </text:span><text:span text:style-name="T179">remove Info files generated from ‘</text:span><text:span text:style-name="Default_20_Paragraph_20_Font"><text:span text:style-name="T631">tar.texinfo’</text:span></text:span><text:span text:style-name="T179">.</text:span></text:p>
          </table:table-cell>
          <table:table-cell table:style-name="uninstall.B2" office:value-type="string">
            <text:p text:style-name="P662"><text:span text:style-name="Default_20_Paragraph_20_Font"><text:span text:style-name="T632">make realclean</text:span></text:span></text:p>
          </table:table-cell>
        </table:table-row>
        <table:table-row>
          <table:table-cell table:style-name="uninstall.A2" office:value-type="string">
            <text:p text:style-name="P663">5.</text:p>
          </table:table-cell>
          <table:table-cell table:style-name="uninstall.B2" office:value-type="string">
            <text:p text:style-name="P664">Remove <text:span text:style-name="T633">no</text:span> longer <text:span text:style-name="T633">needed </text:span>packages automatically installed <text:span text:style-name="T634">while</text:span> satisfy<text:span text:style-name="T634">ing</text:span> dependencies for other package<text:span text:style-name="T633">s.</text:span></text:p>
          </table:table-cell>
          <table:table-cell table:style-name="uninstall.B2" office:value-type="string">
            <text:p text:style-name="P662"><text:span text:style-name="Default_20_Paragraph_20_Font"><text:span text:style-name="T179">apt autoremove --</text:span></text:span><text:span text:style-name="Default_20_Paragraph_20_Font"><text:span text:style-name="T635">purge</text:span></text:span></text:p>
          </table:table-cell>
        </table:table-row>
        <table:table-row>
          <table:table-cell table:style-name="uninstall.A2" office:value-type="string">
            <text:p text:style-name="P665">6.</text:p>
          </table:table-cell>
          <table:table-cell table:style-name="uninstall.B2" office:value-type="string">
            <text:p text:style-name="P666">Clear out the local repository of retrieved package files.</text:p>
          </table:table-cell>
          <table:table-cell table:style-name="uninstall.B2" office:value-type="string">
            <text:p text:style-name="P667">apt clean</text:p>
          </table:table-cell>
        </table:table-row>
      </table:table>
      <text:p text:style-name="P668"><text:soft-page-break/><text:span text:style-name="Default_20_Paragraph_20_Font"><text:span text:style-name="T636">rm -rf &lt;installation_directory&gt; &amp;&amp; make clean &lt;source_directory&gt; when build from source.</text:span></text:span></text:p>
      <text:p text:style-name="P220"><text:span text:style-name="Default_20_Paragraph_20_Font"><text:span text:style-name="T206"/></text:span></text:p>
      <text:p text:style-name="P669"><text:span text:style-name="Default_20_Paragraph_20_Font"><text:span text:style-name="T637">FILE EXECUTION</text:span></text:span></text:p>
      <text:p text:style-name="P670"/>
      <text:p text:style-name="P671"><text:span text:style-name="Default_20_Paragraph_20_Font"><text:span text:style-name="T638">Read a .pdf file with only the ‘old’ word known in the title</text:span></text:span></text:p>
      <text:p text:style-name="P672">cd &lt;path&gt;; atril -s `ls | grep old | awk ‘{print $9}’`</text:p>
      <text:p text:style-name="P673">BACKUP</text:p>
      <text:p text:style-name="P674"><text:span text:style-name="Default_20_Paragraph_20_Font"><text:span text:style-name="T206"/></text:span></text:p>
      <text:p text:style-name="P675"><text:span text:style-name="Default_20_Paragraph_20_Font"><text:span text:style-name="T436">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76">Create a archive including only .<text:span text:style-name="T87">py</text:span> files</text:p>
          </table:table-cell>
          <table:table-cell table:style-name="Table22.B1" office:value-type="string">
            <text:p text:style-name="P293">zip -vr foo.zip foo -i \*.py</text:p>
          </table:table-cell>
        </table:table-row>
        <table:table-row>
          <table:covered-table-cell table:style-name="Table22.A1"/>
          <table:table-cell table:style-name="Table22.B2" office:value-type="string">
            <text:p text:style-name="P293">tar --exclude<text:span text:style-name="T639">='</text:span>./arkheia/**.<text:span text:style-name="T639">pyc'</text:span> -cvJf arkheia_<text:span text:style-name="T640">&lt;date&gt;</text:span>.tar.xz ./arkheia/</text:p>
          </table:table-cell>
        </table:table-row>
      </table:table>
      <text:p text:style-name="P677"/>
      <text:p text:style-name="P677"/>
      <text:p text:style-name="P678"><text:span text:style-name="Default_20_Paragraph_20_Font"><text:span text:style-name="T641">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79"><text:span text:style-name="T642">[</text:span>1.</text:p>
          </table:table-cell>
          <table:table-cell table:style-name="create_5f_backup.A1" office:value-type="string">
            <text:p text:style-name="P680"><text:span text:style-name="T643">R</text:span>ecreate package-version<text:span text:style-name="T644">.tar.gz</text:span> from all the source files <text:span text:style-name="T645">in the current directory.</text:span><text:span text:style-name="T642">]</text:span></text:p>
          </table:table-cell>
          <table:table-cell table:style-name="create_5f_backup.C1" office:value-type="string">
            <text:p text:style-name="P681">make dis<text:span text:style-name="T646">t</text:span></text:p>
          </table:table-cell>
        </table:table-row>
        <table:table-row>
          <table:table-cell table:style-name="create_5f_backup.A2" office:value-type="string">
            <text:p text:style-name="P679">2.</text:p>
          </table:table-cell>
          <table:table-cell table:style-name="create_5f_backup.A2" office:value-type="string">
            <text:p text:style-name="P682"><text:span text:style-name="Default_20_Paragraph_20_Font"><text:span text:style-name="T647">Export a list </text:span></text:span><text:span text:style-name="Default_20_Paragraph_20_Font"><text:span text:style-name="T648">of </text:span></text:span><text:span text:style-name="Default_20_Paragraph_20_Font"><text:span text:style-name="T647">all installed packages</text:span></text:span></text:p>
          </table:table-cell>
          <table:table-cell table:style-name="create_5f_backup.C2" office:value-type="string">
            <text:p text:style-name="P683">dpkg <text:span text:style-name="T649">-</text:span>-get-selections &gt; <text:span text:style-name="T649">installed_packages-&lt;date&gt;.</text:span><text:span text:style-name="T650">txt</text:span></text:p>
          </table:table-cell>
        </table:table-row>
        <table:table-row>
          <table:table-cell table:style-name="create_5f_backup.A2" office:value-type="string">
            <text:p text:style-name="P679">3.</text:p>
          </table:table-cell>
          <table:table-cell table:style-name="create_5f_backup.A2" office:value-type="string">
            <text:p text:style-name="P682"><text:span text:style-name="Default_20_Paragraph_20_Font"><text:span text:style-name="T647">Restore installation from that list</text:span></text:span></text:p>
          </table:table-cell>
          <table:table-cell table:style-name="create_5f_backup.C2" office:value-type="string">
            <text:p text:style-name="P683">dpkg <text:span text:style-name="T649">-</text:span>-clear-selections</text:p>
            <text:p text:style-name="P683">dpkg <text:span text:style-name="T649">-</text:span>-set-selections &lt; <text:span text:style-name="T649">installed_packages.</text:span>list</text:p>
          </table:table-cell>
        </table:table-row>
        <table:table-row>
          <table:table-cell table:style-name="create_5f_backup.A2" office:value-type="string">
            <text:p text:style-name="P684">4.</text:p>
          </table:table-cell>
          <table:table-cell table:style-name="create_5f_backup.A2" office:value-type="string">
            <text:p text:style-name="P685"><text:span text:style-name="Default_20_Paragraph_20_Font"><text:span text:style-name="T651">Proceed with a backup of package</text:span></text:span><text:span text:style-name="Default_20_Paragraph_20_Font"><text:span text:style-name="T652">s</text:span></text:span><text:span text:style-name="Default_20_Paragraph_20_Font"><text:span text:style-name="T651">’ list</text:span></text:span></text:p>
          </table:table-cell>
          <table:table-cell table:style-name="create_5f_backup.C2" office:value-type="string">
            <text:p text:style-name="P683">apt-get dselect-upgrade</text:p>
          </table:table-cell>
        </table:table-row>
        <table:table-row>
          <table:table-cell table:style-name="create_5f_backup.A2" office:value-type="string">
            <text:p text:style-name="P686"><text:span text:style-name="T653">5</text:span>.</text:p>
          </table:table-cell>
          <table:table-cell table:style-name="create_5f_backup.A2" office:value-type="string">
            <text:p text:style-name="P687"><text:span text:style-name="Default_20_Paragraph_20_Font"><text:span text:style-name="T654">Print</text:span></text:span><text:span text:style-name="Default_20_Paragraph_20_Font"><text:span text:style-name="T655"> recently installed packages</text:span></text:span></text:p>
          </table:table-cell>
          <table:table-cell table:style-name="create_5f_backup.C2" office:value-type="string">
            <text:p text:style-name="P688"><text:span text:style-name="Default_20_Paragraph_20_Font"><text:span text:style-name="T331">zcat -f /var/log/dpkg.log* | grep ”\ install\ ” | sort</text:span></text:span></text:p>
            <text:p text:style-name="P689"><text:span text:style-name="Default_20_Paragraph_20_Font"><text:span text:style-name="T206"/></text:span></text:p>
            <text:p text:style-name="P690"><text:span text:style-name="Default_20_Paragraph_20_Font"><text:span text:style-name="T656">Not</text:span></text:span><text:span text:style-name="Default_20_Paragraph_20_Font"><text:span text:style-name="T657">a</text:span></text:span><text:span text:style-name="Default_20_Paragraph_20_Font"><text:span text:style-name="T656"> </text:span></text:span><text:span text:style-name="Default_20_Paragraph_20_Font"><text:span text:style-name="T658">Bene</text:span></text:span><text:span text:style-name="Default_20_Paragraph_20_Font"><text:span text:style-name="T656">:</text:span></text:span></text:p>
            <text:p text:style-name="P690"><text:span text:style-name="Default_20_Paragraph_20_Font"><text:span text:style-name="T284">handy to roll back some recent </text:span></text:span><text:span text:style-name="Default_20_Paragraph_20_Font"><text:span text:style-name="T659">change</text:span></text:span><text:span text:style-name="Default_20_Paragraph_20_Font"><text:span text:style-name="T284">s to a previous </text:span></text:span><text:span text:style-name="Default_20_Paragraph_20_Font"><text:span text:style-name="T659">sane state</text:span></text:span><text:span text:style-name="Default_20_Paragraph_20_Font"><text:span text:style-name="T284">.</text:span></text:span></text:p>
          </table:table-cell>
        </table:table-row>
      </table:table>
      <text:p text:style-name="P691"/>
      <text:p text:style-name="P692"/>
      <text:p text:style-name="P693"><text:span text:style-name="Default_20_Paragraph_20_Font"><text:span text:style-name="T660">PRESERVE AN OPERATIONAL BACK-UP</text:span></text:span></text:p>
      <text:p text:style-name="P693"><text:span text:style-name="Default_20_Paragraph_20_Font"><text:span text:style-name="T206"/></text:span></text:p>
      <text:p text:style-name="P693"><text:span text:style-name="Default_20_Paragraph_20_Font"><text:span text:style-name="T661">E</text:span></text:span><text:span text:style-name="Default_20_Paragraph_20_Font"><text:span text:style-name="T662">ither </text:span></text:span><text:span text:style-name="Default_20_Paragraph_20_Font"><text:span text:style-name="T661">by </text:span></text:span><text:span text:style-name="Default_20_Paragraph_20_Font"><text:span text:style-name="T662">forcefully reinstall</text:span></text:span><text:span text:style-name="Default_20_Paragraph_20_Font"><text:span text:style-name="T661">ing</text:span></text:span><text:span text:style-name="Default_20_Paragraph_20_Font"><text:span text:style-name="T662"> a package or downgrad</text:span></text:span><text:span text:style-name="Default_20_Paragraph_20_Font"><text:span text:style-name="T661">ing</text:span></text:span><text:span text:style-name="Default_20_Paragraph_20_Font"><text:span text:style-name="T662"> a currently installed one</text:span></text:span></text:p>
      <text:p text:style-name="P693"><text:span text:style-name="Default_20_Paragraph_20_Font"><text:span text:style-name="T206"/></text:span></text:p>
      <text:p text:style-name="P694">xbps-remove -O</text:p>
      <text:p text:style-name="P694"/>
      <text:p text:style-name="P693"><text:span text:style-name="Default_20_Paragraph_20_Font"><text:span text:style-name="T663">Not</text:span></text:span><text:span text:style-name="Default_20_Paragraph_20_Font"><text:span text:style-name="T350">a</text:span></text:span><text:span text:style-name="Default_20_Paragraph_20_Font"><text:span text:style-name="T663"> :</text:span></text:span><text:span text:style-name="Default_20_Paragraph_20_Font"><text:span text:style-name="T661">l</text:span></text:span><text:span text:style-name="Default_20_Paragraph_20_Font"><text:span text:style-name="T664">ooks for the /var/cache/xbps folder the removes the cached files that are not in the latest version.<text:line-break/></text:span></text:span><text:span text:style-name="Default_20_Paragraph_20_Font"><text:span text:style-name="T665">Use it with cautious and awareness !</text:span></text:span></text:p>
      <text:p text:style-name="P695"/>
      <text:p text:style-name="P696"/>
      <text:p text:style-name="P697"><text:span text:style-name="Default_20_Paragraph_20_Font"><text:span text:style-name="T666">CLEAN UP AND REGAIN SOME DISK SPACE</text:span></text:span></text:p>
      <text:p text:style-name="P697"><text:span text:style-name="Default_20_Paragraph_20_Font"><text:span text:style-name="T206"/></text:span></text:p>
      <text:p text:style-name="P697"><text:span text:style-name="Default_20_Paragraph_20_Font"><text:span text:style-name="T666">xbps-remove -</text:span></text:span><text:span text:style-name="Default_20_Paragraph_20_Font"><text:span text:style-name="T667">o</text:span></text:span></text:p>
      <text:p text:style-name="P697"><text:span text:style-name="Default_20_Paragraph_20_Font"><text:span text:style-name="T668">Not</text:span></text:span><text:span text:style-name="Default_20_Paragraph_20_Font"><text:span text:style-name="T669">a</text:span></text:span><text:span text:style-name="Default_20_Paragraph_20_Font"><text:span text:style-name="T668"> : </text:span></text:span><text:span text:style-name="Default_20_Paragraph_20_Font"><text:span text:style-name="T670">suppresses the orphaned packages</text:span></text:span></text:p>
      <text:p text:style-name="P697"><text:span text:style-name="Default_20_Paragraph_20_Font"><text:span text:style-name="T206"/></text:span></text:p>
      <text:p text:style-name="P691"/>
      <text:p text:style-name="P469"><text:span text:style-name="Default_20_Paragraph_20_Font"><text:span text:style-name="T436">DATA TRANSFERT TO AN USB FLASH</text:span></text:span></text:p>
      <table:table table:name="Table6" table:style-name="Table6">
        <table:table-column table:style-name="Table6.A"/>
        <table:table-column table:style-name="Table6.B"/>
        <table:table-row>
          <table:table-cell table:style-name="Table6.A1" office:value-type="string">
            <text:p text:style-name="P698"><text:span text:style-name="Default_20_Paragraph_20_Font"><text:span text:style-name="T671">Identify the amovible </text:span></text:span><text:span text:style-name="Default_20_Paragraph_20_Font"><text:span text:style-name="T672">device</text:span></text:span></text:p>
          </table:table-cell>
          <table:table-cell table:style-name="Table6.B1" office:value-type="string">
            <text:p text:style-name="P699">ls -l /dev/disk/by-<text:span text:style-name="T673">id</text:span></text:p>
          </table:table-cell>
        </table:table-row>
        <table:table-row>
          <table:table-cell table:style-name="Table6.A2" office:value-type="string">
            <text:p text:style-name="P698"><text:span text:style-name="Default_20_Paragraph_20_Font"><text:span text:style-name="T671">Format the USB key</text:span></text:span></text:p>
          </table:table-cell>
          <table:table-cell table:style-name="Table6.B2" office:value-type="string">
            <text:p text:style-name="P698"><text:span text:style-name="Default_20_Paragraph_20_Font"><text:span text:style-name="T674">fdisk /dev/</text:span></text:span><text:span text:style-name="Default_20_Paragraph_20_Font"><text:span text:style-name="T675">&lt;</text:span></text:span><text:span text:style-name="Default_20_Paragraph_20_Font"><text:span text:style-name="T676">sdX</text:span></text:span><text:span text:style-name="Default_20_Paragraph_20_Font"><text:span text:style-name="T675">&gt;</text:span></text:span></text:p>
          </table:table-cell>
        </table:table-row>
        <table:table-row table:style-name="Table6.3">
          <table:table-cell table:style-name="Table6.A3" office:value-type="string">
            <text:p text:style-name="P698"><text:span text:style-name="Default_20_Paragraph_20_Font"><text:span text:style-name="T671">List all compatible file</text:span></text:span><text:span text:style-name="Default_20_Paragraph_20_Font"><text:span text:style-name="T677">systems</text:span></text:span></text:p>
          </table:table-cell>
          <table:table-cell table:style-name="Table6.A3" office:value-type="string">
            <text:p text:style-name="P699">ls -l /sbin/mkfs*</text:p>
          </table:table-cell>
        </table:table-row>
        <table:table-row>
          <table:table-cell table:style-name="Table6.A2" office:value-type="string">
            <text:p text:style-name="P698"><text:span text:style-name="Default_20_Paragraph_20_Font"><text:span text:style-name="T671">Create a new file system</text:span></text:span></text:p>
          </table:table-cell>
          <table:table-cell table:style-name="Table6.A2" office:value-type="string">
            <text:p text:style-name="P700"><text:span text:style-name="T678">m</text:span><text:span text:style-name="T188">kfs.ext4 </text:span><text:span text:style-name="T679">-L </text:span><text:span text:style-name="Default_20_Paragraph_20_Font"><text:span text:style-name="T188">”</text:span></text:span><text:span text:style-name="Default_20_Paragraph_20_Font"><text:span text:style-name="T679">&lt;label&gt;</text:span></text:span><text:span text:style-name="Default_20_Paragraph_20_Font"><text:span text:style-name="T188">”</text:span></text:span><text:span text:style-name="T679"> </text:span><text:span text:style-name="T188">/dev/sd</text:span><text:span text:style-name="T680">X</text:span><text:span text:style-name="T188">1</text:span></text:p>
          </table:table-cell>
        </table:table-row>
        <table:table-row>
          <table:table-cell table:style-name="Table6.A2" office:value-type="string">
            <text:p text:style-name="P701">For Windows only</text:p>
          </table:table-cell>
          <table:table-cell table:style-name="Table6.B2" office:value-type="string">
            <text:p text:style-name="P702"><text:span text:style-name="T188">mkntfs -Q -v -F -L </text:span><text:span text:style-name="Default_20_Paragraph_20_Font"><text:span text:style-name="T301">”</text:span></text:span><text:span text:style-name="Default_20_Paragraph_20_Font"><text:span text:style-name="T679">&lt;label&gt;</text:span></text:span><text:span text:style-name="Default_20_Paragraph_20_Font"><text:span text:style-name="T301">” /</text:span></text:span><text:span text:style-name="Default_20_Paragraph_20_Font"><text:span text:style-name="T188">dev/sd</text:span></text:span><text:span text:style-name="Default_20_Paragraph_20_Font"><text:span text:style-name="T681">X</text:span></text:span><text:span text:style-name="Default_20_Paragraph_20_Font"><text:span text:style-name="T188">1</text:span></text:span></text:p>
          </table:table-cell>
        </table:table-row>
        <table:table-row>
          <table:table-cell table:style-name="Table6.A2" office:value-type="string">
            <text:p text:style-name="P698"><text:span text:style-name="Default_20_Paragraph_20_Font"><text:span text:style-name="T671">Mount the </text:span></text:span><text:span text:style-name="Default_20_Paragraph_20_Font"><text:span text:style-name="T682">device</text:span></text:span></text:p>
          </table:table-cell>
          <table:table-cell table:style-name="Table6.B2" office:value-type="string">
            <text:p text:style-name="P703"><text:span text:style-name="Default_20_Paragraph_20_Font"><text:span text:style-name="T188">mkdir /</text:span></text:span><text:span text:style-name="Default_20_Paragraph_20_Font"><text:span text:style-name="T683">run/</text:span></text:span><text:span text:style-name="Default_20_Paragraph_20_Font"><text:span text:style-name="T188">media/&lt;</text:span></text:span><text:span text:style-name="Default_20_Paragraph_20_Font"><text:span text:style-name="T683">device_label&gt;</text:span></text:span></text:p>
            <text:p text:style-name="P704"><text:span text:style-name="Default_20_Paragraph_20_Font"><text:span text:style-name="T684">mount /dev/&lt;</text:span></text:span><text:span text:style-name="Default_20_Paragraph_20_Font"><text:span text:style-name="T685">sdX</text:span></text:span><text:span text:style-name="Default_20_Paragraph_20_Font"><text:span text:style-name="T686">1</text:span></text:span><text:span text:style-name="Default_20_Paragraph_20_Font"><text:span text:style-name="T687">&gt;</text:span></text:span><text:span text:style-name="Default_20_Paragraph_20_Font"><text:span text:style-name="T684"> /</text:span></text:span><text:span text:style-name="Default_20_Paragraph_20_Font"><text:span text:style-name="T688">run/</text:span></text:span><text:span text:style-name="Default_20_Paragraph_20_Font"><text:span text:style-name="T684">media/&lt;</text:span></text:span><text:span text:style-name="Default_20_Paragraph_20_Font"><text:span text:style-name="T688">device_label&gt;</text:span></text:span></text:p>
          </table:table-cell>
        </table:table-row>
        <text:soft-page-break/>
        <table:table-row>
          <table:table-cell table:style-name="Table6.A2" office:value-type="string">
            <text:p text:style-name="P705">Eject the device</text:p>
          </table:table-cell>
          <table:table-cell table:style-name="Table6.B2" office:value-type="string">
            <text:p text:style-name="P706"><text:span text:style-name="T689">e</text:span>ject -v /dev/sdX</text:p>
          </table:table-cell>
        </table:table-row>
      </table:table>
      <text:p text:style-name="P704"><text:span text:style-name="Default_20_Paragraph_20_Font"><text:span text:style-name="T206"/></text:span></text:p>
      <table:table table:name="Table9" table:style-name="Table9">
        <table:table-column table:style-name="Table9.A"/>
        <table:table-column table:style-name="Table9.B"/>
        <table:table-row>
          <table:table-cell table:style-name="Table9.A1" office:value-type="string">
            <text:p text:style-name="P707"><text:span text:style-name="Default_20_Paragraph_20_Font"><text:span text:style-name="T690">dpkg -L mdadm</text:span></text:span></text:p>
          </table:table-cell>
          <table:table-cell table:style-name="Table9.B1" office:value-type="string">
            <text:p text:style-name="P703"><text:span text:style-name="Default_20_Paragraph_20_Font"><text:span text:style-name="T691">Copy all packages files to USB flash along with your .bashrc file so you can quickly and easily set up your live environment</text:span></text:span></text:p>
          </table:table-cell>
        </table:table-row>
      </table:table>
      <text:p text:style-name="P704"><text:span text:style-name="Default_20_Paragraph_20_Font"><text:span text:style-name="T206"/></text:span></text:p>
      <text:p text:style-name="P707"><text:span text:style-name="Default_20_Paragraph_20_Font"><text:span text:style-name="T206"/></text:span></text:p>
      <text:p text:style-name="P707"><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692"><text:s text:c="2"/>A system-recovery boot image that wants to ship with mdadm installed should probably disable 64-md-raid-assembly rules to ensure nothing </text:span></text:span><text:span text:style-name="Default_20_Paragraph_20_Font"><text:span text:style-name="T693">will be</text:span></text:span><text:span text:style-name="Default_20_Paragraph_20_Font"><text:span text:style-name="T692"> written to </text:span></text:span><text:span text:style-name="Default_20_Paragraph_20_Font"><text:span text:style-name="T693">the </text:span></text:span><text:span text:style-name="Default_20_Paragraph_20_Font"><text:span text:style-name="T692">disk when booting from a </text:span></text:span><text:span text:style-name="Default_20_Paragraph_20_Font"><text:span text:style-name="T693">DVD</text:span></text:span><text:span text:style-name="Default_20_Paragraph_20_Font"><text:span text:style-name="T692"> or USB </text:span></text:span><text:span text:style-name="Default_20_Paragraph_20_Font"><text:span text:style-name="T693">flash</text:span></text:span><text:span text:style-name="Default_20_Paragraph_20_Font"><text:span text:style-name="T692">. </text:span></text:span></text:p>
      <text:p text:style-name="P704"><text:span text:style-name="Default_20_Paragraph_20_Font"><text:span text:style-name="T206"/></text:span></text:p>
      <text:p text:style-name="P704"><text:span text:style-name="Default_20_Paragraph_20_Font"><text:span text:style-name="T206"/></text:span></text:p>
      <text:p text:style-name="P708"><text:span text:style-name="Default_20_Paragraph_20_Font"><text:span text:style-name="T694">V. </text:span></text:span><text:span text:style-name="Default_20_Paragraph_20_Font"><text:span text:style-name="T695">APPENDIX</text:span></text:span></text:p>
      <text:list text:style-name="L3">
        <text:list-header>
          <text:p text:style-name="P709"><text:span text:style-name="Default_20_Paragraph_20_Font"><text:span text:style-name="T206"/></text:span></text:p>
        </text:list-header>
      </text:list>
      <text:p text:style-name="P94"><text:span text:style-name="Default_20_Paragraph_20_Font"><text:span text:style-name="T439"><text:tab/>1. BACKUS NAUR NOTATION</text:span></text:span></text:p>
      <text:p text:style-name="P710"><text:span text:style-name="Default_20_Paragraph_20_Font"><text:span text:style-name="T206"/></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11">Symbol</text:p>
          </table:table-cell>
          <table:table-cell table:style-name="backus_5f_naur_5f_notation.B1" office:value-type="string">
            <text:p text:style-name="P711">Definition</text:p>
          </table:table-cell>
        </table:table-row>
        <table:table-row>
          <table:table-cell table:style-name="backus_5f_naur_5f_notation.A2" office:value-type="string">
            <text:p text:style-name="P712">::<text:span text:style-name="T696">=</text:span></text:p>
          </table:table-cell>
          <table:table-cell table:style-name="backus_5f_naur_5f_notation.B2" office:value-type="string">
            <text:p text:style-name="P713">defined as following</text:p>
          </table:table-cell>
        </table:table-row>
        <table:table-row>
          <table:table-cell table:style-name="backus_5f_naur_5f_notation.A2" office:value-type="string">
            <text:p text:style-name="P713">|</text:p>
          </table:table-cell>
          <table:table-cell table:style-name="backus_5f_naur_5f_notation.B2" office:value-type="string">
            <text:p text:style-name="P713">logical OR</text:p>
          </table:table-cell>
        </table:table-row>
        <table:table-row>
          <table:table-cell table:style-name="backus_5f_naur_5f_notation.A2" office:value-type="string">
            <text:p text:style-name="P713">&lt; &gt;</text:p>
          </table:table-cell>
          <table:table-cell table:style-name="backus_5f_naur_5f_notation.B2" office:value-type="string">
            <text:p text:style-name="P713">concept (<text:span text:style-name="T697">i</text:span><text:span text:style-name="T87">.d. </text:span>object’s name, value)</text:p>
          </table:table-cell>
        </table:table-row>
        <table:table-row>
          <table:table-cell table:style-name="backus_5f_naur_5f_notation.A2" office:value-type="string">
            <text:p text:style-name="P713">[ ]</text:p>
          </table:table-cell>
          <table:table-cell table:style-name="backus_5f_naur_5f_notation.B2" office:value-type="string">
            <text:p text:style-name="P713">possible option</text:p>
          </table:table-cell>
        </table:table-row>
        <table:table-row>
          <table:table-cell table:style-name="backus_5f_naur_5f_notation.A2" office:value-type="string">
            <text:p text:style-name="P713">{ }</text:p>
          </table:table-cell>
          <table:table-cell table:style-name="backus_5f_naur_5f_notation.B2" office:value-type="string">
            <text:p text:style-name="P713"><text:span text:style-name="T87">item</text:span> to <text:span text:style-name="T698">choose</text:span></text:p>
          </table:table-cell>
        </table:table-row>
      </table:table>
      <text:p text:style-name="P710"><text:span text:style-name="Default_20_Paragraph_20_Font"><text:span text:style-name="T206"/></text:span></text:p>
      <text:p text:style-name="P710"><text:span text:style-name="Default_20_Paragraph_20_Font"><text:span text:style-name="T699"><text:tab/><text:tab/></text:span></text:span><text:span text:style-name="Default_20_Paragraph_20_Font"><text:span text:style-name="T700">1.</text:span></text:span><text:span text:style-name="Default_20_Paragraph_20_Font"><text:span text:style-name="T701">2. </text:span></text:span><text:span text:style-name="Default_20_Paragraph_20_Font"><text:span text:style-name="T700">UNICODE AND OTHER NOTATIONS</text:span></text:span></text:p>
      <text:p text:style-name="P710"><text:span text:style-name="Default_20_Paragraph_20_Font"><text:span text:style-name="T206"/></text:span></text:p>
      <table:table table:name="Table2" table:style-name="Table2">
        <table:table-column table:style-name="Table2.A"/>
        <table:table-column table:style-name="Table2.B"/>
        <table:table-row>
          <table:table-cell table:style-name="Table2.A1" office:value-type="string">
            <text:p text:style-name="P714">Symbol</text:p>
          </table:table-cell>
          <table:table-cell table:style-name="Table2.B1" office:value-type="string">
            <text:p text:style-name="P714">Definition</text:p>
          </table:table-cell>
        </table:table-row>
        <table:table-row>
          <table:table-cell table:style-name="Table2.A2" office:value-type="string">
            <text:p text:style-name="P715"><text:span text:style-name="Default_20_Paragraph_20_Font"><text:span text:style-name="T702">[| |]</text:span></text:span></text:p>
          </table:table-cell>
          <table:table-cell table:style-name="Table2.B2" office:value-type="string">
            <text:p text:style-name="P716">Idiom brackets</text:p>
          </table:table-cell>
        </table:table-row>
        <table:table-row>
          <table:table-cell table:style-name="Table2.A2" office:value-type="string">
            <text:p text:style-name="P717"><text:span text:style-name="Default_20_Paragraph_20_Font"><text:span text:style-name="T703">&gt;&gt;</text:span></text:span><text:span text:style-name="Default_20_Paragraph_20_Font"><text:span text:style-name="T702">=</text:span></text:span></text:p>
          </table:table-cell>
          <table:table-cell table:style-name="Table2.B2" office:value-type="string">
            <text:p text:style-name="P716">Bind</text:p>
          </table:table-cell>
        </table:table-row>
        <table:table-row>
          <table:table-cell table:style-name="Table2.A2" office:value-type="string">
            <text:p text:style-name="P717"><text:span text:style-name="Default_20_Paragraph_20_Font"><text:span text:style-name="T704">&lt;*&gt;</text:span></text:span></text:p>
          </table:table-cell>
          <table:table-cell table:style-name="Table2.B2" office:value-type="string">
            <text:p text:style-name="P715"><text:span text:style-name="Default_20_Paragraph_20_Font"><text:span text:style-name="T702">Apply</text:span></text:span></text:p>
          </table:table-cell>
        </table:table-row>
        <table:table-row>
          <table:table-cell table:style-name="Table2.A2" office:value-type="string">
            <text:p text:style-name="P717"><text:span text:style-name="Default_20_Paragraph_20_Font"><text:span text:style-name="T705">--&gt;</text:span></text:span></text:p>
          </table:table-cell>
          <table:table-cell table:style-name="Table2.B2" office:value-type="string">
            <text:p text:style-name="P715"><text:span text:style-name="Default_20_Paragraph_20_Font"><text:span text:style-name="T702">Is transformed to, or behaves like</text:span></text:span></text:p>
          </table:table-cell>
        </table:table-row>
        <table:table-row>
          <table:table-cell table:style-name="Table2.A2" office:value-type="string">
            <text:p text:style-name="P718">-/→</text:p>
          </table:table-cell>
          <table:table-cell table:style-name="Table2.B2" office:value-type="string">
            <text:p text:style-name="P719">Is not transformed to</text:p>
          </table:table-cell>
        </table:table-row>
        <table:table-row>
          <table:table-cell table:style-name="Table2.A2" office:value-type="string">
            <text:p text:style-name="P718">--<text:span text:style-name="T706">|</text:span></text:p>
          </table:table-cell>
          <table:table-cell table:style-name="Table2.B2" office:value-type="string">
            <text:p text:style-name="P719">Logical not</text:p>
          </table:table-cell>
        </table:table-row>
      </table:table>
      <text:p text:style-name="P710"><text:span text:style-name="Default_20_Paragraph_20_Font"><text:span text:style-name="T206"/></text:span></text:p>
      <text:p text:style-name="P710"><text:span text:style-name="Default_20_Paragraph_20_Font"><text:span text:style-name="T206"/></text:span></text:p>
      <text:p text:style-name="P720"><text:span text:style-name="Default_20_Paragraph_20_Font"><text:span text:style-name="T439"><text:tab/></text:span></text:span><text:span text:style-name="Default_20_Paragraph_20_Font"><text:span text:style-name="T707">2</text:span></text:span><text:span text:style-name="Default_20_Paragraph_20_Font"><text:span text:style-name="T439">. </text:span></text:span><text:span text:style-name="Default_20_Paragraph_20_Font"><text:span text:style-name="T707">UNICODE POINT INSERTION</text:span></text:span></text:p>
      <text:p text:style-name="P721"><text:span text:style-name="Default_20_Paragraph_20_Font"><text:span text:style-name="T206"/></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22">Access unicode table</text:p>
          </table:table-cell>
          <table:covered-table-cell/>
          <table:table-cell table:style-name="Table75.C1" office:value-type="string">
            <text:p text:style-name="P723">&lt;<text:span text:style-name="T708">c-shift&gt;u</text:span></text:p>
          </table:table-cell>
        </table:table-row>
        <table:table-row>
          <table:table-cell table:style-name="Table75.A2" office:value-type="string">
            <text:p text:style-name="P724">Symbol</text:p>
          </table:table-cell>
          <table:table-cell table:style-name="Table75.B2" office:value-type="string">
            <text:p text:style-name="P725">Hex code</text:p>
          </table:table-cell>
          <table:table-cell table:style-name="Table75.B2" office:value-type="string">
            <text:p text:style-name="P724">Definition</text:p>
          </table:table-cell>
        </table:table-row>
        <table:table-row>
          <table:table-cell table:style-name="Table75.A3" office:value-type="string">
            <text:p text:style-name="P726">≅</text:p>
          </table:table-cell>
          <table:table-cell table:style-name="Table75.B3" office:value-type="string">
            <text:p text:style-name="P727">U+2245</text:p>
          </table:table-cell>
          <table:table-cell table:style-name="Table75.B3" office:value-type="string">
            <text:p text:style-name="P727">Approximately equal to</text:p>
          </table:table-cell>
        </table:table-row>
      </table:table>
      <text:p text:style-name="P721"><text:span text:style-name="Default_20_Paragraph_20_Font"><text:span text:style-name="T709"/></text:span></text:p>
      <text:p text:style-name="P710"><text:span text:style-name="Default_20_Paragraph_20_Font"><text:span text:style-name="T206"/></text:span></text:p>
      <text:p text:style-name="P710"><text:span text:style-name="Default_20_Paragraph_20_Font"><text:span text:style-name="T699"><text:tab/>3. FREQUENTLY ASKED QUESTIONS</text:span></text:span></text:p>
      <text:p text:style-name="P710"><text:span text:style-name="Default_20_Paragraph_20_Font"><text:span text:style-name="T206"/></text:span></text:p>
      <text:p text:style-name="P567"><text:span text:style-name="Default_20_Paragraph_20_Font"><text:span text:style-name="T710">1</text:span></text:span><text:span text:style-name="Default_20_Paragraph_20_Font"><text:span text:style-name="T711">.</text:span></text:span><text:span text:style-name="Default_20_Paragraph_20_Font"><text:span text:style-name="T712"> Is there any way to source a secondary configuration file inside the usual gpg.conf ?</text:span></text:span></text:p>
      <text:p text:style-name="P728"><text:span text:style-name="Default_20_Paragraph_20_Font"><text:span text:style-name="T712">I'd like to share a set of common configuration options across different workstations but I also need several local customizations.</text:span></text:span></text:p>
      <text:p text:style-name="P710"><text:span text:style-name="Default_20_Paragraph_20_Font"><text:span text:style-name="T206"/></text:span></text:p>
      <text:p text:style-name="P729"><text:span text:style-name="Default_20_Paragraph_20_Font"><text:span text:style-name="T703">GnuPG does not allow sourcing configuration files from within configuration files:</text:span></text:span></text:p>
      <text:p text:style-name="P730"><text:span text:style-name="Source_20_Text"><text:span text:style-name="T188">--options file</text:span></text:span></text:p>
      <text:p text:style-name="P730"><text:span text:style-name="Source_20_Text"><text:span text:style-name="T188"><text:s text:c="6"/>Read options from file and do not try to read them from the default</text:span></text:span></text:p>
      <text:p text:style-name="P730"><text:span text:style-name="Source_20_Text"><text:span text:style-name="T188"><text:s text:c="6"/>options file in the homedir (see --homedir). This option is ignored</text:span></text:span></text:p>
      <text:p text:style-name="P731"><text:span text:style-name="Source_20_Text"><text:span text:style-name="T188"><text:s text:c="6"/>if used in an options file.</text:span></text:span></text:p>
      <text:p text:style-name="P728"><text:span text:style-name="Default_20_Paragraph_20_Font"><text:span text:style-name="T713">You can use the --options command line argument multiple times though; so you might </text:span></text:span><text:span text:style-name="Default_20_Paragraph_20_Font"><text:span text:style-name="T714">want to </text:span></text:span><text:span text:style-name="Default_20_Paragraph_20_Font"><text:span text:style-name="T713">create an alias or </text:span></text:span><text:span text:style-name="Default_20_Paragraph_20_Font"><text:span text:style-name="T714">a </text:span></text:span><text:span text:style-name="Default_20_Paragraph_20_Font"><text:span text:style-name="T713">wrapper script, loading </text:span></text:span><text:span text:style-name="Default_20_Paragraph_20_Font"><text:span text:style-name="T714">both </text:span></text:span><text:span text:style-name="Default_20_Paragraph_20_Font"><text:span text:style-name="T713">shared and a local configuration file</text:span></text:span><text:span text:style-name="Default_20_Paragraph_20_Font"><text:span text:style-name="T714">s</text:span></text:span><text:span text:style-name="Default_20_Paragraph_20_Font"><text:span text:style-name="T713">:</text:span></text:span></text:p>
      <text:p text:style-name="P731"><text:span text:style-name="Default_20_Paragraph_20_Font"><text:span text:style-name="T715"><text:tab/>gpg --options ~/.dotfiles/gnupg/gpg.conf --options ~/.gnupg/gpg.conf</text:span></text:span></text:p>
      <text:p text:style-name="P94"><text:soft-page-break/><text:span text:style-name="Default_20_Paragraph_20_Font"><text:span text:style-name="T713">Use a hash algorithm that produces a fingerprint (</text:span></text:span><text:span text:style-name="Default_20_Paragraph_20_Font"><text:span text:style-name="T716">also known as</text:span></text:span><text:span text:style-name="Default_20_Paragraph_20_Font"><text:span text:style-name="T713"> </text:span></text:span><text:span text:style-name="Default_20_Paragraph_20_Font"><text:span text:style-name="T717">message digest</text:span></text:span><text:span text:style-name="Default_20_Paragraph_20_Font"><text:span text:style-name="T713">) to verify the authenticity of a downloaded file. SHA512 exploit</text:span></text:span><text:span text:style-name="Default_20_Paragraph_20_Font"><text:span text:style-name="T716">s</text:span></text:span><text:span text:style-name="Default_20_Paragraph_20_Font"><text:span text:style-name="T713"> an 512 bit algorithm with 64 bit data blocks.</text:span></text:span></text:p>
      <text:p text:style-name="P710"><text:span text:style-name="Default_20_Paragraph_20_Font"><text:span text:style-name="T206"/></text:span></text:p>
      <table:table table:name="Table19" table:style-name="Table19">
        <table:table-column table:style-name="Table19.A"/>
        <table:table-column table:style-name="Table19.B"/>
        <table:table-row>
          <table:table-cell table:style-name="Table19.A1" office:value-type="string">
            <text:p text:style-name="P732">Action</text:p>
          </table:table-cell>
          <table:table-cell table:style-name="Table19.B1" office:value-type="string">
            <text:p text:style-name="P732">Command line</text:p>
          </table:table-cell>
        </table:table-row>
        <table:table-row>
          <table:table-cell table:style-name="Table19.A2" office:value-type="string">
            <text:p text:style-name="P733"><text:span text:style-name="Default_20_Paragraph_20_Font"><text:span text:style-name="T718">Check integrity of </text:span></text:span><text:span text:style-name="Default_20_Paragraph_20_Font"><text:span text:style-name="T719">one or multiple file(s) to validate there are no changes </text:span></text:span><text:span text:style-name="Default_20_Paragraph_20_Font"><text:span text:style-name="T720">(i</text:span></text:span><text:span text:style-name="Default_20_Paragraph_20_Font"><text:span text:style-name="T721">.d.</text:span></text:span><text:span text:style-name="Default_20_Paragraph_20_Font"><text:span text:style-name="T720"> files are still genuine)</text:span></text:span></text:p>
          </table:table-cell>
          <table:table-cell table:style-name="Table19.B2" office:value-type="string">
            <text:p text:style-name="P734"><text:span text:style-name="Default_20_Paragraph_20_Font"><text:span text:style-name="T722">sha256sum &lt;file1&gt; &lt;file2&gt; &lt;file3&gt; &gt; hashes</text:span></text:span></text:p>
            <text:p text:style-name="P734"><text:span text:style-name="Default_20_Paragraph_20_Font"><text:span text:style-name="T722">sha256sum --check hashes</text:span></text:span></text:p>
          </table:table-cell>
        </table:table-row>
        <table:table-row>
          <table:table-cell table:style-name="Table19.A2" office:value-type="string">
            <text:p text:style-name="P735">Display only modified files</text:p>
          </table:table-cell>
          <table:table-cell table:style-name="Table19.B2" office:value-type="string">
            <text:p text:style-name="P736">sha256sum --quiet --check hashes</text:p>
          </table:table-cell>
        </table:table-row>
        <table:table-row>
          <table:table-cell table:style-name="Table19.A2" office:value-type="string">
            <text:p text:style-name="P737">Verify image integrity</text:p>
          </table:table-cell>
          <table:table-cell table:style-name="Table19.B2" office:value-type="string">
            <text:p text:style-name="P738">sha256sum -c –ignore-missing &lt;file&gt;</text:p>
          </table:table-cell>
        </table:table-row>
      </table:table>
      <text:p text:style-name="P710"><text:span text:style-name="Default_20_Paragraph_20_Font"><text:span text:style-name="T206"/></text:span></text:p>
      <text:p text:style-name="P94"><text:span text:style-name="Default_20_Paragraph_20_Font"><text:span text:style-name="T206"/></text:span></text:p>
      <table:table table:name="Table18" table:style-name="Table18">
        <table:table-column table:style-name="Table18.A"/>
        <table:table-column table:style-name="Table18.B"/>
        <table:table-row>
          <table:table-cell table:style-name="Table18.A1" office:value-type="string">
            <text:p text:style-name="P732">Action</text:p>
          </table:table-cell>
          <table:table-cell table:style-name="Table18.B1" office:value-type="string">
            <text:p text:style-name="P732">Command line</text:p>
          </table:table-cell>
        </table:table-row>
        <table:table-row>
          <table:table-cell table:style-name="Table18.A2" office:value-type="string">
            <text:p text:style-name="P733"><text:span text:style-name="Default_20_Paragraph_20_Font"><text:span text:style-name="T718">Write a DVD/BD image to a USB flash drive</text:span></text:span></text:p>
          </table:table-cell>
          <table:table-cell table:style-name="Table18.B2" office:value-type="string">
            <text:p text:style-name="P739"><text:span text:style-name="Default_20_Paragraph_20_Font"><text:span text:style-name="T723">dd if=/&lt;input image&gt; of=/&lt;usb stick&gt; bs=4M; sync</text:span></text:span></text:p>
          </table:table-cell>
        </table:table-row>
      </table:table>
      <text:p text:style-name="P567"><text:span text:style-name="Default_20_Paragraph_20_Font"><text:span text:style-name="T206"/></text:span></text:p>
      <table:table table:name="Table20" table:style-name="Table20">
        <table:table-column table:style-name="Table20.A"/>
        <table:table-column table:style-name="Table20.B"/>
        <table:table-row>
          <table:table-cell table:style-name="Table20.A1" office:value-type="string">
            <text:p text:style-name="P740">Definition</text:p>
          </table:table-cell>
          <table:table-cell table:style-name="Table20.B1" office:value-type="string">
            <text:p text:style-name="P740">Argument</text:p>
          </table:table-cell>
        </table:table-row>
        <table:table-row table:style-name="Table20.2">
          <table:table-cell table:style-name="Table20.A2" office:value-type="string">
            <text:p text:style-name="P741"><text:span text:style-name="Default_20_Paragraph_20_Font"><text:span text:style-name="T724">tell dd utility to read/write in 4 megabyte chunks for better performance</text:span></text:span></text:p>
          </table:table-cell>
          <table:table-cell table:style-name="Table20.B2" office:value-type="string">
            <text:p text:style-name="P742"><text:span text:style-name="Default_20_Paragraph_20_Font"><text:span text:style-name="T715">bs=4M</text:span></text:span></text:p>
          </table:table-cell>
        </table:table-row>
        <table:table-row>
          <table:table-cell table:style-name="Table20.A2" office:value-type="string">
            <text:p text:style-name="P743"><text:span text:style-name="Default_20_Paragraph_20_Font"><text:span text:style-name="T725">make sure all the writing are flushed out before the command returns</text:span></text:span></text:p>
          </table:table-cell>
          <table:table-cell table:style-name="Table20.B3" office:value-type="string">
            <text:p text:style-name="P744"><text:span text:style-name="Default_20_Paragraph_20_Font"><text:span text:style-name="T726">sync</text:span></text:span></text:p>
          </table:table-cell>
        </table:table-row>
      </table:table>
      <text:p text:style-name="P567"><text:span text:style-name="Default_20_Paragraph_20_Font"><text:span text:style-name="T206"/></text:span></text:p>
      <text:p text:style-name="P567"><text:span text:style-name="Default_20_Paragraph_20_Font"><text:span text:style-name="T727">4.</text:span></text:span><text:span text:style-name="Default_20_Paragraph_20_Font"><text:span text:style-name="T728"> </text:span></text:span><text:span text:style-name="Default_20_Paragraph_20_Font"><text:span text:style-name="T729">I have the following </text:span></text:span><text:span text:style-name="Default_20_Paragraph_20_Font"><text:span text:style-name="T730">warning</text:span></text:span><text:span text:style-name="Default_20_Paragraph_20_Font"><text:span text:style-name="T729"> message w</text:span></text:span><text:span text:style-name="Default_20_Paragraph_20_Font"><text:span text:style-name="T731">i</text:span></text:span><text:span text:style-name="Default_20_Paragraph_20_Font"><text:span text:style-name="T732">th</text:span></text:span><text:span text:style-name="Default_20_Paragraph_20_Font"><text:span text:style-name="T729"> Gparted :</text:span></text:span></text:p>
      <text:p text:style-name="P745"><text:span text:style-name="Default_20_Paragraph_20_Font"><text:span text:style-name="T733">The driver descriptor says the physical block size is 2048 bytes, b</text:span></text:span><text:span text:style-name="Default_20_Paragraph_20_Font"><text:span text:style-name="T734">u</text:span></text:span><text:span text:style-name="Default_20_Paragraph_20_Font"><text:span text:style-name="T733">t Linux says it is 512 bytes</text:span></text:span><text:span text:style-name="Default_20_Paragraph_20_Font"><text:span text:style-name="T735">. </text:span></text:span></text:p>
      <text:p text:style-name="P745"><text:span text:style-name="Default_20_Paragraph_20_Font"><text:span text:style-name="T206"/></text:span></text:p>
      <text:p text:style-name="P745"><text:span text:style-name="Default_20_Paragraph_20_Font"><text:span text:style-name="T736">dd if=/dev/zero of=/&lt;device&gt; bs=2048 count=32; sync</text:span></text:span></text:p>
      <text:p text:style-name="P567"><text:span text:style-name="Default_20_Paragraph_20_Font"><text:span text:style-name="T206"/></text:span></text:p>
      <table:table table:name="Table12" table:style-name="Table12">
        <table:table-column table:style-name="Table12.A"/>
        <table:table-column table:style-name="Table12.B"/>
        <table:table-row>
          <table:table-cell table:style-name="Table12.A1" office:value-type="string">
            <text:p text:style-name="P740">Argument</text:p>
          </table:table-cell>
          <table:table-cell table:style-name="Table12.B1" office:value-type="string">
            <text:p text:style-name="P740">Definition</text:p>
          </table:table-cell>
        </table:table-row>
        <table:table-row>
          <table:table-cell table:style-name="Table12.A2" office:value-type="string">
            <text:p text:style-name="P733"><text:span text:style-name="Default_20_Paragraph_20_Font"><text:span text:style-name="T736">/dev/zero</text:span></text:span></text:p>
          </table:table-cell>
          <table:table-cell table:style-name="Table12.B2" office:value-type="string">
            <text:p text:style-name="P739"><text:span text:style-name="Default_20_Paragraph_20_Font"><text:span text:style-name="T737">fill the device with zeros </text:span></text:span><text:span text:style-name="Default_20_Paragraph_20_Font"><text:span text:style-name="T738">to remove all data</text:span></text:span></text:p>
          </table:table-cell>
        </table:table-row>
        <table:table-row>
          <table:table-cell table:style-name="Table12.A3" office:value-type="string">
            <text:list text:style-name="L4">
              <text:list-header>
                <text:p text:style-name="P746"><text:span text:style-name="Default_20_Paragraph_20_Font"><text:span text:style-name="T739">count=32</text:span></text:span><text:span text:style-name="Default_20_Paragraph_20_Font"><text:span text:style-name="T740"> </text:span></text:span></text:p>
              </text:list-header>
            </text:list>
          </table:table-cell>
          <table:table-cell table:style-name="Table12.B2" office:value-type="string">
            <text:list text:continue-numbering="true" text:style-name="L4">
              <text:list-header>
                <text:p text:style-name="P747"><text:span text:style-name="Default_20_Paragraph_20_Font"><text:span text:style-name="T737">match the table partition inste</text:span></text:span><text:span text:style-name="Default_20_Paragraph_20_Font"><text:span text:style-name="T729">a</text:span></text:span><text:span text:style-name="Default_20_Paragraph_20_Font"><text:span text:style-name="T737">d of the whole device </text:span></text:span><text:span text:style-name="Default_20_Paragraph_20_Font"><text:span text:style-name="T741">to produce</text:span></text:span><text:span text:style-name="Default_20_Paragraph_20_Font"><text:span text:style-name="T737"> faster results. </text:span></text:span></text:p>
                <text:p text:style-name="P748"><text:span text:style-name="Default_20_Paragraph_20_Font"><text:span text:style-name="T742">The utility will redefine 32 input blocks of 2048 bytes each, for a total of 68 Kb.</text:span></text:span></text:p>
              </text:list-header>
            </text:list>
          </table:table-cell>
        </table:table-row>
      </table:table>
      <text:p text:style-name="P749"><text:span text:style-name="Default_20_Paragraph_20_Font"><text:span text:style-name="T206"/></text:span></text:p>
      <text:p text:style-name="P749"><text:span text:style-name="Default_20_Paragraph_20_Font"><text:span text:style-name="T206"/></text:span></text:p>
      <text:p text:style-name="P567"><text:span text:style-name="Default_20_Paragraph_20_Font"><text:span text:style-name="T743">5</text:span></text:span><text:span text:style-name="Default_20_Paragraph_20_Font"><text:span text:style-name="T727">.</text:span></text:span><text:span text:style-name="Default_20_Paragraph_20_Font"><text:span text:style-name="T728"> </text:span></text:span><text:span text:style-name="Default_20_Paragraph_20_Font"><text:span text:style-name="T744">How to cut </text:span></text:span><text:span text:style-name="Default_20_Paragraph_20_Font"><text:span text:style-name="T745">down </text:span></text:span><text:span text:style-name="Default_20_Paragraph_20_Font"><text:span text:style-name="T744">part</text:span></text:span><text:span text:style-name="Default_20_Paragraph_20_Font"><text:span text:style-name="T745">s</text:span></text:span><text:span text:style-name="Default_20_Paragraph_20_Font"><text:span text:style-name="T744"> </text:span></text:span><text:span text:style-name="Default_20_Paragraph_20_Font"><text:span text:style-name="T746">from</text:span></text:span><text:span text:style-name="Default_20_Paragraph_20_Font"><text:span text:style-name="T744"> a video </text:span></text:span><text:span text:style-name="Default_20_Paragraph_20_Font"><text:span text:style-name="T745">file</text:span></text:span><text:span text:style-name="Default_20_Paragraph_20_Font"><text:span text:style-name="T744">?</text:span></text:span></text:p>
      <text:p text:style-name="P745"><text:span text:style-name="Default_20_Paragraph_20_Font"><text:span text:style-name="T206"/></text:span></text:p>
      <text:p text:style-name="P745"><text:span text:style-name="Default_20_Paragraph_20_Font"><text:span text:style-name="T747">apt</text:span></text:span><text:span text:style-name="Default_20_Paragraph_20_Font"><text:span text:style-name="T736"> install ffmpeg</text:span></text:span></text:p>
      <text:p text:style-name="P745"><text:span text:style-name="Default_20_Paragraph_20_Font"><text:span text:style-name="T736">ffmpeg -i &lt;mp4 file&gt; -ss &lt;start time&gt; [-to &lt;end time&gt;] -c copy &lt;</text:span></text:span><text:span text:style-name="Default_20_Paragraph_20_Font"><text:span text:style-name="T748">output</text:span></text:span><text:span text:style-name="Default_20_Paragraph_20_Font"><text:span text:style-name="T736"> file&gt;</text:span></text:span></text:p>
      <text:p text:style-name="P745"><text:span text:style-name="Default_20_Paragraph_20_Font"><text:span text:style-name="T206"/></text:span></text:p>
      <table:table table:name="Table4" table:style-name="Table4">
        <table:table-column table:style-name="Table4.A"/>
        <table:table-column table:style-name="Table4.B"/>
        <table:table-row>
          <table:table-cell table:style-name="Table4.A1" office:value-type="string">
            <text:p text:style-name="P740">Option</text:p>
          </table:table-cell>
          <table:table-cell table:style-name="Table4.B1" office:value-type="string">
            <text:p text:style-name="P740">Definition</text:p>
          </table:table-cell>
        </table:table-row>
        <table:table-row>
          <table:table-cell table:style-name="Table4.A2" office:value-type="string">
            <text:p text:style-name="P710"><text:span text:style-name="Default_20_Paragraph_20_Font"><text:span text:style-name="T749">-i</text:span></text:span></text:p>
          </table:table-cell>
          <table:table-cell table:style-name="Table4.B2" office:value-type="string">
            <text:p text:style-name="P750">input file</text:p>
          </table:table-cell>
        </table:table-row>
        <table:table-row>
          <table:table-cell table:style-name="Table4.A2" office:value-type="string">
            <text:p text:style-name="P751">-ss</text:p>
          </table:table-cell>
          <table:table-cell table:style-name="Table4.B2" office:value-type="string">
            <text:p text:style-name="P752"><text:span text:style-name="Default_20_Paragraph_20_Font"><text:span text:style-name="T750">start the file into position using a time &lt;hh:mm:ss&gt; format</text:span></text:span></text:p>
          </table:table-cell>
        </table:table-row>
        <table:table-row>
          <table:table-cell table:style-name="Table4.A2" office:value-type="string">
            <text:p text:style-name="P751">-to</text:p>
          </table:table-cell>
          <table:table-cell table:style-name="Table4.B2" office:value-type="string">
            <text:p text:style-name="P752"><text:span text:style-name="Default_20_Paragraph_20_Font"><text:span text:style-name="T750">seek </text:span></text:span><text:span text:style-name="Default_20_Paragraph_20_Font"><text:span text:style-name="T751">the</text:span></text:span><text:span text:style-name="Default_20_Paragraph_20_Font"><text:span text:style-name="T750"> </text:span></text:span><text:span text:style-name="Default_20_Paragraph_20_Font"><text:span text:style-name="T751">duration from start to end using </text:span></text:span><text:span text:style-name="Default_20_Paragraph_20_Font"><text:span text:style-name="T750">time format</text:span></text:span></text:p>
          </table:table-cell>
        </table:table-row>
        <text:soft-page-break/>
        <table:table-row>
          <table:table-cell table:style-name="Table4.A2" office:value-type="string">
            <text:p text:style-name="P753"><text:span text:style-name="Default_20_Paragraph_20_Font"><text:span text:style-name="T736">-c copy</text:span></text:span></text:p>
          </table:table-cell>
          <table:table-cell table:style-name="Table4.B2" office:value-type="string">
            <text:p text:style-name="P752"><text:span text:style-name="Default_20_Paragraph_20_Font"><text:span text:style-name="T752">t</text:span></text:span><text:span text:style-name="Default_20_Paragraph_20_Font"><text:span text:style-name="T750">rim via stream copy for fast processing</text:span></text:span></text:p>
          </table:table-cell>
        </table:table-row>
      </table:table>
      <text:p text:style-name="P754"><text:span text:style-name="Default_20_Paragraph_20_Font"><text:span text:style-name="T206"/></text:span></text:p>
      <text:p text:style-name="P749"><text:span text:style-name="Default_20_Paragraph_20_Font"><text:span text:style-name="T753">6</text:span></text:span><text:span text:style-name="Default_20_Paragraph_20_Font"><text:span text:style-name="T727">.</text:span></text:span><text:span text:style-name="Default_20_Paragraph_20_Font"><text:span text:style-name="T728"> </text:span></text:span><text:span text:style-name="Default_20_Paragraph_20_Font"><text:span text:style-name="T746">I have the following </text:span></text:span><text:span text:style-name="Default_20_Paragraph_20_Font"><text:span text:style-name="T753">warning</text:span></text:span><text:span text:style-name="Default_20_Paragraph_20_Font"><text:span text:style-name="T746"> during the boot loading process </text:span></text:span><text:span text:style-name="Default_20_Paragraph_20_Font"><text:span text:style-name="T744">:</text:span></text:span></text:p>
      <text:p text:style-name="P749"><text:span text:style-name="Default_20_Paragraph_20_Font"><text:span text:style-name="T746">[FAILED] to raise Network Interfaces</text:span></text:span></text:p>
      <text:p text:style-name="P749"><text:span text:style-name="Default_20_Paragraph_20_Font"><text:span text:style-name="T206"/></text:span></text:p>
      <text:p text:style-name="P749"><text:span text:style-name="Default_20_Paragraph_20_Font"><text:span text:style-name="T746">It means your predictable network interfaces names to assign fix names has not yet been configured. </text:span></text:span></text:p>
      <text:p text:style-name="P749"><text:span text:style-name="Default_20_Paragraph_20_Font"><text:span text:style-name="T746">With this new scheme of ethernet device naming, you </text:span></text:span><text:span text:style-name="Default_20_Paragraph_20_Font"><text:span text:style-name="T754">gain several benefits </text:span></text:span><text:span text:style-name="Default_20_Paragraph_20_Font"><text:span text:style-name="T746">:</text:span></text:span></text:p>
      <text:p text:style-name="P755"><text:span text:style-name="Default_20_Paragraph_20_Font"><text:span text:style-name="T206"/></text:span></text:p>
      <text:p text:style-name="P755"><text:span text:style-name="Default_20_Paragraph_20_Font"><text:span text:style-name="T746">Stable interface names :</text:span></text:span></text:p>
      <text:list text:style-name="L5">
        <text:list-item>
          <text:p text:style-name="P756"><text:span text:style-name="Default_20_Paragraph_20_Font"><text:span text:style-name="T741">accross </text:span></text:span><text:span text:style-name="Default_20_Paragraph_20_Font"><text:span text:style-name="T746">reboots</text:span></text:span></text:p>
        </text:list-item>
        <text:list-item>
          <text:p text:style-name="P757">when hardware is added or removed</text:p>
        </text:list-item>
        <text:list-item>
          <text:p text:style-name="P757">when kernels or drivers are updated/changed </text:p>
        </text:list-item>
        <text:list-item>
          <text:p text:style-name="P757">even if you have to replace broken ethernet cards by new ones </text:p>
        </text:list-item>
        <text:list-item>
          <text:p text:style-name="P757">The names are automatically determined without user configuration, they just work </text:p>
        </text:list-item>
        <text:list-item>
          <text:p text:style-name="P757">The interface names are fully predictable, i.e. just by looking at lspci you can figure out what the interface is going to be called </text:p>
        </text:list-item>
        <text:list-item>
          <text:p text:style-name="P758">Fully stateless operation, changing the hardware configuration will not result in changes in /etc </text:p>
        </text:list-item>
        <text:list-item>
          <text:p text:style-name="P758">Compatibility with read-only root </text:p>
        </text:list-item>
        <text:list-item>
          <text:p text:style-name="P758">The network interface naming now follows more closely the scheme used for aliasing block device nodes and other device nodes in /dev via symlinks </text:p>
        </text:list-item>
        <text:list-item>
          <text:p text:style-name="P758">Applicability to both x86 and non-x86 machines </text:p>
        </text:list-item>
        <text:list-item>
          <text:p text:style-name="P758">The same on all distributions that adopted systemd/udev </text:p>
        </text:list-item>
        <text:list-item>
          <text:p text:style-name="P758">It's easy to opt out of the scheme.</text:p>
        </text:list-item>
      </text:list>
      <text:p text:style-name="P220"><text:span text:style-name="Default_20_Paragraph_20_Font"><text:span text:style-name="T206"/></text:span></text:p>
      <text:p text:style-name="P759"><text:span text:style-name="Default_20_Paragraph_20_Font"><text:span text:style-name="T755">Source: https://www.freedesktop.org/wiki/Software/systemd/PredictableNetworkInterfaceNames/</text:span></text:span></text:p>
      <text:p text:style-name="P759"><text:span text:style-name="Default_20_Paragraph_20_Font"><text:span text:style-name="T206"/></text:span></text:p>
      <text:p text:style-name="P94"><text:span text:style-name="Default_20_Paragraph_20_Font"><text:span text:style-name="T756">Check out the output of your network device by firing off the following command:</text:span></text:span></text:p>
      <text:p text:style-name="P94"><text:span text:style-name="Default_20_Paragraph_20_Font"><text:span text:style-name="T756">systemctl status networking.service</text:span></text:span></text:p>
      <text:p text:style-name="P94"><text:span text:style-name="Default_20_Paragraph_20_Font"><text:span text:style-name="T756">You ‘ll see a status 1=FAILURE.</text:span></text:span></text:p>
      <text:p text:style-name="P94"><text:span text:style-name="Default_20_Paragraph_20_Font"><text:span text:style-name="T206"/></text:span></text:p>
      <text:p text:style-name="P94"><text:span text:style-name="Default_20_Paragraph_20_Font"><text:span text:style-name="T756">To fix this, you can either :</text:span></text:span></text:p>
      <text:p text:style-name="P94"><text:span text:style-name="Default_20_Paragraph_20_Font"><text:span text:style-name="T756">1. change </text:span></text:span><text:span text:style-name="Default_20_Paragraph_20_Font"><text:span text:style-name="T757">auto eth0 </text:span></text:span><text:span text:style-name="Default_20_Paragraph_20_Font"><text:span text:style-name="T756">to </text:span></text:span><text:span text:style-name="Default_20_Paragraph_20_Font"><text:span text:style-name="T757">allow-hotplug</text:span></text:span><text:span text:style-name="Default_20_Paragraph_20_Font"><text:span text:style-name="T756"> eth0 into the /etc/network.d/setup file or</text:span></text:span></text:p>
      <text:p text:style-name="P94"><text:span text:style-name="Default_20_Paragraph_20_Font"><text:span text:style-name="T206"/></text:span></text:p>
      <text:p text:style-name="P94"><text:span text:style-name="Default_20_Paragraph_20_Font"><text:span text:style-name="T756">2.1 Check out your MAC address:</text:span></text:span></text:p>
      <text:p text:style-name="P94"><text:span text:style-name="Default_20_Paragraph_20_Font"><text:span text:style-name="T756">ip addr show </text:span></text:span></text:p>
      <text:p text:style-name="P94"><text:span text:style-name="Default_20_Paragraph_20_Font"><text:span text:style-name="T756">and look for the line starting by“link/ether” </text:span></text:span><text:span text:style-name="Default_20_Paragraph_20_Font"><text:span text:style-name="T758">followed by six hexadecimal numbers colon-separated.</text:span></text:span></text:p>
      <text:p text:style-name="P94"><text:span text:style-name="Default_20_Paragraph_20_Font"><text:span text:style-name="T206"/></text:span></text:p>
      <text:p text:style-name="P94"><text:span text:style-name="Default_20_Paragraph_20_Font"><text:span text:style-name="T758">2.2 Then create a new .rules file into /etc/udev/rules.d/ (</text:span></text:span><text:span text:style-name="Default_20_Paragraph_20_Font"><text:span text:style-name="T759">e.g.</text:span></text:span><text:span text:style-name="Default_20_Paragraph_20_Font"><text:span text:style-name="T758"> 10-persistent-network.rules):</text:span></text:span></text:p>
      <text:p text:style-name="P94"><text:span text:style-name="Default_20_Paragraph_20_Font"><text:span text:style-name="T758">SUBSYSTEM==”net”, ACTION==”add”, ATTR{address}=”&lt;MAC address&gt;”, NAME=”eth0”</text:span></text:span></text:p>
      <text:p text:style-name="P94"><text:span text:style-name="Default_20_Paragraph_20_Font"><text:span text:style-name="T206"/></text:span></text:p>
      <text:p text:style-name="P94"><text:span text:style-name="Default_20_Paragraph_20_Font"><text:span text:style-name="T760">2.3 Finally reload the initramfs </text:span></text:span><text:span text:style-name="Default_20_Paragraph_20_Font"><text:span text:style-name="T761">and reboot the system:</text:span></text:span></text:p>
      <text:p text:style-name="P94"><text:span text:style-name="Default_20_Paragraph_20_Font"><text:span text:style-name="T760">update-initramfs -u</text:span></text:span></text:p>
      <text:p text:style-name="P94"><text:span text:style-name="Default_20_Paragraph_20_Font"><text:span text:style-name="T206"/></text:span></text:p>
      <text:p text:style-name="P94"><text:span text:style-name="Default_20_Paragraph_20_Font"><text:span text:style-name="T206"/></text:span></text:p>
      <text:p text:style-name="P749"><text:span text:style-name="Default_20_Paragraph_20_Font"><text:span text:style-name="T762">7</text:span></text:span><text:span text:style-name="Default_20_Paragraph_20_Font"><text:span text:style-name="T727">.</text:span></text:span><text:span text:style-name="Default_20_Paragraph_20_Font"><text:span text:style-name="T728"> </text:span></text:span><text:span text:style-name="Default_20_Paragraph_20_Font"><text:span text:style-name="T746">I have the following </text:span></text:span><text:span text:style-name="Default_20_Paragraph_20_Font"><text:span text:style-name="T753">warning</text:span></text:span><text:span text:style-name="Default_20_Paragraph_20_Font"><text:span text:style-name="T746"> during the boot loading process </text:span></text:span><text:span text:style-name="Default_20_Paragraph_20_Font"><text:span text:style-name="T744">:</text:span></text:span></text:p>
      <text:p text:style-name="P749"><text:span text:style-name="Default_20_Paragraph_20_Font"><text:span text:style-name="T763">Nouveau : chipset unknown (136000a1)</text:span></text:span></text:p>
      <text:p text:style-name="P749"><text:soft-page-break/><text:span text:style-name="Default_20_Paragraph_20_Font"><text:span text:style-name="T206"/></text:span></text:p>
      <text:p text:style-name="P749"><text:span text:style-name="Default_20_Paragraph_20_Font"><text:span text:style-name="T763">That means a free driver is conflicting with a non-free nvidia driver and </text:span></text:span><text:span text:style-name="Default_20_Paragraph_20_Font"><text:span text:style-name="T764">first </text:span></text:span><text:span text:style-name="Default_20_Paragraph_20_Font"><text:span text:style-name="T763">must be disabled.</text:span></text:span></text:p>
      <text:p text:style-name="P749"><text:span text:style-name="Default_20_Paragraph_20_Font"><text:span text:style-name="T206"/></text:span></text:p>
      <text:p text:style-name="P749"><text:span text:style-name="Default_20_Paragraph_20_Font"><text:span text:style-name="T763">1. </text:span></text:span><text:span text:style-name="Default_20_Paragraph_20_Font"><text:span text:style-name="T765">Disable the nouveau driver :</text:span></text:span></text:p>
      <text:p text:style-name="P760"><text:span text:style-name="Default_20_Paragraph_20_Font"><text:span text:style-name="T766">echo </text:span></text:span><text:span text:style-name="Default_20_Paragraph_20_Font"><text:span text:style-name="T767">”</text:span></text:span><text:span text:style-name="Default_20_Paragraph_20_Font"><text:span text:style-name="T768">blacklist nouveau</text:span></text:span><text:span text:style-name="Default_20_Paragraph_20_Font"><text:span text:style-name="T766">\n</text:span></text:span><text:span text:style-name="Default_20_Paragraph_20_Font"><text:span text:style-name="T768">options nouveau modeset=0</text:span></text:span><text:span text:style-name="Default_20_Paragraph_20_Font"><text:span text:style-name="T767">” </text:span></text:span><text:span text:style-name="Default_20_Paragraph_20_Font"><text:span text:style-name="T766">&gt; /etc/modprobe.d/blacklist-nouveau.conf</text:span></text:span></text:p>
      <text:p text:style-name="P749"><text:span text:style-name="Default_20_Paragraph_20_Font"><text:span text:style-name="T206"/></text:span></text:p>
      <text:p text:style-name="P749"><text:span text:style-name="Default_20_Paragraph_20_Font"><text:span text:style-name="T769">2. Regenerate the kernel initramfs</text:span></text:span></text:p>
      <text:p text:style-name="P749"><text:span text:style-name="Default_20_Paragraph_20_Font"><text:span text:style-name="T770">update-initramfs -u</text:span></text:span></text:p>
      <text:p text:style-name="P749"><text:span text:style-name="Default_20_Paragraph_20_Font"><text:span text:style-name="T206"/></text:span></text:p>
      <text:p text:style-name="P749"><text:span text:style-name="Default_20_Paragraph_20_Font"><text:span text:style-name="T206"/></text:span></text:p>
      <text:p text:style-name="P749"><text:span text:style-name="Default_20_Paragraph_20_Font"><text:span text:style-name="T727">8.</text:span></text:span><text:span text:style-name="Default_20_Paragraph_20_Font"><text:span text:style-name="T728"> </text:span></text:span><text:span text:style-name="Default_20_Paragraph_20_Font"><text:span text:style-name="T746">I have the following </text:span></text:span><text:span text:style-name="Default_20_Paragraph_20_Font"><text:span text:style-name="T753">warning</text:span></text:span><text:span text:style-name="Default_20_Paragraph_20_Font"><text:span text:style-name="T746"> during the boot loading process </text:span></text:span><text:span text:style-name="Default_20_Paragraph_20_Font"><text:span text:style-name="T744">:</text:span></text:span></text:p>
      <text:p text:style-name="P749"><text:span text:style-name="Default_20_Paragraph_20_Font"><text:span text:style-name="T763">Nouveau : chipset </text:span></text:span><text:span text:style-name="Default_20_Paragraph_20_Font"><text:span text:style-name="T770">failed to load gr/sw_nonctx</text:span></text:span></text:p>
      <text:p text:style-name="P749"><text:span text:style-name="Default_20_Paragraph_20_Font"><text:span text:style-name="T206"/></text:span></text:p>
      <text:p text:style-name="P749"><text:span text:style-name="Default_20_Paragraph_20_Font"><text:span text:style-name="T763">That means </text:span></text:span><text:span text:style-name="Default_20_Paragraph_20_Font"><text:span text:style-name="T770">your graphic card cannot function properly without a proprietary firmware. Just install it :</text:span></text:span></text:p>
      <text:p text:style-name="P749"><text:span text:style-name="Default_20_Paragraph_20_Font"><text:span text:style-name="T770">apt install firmware-misc-nonfree</text:span></text:span></text:p>
      <text:p text:style-name="P749"><text:span text:style-name="Default_20_Paragraph_20_Font"><text:span text:style-name="T206"/></text:span></text:p>
      <text:p text:style-name="P749"><text:span text:style-name="Default_20_Paragraph_20_Font"><text:span text:style-name="T206"/></text:span></text:p>
      <text:p text:style-name="P749"><text:span text:style-name="Default_20_Paragraph_20_Font"><text:span text:style-name="T728">9. </text:span></text:span><text:span text:style-name="Default_20_Paragraph_20_Font"><text:span text:style-name="T746">I have the following </text:span></text:span><text:span text:style-name="Default_20_Paragraph_20_Font"><text:span text:style-name="T753">warning</text:span></text:span><text:span text:style-name="Default_20_Paragraph_20_Font"><text:span text:style-name="T746"> during the boot loading process </text:span></text:span><text:span text:style-name="Default_20_Paragraph_20_Font"><text:span text:style-name="T744">:</text:span></text:span></text:p>
      <text:p text:style-name="P749"><text:span text:style-name="Default_20_Paragraph_20_Font"><text:span text:style-name="T771">TSC_DEADLINE failed to update due to Errata</text:span></text:span></text:p>
      <text:p text:style-name="P749"><text:span text:style-name="Default_20_Paragraph_20_Font"><text:span text:style-name="T206"/></text:span></text:p>
      <text:p text:style-name="P749"><text:span text:style-name="Default_20_Paragraph_20_Font"><text:span text:style-name="T772">Y</text:span></text:span><text:span text:style-name="Default_20_Paragraph_20_Font"><text:span text:style-name="T771">our system </text:span></text:span><text:span text:style-name="Default_20_Paragraph_20_Font"><text:span text:style-name="T773">r</text:span></text:span><text:span text:style-name="Default_20_Paragraph_20_Font"><text:span text:style-name="T771">equir</text:span></text:span><text:span text:style-name="Default_20_Paragraph_20_Font"><text:span text:style-name="T773">es</text:span></text:span><text:span text:style-name="Default_20_Paragraph_20_Font"><text:span text:style-name="T771"> a missing Intel micro-controller code </text:span></text:span><text:span text:style-name="Default_20_Paragraph_20_Font"><text:span text:style-name="T773">to fix a firmware bug</text:span></text:span></text:p>
      <text:p text:style-name="P761"><text:span text:style-name="Default_20_Paragraph_20_Font"><text:span text:style-name="T774">0. VoidLinux:</text:span></text:span></text:p>
      <text:p text:style-name="P762"><text:span text:style-name="Default_20_Paragraph_20_Font"><text:span text:style-name="T775">xbps-install -S void-repo-nonfree; xbps-install -S intel-ucode</text:span></text:span></text:p>
      <text:p text:style-name="P763"><text:span text:style-name="Default_20_Paragraph_20_Font"><text:span text:style-name="T776">xbps-reconfigure -f linux&lt;X.Y&gt;</text:span></text:span></text:p>
      <text:p text:style-name="P763"><text:span text:style-name="Default_20_Paragraph_20_Font"><text:span text:style-name="T776"/></text:span></text:p>
      <text:p text:style-name="P761"><text:span text:style-name="Default_20_Paragraph_20_Font"><text:span text:style-name="T774">1. Debian :</text:span></text:span></text:p>
      <text:p text:style-name="P94"><text:span text:style-name="Default_20_Paragraph_20_Font"><text:span text:style-name="T757">apt install intel-microcode</text:span></text:span></text:p>
      <text:p text:style-name="P749"><text:span text:style-name="Default_20_Paragraph_20_Font"><text:span text:style-name="T206"/></text:span></text:p>
      <text:p text:style-name="P749"><text:span text:style-name="Default_20_Paragraph_20_Font"><text:span text:style-name="T206"/></text:span></text:p>
      <text:p text:style-name="P764"><text:span text:style-name="Default_20_Paragraph_20_Font"><text:span text:style-name="T777">10. Failed to start Load Kernel Modules.</text:span></text:span></text:p>
      <text:p text:style-name="P764"><text:span text:style-name="Default_20_Paragraph_20_Font"><text:span text:style-name="T777">Press Ctrl + Alt + F1 if terminal window cannot be opened otherwise.</text:span></text:span></text:p>
      <text:p text:style-name="P94"><text:span text:style-name="Default_20_Paragraph_20_Font"><text:span text:style-name="T757">sudo systemctl status systemd-modules-load.service</text:span></text:span></text:p>
      <text:p text:style-name="P94"><text:span text:style-name="Default_20_Paragraph_20_Font"><text:span text:style-name="T757">status systemd-modules-load.service</text:span></text:span></text:p>
      <text:p text:style-name="P764"><text:span text:style-name="Default_20_Paragraph_20_Font"><text:span text:style-name="T206"/></text:span></text:p>
      <text:p text:style-name="P764"><text:span text:style-name="Default_20_Paragraph_20_Font"><text:span text:style-name="T206"/></text:span></text:p>
      <text:p text:style-name="P765"><text:span text:style-name="Default_20_Paragraph_20_Font"><text:span text:style-name="T778">11. How can I upload an image on the web without Javascript ?</text:span></text:span></text:p>
      <text:p text:style-name="P94"><text:span text:style-name="Default_20_Paragraph_20_Font"><text:span text:style-name="T757">curl -F’file=@myfile.png’ https://0x0.st</text:span></text:span></text:p>
      <text:p text:style-name="P765"><text:span text:style-name="Default_20_Paragraph_20_Font"><text:span text:style-name="T778"/></text:span></text:p>
      <text:p text:style-name="P766"><text:span text:style-name="Default_20_Paragraph_20_Font"><text:span text:style-name="T779">12. Retrieval info authentication not being setuid issue :</text:span></text:span></text:p>
      <text:p text:style-name="P767"><text:span text:style-name="Default_20_Paragraph_20_Font"><text:span text:style-name="T775">c</text:span></text:span><text:span text:style-name="Default_20_Paragraph_20_Font"><text:span text:style-name="T780">hmod u+s /usr/bin/su</text:span></text:span></text:p>
      <text:p text:style-name="P767"><text:span text:style-name="Default_20_Paragraph_20_Font"><text:span text:style-name="T781"/></text:span></text:p>
      <text:p text:style-name="P768"><text:span text:style-name="Default_20_Paragraph_20_Font"><text:span text:style-name="T782">FIREFOX</text:span></text:span></text:p>
      <text:p text:style-name="P769"><text:span text:style-name="Default_20_Paragraph_20_Font"><text:span text:style-name="T783">BROWSER POLICY</text:span></text:span></text:p>
      <text:p text:style-name="P770"><text:span text:style-name="Default_20_Paragraph_20_Font"><text:span text:style-name="T206"/></text:span></text:p>
      <text:p text:style-name="P749"><text:span text:style-name="Default_20_Paragraph_20_Font"><text:span text:style-name="T784">Goal</text:span></text:span><text:span text:style-name="Default_20_Paragraph_20_Font"><text:span text:style-name="T785">: Reduce the amount of private and personally-identifiable information</text:span></text:span><text:span text:style-name="Default_20_Paragraph_20_Font"><text:span text:style-name="T786">s</text:span></text:span><text:span text:style-name="Default_20_Paragraph_20_Font"><text:span text:style-name="T785"> exposed and submitted to others site during web navigation.</text:span></text:span></text:p>
      <text:p text:style-name="P749"><text:span text:style-name="Default_20_Paragraph_20_Font"><text:span text:style-name="T206"/></text:span></text:p>
      <text:p text:style-name="P749"><text:span text:style-name="Default_20_Paragraph_20_Font"><text:span text:style-name="T785">1. Run about:config in the URL bar and set privacy.trackingprotection.enabled to true</text:span></text:span></text:p>
      <text:p text:style-name="P749"><text:span text:style-name="Default_20_Paragraph_20_Font"><text:span text:style-name="T785">2. Set network.http.sendRefererHeader to 0</text:span></text:span></text:p>
      <text:p text:style-name="P749"><text:span text:style-name="Default_20_Paragraph_20_Font"><text:span text:style-name="T206"/></text:span></text:p>
      <text:list text:style-name="L6">
        <text:list-item>
          <text:p text:style-name="P771"><text:span text:style-name="Default_20_Paragraph_20_Font"><text:span text:style-name="T785">0: never send the header</text:span></text:span></text:p>
        </text:list-item>
        <text:list-item>
          <text:p text:style-name="P771"><text:span text:style-name="Default_20_Paragraph_20_Font"><text:span text:style-name="T785">1: send the header only when clicking on links and similar elements</text:span></text:span></text:p>
        </text:list-item>
        <text:list-item>
          <text:p text:style-name="P771"><text:span text:style-name="Default_20_Paragraph_20_Font"><text:span text:style-name="T785">2: (default) send the header on all requets (</text:span></text:span><text:span text:style-name="Default_20_Paragraph_20_Font"><text:span text:style-name="T787">e.g.</text:span></text:span><text:span text:style-name="Default_20_Paragraph_20_Font"><text:span text:style-name="T785"> images, links, etc.)</text:span></text:span></text:p>
        </text:list-item>
      </text:list>
      <text:p text:style-name="P749"><text:span text:style-name="Default_20_Paragraph_20_Font"><text:span text:style-name="T206"/></text:span></text:p>
      <text:p text:style-name="P770"><text:span text:style-name="Default_20_Paragraph_20_Font"><text:span text:style-name="T785">3. Set network.http.referer.trimmingPolicy to 2</text:span></text:span></text:p>
      <text:p text:style-name="P749"><text:span text:style-name="Default_20_Paragraph_20_Font"><text:span text:style-name="T206"/></text:span></text:p>
      <text:list text:style-name="L7">
        <text:list-item>
          <text:p text:style-name="P772"><text:span text:style-name="Default_20_Paragraph_20_Font"><text:span text:style-name="T785">0: (default) send the full URL</text:span></text:span></text:p>
        </text:list-item>
        <text:list-item>
          <text:p text:style-name="P772"><text:span text:style-name="Default_20_Paragraph_20_Font"><text:span text:style-name="T785">1: send the URL without its query string</text:span></text:span></text:p>
        </text:list-item>
        <text:list-item>
          <text:p text:style-name="P772"><text:span text:style-name="Default_20_Paragraph_20_Font"><text:span text:style-name="T785">2: only send the scheme, host and port</text:span></text:span></text:p>
        </text:list-item>
      </text:list>
      <text:list text:style-name="L8">
        <text:list-header>
          <text:p text:style-name="P773"><text:span text:style-name="Default_20_Paragraph_20_Font"><text:span text:style-name="T206"/></text:span></text:p>
        </text:list-header>
      </text:list>
      <text:p text:style-name="P749"><text:span text:style-name="Default_20_Paragraph_20_Font"><text:span text:style-name="T785">4. Set network.http.referer.XOriginTrimmingPolicy to 2</text:span></text:span></text:p>
      <text:p text:style-name="P749"><text:span text:style-name="Default_20_Paragraph_20_Font"><text:span text:style-name="T785">5. Set network.http.referer.XoriginPolicy to 2</text:span></text:span></text:p>
      <text:p text:style-name="P749"><text:span text:style-name="Default_20_Paragraph_20_Font"><text:span text:style-name="T206"/></text:span></text:p>
      <text:list text:style-name="L9">
        <text:list-item>
          <text:p text:style-name="P774"><text:span text:style-name="Default_20_Paragraph_20_Font"><text:span text:style-name="T785">0: (default) send the referrer in all cases</text:span></text:span></text:p>
        </text:list-item>
        <text:list-item>
          <text:p text:style-name="P774"><text:span text:style-name="Default_20_Paragraph_20_Font"><text:span text:style-name="T785">1: send a referrer only when the base domains are the same</text:span></text:span></text:p>
        </text:list-item>
        <text:list-item>
          <text:p text:style-name="P774"><text:span text:style-name="Default_20_Paragraph_20_Font"><text:span text:style-name="T785">2: send a referrer only when the full hostnames match.</text:span></text:span></text:p>
        </text:list-item>
      </text:list>
      <text:p text:style-name="P754"><text:span text:style-name="Default_20_Paragraph_20_Font"><text:span text:style-name="T206"/></text:span></text:p>
      <text:p text:style-name="P749"><text:span text:style-name="Default_20_Paragraph_20_Font"><text:span text:style-name="T788">6</text:span></text:span><text:span text:style-name="Default_20_Paragraph_20_Font"><text:span text:style-name="T785">. Set network.cookie.lifetime.days to 2</text:span></text:span></text:p>
      <text:p text:style-name="P749"><text:span text:style-name="Default_20_Paragraph_20_Font"><text:span text:style-name="T788">7</text:span></text:span><text:span text:style-name="Default_20_Paragraph_20_Font"><text:span text:style-name="T785">. Set network.cookie.lifetimePolicy to 2 </text:span></text:span><text:span text:style-name="Default_20_Paragraph_20_Font"><text:span text:style-name="T789">(</text:span></text:span><text:span text:style-name="Default_20_Paragraph_20_Font"><text:span text:style-name="T790">i.d.</text:span></text:span><text:span text:style-name="Default_20_Paragraph_20_Font"><text:span text:style-name="T789"> expires at the end of the browsing session)</text:span></text:span></text:p>
      <text:p text:style-name="P749"><text:span text:style-name="Default_20_Paragraph_20_Font"><text:span text:style-name="T788">8</text:span></text:span><text:span text:style-name="Default_20_Paragraph_20_Font"><text:span text:style-name="T785">. Set network.cookie.thirdparty.sessionOnly to true</text:span></text:span><text:span text:style-name="Default_20_Paragraph_20_Font"><text:span text:style-name="T791"> </text:span></text:span><text:span text:style-name="Default_20_Paragraph_20_Font"><text:span text:style-name="T789">(</text:span></text:span><text:span text:style-name="Default_20_Paragraph_20_Font"><text:span text:style-name="T790">i.d.</text:span></text:span><text:span text:style-name="Default_20_Paragraph_20_Font"><text:span text:style-name="T789"> expires </text:span></text:span><text:span text:style-name="Default_20_Paragraph_20_Font"><text:span text:style-name="T792">when Firefox is closed)</text:span></text:span></text:p>
      <text:p text:style-name="P749"><text:span text:style-name="Default_20_Paragraph_20_Font"><text:span text:style-name="T206"/></text:span></text:p>
      <text:p text:style-name="P749"><text:span text:style-name="Default_20_Paragraph_20_Font"><text:span text:style-name="T793">Nota bene :</text:span></text:span></text:p>
      <text:p text:style-name="P749"><text:span text:style-name="Default_20_Paragraph_20_Font"><text:span text:style-name="T794">The </text:span></text:span><text:span text:style-name="Default_20_Paragraph_20_Font"><text:span text:style-name="T795">first-party cookies</text:span></text:span><text:span text:style-name="Default_20_Paragraph_20_Font"><text:span text:style-name="T794"> are the ones typically used by the website you visit to synchronize your login state with the server.</text:span></text:span></text:p>
      <text:p text:style-name="P749"><text:span text:style-name="Default_20_Paragraph_20_Font"><text:span text:style-name="T206"/></text:span></text:p>
      <text:p text:style-name="P749"><text:span text:style-name="Default_20_Paragraph_20_Font"><text:span text:style-name="T796">The </text:span></text:span><text:span text:style-name="Default_20_Paragraph_20_Font"><text:span text:style-name="T797">third-party cookie</text:span></text:span><text:span text:style-name="Default_20_Paragraph_20_Font"><text:span text:style-name="T796">s are send by third-parties resources to the user’</text:span></text:span><text:span text:style-name="Default_20_Paragraph_20_Font"><text:span text:style-name="T798">s</text:span></text:span><text:span text:style-name="Default_20_Paragraph_20_Font"><text:span text:style-name="T796"> web browser </text:span></text:span><text:span text:style-name="Default_20_Paragraph_20_Font"><text:span text:style-name="T799">while</text:span></text:span><text:span text:style-name="Default_20_Paragraph_20_Font"><text:span text:style-name="T796"> visiting websites, </text:span></text:span><text:span text:style-name="Default_20_Paragraph_20_Font"><text:span text:style-name="T797">e.g.</text:span></text:span><text:span text:style-name="Default_20_Paragraph_20_Font"><text:span text:style-name="T796"> a JavaScript’</text:span></text:span><text:span text:style-name="Default_20_Paragraph_20_Font"><text:span text:style-name="T799">s</text:span></text:span><text:span text:style-name="Default_20_Paragraph_20_Font"><text:span text:style-name="T796"> script loaded from a third-party ad</text:span></text:span><text:span text:style-name="Default_20_Paragraph_20_Font"><text:span text:style-name="T799">vertising </text:span></text:span><text:span text:style-name="Default_20_Paragraph_20_Font"><text:span text:style-name="T796">network.</text:span></text:span></text:p>
      <text:p text:style-name="P749"><text:span text:style-name="Default_20_Paragraph_20_Font"><text:span text:style-name="T206"/></text:span></text:p>
      <text:p text:style-name="P749"><text:span text:style-name="Default_20_Paragraph_20_Font"><text:span text:style-name="T206"/></text:span></text:p>
      <text:section text:style-name="Sect1" text:name="Section1">
        <text:p text:style-name="P775"><text:span text:style-name="Default_20_Paragraph_20_Font"><text:span text:style-name="T783">ADDONS</text:span></text:span></text:p>
        <text:list text:style-name="L10">
          <text:list-item>
            <text:p text:style-name="P776"><text:span text:style-name="Default_20_Paragraph_20_Font"><text:span text:style-name="T800">Disconnect</text:span></text:span></text:p>
          </text:list-item>
          <text:list-item>
            <text:p text:style-name="P776"><text:span text:style-name="Default_20_Paragraph_20_Font"><text:span text:style-name="T800">Firefox Lightbeam</text:span></text:span></text:p>
          </text:list-item>
          <text:list-item>
            <text:p text:style-name="P776"><text:span text:style-name="Default_20_Paragraph_20_Font"><text:span text:style-name="T800">HTTPS everywhere</text:span></text:span></text:p>
          </text:list-item>
          <text:list-item>
            <text:p text:style-name="P776"><text:span text:style-name="Default_20_Paragraph_20_Font"><text:span text:style-name="T800">Privacy Badger</text:span></text:span></text:p>
          </text:list-item>
          <text:list-item>
            <text:p text:style-name="P777"><text:span text:style-name="Default_20_Paragraph_20_Font"><text:span text:style-name="T801">Opt-out for Analytics</text:span></text:span></text:p>
          </text:list-item>
          <text:list-item>
            <text:p text:style-name="P776"><text:span text:style-name="Default_20_Paragraph_20_Font"><text:span text:style-name="T800">uBlock Origin</text:span></text:span></text:p>
          </text:list-item>
          <text:list-item>
            <text:p text:style-name="P778"><text:span text:style-name="Default_20_Paragraph_20_Font"><text:span text:style-name="T802">Trydactyl</text:span></text:span></text:p>
          </text:list-item>
          <text:list-item>
            <text:p text:style-name="P778"><text:span text:style-name="Default_20_Paragraph_20_Font"><text:span text:style-name="T802">Ghostery</text:span></text:span></text:p>
          </text:list-item>
        </text:list>
        <text:p text:style-name="P779"/>
        <text:p text:style-name="P779"/>
        <text:p text:style-name="P779"/>
        <text:p text:style-name="P780"><text:span text:style-name="Default_20_Paragraph_20_Font"><text:span text:style-name="T783">COLORS</text:span></text:span></text:p>
        <text:p text:style-name="P781"><text:span text:style-name="Default_20_Paragraph_20_Font"><text:span text:style-name="T799">about:preferences#general</text:span></text:span></text:p>
        <text:p text:style-name="P781"><text:span text:style-name="Default_20_Paragraph_20_Font"><text:span text:style-name="T799">/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82">Layout</text:p>
            </table:table-cell>
            <table:table-cell table:style-name="Table29.B1" office:value-type="string">
              <text:p text:style-name="P782">Colour name</text:p>
            </table:table-cell>
          </table:table-row>
          <table:table-row>
            <table:table-cell table:style-name="Table29.A2" office:value-type="string">
              <text:p text:style-name="P783"><text:span text:style-name="Default_20_Paragraph_20_Font"><text:span text:style-name="T803">Text</text:span></text:span></text:p>
            </table:table-cell>
            <table:table-cell table:style-name="Table29.B2" office:value-type="string">
              <text:p text:style-name="P784">#<text:span text:style-name="T804">DEDEDE</text:span></text:p>
            </table:table-cell>
          </table:table-row>
          <table:table-row>
            <table:table-cell table:style-name="Table29.A2" office:value-type="string">
              <text:p text:style-name="P785">Background</text:p>
            </table:table-cell>
            <table:table-cell table:style-name="Table29.B2" office:value-type="string">
              <text:p text:style-name="P786"><text:span text:style-name="Default_20_Paragraph_20_Font"><text:span text:style-name="T805">#1C1C1C</text:span></text:span></text:p>
            </table:table-cell>
          </table:table-row>
          <table:table-row>
            <table:table-cell table:style-name="Table29.A2" office:value-type="string">
              <text:p text:style-name="P787"><text:span text:style-name="Default_20_Paragraph_20_Font"><text:span text:style-name="T806">Unvisited </text:span></text:span><text:span text:style-name="Default_20_Paragraph_20_Font"><text:span text:style-name="T807">l</text:span></text:span><text:span text:style-name="Default_20_Paragraph_20_Font"><text:span text:style-name="T806">inks</text:span></text:span></text:p>
            </table:table-cell>
            <table:table-cell table:style-name="Table29.B2" office:value-type="string">
              <text:p text:style-name="P786"><text:span text:style-name="Default_20_Paragraph_20_Font"><text:span text:style-name="T805">#E</text:span></text:span><text:span text:style-name="Default_20_Paragraph_20_Font"><text:span text:style-name="T808">4C105</text:span></text:span></text:p>
            </table:table-cell>
          </table:table-row>
          <text:soft-page-break/>
          <table:table-row>
            <table:table-cell table:style-name="Table29.A2" office:value-type="string">
              <text:p text:style-name="P788"><text:span text:style-name="Default_20_Paragraph_20_Font"><text:span text:style-name="T809">Visited links</text:span></text:span></text:p>
            </table:table-cell>
            <table:table-cell table:style-name="Table29.B2" office:value-type="string">
              <text:p text:style-name="P786"><text:span text:style-name="Default_20_Paragraph_20_Font"><text:span text:style-name="T805">#E7801C</text:span></text:span></text:p>
            </table:table-cell>
          </table:table-row>
        </table:table>
      </text:section>
      <text:p text:style-name="P789"><text:span text:style-name="Default_20_Paragraph_20_Font"><text:span text:style-name="T784"><text:tab/></text:span></text:span><text:span text:style-name="Default_20_Paragraph_20_Font"><text:span text:style-name="T810">1. </text:span></text:span><text:span text:style-name="Default_20_Paragraph_20_Font"><text:span text:style-name="T784">freshInstall.sh</text:span></text:span></text:p>
      <text:p text:style-name="P749"><text:span text:style-name="Default_20_Paragraph_20_Font"><text:span text:style-name="T206"/></text:span></text:p>
      <text:p text:style-name="P749"><text:span text:style-name="Default_20_Paragraph_20_Font"><text:span text:style-name="T206"/></text:span></text:p>
      <text:p text:style-name="P770"><text:span text:style-name="Default_20_Paragraph_20_Font"><text:span text:style-name="T811">#echo "Switching into root."</text:span></text:span></text:p>
      <text:p text:style-name="P770"><text:span text:style-name="Default_20_Paragraph_20_Font"><text:span text:style-name="T811">#sudo -i</text:span></text:span></text:p>
      <text:p text:style-name="P770"><text:span text:style-name="Default_20_Paragraph_20_Font"><text:span text:style-name="T206"/></text:span></text:p>
      <text:p text:style-name="P770"><text:span text:style-name="Default_20_Paragraph_20_Font"><text:span text:style-name="T811">echo "Adding user to default groups for an admin."</text:span></text:span></text:p>
      <text:p text:style-name="P770"><text:span text:style-name="Default_20_Paragraph_20_Font"><text:span text:style-name="T811">usermod -a -G audio,video,cdrom,netdev,plugdev,sudo kena</text:span></text:span></text:p>
      <text:p text:style-name="P770"><text:span text:style-name="Default_20_Paragraph_20_Font"><text:span text:style-name="T811">echo "kena has been granted the administrator privileges."</text:span></text:span></text:p>
      <text:p text:style-name="P770"><text:span text:style-name="Default_20_Paragraph_20_Font"><text:span text:style-name="T206"/></text:span></text:p>
      <text:p text:style-name="P770"><text:span text:style-name="Default_20_Paragraph_20_Font"><text:span text:style-name="T811">echo -e "\nUpdate the repositories with security, contrib and non-free area archives."</text:span></text:span></text:p>
      <text:p text:style-name="P770"><text:span text:style-name="Default_20_Paragraph_20_Font"><text:span text:style-name="T812">set </text:span></text:span><text:span text:style-name="Default_20_Paragraph_20_Font"><text:span text:style-name="T813">codename</text:span></text:span><text:span text:style-name="Default_20_Paragraph_20_Font"><text:span text:style-name="T811"> </text:span></text:span><text:span text:style-name="Default_20_Paragraph_20_Font"><text:span text:style-name="T812">`</text:span></text:span><text:span text:style-name="Default_20_Paragraph_20_Font"><text:span text:style-name="T811">lsb_release -c | awk '{print $2}'</text:span></text:span><text:span text:style-name="Default_20_Paragraph_20_Font"><text:span text:style-name="T812">`</text:span></text:span></text:p>
      <text:p text:style-name="P790"><text:span text:style-name="Default_20_Paragraph_20_Font"><text:span text:style-name="T811">echo -n "</text:span></text:span><text:span text:style-name="Default_20_Paragraph_20_Font"><text:span text:style-name="T814">deb https://deb.debian.org/debian stable main contrib non-free</text:span></text:span></text:p>
      <text:p text:style-name="P790"><text:span text:style-name="Default_20_Paragraph_20_Font"><text:span text:style-name="T814">deb https://deb.debian.org/debian-security stable/updates main contrib non-free</text:span></text:span></text:p>
      <text:p text:style-name="P790"><text:span text:style-name="Default_20_Paragraph_20_Font"><text:span text:style-name="T811">deb http://httpredir.debian.org/debian </text:span></text:span><text:span text:style-name="Default_20_Paragraph_20_Font"><text:span text:style-name="T814">$</text:span></text:span><text:span text:style-name="Default_20_Paragraph_20_Font"><text:span text:style-name="T813">codename</text:span></text:span><text:span text:style-name="Default_20_Paragraph_20_Font"><text:span text:style-name="T814">-backports main contrib non-free</text:span></text:span><text:span text:style-name="Default_20_Paragraph_20_Font"><text:span text:style-name="T811">" &gt; /etc/apt/sources.list</text:span></text:span></text:p>
      <text:p text:style-name="P770"><text:span text:style-name="Default_20_Paragraph_20_Font"><text:span text:style-name="T811">echo "Repositories's list has been updated."</text:span></text:span></text:p>
      <text:p text:style-name="P770"><text:span text:style-name="Default_20_Paragraph_20_Font"><text:span text:style-name="T206"/></text:span></text:p>
      <text:p text:style-name="P770"><text:span text:style-name="Default_20_Paragraph_20_Font"><text:span text:style-name="T811">echo -e "\nRetrieving the keys from an unofficial repository and add them to APT trusted keys vault."</text:span></text:span></text:p>
      <text:p text:style-name="P770"><text:span text:style-name="Default_20_Paragraph_20_Font"><text:span text:style-name="T811">gpg --keyserver pgpkeys.mit.edu --recv-key</text:span></text:span><text:span text:style-name="Default_20_Paragraph_20_Font"><text:span text:style-name="T815">s</text:span></text:span><text:span text:style-name="Default_20_Paragraph_20_Font"><text:span text:style-name="T811"> <text:s/>&lt;PUBKEY&gt;</text:span></text:span></text:p>
      <text:p text:style-name="P770"><text:span text:style-name="Default_20_Paragraph_20_Font"><text:span text:style-name="T811">gpg -a --export &lt;PUBKEY&gt; | apt-key add -</text:span></text:span></text:p>
      <text:p text:style-name="P770"><text:span text:style-name="Default_20_Paragraph_20_Font"><text:span text:style-name="T206"/></text:span></text:p>
      <text:p text:style-name="P770"><text:span text:style-name="Default_20_Paragraph_20_Font"><text:span text:style-name="T811">echo -e "\nAdd auxiliary trusted sources to retrieve additional packages."</text:span></text:span></text:p>
      <text:p text:style-name="P770"><text:span text:style-name="Default_20_Paragraph_20_Font"><text:span text:style-name="T811">mkdir /etc/apt/sources.list.</text:span></text:span><text:span text:style-name="Default_20_Paragraph_20_Font"><text:span text:style-name="T816">d</text:span></text:span></text:p>
      <text:p text:style-name="P770"><text:span text:style-name="Default_20_Paragraph_20_Font"><text:span text:style-name="T811">echo -n "deb http://master.dl.sourceforge.net/project/d-apt/ d-apt main</text:span></text:span></text:p>
      <text:p text:style-name="P770"><text:span text:style-name="Default_20_Paragraph_20_Font"><text:span text:style-name="T817">deb </text:span></text:span><text:span text:style-name="Default_20_Paragraph_20_Font"><text:span text:style-name="T811">https://download.sublimetext.com/ apt/stable/" &gt; /etc/apt/sources.d.list/</text:span></text:span><text:span text:style-name="Default_20_Paragraph_20_Font"><text:span text:style-name="T818">auxiliary</text:span></text:span><text:span text:style-name="Default_20_Paragraph_20_Font"><text:span text:style-name="T811">.list</text:span></text:span></text:p>
      <text:p text:style-name="P770"><text:span text:style-name="Default_20_Paragraph_20_Font"><text:span text:style-name="T811">echo "Secondary repository has been created."</text:span></text:span></text:p>
      <text:p text:style-name="P770"><text:span text:style-name="Default_20_Paragraph_20_Font"><text:span text:style-name="T206"/></text:span></text:p>
      <text:p text:style-name="P770"><text:span text:style-name="Default_20_Paragraph_20_Font"><text:span text:style-name="T811">echo -e "\nUpdating the repositories..."</text:span></text:span></text:p>
      <text:p text:style-name="P770"><text:span text:style-name="Default_20_Paragraph_20_Font"><text:span text:style-name="T811">apt update</text:span></text:span></text:p>
      <text:p text:style-name="P770"><text:span text:style-name="Default_20_Paragraph_20_Font"><text:span text:style-name="T206"/></text:span></text:p>
      <text:p text:style-name="P770"><text:span text:style-name="Default_20_Paragraph_20_Font"><text:span text:style-name="T811">echo -e "\nInstalling some basic packages..."</text:span></text:span></text:p>
      <text:p text:style-name="P770"><text:span text:style-name="Default_20_Paragraph_20_Font"><text:span text:style-name="T811">apt install -y rsync sudo mdadm dirmngr apt-transport-https debian-keyring gparted libdvdcss2 sublime-text wget mount </text:span></text:span><text:span text:style-name="Default_20_Paragraph_20_Font"><text:span text:style-name="T819">cups </text:span></text:span><text:span text:style-name="Default_20_Paragraph_20_Font"><text:span text:style-name="T820">gpg </text:span></text:span><text:span text:style-name="Default_20_Paragraph_20_Font"><text:span text:style-name="T821">system-config-printer </text:span></text:span><text:span text:style-name="Default_20_Paragraph_20_Font"><text:span text:style-name="T822">nvidia-driver-libs:i386 firmware-misc-nonfree</text:span></text:span></text:p>
      <text:p text:style-name="P770"><text:span text:style-name="Default_20_Paragraph_20_Font"><text:span text:style-name="T206"/></text:span></text:p>
      <text:p text:style-name="P770"><text:span text:style-name="Default_20_Paragraph_20_Font"><text:span text:style-name="T811">echo -e "\nAdditional packages have been installed."</text:span></text:span></text:p>
      <text:p text:style-name="P770"><text:span text:style-name="Default_20_Paragraph_20_Font"><text:span text:style-name="T206"/></text:span></text:p>
      <text:p text:style-name="P770"><text:span text:style-name="Default_20_Paragraph_20_Font"><text:span text:style-name="T811">#echo -e "\nRunning configuration wizard for automatic updates related to DVD drives..."</text:span></text:span></text:p>
      <text:p text:style-name="P770"><text:span text:style-name="Default_20_Paragraph_20_Font"><text:span text:style-name="T811">#dpkg-reconfigure libdvd-pkg</text:span></text:span></text:p>
      <text:p text:style-name="P770"><text:span text:style-name="Default_20_Paragraph_20_Font"><text:span text:style-name="T206"/></text:span></text:p>
      <text:p text:style-name="P770"><text:span text:style-name="Default_20_Paragraph_20_Font"><text:span text:style-name="T811">echo -e "\nInstalling the appropriate linux-headers and kernel modules packages for nvidia-driver..."</text:span></text:span></text:p>
      <text:p text:style-name="P770"><text:span text:style-name="Default_20_Paragraph_20_Font"><text:span text:style-name="T811">apt install -y linux-headers-$(uname -r | sed 's/[^-]*-[^-]*-//')</text:span></text:span></text:p>
      <text:p text:style-name="P770"><text:span text:style-name="Default_20_Paragraph_20_Font"><text:span text:style-name="T206"/></text:span></text:p>
      <text:p text:style-name="P770"><text:soft-page-break/><text:span text:style-name="Default_20_Paragraph_20_Font"><text:span text:style-name="T811">echo -e "\nLaunching a new update immediatly followed by the nvidia-driver package:"</text:span></text:span></text:p>
      <text:p text:style-name="P770"><text:span text:style-name="Default_20_Paragraph_20_Font"><text:span text:style-name="T811">apt update</text:span></text:span></text:p>
      <text:p text:style-name="P770"><text:span text:style-name="Default_20_Paragraph_20_Font"><text:span text:style-name="T811">apt install -t $</text:span></text:span><text:span text:style-name="Default_20_Paragraph_20_Font"><text:span text:style-name="T813">codename</text:span></text:span><text:span text:style-name="Default_20_Paragraph_20_Font"><text:span text:style-name="T811">-backports nvidia-driver</text:span></text:span></text:p>
      <text:p text:style-name="P770"><text:span text:style-name="Default_20_Paragraph_20_Font"><text:span text:style-name="T206"/></text:span></text:p>
      <text:p text:style-name="P770"><text:span text:style-name="Default_20_Paragraph_20_Font"><text:span text:style-name="T811">shutdown -r now "Rebooting in 60 seconds to build the new nvidia module for the system."</text:span></text:span></text:p>
      <text:p text:style-name="P770"><text:span text:style-name="Default_20_Paragraph_20_Font"><text:span text:style-name="T206"/></text:span></text:p>
      <text:p text:style-name="P770"><text:span text:style-name="Default_20_Paragraph_20_Font"><text:span text:style-name="T823">2. Invoking a script</text:span></text:span></text:p>
      <text:p text:style-name="P770"><text:span text:style-name="Default_20_Paragraph_20_Font"><text:span text:style-name="T206"/></text:span></text:p>
      <text:p text:style-name="P770"><text:span text:style-name="Default_20_Paragraph_20_Font"><text:span text:style-name="T824">chmod u+rx &lt;script&gt; (gives only the script owner read/execute permission)</text:span></text:span></text:p>
      <text:p text:style-name="P770"><text:span text:style-name="Default_20_Paragraph_20_Font"><text:span text:style-name="T824">move the script to /usr/local/bin as root to make it available to all users as a systemwide executable.</text:span></text:span></text:p>
      <text:p text:style-name="P770"><text:span text:style-name="Default_20_Paragraph_20_Font"><text:span text:style-name="T206"/></text:span></text:p>
      <text:p text:style-name="P770"><text:span text:style-name="Default_20_Paragraph_20_Font"><text:span text:style-name="T206"/></text:span></text:p>
      <text:p text:style-name="P770"><text:span text:style-name="Default_20_Paragraph_20_Font"><text:span text:style-name="T206"/></text:span></text:p>
      <text:p text:style-name="P791"><text:span text:style-name="Default_20_Paragraph_20_Font"><text:span text:style-name="T825">PYTHON INSTALLATION</text:span></text:span></text:p>
      <text:p text:style-name="P770"><text:span text:style-name="Default_20_Paragraph_20_Font"><text:span text:style-name="T206"/></text:span></text:p>
      <table:table table:name="Table34" table:style-name="Table34">
        <table:table-column table:style-name="Table34.A"/>
        <table:table-column table:style-name="Table34.B"/>
        <table:table-row table:style-name="Table34.1">
          <table:table-cell table:style-name="Table34.A1" office:value-type="string">
            <text:p text:style-name="P792"><text:span text:style-name="Default_20_Paragraph_20_Font"><text:span text:style-name="T826">Install the </text:span></text:span><text:span text:style-name="Default_20_Paragraph_20_Font"><text:span text:style-name="T827">required</text:span></text:span><text:span text:style-name="Default_20_Paragraph_20_Font"><text:span text:style-name="T826"> packages</text:span></text:span></text:p>
          </table:table-cell>
          <table:table-cell table:style-name="Table34.B1" office:value-type="string">
            <text:p text:style-name="P793"><text:span text:style-name="Default_20_Paragraph_20_Font"><text:span text:style-name="T828">sudo apt-get install -</text:span></text:span><text:span text:style-name="Default_20_Paragraph_20_Font"><text:span text:style-name="T829">y</text:span></text:span><text:span text:style-name="Default_20_Paragraph_20_Font"><text:span text:style-name="T828"> libssl-dev tree python</text:span></text:span><text:span text:style-name="Default_20_Paragraph_20_Font"><text:span text:style-name="T830">3</text:span></text:span><text:span text:style-name="Default_20_Paragraph_20_Font"><text:span text:style-name="T828">-pip virtualenv </text:span></text:span><text:span text:style-name="Default_20_Paragraph_20_Font"><text:span text:style-name="T829">checkinstall</text:span></text:span></text:p>
          </table:table-cell>
        </table:table-row>
        <table:table-row>
          <table:table-cell table:style-name="Table34.A2" office:value-type="string">
            <text:p text:style-name="P794"><text:span text:style-name="Default_20_Paragraph_20_Font"><text:span text:style-name="T831">Download the archive</text:span></text:span></text:p>
          </table:table-cell>
          <table:table-cell table:style-name="Table34.B2" office:value-type="string">
            <text:p text:style-name="P795"><text:span text:style-name="Default_20_Paragraph_20_Font"><text:span text:style-name="T832">c</text:span></text:span><text:span text:style-name="Default_20_Paragraph_20_Font"><text:span text:style-name="T833">url -</text:span></text:span><text:span text:style-name="Default_20_Paragraph_20_Font"><text:span text:style-name="T834">fsSL</text:span></text:span><text:span text:style-name="Default_20_Paragraph_20_Font"><text:span text:style-name="T835"> https://www.python.org/ftp/python/&lt;version&gt;/Python-&lt;version&gt;.tar.xz</text:span></text:span></text:p>
          </table:table-cell>
        </table:table-row>
        <table:table-row>
          <table:table-cell table:style-name="Table34.A3" office:value-type="string">
            <text:p text:style-name="P794"><text:span text:style-name="Default_20_Paragraph_20_Font"><text:span text:style-name="T831">M</text:span></text:span><text:span text:style-name="Default_20_Paragraph_20_Font"><text:span text:style-name="T836">ake the archive executable</text:span></text:span><text:span text:style-name="Default_20_Paragraph_20_Font"><text:span text:style-name="T831"> </text:span></text:span></text:p>
          </table:table-cell>
          <table:table-cell table:style-name="Table34.B2" office:value-type="string">
            <text:p text:style-name="P796"><text:span text:style-name="Default_20_Paragraph_20_Font"><text:span text:style-name="T831">chmod +x Python-&lt;version&gt;.tar.xz</text:span></text:span></text:p>
          </table:table-cell>
        </table:table-row>
        <table:table-row>
          <table:table-cell table:style-name="Table34.A4" office:value-type="string">
            <text:p text:style-name="P794"><text:span text:style-name="Default_20_Paragraph_20_Font"><text:span text:style-name="T831">E</text:span></text:span><text:span text:style-name="Default_20_Paragraph_20_Font"><text:span text:style-name="T837">x</text:span></text:span><text:span text:style-name="Default_20_Paragraph_20_Font"><text:span text:style-name="T831">tract the archive’</text:span></text:span><text:span text:style-name="Default_20_Paragraph_20_Font"><text:span text:style-name="T837">s contents</text:span></text:span></text:p>
          </table:table-cell>
          <table:table-cell table:style-name="Table34.B4" office:value-type="string">
            <text:p text:style-name="P797"><text:span text:style-name="Default_20_Paragraph_20_Font"><text:span text:style-name="T838">tar -xf Python-&lt;version&gt;.tar.xz</text:span></text:span></text:p>
          </table:table-cell>
        </table:table-row>
        <table:table-row>
          <table:table-cell table:style-name="Table34.A5" office:value-type="string">
            <text:p text:style-name="P798">Move the archive and browse into a debug folder to run the config script from there</text:p>
          </table:table-cell>
          <table:table-cell table:style-name="Table34.B2" office:value-type="string">
            <text:p text:style-name="P799"><text:span text:style-name="T839">m</text:span>v ~/Downloads/Python-&lt;version&gt;/ ~/.local/</text:p>
            <text:p text:style-name="P798">mkdir debug; cd debug</text:p>
          </table:table-cell>
        </table:table-row>
        <table:table-row>
          <table:table-cell table:style-name="Table34.A6" office:value-type="string">
            <text:p text:style-name="P794"><text:span text:style-name="Default_20_Paragraph_20_Font"><text:span text:style-name="T831">Run the configur</text:span></text:span><text:span text:style-name="Default_20_Paragraph_20_Font"><text:span text:style-name="T840">ation’s</text:span></text:span><text:span text:style-name="Default_20_Paragraph_20_Font"><text:span text:style-name="T831"> script</text:span></text:span></text:p>
          </table:table-cell>
          <table:table-cell table:style-name="Table34.B2" office:value-type="string">
            <text:p text:style-name="P800"><text:span text:style-name="Default_20_Paragraph_20_Font"><text:span text:style-name="T838">../configure --prefix=’/</text:span></text:span><text:span text:style-name="Default_20_Paragraph_20_Font"><text:span text:style-name="T841">home/aurele</text:span></text:span><text:span text:style-name="Default_20_Paragraph_20_Font"><text:span text:style-name="T838">/.</text:span></text:span><text:span text:style-name="Default_20_Paragraph_20_Font"><text:span text:style-name="T842">local</text:span></text:span><text:span text:style-name="Default_20_Paragraph_20_Font"><text:span text:style-name="T843">’</text:span></text:span><text:span text:style-name="Default_20_Paragraph_20_Font"><text:span text:style-name="T838"> </text:span></text:span><text:span text:style-name="Default_20_Paragraph_20_Font"><text:span text:style-name="T844">[--enable-optimizations] # </text:span></text:span><text:span text:style-name="Default_20_Paragraph_20_Font"><text:span text:style-name="T831">activate profile-guided-optimizations </text:span></text:span></text:p>
          </table:table-cell>
        </table:table-row>
        <table:table-row>
          <table:table-cell table:style-name="Table34.A7" office:value-type="string">
            <text:p text:style-name="P801"><text:span text:style-name="Default_20_Paragraph_20_Font"><text:span text:style-name="T831">Compil the program</text:span></text:span></text:p>
          </table:table-cell>
          <table:table-cell table:style-name="Table34.B2" office:value-type="string">
            <text:p text:style-name="P802"><text:span text:style-name="Default_20_Paragraph_20_Font"><text:span text:style-name="T838">make</text:span></text:span></text:p>
            <text:p text:style-name="P803"><text:span text:style-name="Default_20_Paragraph_20_Font"><text:span text:style-name="T840">make</text:span></text:span><text:span text:style-name="Default_20_Paragraph_20_Font"><text:span text:style-name="T838"> </text:span></text:span><text:span text:style-name="Default_20_Paragraph_20_Font"><text:span text:style-name="T845">{test|</text:span></text:span><text:span text:style-name="Default_20_Paragraph_20_Font"><text:span text:style-name="T838">testall</text:span></text:span><text:span text:style-name="Default_20_Paragraph_20_Font"><text:span text:style-name="T845">}</text:span></text:span></text:p>
          </table:table-cell>
        </table:table-row>
        <table:table-row>
          <table:table-cell table:style-name="Table34.A8" office:value-type="string">
            <text:p text:style-name="P804"><text:span text:style-name="Default_20_Paragraph_20_Font"><text:span text:style-name="T846">If any tests fail, re-run the failing test(s) in verbose mode</text:span></text:span></text:p>
          </table:table-cell>
          <table:table-cell table:style-name="Table34.B2" office:value-type="string">
            <text:p text:style-name="P805"><text:span text:style-name="Default_20_Paragraph_20_Font"><text:span text:style-name="T847"># Example :</text:span></text:span></text:p>
            <text:p text:style-name="P806"><text:span text:style-name="Default_20_Paragraph_20_Font"><text:span text:style-name="T835">s</text:span></text:span><text:span text:style-name="Default_20_Paragraph_20_Font"><text:span text:style-name="T848">udo make test TESTOPTS="-v test_os test_gdb"</text:span></text:span></text:p>
          </table:table-cell>
        </table:table-row>
        <table:table-row>
          <table:table-cell table:style-name="Table34.A9" office:value-type="string">
            <text:p text:style-name="P804"><text:span text:style-name="Default_20_Paragraph_20_Font"><text:span text:style-name="T849">Install</text:span></text:span></text:p>
          </table:table-cell>
          <table:table-cell table:style-name="Table34.B9" office:value-type="string">
            <text:p text:style-name="P805"><text:span text:style-name="Default_20_Paragraph_20_Font"><text:span text:style-name="T835">make </text:span></text:span><text:span text:style-name="Default_20_Paragraph_20_Font"><text:span text:style-name="T850">alt</text:span></text:span><text:span text:style-name="Default_20_Paragraph_20_Font"><text:span text:style-name="T851">install</text:span></text:span></text:p>
            <text:p text:style-name="P806"><text:span text:style-name="Default_20_Paragraph_20_Font"><text:span text:style-name="T206"/></text:span></text:p>
            <text:p text:style-name="P807"><text:span text:style-name="Default_20_Paragraph_20_Font"><text:span text:style-name="T852">Nota :</text:span></text:span><text:span text:style-name="Default_20_Paragraph_20_Font"><text:span text:style-name="T853"> make install ca</text:span></text:span><text:span text:style-name="Default_20_Paragraph_20_Font"><text:span text:style-name="T854">n</text:span></text:span><text:span text:style-name="Default_20_Paragraph_20_Font"><text:span text:style-name="T853"> overwrite or masquerade the python3 binary. Make altinstall is therefore recommended instead since it only installs exec_prefix/bin/python</text:span></text:span><text:span text:style-name="Default_20_Paragraph_20_Font"><text:span text:style-name="T855">3</text:span></text:span><text:span text:style-name="Default_20_Paragraph_20_Font"><text:span text:style-name="T853">.</text:span></text:span></text:p>
          </table:table-cell>
        </table:table-row>
        <table:table-row>
          <table:table-cell table:style-name="Table34.A10" office:value-type="string">
            <text:p text:style-name="P808"><text:span text:style-name="Default_20_Paragraph_20_Font"><text:span text:style-name="T831">Add the new search path to the PATH environment variable</text:span></text:span></text:p>
          </table:table-cell>
          <table:table-cell table:style-name="Table34.B9" office:value-type="string">
            <text:p text:style-name="P809"><text:span text:style-name="Default_20_Paragraph_20_Font"><text:span text:style-name="T856">export</text:span></text:span><text:span text:style-name="Default_20_Paragraph_20_Font"><text:span text:style-name="T63"> PATH</text:span></text:span><text:span text:style-name="Default_20_Paragraph_20_Font"><text:span text:style-name="T857">=</text:span></text:span><text:span text:style-name="Default_20_Paragraph_20_Font"><text:span text:style-name="T63">$PATH:/</text:span></text:span><text:span text:style-name="Default_20_Paragraph_20_Font"><text:span text:style-name="T857">home/aurele</text:span></text:span><text:span text:style-name="Default_20_Paragraph_20_Font"><text:span text:style-name="T63">/.local/</text:span></text:span><text:span text:style-name="Default_20_Paragraph_20_Font"><text:span text:style-name="T858">bin</text:span></text:span></text:p>
          </table:table-cell>
        </table:table-row>
        <table:table-row>
          <table:table-cell table:style-name="Table34.A11" office:value-type="string">
            <text:p text:style-name="P808"><text:span text:style-name="Default_20_Paragraph_20_Font"><text:span text:style-name="T831">Regenerate the profile to </text:span></text:span><text:span text:style-name="Default_20_Paragraph_20_Font"><text:span text:style-name="T859">cause</text:span></text:span><text:span text:style-name="Default_20_Paragraph_20_Font"><text:span text:style-name="T831"> change </text:span></text:span><text:span text:style-name="Default_20_Paragraph_20_Font"><text:span text:style-name="T859">to be</text:span></text:span><text:span text:style-name="Default_20_Paragraph_20_Font"><text:span text:style-name="T831"> permanent for subsequent non-login interactive shell sessions</text:span></text:span></text:p>
          </table:table-cell>
          <table:table-cell table:style-name="Table34.B11" office:value-type="string">
            <text:p text:style-name="P809"><text:span text:style-name="Default_20_Paragraph_20_Font"><text:span text:style-name="T63">source ~/.</text:span></text:span><text:span text:style-name="Default_20_Paragraph_20_Font"><text:span text:style-name="T856">zshrc</text:span></text:span></text:p>
          </table:table-cell>
        </table:table-row>
        <table:table-row>
          <table:table-cell table:style-name="Table34.A11" office:value-type="string">
            <text:p text:style-name="P810"><text:span text:style-name="Default_20_Paragraph_20_Font"><text:span text:style-name="T860">Set up virtual environment</text:span></text:span></text:p>
          </table:table-cell>
          <table:table-cell table:style-name="Table34.B11" office:value-type="string">
            <text:p text:style-name="P811"><text:span text:style-name="Default_20_Paragraph_20_Font"><text:span text:style-name="T848">python3 -m </text:span></text:span><text:span text:style-name="Default_20_Paragraph_20_Font"><text:span text:style-name="T861">v</text:span></text:span><text:span text:style-name="Default_20_Paragraph_20_Font"><text:span text:style-name="T848">env &lt;dir&gt;[/&lt;subdir]</text:span></text:span></text:p>
          </table:table-cell>
        </table:table-row>
        <text:soft-page-break/>
        <table:table-row>
          <table:table-cell table:style-name="Table34.A11" office:value-type="string">
            <text:p text:style-name="P810"><text:span text:style-name="Default_20_Paragraph_20_Font"><text:span text:style-name="T860">Activate virtual env</text:span></text:span></text:p>
          </table:table-cell>
          <table:table-cell table:style-name="Table34.B11" office:value-type="string">
            <text:p text:style-name="P811"><text:span text:style-name="Default_20_Paragraph_20_Font"><text:span text:style-name="T848">source &lt;dir&gt;/bin/activate</text:span></text:span></text:p>
          </table:table-cell>
        </table:table-row>
        <table:table-row>
          <table:table-cell table:style-name="Table34.A11" office:value-type="string">
            <text:p text:style-name="P810"><text:span text:style-name="Default_20_Paragraph_20_Font"><text:span text:style-name="T860">Deactivate virtual env</text:span></text:span></text:p>
          </table:table-cell>
          <table:table-cell table:style-name="Table34.B11" office:value-type="string">
            <text:p text:style-name="P811"><text:span text:style-name="Default_20_Paragraph_20_Font"><text:span text:style-name="T848">deactivate</text:span></text:span></text:p>
          </table:table-cell>
        </table:table-row>
        <table:table-row>
          <table:table-cell table:style-name="Table34.A11" office:value-type="string">
            <text:p text:style-name="P810"><text:span text:style-name="Default_20_Paragraph_20_Font"><text:span text:style-name="T860">Remove the virtual env</text:span></text:span></text:p>
          </table:table-cell>
          <table:table-cell table:style-name="Table34.B11" office:value-type="string">
            <text:p text:style-name="P811"><text:span text:style-name="Default_20_Paragraph_20_Font"><text:span text:style-name="T848">rm -rf &lt;dir&gt;</text:span></text:span></text:p>
          </table:table-cell>
        </table:table-row>
        <table:table-row>
          <table:table-cell table:style-name="Table34.A11" office:value-type="string">
            <text:p text:style-name="P810"><text:span text:style-name="Default_20_Paragraph_20_Font"><text:span text:style-name="T860">Use virtual env within VS Code</text:span></text:span></text:p>
          </table:table-cell>
          <table:table-cell table:style-name="Table34.B11" office:value-type="string">
            <text:p text:style-name="P811"><text:span text:style-name="Default_20_Paragraph_20_Font"><text:span text:style-name="T848">(my-virtual-path) &lt;dir&gt; $ code .</text:span></text:span></text:p>
          </table:table-cell>
        </table:table-row>
      </table:table>
      <text:p text:style-name="P812"><text:span text:style-name="Default_20_Paragraph_20_Font"><text:span text:style-name="T862">APPARMOR</text:span></text:span></text:p>
      <text:p text:style-name="P770"><text:span text:style-name="Default_20_Paragraph_20_Font"><text:span text:style-name="T206"/></text:span></text:p>
      <text:p text:style-name="P813">sudo apt install y apparmor-utils</text:p>
      <text:p text:style-name="P770"><text:span text:style-name="Default_20_Paragraph_20_Font"><text:span text:style-name="T206"/></text:span></text:p>
      <table:table table:name="Table27" table:style-name="Table27">
        <table:table-column table:style-name="Table27.A"/>
        <table:table-column table:style-name="Table27.B"/>
        <table:table-row>
          <table:table-cell table:style-name="Table27.A1" office:value-type="string">
            <text:p text:style-name="P814"><text:span text:style-name="Default_20_Paragraph_20_Font"><text:span text:style-name="T863">Find out if AppAmor is enabled (return Y if true)</text:span></text:span></text:p>
          </table:table-cell>
          <table:table-cell table:style-name="Table27.A1" office:value-type="string">
            <text:p text:style-name="P815"><text:span text:style-name="Default_20_Paragraph_20_Font"><text:span text:style-name="T864">cat </text:span></text:span><text:span text:style-name="Default_20_Paragraph_20_Font"><text:span text:style-name="T865">/sys/module/apparmor/parameters/enabled</text:span></text:span></text:p>
            <text:p text:style-name="P815"><text:span text:style-name="Default_20_Paragraph_20_Font"><text:span text:style-name="T866">aa-enabled</text:span></text:span></text:p>
          </table:table-cell>
        </table:table-row>
        <table:table-row>
          <table:table-cell table:style-name="Table27.A2" office:value-type="string">
            <text:p text:style-name="P814"><text:span text:style-name="Default_20_Paragraph_20_Font"><text:span text:style-name="T863">Find out which profiles </text:span></text:span><text:span text:style-name="Default_20_Paragraph_20_Font"><text:span text:style-name="T867">are enabled</text:span></text:span></text:p>
          </table:table-cell>
          <table:table-cell table:style-name="Table27.A2" office:value-type="string">
            <text:p text:style-name="P662"><text:span text:style-name="Default_20_Paragraph_20_Font"><text:span text:style-name="T868">a</text:span></text:span><text:span text:style-name="Default_20_Paragraph_20_Font"><text:span text:style-name="T864">a-status</text:span></text:span></text:p>
          </table:table-cell>
        </table:table-row>
        <table:table-row>
          <table:table-cell table:style-name="Table27.A2" office:value-type="string">
            <text:p text:style-name="P816">Disable a profile</text:p>
          </table:table-cell>
          <table:table-cell table:style-name="Table27.A2" office:value-type="string">
            <text:p text:style-name="P817">aa-disable --<text:span text:style-name="T869">no-reload </text:span><text:span text:style-name="T166">/etc/apparmor.d/&lt;profile&gt;</text:span></text:p>
          </table:table-cell>
        </table:table-row>
        <table:table-row>
          <table:table-cell table:style-name="Table27.A2" office:value-type="string">
            <text:p text:style-name="P818">Re-enable a profile</text:p>
          </table:table-cell>
          <table:table-cell table:style-name="Table27.A2" office:value-type="string">
            <text:p text:style-name="P819">aa-enforce /etc/apparmor.d/&lt;profile&gt;</text:p>
          </table:table-cell>
        </table:table-row>
      </table:table>
      <text:p text:style-name="P770"><text:span text:style-name="Default_20_Paragraph_20_Font"><text:span text:style-name="T206"/></text:span></text:p>
      <text:p text:style-name="P770"><text:span text:style-name="Default_20_Paragraph_20_Font"><text:span text:style-name="T206"/></text:span></text:p>
      <text:p text:style-name="P770"><text:span text:style-name="Default_20_Paragraph_20_Font"><text:span text:style-name="T206"/></text:span></text:p>
      <text:p text:style-name="P770"><text:span text:style-name="Default_20_Paragraph_20_Font"><text:span text:style-name="T862">GIMP</text:span></text:span></text:p>
      <text:p text:style-name="P770"><text:span text:style-name="Default_20_Paragraph_20_Font"><text:span text:style-name="T206"/></text:span></text:p>
      <table:table table:name="Table26" table:style-name="Table26">
        <table:table-column table:style-name="Table26.A"/>
        <table:table-column table:style-name="Table26.B"/>
        <table:table-row>
          <table:table-cell table:style-name="Table26.A1" office:value-type="string">
            <text:p text:style-name="P820">Crop an image</text:p>
          </table:table-cell>
          <table:table-cell table:style-name="Table26.A1" office:value-type="string">
            <text:p text:style-name="P662"><text:span text:style-name="Default_20_Paragraph_20_Font"><text:span text:style-name="T870">Shift + C + &lt;drag_and_drop_to_draw_a_rectangle&gt; + Enter</text:span></text:span></text:p>
          </table:table-cell>
        </table:table-row>
        <table:table-row>
          <table:table-cell table:style-name="Table26.A2" office:value-type="string">
            <text:p text:style-name="P820">Export a altered image</text:p>
          </table:table-cell>
          <table:table-cell table:style-name="Table26.A2" office:value-type="string">
            <text:p text:style-name="P821">Ctrl + Shift + E</text:p>
          </table:table-cell>
        </table:table-row>
        <table:table-row>
          <table:table-cell table:style-name="Table26.A2" office:value-type="string">
            <text:p text:style-name="P822">Display accidentally closed panels</text:p>
          </table:table-cell>
          <table:table-cell table:style-name="Table26.A2" office:value-type="string">
            <text:p text:style-name="P823">&lt;C-L&gt; <text:s/>| Windows &gt; Dockable dialogues &gt; Layers</text:p>
            <text:p text:style-name="P823">&lt;C-B&gt; <text:s/>| Windows &gt; Toolbox</text:p>
            <text:p text:style-name="P823">Tab <text:s text:c="6"/>| Uncheck off Hide docks</text:p>
          </table:table-cell>
        </table:table-row>
        <table:table-row>
          <table:table-cell table:style-name="Table26.A2" office:value-type="string">
            <text:p text:style-name="P824">Confirm a floating selection to be able to select another layer</text:p>
          </table:table-cell>
          <table:table-cell table:style-name="Table26.A2" office:value-type="string">
            <text:p text:style-name="P823">&lt;<text:span text:style-name="T871">C-Shift&gt; C</text:span></text:p>
          </table:table-cell>
        </table:table-row>
      </table:table>
      <text:p text:style-name="P825"/>
      <text:p text:style-name="P825"/>
      <text:p text:style-name="P825"/>
      <text:p text:style-name="P825"/>
      <text:p text:style-name="P826"><text:span text:style-name="Default_20_Paragraph_20_Font"><text:span text:style-name="T872">UNISON</text:span></text:span></text:p>
      <text:p text:style-name="P827"><text:span text:style-name="Default_20_Paragraph_20_Font"><text:span text:style-name="T206"/></text:span></text:p>
      <table:table table:name="Table71" table:style-name="Table71">
        <table:table-column table:style-name="Table71.A"/>
        <table:table-column table:style-name="Table71.B"/>
        <table:table-row>
          <table:table-cell table:style-name="Table71.A1" office:value-type="string">
            <text:p text:style-name="P828">Add user to docker group</text:p>
          </table:table-cell>
          <table:table-cell table:style-name="Table71.A1" office:value-type="string">
            <text:p text:style-name="P829"><text:span text:style-name="Default_20_Paragraph_20_Font"><text:span text:style-name="T873">u</text:span></text:span><text:span text:style-name="Default_20_Paragraph_20_Font"><text:span text:style-name="T874">sermod -a -G docker &lt;username&gt; </text:span></text:span></text:p>
            <text:p text:style-name="P829"><text:span text:style-name="Default_20_Paragraph_20_Font"><text:span text:style-name="T873">|| newgrp docker</text:span></text:span></text:p>
          </table:table-cell>
        </table:table-row>
        <table:table-row>
          <table:table-cell table:style-name="Table71.A2" office:value-type="string">
            <text:p text:style-name="P830">Start docker service</text:p>
            <text:p text:style-name="P831">(then restart your window manager)</text:p>
          </table:table-cell>
          <table:table-cell table:style-name="Table71.A2" office:value-type="string">
            <text:p text:style-name="P832"><text:span text:style-name="T875">l</text:span><text:span text:style-name="T876">n -s /etc/sv/docker /var/service</text:span></text:p>
          </table:table-cell>
        </table:table-row>
        <table:table-row>
          <table:table-cell table:style-name="Table71.A2" office:value-type="string">
            <text:p text:style-name="P833">Ensure that the daemon is running</text:p>
          </table:table-cell>
          <table:table-cell table:style-name="Table71.A2" office:value-type="string">
            <text:p text:style-name="P834"><text:span text:style-name="Default_20_Paragraph_20_Font"><text:span text:style-name="T877">sv restart docker</text:span></text:span></text:p>
          </table:table-cell>
        </table:table-row>
        <table:table-row>
          <table:table-cell table:style-name="Table71.A2" office:value-type="string">
            <text:p text:style-name="P835">Listen for ports</text:p>
          </table:table-cell>
          <table:table-cell table:style-name="Table71.A2" office:value-type="string">
            <text:p text:style-name="P836"><text:span text:style-name="Default_20_Paragraph_20_Font"><text:span text:style-name="T878">ss – plnt</text:span></text:span></text:p>
            <text:p text:style-name="P836"><text:span text:style-name="Default_20_Paragraph_20_Font"><text:span text:style-name="T879">|| netstat -pantul | grep docker</text:span></text:span></text:p>
          </table:table-cell>
        </table:table-row>
        <table:table-row>
          <table:table-cell table:style-name="Table71.A2" office:value-type="string">
            <text:p text:style-name="P835">Check out which port is open</text:p>
          </table:table-cell>
          <table:table-cell table:style-name="Table71.A2" office:value-type="string">
            <text:p text:style-name="P837">nvimpager /etc/docker/daemon.json</text:p>
            <text:p text:style-name="P838">(<text:span text:style-name="T880">by default 2395 and 2396 ports</text:span>)</text:p>
          </table:table-cell>
        </table:table-row>
        <table:table-row>
          <table:table-cell table:style-name="Table71.A2" office:value-type="string">
            <text:p text:style-name="P839">Run a online container with alpine built against musl</text:p>
          </table:table-cell>
          <table:table-cell table:style-name="Table71.A2" office:value-type="string">
            <text:p text:style-name="P832">docker run -it --rm -v &lt;<text:span text:style-name="T881">dev_dir_path&gt;</text:span>:/codebase -p 5757:5757 -p 8080:8080 unisonlang/unison</text:p>
          </table:table-cell>
        </table:table-row>
        <table:table-row>
          <table:table-cell table:style-name="Table71.A2" office:value-type="string">
            <text:p text:style-name="P840">List all docker-related processes</text:p>
          </table:table-cell>
          <table:table-cell table:style-name="Table71.A2" office:value-type="string">
            <text:p text:style-name="P841"><text:span text:style-name="T882">d</text:span>ocker ps</text:p>
          </table:table-cell>
        </table:table-row>
      </table:table>
      <text:p text:style-name="P842"/>
      <text:p text:style-name="P843"/>
      <text:p text:style-name="P843"/>
      <text:p text:style-name="P844"><text:span text:style-name="Default_20_Paragraph_20_Font"><text:span text:style-name="T883">UNISON</text:span></text:span><text:span text:style-name="Default_20_Paragraph_20_Font"><text:span text:style-name="T884"> – DOCKER</text:span></text:span></text:p>
      <table:table table:name="Table73" table:style-name="Table73">
        <table:table-column table:style-name="Table73.A"/>
        <table:table-column table:style-name="Table73.B"/>
        <table:table-row>
          <table:table-cell table:style-name="Table73.A1" office:value-type="string">
            <text:p text:style-name="P845">Download and extract the Unison content manager <text:span text:style-name="T885">(UCM)</text:span></text:p>
          </table:table-cell>
          <table:table-cell table:style-name="Table73.A1" office:value-type="string">
            <text:p text:style-name="P846">mkdir unisonlang</text:p>
            <text:p text:style-name="P846">curl -L https://github.com/unisonweb/unison/releases/download/release%2FM4d/ucm-linux.tar.gz --output ~/dev/unisonlang/ucm.tar.gz</text:p>
            <text:p text:style-name="P847"><text:span text:style-name="Source_20_Text"><text:span text:style-name="T206">tar -xzf unisonlanguage/ucm.tar.gz -C unisonlanguage</text:span></text:span></text:p>
            <text:p text:style-name="P847"><text:span text:style-name="Source_20_Text"><text:span text:style-name="T206">./unisonlanguage/ucm (</text:span></text:span><text:span text:style-name="Source_20_Text"><text:span text:style-name="T886">without needing a container)</text:span></text:span></text:p>
          </table:table-cell>
        </table:table-row>
        <table:table-row>
          <table:table-cell table:style-name="Table73.A2" office:value-type="string">
            <text:p text:style-name="P845">Retrieve the container</text:p>
          </table:table-cell>
          <table:table-cell table:style-name="Table73.A2" office:value-type="string">
            <text:p text:style-name="P846"><text:span text:style-name="T887">d</text:span>ocker pull unisonlang/unison</text:p>
          </table:table-cell>
        </table:table-row>
        <table:table-row>
          <table:table-cell table:style-name="Table73.A2" office:value-type="string">
            <text:p text:style-name="P848"><text:span text:style-name="T888">Run a online container</text:span><text:span text:style-name="T889">ized tool chain</text:span><text:span text:style-name="T888"> with alpine built against musl </text:span><text:span text:style-name="T889">to d</text:span>ownload the <text:span text:style-name="T890">Unison </text:span>standard library</text:p>
            <text:p text:style-name="P849"><text:span text:style-name="Source_20_Text"><text:span text:style-name="T891">(i.e. codebase)</text:span></text:span></text:p>
          </table:table-cell>
          <table:table-cell table:style-name="Table73.A2" office:value-type="string">
            <text:p text:style-name="P846">docker run --rm -v ~/dev/unison/code:/codebase unisonlang/unison --codebase-create /codebase</text:p>
          </table:table-cell>
        </table:table-row>
        <table:table-row table:style-name="Table73.4">
          <table:table-cell table:style-name="Table73.A2" office:value-type="string">
            <text:p text:style-name="P848">Run the containerized ucm </text:p>
          </table:table-cell>
          <table:table-cell table:style-name="Table73.A2" office:value-type="string">
            <text:p text:style-name="P846">docker run -it --rm -v ~/dev/unison/code:/codebase -p 5757:5757 -p 8080:8080 unisonlang/unison</text:p>
          </table:table-cell>
        </table:table-row>
      </table:table>
      <text:h text:style-name="P850" text:outline-level="2"/>
      <text:p text:style-name="P843"/>
      <text:p text:style-name="P851"><text:span text:style-name="Default_20_Paragraph_20_Font"><text:span text:style-name="T892">DOCKER</text:span></text:span></text:p>
      <text:p text:style-name="P852"><text:span text:style-name="Default_20_Paragraph_20_Font"><text:span text:style-name="T206"/></text:span></text:p>
      <table:table table:name="Table72" table:style-name="Table72">
        <table:table-column table:style-name="Table72.A"/>
        <table:table-column table:style-name="Table72.B"/>
        <table:table-row>
          <table:table-cell table:style-name="Table72.A1" office:value-type="string">
            <text:p text:style-name="P853">Add base packages</text:p>
          </table:table-cell>
          <table:table-cell table:style-name="Table72.A1" office:value-type="string">
            <text:p text:style-name="P854">xbps-install -S docker docker-cli</text:p>
          </table:table-cell>
        </table:table-row>
        <table:table-row>
          <table:table-cell table:style-name="Table72.A2" office:value-type="string">
            <text:p text:style-name="P828">Add user to docker group</text:p>
          </table:table-cell>
          <table:table-cell table:style-name="Table72.A2" office:value-type="string">
            <text:p text:style-name="P829"><text:span text:style-name="Default_20_Paragraph_20_Font"><text:span text:style-name="T873">u</text:span></text:span><text:span text:style-name="Default_20_Paragraph_20_Font"><text:span text:style-name="T874">sermod -a -G docker &lt;username&gt; </text:span></text:span></text:p>
            <text:p text:style-name="P829"><text:span text:style-name="Default_20_Paragraph_20_Font"><text:span text:style-name="T873">/ newgrp docker</text:span></text:span></text:p>
          </table:table-cell>
        </table:table-row>
        <table:table-row>
          <table:table-cell table:style-name="Table72.A2" office:value-type="string">
            <text:p text:style-name="P830">Start docker service</text:p>
            <text:p text:style-name="P831">(then restart your window manager)</text:p>
          </table:table-cell>
          <table:table-cell table:style-name="Table72.A2" office:value-type="string">
            <text:p text:style-name="P832"><text:span text:style-name="T875">l</text:span><text:span text:style-name="T876">n -s /etc/sv/docker /var/service</text:span></text:p>
          </table:table-cell>
        </table:table-row>
        <table:table-row>
          <table:table-cell table:style-name="Table72.A2" office:value-type="string">
            <text:p text:style-name="P833">Ensure that the daemon is running</text:p>
          </table:table-cell>
          <table:table-cell table:style-name="Table72.A2" office:value-type="string">
            <text:p text:style-name="P834"><text:span text:style-name="Default_20_Paragraph_20_Font"><text:span text:style-name="T877">sv restart docker</text:span></text:span></text:p>
          </table:table-cell>
        </table:table-row>
        <table:table-row>
          <table:table-cell table:style-name="Table72.A2" office:value-type="string">
            <text:p text:style-name="P853">Create a container for alpine host</text:p>
          </table:table-cell>
          <table:table-cell table:style-name="Table72.A2" office:value-type="string">
            <text:p text:style-name="P854">Docker run --rm -it alpine /bin/sh</text:p>
            <text:p text:style-name="P855">N.B. `rm` flag will cause the containerised session to be wiped out from the file system after leaving the container.</text:p>
            <text:p text:style-name="P855"/>
            <text:p text:style-name="P855"><text:span text:style-name="T893">N</text:span>ow you can clone the source, install dependencies, compile, <text:span text:style-name="T893">etc.</text:span></text:p>
          </table:table-cell>
        </table:table-row>
        <table:table-row>
          <table:table-cell table:style-name="Table72.A2" office:value-type="string">
            <text:p text:style-name="P856">Diagnostic somee issues</text:p>
          </table:table-cell>
          <table:table-cell table:style-name="Table72.A2" office:value-type="string">
            <text:p text:style-name="P857">docker ps</text:p>
            <text:p text:style-name="P857">docker-compose logs phpmyadmin</text:p>
          </table:table-cell>
        </table:table-row>
        <table:table-row>
          <table:table-cell table:style-name="Table72.A2" office:value-type="string">
            <text:p text:style-name="P858">Remove all containers</text:p>
          </table:table-cell>
          <table:table-cell table:style-name="Table72.A2" office:value-type="string">
            <text:p text:style-name="P859"><text:span text:style-name="T894">d</text:span>ocker-compose down -v --rmi all</text:p>
          </table:table-cell>
        </table:table-row>
        <table:table-row>
          <table:table-cell table:style-name="Table72.A2" office:value-type="string">
            <text:p text:style-name="P860">Stop all containers in use</text:p>
          </table:table-cell>
          <table:table-cell table:style-name="Table72.A2" office:value-type="string">
            <text:p text:style-name="P861">docker stop (docker ps -a -q)</text:p>
          </table:table-cell>
        </table:table-row>
        <table:table-row>
          <table:table-cell table:style-name="Table72.A2" office:value-type="string">
            <text:p text:style-name="P862">List all volumes / <text:span text:style-name="T895">networks / </text:span><text:span text:style-name="T896">images / </text:span><text:span text:style-name="T897">containers </text:span></text:p>
          </table:table-cell>
          <table:table-cell table:style-name="Table72.A2" office:value-type="string">
            <text:p text:style-name="P863">docker volume / <text:span text:style-name="T895">network</text:span> / <text:span text:style-name="T896">image / </text:span><text:span text:style-name="T897">container</text:span><text:span text:style-name="T896"> </text:span>ls</text:p>
          </table:table-cell>
        </table:table-row>
        <table:table-row>
          <table:table-cell table:style-name="Table72.A2" office:value-type="string">
            <text:p text:style-name="P862">Remove a volume</text:p>
          </table:table-cell>
          <table:table-cell table:style-name="Table72.A2" office:value-type="string">
            <text:p text:style-name="P863">docker volume rm -f &lt;volume_name&gt;</text:p>
          </table:table-cell>
        </table:table-row>
        <table:table-row>
          <table:table-cell table:style-name="Table72.A2" office:value-type="string">
            <text:p text:style-name="P864">Access mysql service using root account</text:p>
          </table:table-cell>
          <table:table-cell table:style-name="Table72.A2" office:value-type="string">
            <text:p text:style-name="P865">docker exec -it &lt;container_id&gt; mysql -u root-p</text:p>
          </table:table-cell>
        </table:table-row>
        <table:table-row>
          <table:table-cell table:style-name="Table72.A2" office:value-type="string">
            <text:p text:style-name="P866">Check if there is already a user associated with a previously defined localhost, which may prevent the current user with the same name to access properly to the DB</text:p>
          </table:table-cell>
          <table:table-cell table:style-name="Table72.A2" office:value-type="string">
            <text:p text:style-name="P867">SELECT User, Host FROM mysql.user WHERE User = ‘aurele’;</text:p>
          </table:table-cell>
        </table:table-row>
        <table:table-row>
          <table:table-cell table:style-name="Table72.A2" office:value-type="string">
            <text:p text:style-name="P868">Delete the offending user account</text:p>
          </table:table-cell>
          <table:table-cell table:style-name="Table72.A2" office:value-type="string">
            <text:p text:style-name="P869">DROP USER ‘aurele’@’localhost’</text:p>
          </table:table-cell>
        </table:table-row>
        <table:table-row>
          <table:table-cell table:style-name="Table72.A2" office:value-type="string">
            <text:p text:style-name="P868">Re-execute the credentials initialization file to regenerate the user</text:p>
          </table:table-cell>
          <table:table-cell table:style-name="Table72.A2" office:value-type="string">
            <text:p text:style-name="P869">docker exec -i &lt;container_id&gt; mysql -u root -p &lt;db_name&gt; &lt; /path/to/init.sql</text:p>
          </table:table-cell>
        </table:table-row>
        <table:table-row>
          <table:table-cell table:style-name="Table72.A2" office:value-type="string">
            <text:p text:style-name="P870">Full purge of all bullshit docker</text:p>
          </table:table-cell>
          <table:table-cell table:style-name="Table72.A2" office:value-type="string">
            <text:p text:style-name="P871">docker stop (docker ps -aq) # Stop all running containers </text:p>
            <text:p text:style-name="P871">docker rm (docker ps -aq) # Remove all containers </text:p>
            <text:p text:style-name="P871">docker rmi -f $(docker images -q) # Remove all images </text:p>
            <text:p text:style-name="P871">docker volume rm (docker volume ls -q) # Remove all volumes docker network rm (docker network ls -q) # Remove all networks</text:p>
            <text:p text:style-name="P871">docker system prune -a --volumes # Full system cleanup</text:p>
          </table:table-cell>
        </table:table-row>
        <table:table-row>
          <table:table-cell table:style-name="Table72.A16" table:number-columns-spanned="2" office:value-type="string">
            <text:p text:style-name="P872"><text:span text:style-name="T898">N</text:span>ext docker run would create a new container, but you should be able to run the old container again and attach to it.</text:p>
            <text:p text:style-name="P872"/>
            <text:p text:style-name="P872"><text:span text:style-name="T898">B</text:span>ut that's not how containers are used, you are supposed to have an immutable image <text:soft-page-break/>to which you expose persistent volumes with data.</text:p>
            <text:p text:style-name="P872"><text:span text:style-name="T898">I</text:span>n this case it's just for testing something, so this is not really relevant.</text:p>
            <text:p text:style-name="P872"/>
            <text:p text:style-name="P872">&gt;Would have been made persistent of the file system without --rm flag?</text:p>
            <text:p text:style-name="P872"/>
            <text:p text:style-name="P872"><text:span text:style-name="T899">&gt;K</text:span>ind of, next docker run would create a new container, but you should be able to run the old container again and attach to it.</text:p>
            <text:p text:style-name="P872"/>
            <text:p text:style-name="P872">&gt; <text:span text:style-name="T899">B</text:span>ut that's not how containers are used, you are supposed to have an immutable image to which you expose persistent volumes with data.</text:p>
            <text:p text:style-name="P872"/>
            <text:p text:style-name="P872">&gt; <text:span text:style-name="T899">I</text:span>n this case it's just for testing something, so this is not really relevant.</text:p>
            <text:p text:style-name="P872"><text:span text:style-name="T900">C</text:span>urrently you are pulling an alpine container and running some commands inside it. That's totally fine for testing compilation of something.</text:p>
            <text:p text:style-name="P872"><text:span text:style-name="T900">T</text:span>he alpine image you are pulling is immutable.</text:p>
            <text:p text:style-name="P872"><text:span text:style-name="T900">I</text:span>f you want to create your own immutable image that's based on alpine, you would write a Dockerfile that describes what to do to create the new image and build your own image.</text:p>
          </table:table-cell>
          <table:covered-table-cell/>
        </table:table-row>
      </table:table>
      <text:p text:style-name="P873"><text:span text:style-name="Default_20_Paragraph_20_Font"><text:span text:style-name="T901">CMAKE - MAKE .cpp project</text:span></text:span></text:p>
      <text:p text:style-name="P874"><text:span text:style-name="Default_20_Paragraph_20_Font"><text:span text:style-name="T206"/></text:span></text:p>
      <text:p text:style-name="P875"/>
      <text:p text:style-name="P876">mkdir build; cd build</text:p>
      <text:p text:style-name="P877">cmake .. -<text:span text:style-name="T902">D</text:span><text:span text:style-name="T903">C</text:span><text:span text:style-name="T902">MAKE_EXPORT_COMPILE_COMMANDS=1 </text:span>--fresh; make VERBOSE=1</text:p>
      <text:p text:style-name="P875"/>
      <text:p text:style-name="P875">➜ nvimpager ../CMakeLists.txt </text:p>
      <text:p text:style-name="P875">cmake_minimum_required(VERSION 3.25)</text:p>
      <text:p text:style-name="P875"/>
      <text:p text:style-name="P875">project(conversion3_app)</text:p>
      <text:p text:style-name="P875"/>
      <text:p text:style-name="P875">set(CMAKE_CXX_STANDARD 20)</text:p>
      <text:p text:style-name="P875">set(CMAKE_CXX_STANDARD_REQUIRED on)</text:p>
      <text:p text:style-name="P875"/>
      <text:p text:style-name="P875">add_executable(cmake_conversion3 conversion3.cpp)</text:p>
      <text:p text:style-name="P875"/>
      <text:p text:style-name="P875">#set(GCC_COVERAGE_COMPILE_FLAGS "-Wall -Wextra -pedantic -Wshadow -Weffc++ -Wswitch \</text:p>
      <text:p text:style-name="P875">#-Wswitch-outside-range -Wstrict-null-sentinel -Wzero-as-null-pointer-constant -Wuseless-cast \</text:p>
      <text:p text:style-name="P875">#-Wconversion -Warith-conversion -Wsign-conversion -Wsuggest-override -Wsuggest-final-types \</text:p>
      <text:p text:style-name="P875">#-Wsuggest-final-methods -Wsign-promo")</text:p>
      <text:p text:style-name="P875"/>
      <text:p text:style-name="P875">set(CMAKE_BUILD_TYPE "Debug" CACHE STRING "" FORCE)</text:p>
      <text:p text:style-name="P875"/>
      <text:p text:style-name="P875">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75"/>
      <text:p text:style-name="P875"/>
      <text:p text:style-name="P878"><text:span text:style-name="T904">N.B.</text:span><text:span text:style-name="T905"> `--fresh` is favoured over `--build --target clean`</text:span></text:p>
      <text:p text:style-name="P879"><text:span text:style-name="T905">- need to </text:span>replace CMAKE_CXX_FLAGS with `target_compile_options()`</text:p>
      <text:p text:style-name="P880"><text:span text:style-name="Default_20_Paragraph_20_Font"><text:span text:style-name="T901">OCAML – OPAM – DUNE</text:span></text:span></text:p>
      <text:p text:style-name="P844"><text:span text:style-name="Default_20_Paragraph_20_Font"><text:span text:style-name="T206"/></text:span></text:p>
      <text:p text:style-name="P881"><text:span text:style-name="Source_20_Text"><text:span text:style-name="T906"># install the ocaml package manager</text:span></text:span></text:p>
      <text:p text:style-name="P844"><text:span text:style-name="Default_20_Paragraph_20_Font"><text:span text:style-name="T907">xbps-install -S opam</text:span></text:span></text:p>
      <text:p text:style-name="P881"><text:span text:style-name="Source_20_Text"><text:span text:style-name="T906"># initialize and set init options </text:span></text:span><text:span text:style-name="Source_20_Text"><text:span text:style-name="T908">[don’t switch yet and update .rc file]</text:span></text:span></text:p>
      <text:p text:style-name="P844"><text:span text:style-name="Default_20_Paragraph_20_Font"><text:span text:style-name="T907">opam init </text:span></text:span><text:span text:style-name="Default_20_Paragraph_20_Font"><text:span text:style-name="T909">[--bare -a -y]</text:span></text:span></text:p>
      <text:p text:style-name="P844"><text:span text:style-name="Source_20_Text"><text:span text:style-name="T910"># switch to the default compiler in the current environment</text:span></text:span></text:p>
      <text:p text:style-name="P844"><text:span text:style-name="Default_20_Paragraph_20_Font"><text:span text:style-name="T907">eval $(opam --env </text:span></text:span><text:span text:style-name="Default_20_Paragraph_20_Font"><text:span text:style-name="T909">[</text:span></text:span><text:span text:style-name="Default_20_Paragraph_20_Font"><text:span text:style-name="T907">--switch=&lt;</text:span></text:span><text:span text:style-name="Default_20_Paragraph_20_Font"><text:span text:style-name="T909">mysetup_name&gt;]</text:span></text:span><text:span text:style-name="Default_20_Paragraph_20_Font"><text:span text:style-name="T907">)</text:span></text:span></text:p>
      <text:p text:style-name="P844"><text:span text:style-name="Source_20_Text"><text:span text:style-name="T910"># check </text:span></text:span><text:span text:style-name="Source_20_Text"><text:span text:style-name="T911">the current defaulted compiler’s version</text:span></text:span></text:p>
      <text:p text:style-name="P844"><text:span text:style-name="Default_20_Paragraph_20_Font"><text:span text:style-name="T907">opam switch </text:span></text:span><text:span text:style-name="Default_20_Paragraph_20_Font"><text:span text:style-name="T909">[--create &lt;mysetup_name&gt; &lt;compiler_version&gt; [&lt;pkg_list&gt;]</text:span></text:span></text:p>
      <text:p text:style-name="P882"><text:span text:style-name="Source_20_Text"><text:span text:style-name="T911"># install basic libraries</text:span></text:span></text:p>
      <text:p text:style-name="P882"><text:span text:style-name="Default_20_Paragraph_20_Font"><text:span text:style-name="T912">opam install core core_bench utop opam user-setup merlin </text:span></text:span><text:span text:style-name="Default_20_Paragraph_20_Font"><text:span text:style-name="T913">ocamlformat </text:span></text:span><text:span text:style-name="Default_20_Paragraph_20_Font"><text:span text:style-name="T912">ocaml-lsp-server </text:span></text:span><text:span text:style-name="Default_20_Paragraph_20_Font"><text:span text:style-name="T914">ounit2 </text:span></text:span><text:span text:style-name="Default_20_Paragraph_20_Font"><text:span text:style-name="T915">bisect_ppx</text:span></text:span></text:p>
      <text:p text:style-name="P883"><text:span text:style-name="Source_20_Text"><text:span text:style-name="T206"/></text:span></text:p>
      <text:p text:style-name="P883"><text:span text:style-name="Source_20_Text"><text:span text:style-name="T916"># add a useful pretty-printer and open Base library (which extends Core library)</text:span></text:span></text:p>
      <text:p text:style-name="P883"><text:span text:style-name="Default_20_Paragraph_20_Font"><text:span text:style-name="T912">touch ~/.ocamlinit</text:span></text:span></text:p>
      <text:p text:style-name="P883"><text:span text:style-name="Default_20_Paragraph_20_Font"><text:span text:style-name="T912">#require "core.top";;</text:span></text:span></text:p>
      <text:p text:style-name="P883"><text:span text:style-name="Default_20_Paragraph_20_Font"><text:span text:style-name="T912">#require "ppx_jane";;</text:span></text:span></text:p>
      <text:p text:style-name="P884"><text:span text:style-name="Default_20_Paragraph_20_Font"><text:span text:style-name="T912">open Base;;</text:span></text:span></text:p>
      <text:p text:style-name="P885"><text:span text:style-name="Source_20_Text"><text:span text:style-name="T916"># the trailing `;;` determines a top-level expression and improves ocaml’s error reporting</text:span></text:span></text:p>
      <text:p text:style-name="P883"><text:span text:style-name="Source_20_Text"><text:span text:style-name="T206"/></text:span></text:p>
      <text:p text:style-name="P882"><text:span text:style-name="Source_20_Text"><text:span text:style-name="T911"># add the following into the ~/.config/nvim/init.lua config file </text:span></text:span><text:span text:style-name="Source_20_Text"><text:span text:style-name="T917">then run `:luafile &lt;init.lua&gt;`</text:span></text:span></text:p>
      <text:p text:style-name="P882"><text:span text:style-name="Default_20_Paragraph_20_Font"><text:span text:style-name="T912">require('lspconfig').ocamllsp.setup{}</text:span></text:span></text:p>
      <text:p text:style-name="P882"><text:span text:style-name="Default_20_Paragraph_20_Font"><text:span text:style-name="T206"/></text:span></text:p>
      <text:p text:style-name="P886"><text:span text:style-name="Source_20_Text"><text:span text:style-name="T918"># </text:span></text:span><text:span text:style-name="Source_20_Text"><text:span text:style-name="T911">external dependency handling is not supported on VoidLinux, </text:span></text:span><text:span text:style-name="Source_20_Text"><text:span text:style-name="T919">so de-activate it</text:span></text:span></text:p>
      <text:p text:style-name="P844"><text:span text:style-name="Default_20_Paragraph_20_Font"><text:span text:style-name="T920">o</text:span></text:span><text:span text:style-name="Default_20_Paragraph_20_Font"><text:span text:style-name="T912">pam option --global depext=false</text:span></text:span></text:p>
      <text:p text:style-name="P844"><text:span text:style-name="Default_20_Paragraph_20_Font"><text:span text:style-name="T206"/></text:span></text:p>
      <text:p text:style-name="P887"><text:span text:style-name="Source_20_Text"><text:span text:style-name="T918"># </text:span></text:span><text:span text:style-name="Source_20_Text"><text:span text:style-name="T921">Check your current ocaml setup</text:span></text:span></text:p>
      <text:p text:style-name="P887"><text:span text:style-name="Default_20_Paragraph_20_Font"><text:span text:style-name="T922">opam switch list</text:span></text:span></text:p>
      <text:p text:style-name="P887"><text:span text:style-name="Default_20_Paragraph_20_Font"><text:span text:style-name="T206"/></text:span></text:p>
      <text:p text:style-name="P888"><text:span text:style-name="Source_20_Text"><text:span text:style-name="T923"># load the basic editor-tools into nvim config-related files</text:span></text:span></text:p>
      <text:p text:style-name="P888"><text:span text:style-name="Default_20_Paragraph_20_Font"><text:span text:style-name="T924">opam user-setup install</text:span></text:span></text:p>
      <text:p text:style-name="P887"><text:span text:style-name="Default_20_Paragraph_20_Font"><text:span text:style-name="T206"/></text:span></text:p>
      <text:p text:style-name="P889"><text:span text:style-name="Default_20_Paragraph_20_Font"><text:span text:style-name="T925">UTOP - repl</text:span></text:span></text:p>
      <text:p text:style-name="P889"><text:span text:style-name="Default_20_Paragraph_20_Font"><text:span text:style-name="T206"/></text:span></text:p>
      <text:p text:style-name="P889"><text:span text:style-name="Source_20_Text"><text:span text:style-name="T926"># </text:span></text:span><text:span text:style-name="Source_20_Text"><text:span text:style-name="T927">Add some highlighting</text:span></text:span></text:p>
      <text:p text:style-name="P890"><text:span text:style-name="Default_20_Paragraph_20_Font"><text:span text:style-name="T928">nvim; :s</text:span></text:span><text:span text:style-name="Default_20_Paragraph_20_Font"><text:span text:style-name="T929">aveas </text:span></text:span><text:span text:style-name="Default_20_Paragraph_20_Font"><text:span text:style-name="T928">~/.utoprc</text:span></text:span></text:p>
      <text:p text:style-name="P890"><text:span text:style-name="Default_20_Paragraph_20_Font"><text:span text:style-name="T206"/></text:span></text:p>
      <text:p text:style-name="P890"><text:span text:style-name="Default_20_Paragraph_20_Font"><text:span text:style-name="T930">profile: <text:s text:c="15"/><text:tab/><text:tab/>dark</text:span></text:span></text:p>
      <text:p text:style-name="P890"><text:span text:style-name="Default_20_Paragraph_20_Font"><text:span text:style-name="T930">identifier.foreground: <text:s/><text:tab/>none</text:span></text:span></text:p>
      <text:p text:style-name="P890"><text:span text:style-name="Default_20_Paragraph_20_Font"><text:span text:style-name="T930">comment.foreground: <text:s text:c="4"/><text:tab/>x-chocolate1</text:span></text:span></text:p>
      <text:p text:style-name="P890"><text:span text:style-name="Default_20_Paragraph_20_Font"><text:span text:style-name="T930">doc.foreground: <text:s text:c="8"/><text:tab/>x-light-salmon</text:span></text:span></text:p>
      <text:p text:style-name="P890"><text:span text:style-name="Default_20_Paragraph_20_Font"><text:span text:style-name="T930">constant.foreground: <text:s text:c="3"/><text:tab/>x-aquamarine</text:span></text:span></text:p>
      <text:p text:style-name="P890"><text:span text:style-name="Default_20_Paragraph_20_Font"><text:span text:style-name="T930">keyword.foreground: <text:s text:c="4"/><text:tab/>x-cyan1</text:span></text:span></text:p>
      <text:p text:style-name="P890"><text:span text:style-name="Default_20_Paragraph_20_Font"><text:span text:style-name="T930">symbol.foreground: <text:s text:c="5"/><text:tab/>x-cyan1</text:span></text:span></text:p>
      <text:p text:style-name="P890"><text:span text:style-name="Default_20_Paragraph_20_Font"><text:span text:style-name="T930">string.foreground: <text:s text:c="5"/><text:tab/>x-light-salmon</text:span></text:span></text:p>
      <text:p text:style-name="P890"><text:span text:style-name="Default_20_Paragraph_20_Font"><text:span text:style-name="T930">char.foreground: <text:s text:c="7"/><text:tab/>x-light-salmon</text:span></text:span></text:p>
      <text:p text:style-name="P890"><text:span text:style-name="Default_20_Paragraph_20_Font"><text:span text:style-name="T930">quotation.foreground: <text:s text:c="2"/><text:tab/>x-purple</text:span></text:span></text:p>
      <text:p text:style-name="P890"><text:span text:style-name="Default_20_Paragraph_20_Font"><text:span text:style-name="T930">error.foreground: <text:s text:c="6"/><text:tab/>x-red</text:span></text:span></text:p>
      <text:p text:style-name="P890"><text:span text:style-name="Default_20_Paragraph_20_Font"><text:span text:style-name="T930">directive.foreground: <text:s text:c="2"/><text:tab/>x-goldenrod</text:span></text:span></text:p>
      <text:p text:style-name="P890"><text:span text:style-name="Default_20_Paragraph_20_Font"><text:span text:style-name="T930">parenthesis.background: blue</text:span></text:span></text:p>
      <text:p text:style-name="P890"><text:span text:style-name="Default_20_Paragraph_20_Font"><text:span text:style-name="T206"/></text:span></text:p>
      <text:p text:style-name="P891"><text:span text:style-name="Source_20_Text"><text:span text:style-name="T926"># </text:span></text:span><text:span text:style-name="Source_20_Text"><text:span text:style-name="T931">Remove all the fuss about prompt and the box displaying possible autocompletion values</text:span></text:span></text:p>
      <text:p text:style-name="P891"><text:span text:style-name="Default_20_Paragraph_20_Font"><text:span text:style-name="T932">mkdir -p </text:span></text:span><text:span text:style-name="Default_20_Paragraph_20_Font"><text:span text:style-name="T929">~/.config/utop; nvim; :saveas ~/.config/utop/init.ml</text:span></text:span></text:p>
      <text:p text:style-name="P891"><text:span text:style-name="Default_20_Paragraph_20_Font"><text:span text:style-name="T206"/></text:span></text:p>
      <text:p text:style-name="P891"><text:span text:style-name="Default_20_Paragraph_20_Font"><text:span text:style-name="T929">#utop_prompt_dummy;;</text:span></text:span></text:p>
      <text:p text:style-name="P891"><text:span text:style-name="Default_20_Paragraph_20_Font"><text:span text:style-name="T929">UTop.set_show_box false</text:span></text:span></text:p>
      <text:h text:style-name="P892" text:outline-level="2">Unmount</text:h>
      <text:p text:style-name="P893">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93">This is not the recommended way of doing it when addressing a device that needs to power down first if your intention is to disconnect the device afterwards, as the device will still show in the Nautilus panel..</text:p>
      <text:p text:style-name="P893">Have in mind that unmount gives you the ability to mount the device again (since it did not power down or actually eject the device from the system).</text:p>
      <text:h text:style-name="P894" text:outline-level="2">Eject</text:h>
      <text:p text:style-name="P893">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93">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93">There is however a verification process that runs when you try to Eject a device that needs sync. For example, if you try to eject a device that is copying data at that precise moment, it will give you the following warning.</text:p>
      <text:p text:style-name="P893">If you try to Eject the device and the sync is not done yet, you will get a message along the lines of "waiting for sync to finish before ejecting device". This only shows or at least it gives you enough time to see the message if you copy <text:span text:style-name="T933">numerous</text:span> files, specially small ones mixed in with big ones and then immediately after finishing the copy process, you try to <text:span text:style-name="T933">e</text:span>ject it.</text:p>
      <text:p text:style-name="P893">Note a couple of things:</text:p>
      <text:list text:style-name="L11">
        <text:list-item>
          <text:p text:style-name="P895">If you have an USB CD/DVD Drive and you Eject the medium, this will actually eject the whole device. You would have to insert the CD/DVD image back in to make the device appear again.</text:p>
        </text:list-item>
        <text:list-item>
          <text:p text:style-name="P895">If you Eject a USB Device that needs sync, <text:span text:style-name="T567">the Eject process will power down the device AFTER the sync is done</text:span>. This might be the cause of not seeing the option for "Safely Remove Drive".</text:p>
        </text:list-item>
      </text:list>
      <text:h text:style-name="P896" text:outline-level="2">Safely Remove Drive</text:h>
      <text:p text:style-name="P893">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897"/>
      <text:p text:style-name="P897"/>
      <text:p text:style-name="P898">OPENGPG ENCRYPTION</text:p>
      <text:p text:style-name="P897"/>
      <text:p text:style-name="P898">Add a key to a trusted vault:</text:p>
      <text:p text:style-name="P897"/>
      <text:p text:style-name="P770"><text:span text:style-name="Default_20_Paragraph_20_Font"><text:span text:style-name="T934">gpg --keyserver pgpkeys.mit.edu --recv-key</text:span></text:span><text:span text:style-name="Default_20_Paragraph_20_Font"><text:span text:style-name="T935">s</text:span></text:span><text:span text:style-name="Default_20_Paragraph_20_Font"><text:span text:style-name="T934"> <text:s/>&lt;PUBKEY&gt;</text:span></text:span></text:p>
      <text:p text:style-name="P899"><text:span text:style-name="Default_20_Paragraph_20_Font"><text:span text:style-name="T934">gpg -a --export &lt;PUBKEY&gt; | apt-key add -</text:span></text:span></text:p>
      <text:p text:style-name="P899"><text:span text:style-name="Default_20_Paragraph_20_Font"><text:span text:style-name="T206"/></text:span></text:p>
      <text:p text:style-name="P899"><text:span text:style-name="Default_20_Paragraph_20_Font"><text:span text:style-name="T206"/></text:span></text:p>
      <text:p text:style-name="P899"><text:span text:style-name="Default_20_Paragraph_20_Font"><text:span text:style-name="T206"/></text:span></text:p>
      <text:p text:style-name="P900"><text:span text:style-name="Default_20_Paragraph_20_Font"><text:span text:style-name="T936">ZIG - INSTALLATION</text:span></text:span></text:p>
      <text:p text:style-name="P899"><text:span text:style-name="Default_20_Paragraph_20_Font"><text:span text:style-name="T206"/></text:span></text:p>
      <text:p text:style-name="P901"><text:span text:style-name="Default_20_Paragraph_20_Font"><text:span text:style-name="T937">1. Building from source </text:span></text:span><text:span text:style-name="Default_20_Paragraph_20_Font"><text:span text:style-name="T938">(NOT RECOMMENDED)</text:span></text:span></text:p>
      <text:p text:style-name="P901"><text:span text:style-name="Default_20_Paragraph_20_Font"><text:span text:style-name="T206"/></text:span></text:p>
      <text:p text:style-name="P902">Switch to root account <text:span text:style-name="T939">then perform the following:</text:span></text:p>
      <text:p text:style-name="P903"><text:span text:style-name="Default_20_Paragraph_20_Font"><text:span text:style-name="T940">curl -</text:span></text:span><text:span text:style-name="Default_20_Paragraph_20_Font"><text:span text:style-name="T941">O</text:span></text:span><text:span text:style-name="Default_20_Paragraph_20_Font"><text:span text:style-name="T940"> </text:span></text:span><text:span text:style-name="Default_20_Paragraph_20_Font"><text:span text:style-name="T934">https://apt.llvm.org/llvm-snapshot.gpg.key | apt-key add -</text:span></text:span></text:p>
      <text:p text:style-name="P903"><text:span text:style-name="Default_20_Paragraph_20_Font"><text:span text:style-name="T206"/></text:span></text:p>
      <text:p text:style-name="P903"><text:span text:style-name="Default_20_Paragraph_20_Font"><text:span text:style-name="T942">Add the following into the auxiallary source.list :</text:span></text:span></text:p>
      <text:p text:style-name="P904"><text:span text:style-name="Default_20_Paragraph_20_Font"><text:span text:style-name="T942">deb http://apt.llvm.org/buster/ llvm-toolchain-buster-9 main</text:span></text:span></text:p>
      <text:p text:style-name="P905">deb-src http://apt.llvm.org/buster/ llvm-toolchain-buster-9 main</text:p>
      <text:p text:style-name="P901"><text:span text:style-name="Default_20_Paragraph_20_Font"><text:span text:style-name="T937">2. Unpacking the pre-compiled tarball </text:span></text:span><text:span text:style-name="Default_20_Paragraph_20_Font"><text:span text:style-name="T943">(RECOMMENDED procedure)</text:span></text:span></text:p>
      <text:p text:style-name="P903"><text:span text:style-name="Default_20_Paragraph_20_Font"><text:span text:style-name="T206"/></text:span></text:p>
      <text:p text:style-name="P903"><text:span text:style-name="Default_20_Paragraph_20_Font"><text:span text:style-name="T944">Download  the pre-build tarball :</text:span></text:span></text:p>
      <text:p text:style-name="P749"><text:span text:style-name="Default_20_Paragraph_20_Font"><text:span text:style-name="T944">curl -O https://ziglang.org/builds/zig-linux-</text:span></text:span><text:span text:style-name="Default_20_Paragraph_20_Font"><text:span text:style-name="T945">&lt;arch&gt;</text:span></text:span><text:span text:style-name="Default_20_Paragraph_20_Font"><text:span text:style-name="T944">-</text:span></text:span><text:span text:style-name="Default_20_Paragraph_20_Font"><text:span text:style-name="T945">&lt;version&gt;</text:span></text:span><text:span text:style-name="Default_20_Paragraph_20_Font"><text:span text:style-name="T944">.tar.xz</text:span></text:span></text:p>
      <text:p text:style-name="P903"><text:span text:style-name="Default_20_Paragraph_20_Font"><text:span text:style-name="T206"/></text:span></text:p>
      <text:p text:style-name="P903"><text:span text:style-name="Default_20_Paragraph_20_Font"><text:span text:style-name="T944">Unpack the archive :</text:span></text:span></text:p>
      <text:p text:style-name="P903"><text:span text:style-name="Default_20_Paragraph_20_Font"><text:span text:style-name="T944">tar -xJf zig-linux-</text:span></text:span><text:span text:style-name="Default_20_Paragraph_20_Font"><text:span text:style-name="T945">&lt;arch&gt;</text:span></text:span><text:span text:style-name="Default_20_Paragraph_20_Font"><text:span text:style-name="T944">-</text:span></text:span><text:span text:style-name="Default_20_Paragraph_20_Font"><text:span text:style-name="T945">&lt;version&gt;</text:span></text:span><text:span text:style-name="Default_20_Paragraph_20_Font"><text:span text:style-name="T944">.tar.xz</text:span></text:span></text:p>
      <text:p text:style-name="P903"><text:span text:style-name="Default_20_Paragraph_20_Font"><text:span text:style-name="T206"/></text:span></text:p>
      <text:p text:style-name="P903"><text:span text:style-name="Default_20_Paragraph_20_Font"><text:span text:style-name="T946">Rename it </text:span></text:span><text:span text:style-name="Default_20_Paragraph_20_Font"><text:span text:style-name="T947">to ‘zig’</text:span></text:span><text:span text:style-name="Default_20_Paragraph_20_Font"><text:span text:style-name="T946"> </text:span></text:span><text:span text:style-name="Default_20_Paragraph_20_Font"><text:span text:style-name="T948">and move it </text:span></text:span><text:span text:style-name="Default_20_Paragraph_20_Font"><text:span text:style-name="T947">to ‘~/.local’ directory to isolate the compiler from the system-wide dependencies</text:span></text:span><text:span text:style-name="Default_20_Paragraph_20_Font"><text:span text:style-name="T946">:</text:span></text:span></text:p>
      <text:p text:style-name="P906"><text:span text:style-name="Default_20_Paragraph_20_Font"><text:span text:style-name="T946">mv </text:span></text:span><text:span text:style-name="Default_20_Paragraph_20_Font"><text:span text:style-name="T944">zig-linux-</text:span></text:span><text:span text:style-name="Default_20_Paragraph_20_Font"><text:span text:style-name="T949">&lt;arch&gt;</text:span></text:span><text:span text:style-name="Default_20_Paragraph_20_Font"><text:span text:style-name="T944">-</text:span></text:span><text:span text:style-name="Default_20_Paragraph_20_Font"><text:span text:style-name="T949">&lt;version&gt;</text:span></text:span><text:span text:style-name="Default_20_Paragraph_20_Font"><text:span text:style-name="T944"> </text:span></text:span><text:span text:style-name="Default_20_Paragraph_20_Font"><text:span text:style-name="T946">zig</text:span></text:span></text:p>
      <text:p text:style-name="P906"><text:span text:style-name="Default_20_Paragraph_20_Font"><text:span text:style-name="T948">mv zig ~/.local/</text:span></text:span><text:span text:style-name="Default_20_Paragraph_20_Font"><text:span text:style-name="T950">bin</text:span></text:span></text:p>
      <text:p text:style-name="P903"><text:span text:style-name="Default_20_Paragraph_20_Font"><text:span text:style-name="T206"/></text:span></text:p>
      <text:p text:style-name="P907"><text:span text:style-name="Default_20_Paragraph_20_Font"><text:span text:style-name="T951">Make executable the Zig compiler </text:span></text:span><text:span text:style-name="Default_20_Paragraph_20_Font"><text:span text:style-name="T952">and use it as a user-wide shared library</text:span></text:span><text:span text:style-name="Default_20_Paragraph_20_Font"><text:span text:style-name="T951">:</text:span></text:span></text:p>
      <text:p text:style-name="P907"><text:span text:style-name="Default_20_Paragraph_20_Font"><text:span text:style-name="T951">chmod +x ~/.local/bin/zig/zig</text:span></text:span></text:p>
      <text:p text:style-name="P903"><text:span text:style-name="Default_20_Paragraph_20_Font"><text:span text:style-name="T206"/></text:span></text:p>
      <text:p text:style-name="P903"><text:span text:style-name="Default_20_Paragraph_20_Font"><text:span text:style-name="T953">Print current PATH environment variable :</text:span></text:span></text:p>
      <text:p text:style-name="P903"><text:span text:style-name="Default_20_Paragraph_20_Font"><text:span text:style-name="T953">printenv PATH</text:span></text:span></text:p>
      <text:p text:style-name="P903"><text:span text:style-name="Default_20_Paragraph_20_Font"><text:span text:style-name="T206"/></text:span></text:p>
      <text:p text:style-name="P903"><text:span text:style-name="Default_20_Paragraph_20_Font"><text:span text:style-name="T954">Add the new path of zig executable to make it system-wide available :</text:span></text:span></text:p>
      <text:p text:style-name="P903"><text:span text:style-name="Default_20_Paragraph_20_Font"><text:span text:style-name="T955">printf "’%s\n’</text:span></text:span><text:span text:style-name="Default_20_Paragraph_20_Font"><text:span text:style-name="T956"> </text:span></text:span><text:span text:style-name="Default_20_Paragraph_20_Font"><text:span text:style-name="T955">typeset -Tux PATH path\n$path=($path </text:span></text:span><text:span text:style-name="Default_20_Paragraph_20_Font"><text:span text:style-name="T954">$</text:span></text:span><text:span text:style-name="Default_20_Paragraph_20_Font"><text:span text:style-name="T955">{</text:span></text:span><text:span text:style-name="Default_20_Paragraph_20_Font"><text:span text:style-name="T954">HOME</text:span></text:span><text:span text:style-name="Default_20_Paragraph_20_Font"><text:span text:style-name="T955">}</text:span></text:span><text:span text:style-name="Default_20_Paragraph_20_Font"><text:span text:style-name="T954">/.local/</text:span></text:span><text:span text:style-name="Default_20_Paragraph_20_Font"><text:span text:style-name="T957">bin/</text:span></text:span><text:span text:style-name="Default_20_Paragraph_20_Font"><text:span text:style-name="T954">zig’</text:span></text:span><text:span text:style-name="Default_20_Paragraph_20_Font"><text:span text:style-name="T955">)"</text:span></text:span><text:span text:style-name="Default_20_Paragraph_20_Font"><text:span text:style-name="T954"> </text:span></text:span><text:span text:style-name="Default_20_Paragraph_20_Font"><text:span text:style-name="T958">&gt;&gt;</text:span></text:span><text:span text:style-name="Default_20_Paragraph_20_Font"><text:span text:style-name="T954"> ~/.</text:span></text:span><text:span text:style-name="Default_20_Paragraph_20_Font"><text:span text:style-name="T959">zs</text:span></text:span><text:span text:style-name="Default_20_Paragraph_20_Font"><text:span text:style-name="T955">henv</text:span></text:span></text:p>
      <text:p text:style-name="P903"><text:span text:style-name="Default_20_Paragraph_20_Font"><text:span text:style-name="T206"/></text:span></text:p>
      <text:p text:style-name="P903"><text:span text:style-name="Default_20_Paragraph_20_Font"><text:span text:style-name="T954">Make the change permanent :</text:span></text:span></text:p>
      <text:p text:style-name="P903"><text:span text:style-name="Default_20_Paragraph_20_Font"><text:span text:style-name="T954">source ~/.</text:span></text:span><text:span text:style-name="Default_20_Paragraph_20_Font"><text:span text:style-name="T959">zshrc</text:span></text:span></text:p>
      <text:p text:style-name="P903"><text:span text:style-name="Default_20_Paragraph_20_Font"><text:span text:style-name="T206"/></text:span></text:p>
      <text:p text:style-name="P908"><text:span text:style-name="Default_20_Paragraph_20_Font"><text:span text:style-name="T960">Clean Zig’s cache </text:span></text:span><text:span text:style-name="Default_20_Paragraph_20_Font"><text:span text:style-name="T955">if it exists</text:span></text:span><text:span text:style-name="Default_20_Paragraph_20_Font"><text:span text:style-name="T960">:</text:span></text:span></text:p>
      <text:p text:style-name="P908"><text:span text:style-name="Default_20_Paragraph_20_Font"><text:span text:style-name="T960">rm -rf $HOME/.cache/zig</text:span></text:span></text:p>
      <text:p text:style-name="P909"/>
      <text:p text:style-name="P910"/>
      <text:p text:style-name="P825"/>
      <text:p text:style-name="P911"><text:span text:style-name="Default_20_Paragraph_20_Font"><text:span text:style-name="T961">LATEX</text:span></text:span></text:p>
      <text:p text:style-name="P912"/>
      <text:p text:style-name="P913">apt install texlive</text:p>
      <text:p text:style-name="P912">Edit a file.tex with subl</text:p>
      <text:p text:style-name="P914">Produce an .<text:span text:style-name="T962">dvi file</text:span> : latex &lt;file.tex&gt;</text:p>
      <text:p text:style-name="P912">Read a .<text:span text:style-name="T963">dvi file:</text:span> atril <text:span text:style-name="T963">&lt;file.dvi&gt;</text:span></text:p>
      <text:p text:style-name="P915">Convert a .dvi file into .pdf with `dvipdfm &lt;file.dvi&gt;` when inserting pictures into the latex document </text:p>
      <text:p text:style-name="P915"><text:span text:style-name="T964">or pdflatex &lt;file.tex&gt; </text:span><text:span text:style-name="T965">(without pictures)</text:span></text:p>
      <text:p text:style-name="P912"/>
      <text:p text:style-name="P912"/>
      <text:p text:style-name="P912"/>
      <text:p text:style-name="P916"><text:span text:style-name="Default_20_Paragraph_20_Font"><text:span text:style-name="T966">SSH</text:span></text:span></text:p>
      <text:p text:style-name="P917"><text:span text:style-name="Default_20_Paragraph_20_Font"><text:span text:style-name="T206"/></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18">Connect to a FTP server via SSH</text:p>
          </table:table-cell>
          <table:table-cell table:style-name="Table41.B1" table:number-columns-spanned="2" office:value-type="string">
            <text:p text:style-name="P919"><text:span text:style-name="Default_20_Paragraph_20_Font"><text:span text:style-name="T967">ssh &lt;username&gt;@&lt;hostname&gt; -p 5022</text:span></text:span></text:p>
          </table:table-cell>
          <table:covered-table-cell/>
        </table:table-row>
        <table:table-row>
          <table:table-cell table:style-name="Table41.A2" table:number-rows-spanned="4" office:value-type="string">
            <text:p text:style-name="P920">Disconnect automatically after 10 minutes of inactivity </text:p>
            <text:p text:style-name="P921">(for security purpose)</text:p>
          </table:table-cell>
          <table:table-cell table:style-name="Table41.A2" office:value-type="string">
            <text:p text:style-name="P922">1.</text:p>
          </table:table-cell>
          <table:table-cell table:style-name="Table41.A2" office:value-type="string">
            <text:p text:style-name="P922">sudo <text:span text:style-name="T968">nvim</text:span> <text:span text:style-name="T166">/etc/ssh/sshd_config</text:span></text:p>
          </table:table-cell>
        </table:table-row>
        <table:table-row>
          <table:covered-table-cell table:style-name="Table41.A2"/>
          <table:table-cell table:style-name="Table41.A2" office:value-type="string">
            <text:p text:style-name="P922">2.</text:p>
          </table:table-cell>
          <table:table-cell table:style-name="Table41.A2" office:value-type="string">
            <text:p text:style-name="P923">Set or modify the following options</text:p>
            <text:p text:style-name="P924"><text:span text:style-name="Default_20_Paragraph_20_Font"><text:span text:style-name="T969">ClientAliveInterval 600</text:span></text:span></text:p>
            <text:p text:style-name="P924"><text:span text:style-name="Default_20_Paragraph_20_Font"><text:span text:style-name="T969">ClientAliveCountMax 0</text:span></text:span></text:p>
          </table:table-cell>
        </table:table-row>
        <table:table-row>
          <table:covered-table-cell table:style-name="Table41.A2"/>
          <table:table-cell table:style-name="Table41.A2" office:value-type="string">
            <text:p text:style-name="P922">3.</text:p>
          </table:table-cell>
          <table:table-cell table:style-name="Table41.A2" office:value-type="string">
            <text:p text:style-name="P923">Save and exit the editor</text:p>
          </table:table-cell>
        </table:table-row>
        <table:table-row>
          <table:covered-table-cell table:style-name="Table41.A2"/>
          <table:table-cell table:style-name="Table41.A2" office:value-type="string">
            <text:p text:style-name="P922">4.</text:p>
          </table:table-cell>
          <table:table-cell table:style-name="Table41.A2" office:value-type="string">
            <text:p text:style-name="P922">sudo service ssh restart</text:p>
          </table:table-cell>
        </table:table-row>
        <table:table-row>
          <table:table-cell table:style-name="Table41.A2" office:value-type="string">
            <text:p text:style-name="P925">Terminate a connection immediatly</text:p>
          </table:table-cell>
          <table:table-cell table:style-name="Table41.B6" table:number-columns-spanned="2" office:value-type="string">
            <text:p text:style-name="P926">~.</text:p>
            <text:p text:style-name="P927"><text:span text:style-name="T87">Nota bene :</text:span> you won’t see the characters when you type them.</text:p>
          </table:table-cell>
          <table:covered-table-cell/>
        </table:table-row>
      </table:table>
      <text:p text:style-name="P928"/>
      <text:p text:style-name="P928"/>
      <text:p text:style-name="P929"><text:span text:style-name="Default_20_Paragraph_20_Font"><text:span text:style-name="T970">SSH – </text:span></text:span><text:span text:style-name="Default_20_Paragraph_20_Font"><text:span text:style-name="T971">Troubleshooting</text:span></text:span></text:p>
      <text:p text:style-name="P929"><text:span text:style-name="Default_20_Paragraph_20_Font"><text:span text:style-name="T206"/></text:span></text:p>
      <text:p text:style-name="P930"><text:span text:style-name="T972">If public key authentication doesn’t work: make sure that on the server side, your home directory (</text:span><text:span text:style-name="Source_20_Text"><text:span text:style-name="T972">~</text:span></text:span><text:span text:style-name="T972">), the </text:span><text:span text:style-name="Source_20_Text"><text:span text:style-name="T972">~/.ssh</text:span></text:span><text:span text:style-name="T972"> directory, and the </text:span><text:span text:style-name="Source_20_Text"><text:span text:style-name="T972">~/.ssh/authorized_keys</text:span></text:span><text:span text:style-name="T972"> file, are all writable </text:span><text:span text:style-name="Emphasis"><text:span text:style-name="T972">only by their owner</text:span></text:span><text:span text:style-name="Emphasis"><text:span text:style-name="T973">, </text:span></text:span><text:span text:style-name="Emphasis"><text:span text:style-name="T974">that is</text:span></text:span><text:span text:style-name="T972"> </text:span><text:span text:style-name="Default_20_Paragraph_20_Font"><text:span text:style-name="T722">chmod 755</text:span></text:span><text:span text:style-name="T972"> </text:span><text:span text:style-name="T975">or </text:span><text:span text:style-name="Default_20_Paragraph_20_Font"><text:span text:style-name="T722">chmod 700</text:span></text:span><text:span text:style-name="T975">.</text:span></text:p>
      <text:p text:style-name="P931"><text:span text:style-name="T972">The most useful source of information for diagnosing problems with SSH connections </text:span><text:span text:style-name="T975">is</text:span><text:span text:style-name="T972"> typically logged to </text:span><text:span text:style-name="Source_20_Text"><text:span text:style-name="T972">/var/log/secure</text:span></text:span><text:span text:style-name="T972">, </text:span><text:span text:style-name="Source_20_Text"><text:span text:style-name="T972">/var/log/auth.log</text:span></text:span><text:span text:style-name="T972">, </text:span><text:span text:style-name="Source_20_Text"><text:span text:style-name="T972">/var/log/daemon.log</text:span></text:span><text:span text:style-name="T972"> or similar.</text:span></text:p>
      <text:p text:style-name="P932"><text:span text:style-name="T972">Y</text:span><text:span text:style-name="T976">ou can also </text:span><text:span text:style-name="T188">run </text:span><text:span text:style-name="Default_20_Paragraph_20_Font"><text:span text:style-name="T722">ssh -vvv</text:span></text:span><text:span text:style-name="T188"> to see a lot of debugging output from the client’s perspective.</text:span></text:p>
      <text:p text:style-name="P933"/>
      <text:p text:style-name="P933"/>
      <text:p text:style-name="P934"><text:span text:style-name="Default_20_Paragraph_20_Font"><text:span text:style-name="T977">ADD </text:span></text:span><text:span text:style-name="Default_20_Paragraph_20_Font"><text:span text:style-name="T978">SSH KEY</text:span></text:span><text:span text:style-name="Default_20_Paragraph_20_Font"><text:span text:style-name="T977"> TO GITHUB ACCOUNT</text:span></text:span></text:p>
      <text:p text:style-name="P934"><text:span text:style-name="Default_20_Paragraph_20_Font"><text:span text:style-name="T206"/></text:span></text:p>
      <text:p text:style-name="P935"><text:span text:style-name="Default_20_Paragraph_20_Font"><text:span text:style-name="T979">SSH allow you to connect and authenticate with remote servers and services. </text:span></text:span></text:p>
      <text:p text:style-name="P935"><text:span text:style-name="Default_20_Paragraph_20_Font"><text:span text:style-name="T979">Adding your ssh key to your account avoid supplying your username or password at each visit.</text:span></text:span></text:p>
      <text:p text:style-name="P936"><text:span text:style-name="Default_20_Paragraph_20_Font"><text:span text:style-name="T206"/></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37">Generate a new private/public key pair</text:p>
          </table:table-cell>
          <table:table-cell table:style-name="Table10.B1" table:number-columns-spanned="2" office:value-type="string">
            <text:p text:style-name="P938"><text:span text:style-name="Default_20_Paragraph_20_Font"><text:span text:style-name="T980">ssh-keygen </text:span></text:span><text:span text:style-name="Default_20_Paragraph_20_Font"><text:span text:style-name="T981">[</text:span></text:span><text:span text:style-name="Default_20_Paragraph_20_Font"><text:span text:style-name="T980">-</text:span></text:span><text:span text:style-name="Default_20_Paragraph_20_Font"><text:span text:style-name="T981">m PEM] </text:span></text:span><text:span text:style-name="Default_20_Paragraph_20_Font"><text:span text:style-name="T980">-t </text:span></text:span><text:span text:style-name="Default_20_Paragraph_20_Font"><text:span text:style-name="T982">ed25519</text:span></text:span><text:span text:style-name="Default_20_Paragraph_20_Font"><text:span text:style-name="T980"> -C &lt;</text:span></text:span><text:span text:style-name="Source_20_Text"><text:span text:style-name="T980">"</text:span></text:span><text:span text:style-name="Default_20_Paragraph_20_Font"><text:span text:style-name="T980">your_email</text:span></text:span><text:span text:style-name="Source_20_Text"><text:span text:style-name="T980">"</text:span></text:span><text:span text:style-name="Default_20_Paragraph_20_Font"><text:span text:style-name="T980">&gt;</text:span></text:span></text:p>
            <text:p text:style-name="P939"><text:span text:style-name="Default_20_Paragraph_20_Font"><text:span text:style-name="T983">N.B. </text:span></text:span><text:span text:style-name="Default_20_Paragraph_20_Font"><text:span text:style-name="T984">`</text:span></text:span><text:span text:style-name="Default_20_Paragraph_20_Font"><text:span text:style-name="T985">-</text:span></text:span><text:span text:style-name="Default_20_Paragraph_20_Font"><text:span text:style-name="T986">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37">Validate the ssh directory default path.</text:p>
          </table:table-cell>
          <table:covered-table-cell/>
          <table:table-cell table:style-name="Table10.C2" office:value-type="string">
            <text:p text:style-name="P937"/>
          </table:table-cell>
        </table:table-row>
        <table:table-row>
          <table:table-cell table:style-name="Table10.A2" table:number-columns-spanned="2" office:value-type="string">
            <text:p text:style-name="P937">Enter your passphrase and confirm it.</text:p>
          </table:table-cell>
          <table:covered-table-cell/>
          <table:table-cell table:style-name="Table10.C2" office:value-type="string">
            <text:p text:style-name="P937"/>
          </table:table-cell>
        </table:table-row>
        <table:table-row>
          <table:table-cell table:style-name="Table10.A2" office:value-type="string">
            <text:p text:style-name="P937">Add ssh <text:span text:style-name="T987">private</text:span><text:span text:style-name="T988"> </text:span>key to ssh-agent for extra layer security thanks to passphrase.</text:p>
          </table:table-cell>
          <table:table-cell table:style-name="Table10.C2" table:number-columns-spanned="2" office:value-type="string">
            <text:p text:style-name="P940"><text:span text:style-name="T989">eval </text:span><text:span text:style-name="Source_20_Text"><text:span text:style-name="T990">"</text:span></text:span><text:span text:style-name="Source_20_Text"><text:span text:style-name="T991">$(ssh-agent -s)</text:span></text:span><text:span text:style-name="Source_20_Text"><text:span text:style-name="T990">"</text:span></text:span></text:p>
            <text:p text:style-name="P940"><text:span text:style-name="Source_20_Text"><text:span text:style-name="T991">ssh-add -</text:span></text:span><text:span text:style-name="Source_20_Text"><text:span text:style-name="T992">k </text:span></text:span><text:span text:style-name="Source_20_Text"><text:span text:style-name="T991">~/.ssh/id_</text:span></text:span><text:span text:style-name="Source_20_Text"><text:span text:style-name="T993">ed25519</text:span></text:span></text:p>
          </table:table-cell>
          <table:covered-table-cell/>
        </table:table-row>
        <table:table-row>
          <table:table-cell table:style-name="Table10.A2" office:value-type="string">
            <text:p text:style-name="P941"><text:span text:style-name="T994">[</text:span>Copy the ssh <text:span text:style-name="T987">public</text:span><text:span text:style-name="T988"> </text:span>key to your clipboard<text:span text:style-name="T994">]</text:span></text:p>
          </table:table-cell>
          <table:table-cell table:style-name="Table10.C2" table:number-columns-spanned="2" office:value-type="string">
            <text:p text:style-name="P942"><text:span text:style-name="T995">xbps-install -S</text:span> xclip</text:p>
            <text:p text:style-name="P942">xclip -sel clip &lt; ~/.ssh/id_<text:span text:style-name="T994">ed2519</text:span>.pub</text:p>
          </table:table-cell>
          <table:covered-table-cell/>
        </table:table-row>
        <table:table-row>
          <table:table-cell table:style-name="Table10.C2" table:number-columns-spanned="3" office:value-type="string">
            <text:p text:style-name="P943">Sign in to github.com</text:p>
            <text:p text:style-name="P943">Click on your picture at the top-right corner of the screen.</text:p>
            <text:p text:style-name="P943"><text:soft-page-break/>Click on “Settings”, then “SSH and GPG keys”.</text:p>
            <text:p text:style-name="P943">Name your key and copy-paste the content of cat ~/.ssh/id_<text:span text:style-name="T996">ed25519</text:span>.pub</text:p>
            <text:p text:style-name="P943">Validate.</text:p>
          </table:table-cell>
          <table:covered-table-cell/>
          <table:covered-table-cell/>
        </table:table-row>
        <table:table-row>
          <table:table-cell table:style-name="Table10.A2" table:number-columns-spanned="2" office:value-type="string">
            <text:p text:style-name="P944">Test your SSH connection.</text:p>
          </table:table-cell>
          <table:covered-table-cell/>
          <table:table-cell table:style-name="Table10.C2" office:value-type="string">
            <text:p text:style-name="P944">ssh -T git@github.com</text:p>
          </table:table-cell>
        </table:table-row>
        <table:table-row>
          <table:table-cell table:style-name="Table10.C2" table:number-columns-spanned="3" office:value-type="string">
            <text:p text:style-name="P944">Verify that the RSA key fingerprint matches with the following to confirm:</text:p>
            <text:p text:style-name="P945"><text:span text:style-name="Source_20_Text"><text:span text:style-name="T990">RSA key fingerprint is SHA256:nThbg6kXUpJWGl7E1IGOCspRomTxdCARLviKw6E5SY8.</text:span></text:span></text:p>
            <text:p text:style-name="P944"/>
          </table:table-cell>
          <table:covered-table-cell/>
          <table:covered-table-cell/>
        </table:table-row>
        <table:table-row>
          <table:table-cell table:style-name="Table10.C2" table:number-columns-spanned="3" office:value-type="string">
            <text:p text:style-name="P944">Verify that the message prints your github username in the welcoming message.</text:p>
            <text:p text:style-name="P946"><text:span text:style-name="T997">N.B.</text:span> accepts the warning as is it expected than the signature NOT matches!</text:p>
          </table:table-cell>
          <table:covered-table-cell/>
          <table:covered-table-cell/>
        </table:table-row>
      </table:table>
      <text:p text:style-name="P947"><text:span text:style-name="Default_20_Paragraph_20_Font"><text:span text:style-name="T206"/></text:span></text:p>
      <text:p text:style-name="P947"><text:span text:style-name="Default_20_Paragraph_20_Font"><text:span text:style-name="T206"/></text:span></text:p>
      <text:p text:style-name="P947"><text:span text:style-name="Default_20_Paragraph_20_Font"><text:span text:style-name="T977">ADD </text:span></text:span><text:span text:style-name="Default_20_Paragraph_20_Font"><text:span text:style-name="T998">GPG KEY</text:span></text:span><text:span text:style-name="Default_20_Paragraph_20_Font"><text:span text:style-name="T999"> TO GIT/</text:span></text:span><text:span text:style-name="Default_20_Paragraph_20_Font"><text:span text:style-name="T1000">GITHUB</text:span></text:span><text:span text:style-name="Default_20_Paragraph_20_Font"><text:span text:style-name="T999"> ACCOUNT</text:span></text:span></text:p>
      <text:p text:style-name="P948"/>
      <text:p text:style-name="P949"><text:span text:style-name="Default_20_Paragraph_20_Font"><text:span text:style-name="T1001">GNU PrivacyGuard</text:span></text:span><text:span text:style-name="Default_20_Paragraph_20_Font"><text:span text:style-name="T979"> allow you to </text:span></text:span><text:span text:style-name="Default_20_Paragraph_20_Font"><text:span text:style-name="T1001">sign tags and commit to identify your work as a trusted source.</text:span></text:span></text:p>
      <text:p text:style-name="P948"/>
      <table:table table:name="Table43" table:style-name="Table43">
        <table:table-column table:style-name="Table43.A"/>
        <table:table-column table:style-name="Table43.B"/>
        <table:table-row>
          <table:table-cell table:style-name="Table43.A1" office:value-type="string">
            <text:p text:style-name="P950">List all GPG keys</text:p>
          </table:table-cell>
          <table:table-cell table:style-name="Table43.B1" office:value-type="string">
            <text:p text:style-name="P951"><text:span text:style-name="Default_20_Paragraph_20_Font"><text:span text:style-name="T1002">gpg --list-keys</text:span></text:span></text:p>
          </table:table-cell>
        </table:table-row>
        <table:table-row>
          <table:table-cell table:style-name="Table43.A2" office:value-type="string">
            <text:p text:style-name="P950">Add a new GPG key</text:p>
          </table:table-cell>
          <table:table-cell table:style-name="Table43.B2" office:value-type="string">
            <text:p text:style-name="P952">gpg --full-generate-key</text:p>
            <text:p text:style-name="P952"/>
            <text:p text:style-name="P953"><text:span text:style-name="T87">N.B. :</text:span> move the mouse, utilize the disks, type on the keyboard to give the random number generator <text:span text:style-name="T1003">a better chance </text:span>to gain enough entropy and <text:s/>thereby enchance the resistance to brute-force attacks o<text:span text:style-name="T1003">n</text:span> your GPG key by increasing the number of bytes output <text:span text:style-name="T1003">during its prime generation.</text:span></text:p>
          </table:table-cell>
        </table:table-row>
        <table:table-row>
          <table:table-cell table:style-name="Table43.A2" office:value-type="string">
            <text:p text:style-name="P954">List GPG keys for which you possess both a public and a private key <text:span text:style-name="T1004">(1°)</text:span></text:p>
          </table:table-cell>
          <table:table-cell table:style-name="Table43.B2" office:value-type="string">
            <text:p text:style-name="P955">gpg --list-secret-keys --keyid-format<text:span text:style-name="T1005">=long</text:span></text:p>
            <text:p text:style-name="P956">gpg --<text:span text:style-name="T1006">K</text:span> --keyid-format<text:span text:style-name="T1005">=long</text:span></text:p>
          </table:table-cell>
        </table:table-row>
        <table:table-row>
          <table:table-cell table:style-name="Table43.B2" table:number-columns-spanned="2" office:value-type="string">
            <text:p text:style-name="P957">Copy your GPG key identifier located after <text:span text:style-name="T1007">`</text:span><text:span text:style-name="T1008">sec </text:span><text:span text:style-name="T1009">ed25519</text:span><text:span text:style-name="T1008">/</text:span><text:span text:style-name="T1007">`</text:span> <text:span text:style-name="T105">(i.e.</text:span><text:span text:style-name="T104"> 1</text:span><text:span text:style-name="T1010">6</text:span><text:span text:style-name="T104"> hexadecimal characters) </text:span>at the line beginning with<text:span text:style-name="T1010"> `sec`</text:span></text:p>
          </table:table-cell>
          <table:covered-table-cell/>
        </table:table-row>
        <table:table-row>
          <table:table-cell table:style-name="Table43.A2" office:value-type="string">
            <text:p text:style-name="P957">Prints the GPG key ID in ASCII armor format</text:p>
          </table:table-cell>
          <table:table-cell table:style-name="Table43.B2" office:value-type="string">
            <text:p text:style-name="P958"><text:span text:style-name="T206">gpg --armor --export </text:span><text:span text:style-name="Emphasis"><text:span text:style-name="T206">3AA5C34371567BD2</text:span></text:span></text:p>
          </table:table-cell>
        </table:table-row>
        <table:table-row>
          <table:table-cell table:style-name="Table43.A2" office:value-type="string">
            <text:p text:style-name="P957">Copy the public GPG key <text:span text:style-name="T104">(including ----BEGIN and ----END blocks)</text:span> and add it to your github account</text:p>
          </table:table-cell>
          <table:table-cell table:style-name="Table43.B2" office:value-type="string">
            <text:p text:style-name="P959"><text:span text:style-name="T1011">Browse to </text:span>https://github.com/settings/keys</text:p>
          </table:table-cell>
        </table:table-row>
        <table:table-row>
          <table:table-cell table:style-name="Table43.A2" office:value-type="string">
            <text:p text:style-name="P960">Tells git which key to use to sign a commit</text:p>
          </table:table-cell>
          <table:table-cell table:style-name="Table43.B2" office:value-type="string">
            <text:p text:style-name="P961"><text:span text:style-name="T1012">gpg -</text:span><text:span text:style-name="T1013">K</text:span><text:span text:style-name="T1012"> --keyid-format </text:span><text:span text:style-name="T1013">LONG</text:span></text:p>
            <text:p text:style-name="P962">N.B. <text:span text:style-name="T166">same as the previous one (1°)</text:span></text:p>
          </table:table-cell>
        </table:table-row>
        <table:table-row>
          <table:table-cell table:style-name="Table43.A2" office:value-type="string">
            <text:p text:style-name="P960">Add <text:span text:style-name="T1014">this </text:span>public key to git config file</text:p>
          </table:table-cell>
          <table:table-cell table:style-name="Table43.B2" office:value-type="string">
            <text:p text:style-name="P963">git config --global user.signingKey ‘&lt;PUB_key_<text:span text:style-name="T1014">including_email&gt;</text:span>’</text:p>
          </table:table-cell>
        </table:table-row>
        <table:table-row>
          <table:table-cell table:style-name="Table43.A2" office:value-type="string">
            <text:p text:style-name="P960">Automatically sign every commit</text:p>
          </table:table-cell>
          <table:table-cell table:style-name="Table43.B2" office:value-type="string">
            <text:p text:style-name="P963">git config --global commit.gpgsign true</text:p>
          </table:table-cell>
        </table:table-row>
        <table:table-row>
          <table:table-cell table:style-name="Table43.A2" office:value-type="string">
            <text:p text:style-name="P964">Configure git to use SSH as default signing format</text:p>
          </table:table-cell>
          <table:table-cell table:style-name="Table43.B2" office:value-type="string">
            <text:p text:style-name="P965">git config --global gpg.format ssh</text:p>
          </table:table-cell>
        </table:table-row>
        <table:table-row>
          <table:table-cell table:style-name="Table43.A2" office:value-type="string">
            <text:p text:style-name="P966"><text:span text:style-name="T1015">[</text:span>Automatically sign every tag<text:span text:style-name="T1015">]</text:span></text:p>
          </table:table-cell>
          <table:table-cell table:style-name="Table43.B2" office:value-type="string">
            <text:p text:style-name="P967">git config --global tag.gpgsign true</text:p>
          </table:table-cell>
        </table:table-row>
      </table:table>
      <text:p text:style-name="P968"/>
      <text:p text:style-name="P948"/>
      <text:p text:style-name="P969"><text:span text:style-name="Default_20_Paragraph_20_Font"><text:span text:style-name="T977">GIT – </text:span></text:span><text:span text:style-name="Default_20_Paragraph_20_Font"><text:span text:style-name="T1016">USEFUL COMMANDS</text:span></text:span></text:p>
      <text:p text:style-name="P969"><text:span text:style-name="Default_20_Paragraph_20_Font"><text:span text:style-name="T206"/></text:span></text:p>
      <text:p text:style-name="P970"><text:span text:style-name="Default_20_Paragraph_20_Font"><text:span text:style-name="T1017">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71">Show global variables</text:p>
          </table:table-cell>
          <table:table-cell table:style-name="Table63.B1" office:value-type="string">
            <text:p text:style-name="P972">git config --list --show-origin --<text:span text:style-name="T1018">show-scope</text:span></text:p>
          </table:table-cell>
        </table:table-row>
        <table:table-row>
          <table:table-cell table:style-name="Table63.A2" office:value-type="string">
            <text:p text:style-name="P973">Here is a basic ~/.gitconfig file</text:p>
          </table:table-cell>
          <table:table-cell table:style-name="Table63.B2" office:value-type="string">
            <text:p text:style-name="P974">git config --global user.name "aurèle"</text:p>
            <text:p text:style-name="P974">git config --global user.email "&lt;<text:span text:style-name="T1019">email&gt;</text:span>"</text:p>
            <text:p text:style-name="P974">git config --global <text:span text:style-name="T1020">init.defaultBranch master</text:span></text:p>
            <text:p text:style-name="P975">git config --global alias.last 'log -1 HEAD'</text:p>
            <text:p text:style-name="P976">git config --global core.editor nvim</text:p>
          </table:table-cell>
        </table:table-row>
        <table:table-row>
          <table:table-cell table:style-name="Table63.A2" office:value-type="string">
            <text:p text:style-name="P977">Print current branch name</text:p>
          </table:table-cell>
          <table:table-cell table:style-name="Table63.B2" office:value-type="string">
            <text:p text:style-name="P978">git rev-parse --abbrev-ref HEAD</text:p>
          </table:table-cell>
        </table:table-row>
        <table:table-row>
          <table:table-cell table:style-name="Table63.A2" office:value-type="string">
            <text:h text:style-name="P979" text:outline-level="3"><text:span text:style-name="T1021">C</text:span>reate a new repository</text:h>
            <text:p text:style-name="P980"/>
            <text:h text:style-name="P981" text:outline-level="3"/>
          </table:table-cell>
          <table:table-cell table:style-name="Table63.B2" office:value-type="string">
            <text:p text:style-name="P982"><text:bookmark text:name="empty-setup-new-repo-echo"/><text:span text:style-name="T1022">[</text:span>echo "# Steel_learning" &gt;&gt; README.md<text:span text:style-name="T1022">]</text:span></text:p>
            <text:p text:style-name="P983">git init</text:p>
            <text:p text:style-name="P983">git add README.md</text:p>
            <text:p text:style-name="P983">git commit -m "first commit"</text:p>
            <text:p text:style-name="P983"><text:span text:style-name="T1022">[</text:span>git branch -M <text:span text:style-name="T1023">master</text:span><text:span text:style-name="T1022">]</text:span></text:p>
            <text:p text:style-name="P983">git remote add origin https://github.com/kenaryn/Steel_learning.git</text:p>
            <text:p text:style-name="P984">git push -u origin <text:span text:style-name="T1023">master</text:span></text:p>
            <text:p text:style-name="P985"><text:span text:style-name="T1024">Nota bene</text:span> :</text:p>
            <text:p text:style-name="P986">Optional due to `init.defaultBranch=master in `git config`</text:p>
          </table:table-cell>
        </table:table-row>
        <table:table-row>
          <table:table-cell table:style-name="Table63.A2" office:value-type="string">
            <text:h text:style-name="P987" text:outline-level="3"><text:span text:style-name="T1021">P</text:span>ush an existing repository from the command line</text:h>
          </table:table-cell>
          <table:table-cell table:style-name="Table63.B2" office:value-type="string">
            <text:p text:style-name="P982"><text:bookmark text:name="empty-setup-push-repo-echo"/>git remote add origin https://github.com/kenaryn/Steel_learning.git</text:p>
            <text:p text:style-name="P983">git branch -M <text:span text:style-name="T1023">master</text:span></text:p>
            <text:p text:style-name="P984">git push -u origin <text:span text:style-name="T1023">master</text:span></text:p>
          </table:table-cell>
        </table:table-row>
        <table:table-row>
          <table:table-cell table:style-name="Table63.A2" office:value-type="string">
            <text:h text:style-name="P988" text:outline-level="3">When in detatched state, <text:span text:style-name="T1025">change remote HEAD to an existing branch</text:span></text:h>
          </table:table-cell>
          <table:table-cell table:style-name="Table63.B2" office:value-type="string">
            <text:p text:style-name="P989">git symbolic-ref HEAD refs/head/master</text:p>
          </table:table-cell>
        </table:table-row>
        <table:table-row>
          <table:table-cell table:style-name="Table63.A2" office:value-type="string">
            <text:h text:style-name="P990" text:outline-level="3">Preserve only a subdirectory from a git repository</text:h>
          </table:table-cell>
          <table:table-cell table:style-name="Table63.B2" office:value-type="string">
            <text:p text:style-name="P991">git sparse-checkout set --no-co<text:span text:style-name="T1026">n</text:span>e &lt;pattern&gt; ‘!*/&lt;pattern&gt;’</text:p>
            <text:p text:style-name="P991"/>
            <text:p text:style-name="P992"><text:span text:style-name="T1024">Nota bene</text:span> :</text:p>
            <text:p text:style-name="P993">- `no-cone` mod skip sibling nodes<text:line-break/>- The regex as last argument skip<text:span text:style-name="T1027">s</text:span> all occurrences holding the same name in the working tree.</text:p>
          </table:table-cell>
        </table:table-row>
      </table:table>
      <text:p text:style-name="P994"><text:span text:style-name="Default_20_Paragraph_20_Font"><text:span text:style-name="T206"/></text:span></text:p>
      <text:p text:style-name="P995"/>
      <text:p text:style-name="P996">Compare two files</text:p>
      <table:table table:name="Table64" table:style-name="Table64">
        <table:table-column table:style-name="Table64.A"/>
        <table:table-column table:style-name="Table64.B"/>
        <table:table-row>
          <table:table-cell table:style-name="Table64.A1" office:value-type="string">
            <text:p text:style-name="P997">Compare changes not yet staged <text:span text:style-name="T1028">[ignore white spaces]</text:span></text:p>
          </table:table-cell>
          <table:table-cell table:style-name="Table64.B1" office:value-type="string">
            <text:p text:style-name="P998">git diff <text:span text:style-name="T1029">[-b]</text:span></text:p>
          </table:table-cell>
        </table:table-row>
        <table:table-row>
          <table:table-cell table:style-name="Table64.A2" office:value-type="string">
            <text:p text:style-name="P997">Compare staged changes to your last commit</text:p>
          </table:table-cell>
          <table:table-cell table:style-name="Table64.B2" office:value-type="string">
            <text:p text:style-name="P998">git diff --staged</text:p>
          </table:table-cell>
        </table:table-row>
        <table:table-row>
          <table:table-cell table:style-name="Table64.A2" office:value-type="string">
            <text:p text:style-name="P999">Compare <text:span text:style-name="T1030">staged </text:span>changes with an external program</text:p>
          </table:table-cell>
          <table:table-cell table:style-name="Table64.B2" office:value-type="string">
            <text:p text:style-name="P1000">git diff<text:span text:style-name="T1031">tool --staged</text:span> --tool=nvimdiff</text:p>
          </table:table-cell>
        </table:table-row>
      </table:table>
      <text:p text:style-name="P1001"><text:span text:style-name="Default_20_Paragraph_20_Font"><text:span text:style-name="T206"/></text:span></text:p>
      <text:p text:style-name="P969"><text:span text:style-name="Default_20_Paragraph_20_Font"><text:span text:style-name="T206"/></text:span></text:p>
      <text:p text:style-name="P1002"><text:span text:style-name="Default_20_Paragraph_20_Font"><text:span text:style-name="T1032">Commit ranges</text:span></text:span></text:p>
      <table:table table:name="Table44" table:style-name="Table44">
        <table:table-column table:style-name="Table44.A"/>
        <table:table-column table:style-name="Table44.B"/>
        <table:table-row>
          <table:table-cell table:style-name="Table44.A1" office:value-type="string">
            <text:p text:style-name="P1003">Show only commits you are about to push to a remote</text:p>
          </table:table-cell>
          <table:table-cell table:style-name="Table44.B1" office:value-type="string">
            <text:p text:style-name="P1004">git log origin/master..HEAD</text:p>
          </table:table-cell>
        </table:table-row>
        <table:table-row>
          <table:table-cell table:style-name="Table44.A2" office:value-type="string">
            <text:p text:style-name="P1005">Show only commits <text:span text:style-name="T1033">reachable </text:span>from a branch <text:span text:style-name="T1033">XOR reachable from</text:span> another one <text:span text:style-name="T104">(</text:span><text:span text:style-name="T105">i.e.</text:span><text:span text:style-name="T104"> without common references, also known as symmetric difference)</text:span></text:p>
          </table:table-cell>
          <table:table-cell table:style-name="Table44.B2" office:value-type="string">
            <text:p text:style-name="P1006">git log --left-right master...develop</text:p>
            <text:p text:style-name="P1007"/>
            <text:p text:style-name="P1008"><text:span text:style-name="T87">N.B.:</text:span> Notice the triple dot operator.</text:p>
          </table:table-cell>
        </table:table-row>
      </table:table>
      <text:p text:style-name="P1009"/>
      <text:p text:style-name="P1009"/>
      <text:p text:style-name="P1010"><text:soft-page-break/>Log line search</text:p>
      <table:table table:name="Table45" table:style-name="Table45">
        <table:table-column table:style-name="Table45.A"/>
        <table:table-column table:style-name="Table45.B"/>
        <table:table-row>
          <table:table-cell table:style-name="Table45.A1" office:value-type="string">
            <text:p text:style-name="P1011">Show every change made to a function in a specific file</text:p>
          </table:table-cell>
          <table:table-cell table:style-name="Table45.B1" office:value-type="string">
            <text:p text:style-name="P1012">git log -L :&lt;function&gt;:&lt;file&gt; | git log -L ‘/&lt;function&gt;/’,/^}:&lt;<text:span text:style-name="T1034">file&gt;</text:span></text:p>
          </table:table-cell>
        </table:table-row>
        <table:table-row>
          <table:table-cell table:style-name="Table45.A2" office:value-type="string">
            <text:p text:style-name="P1013">Show only &lt;x&gt; last commits</text:p>
          </table:table-cell>
          <table:table-cell table:style-name="Table45.B2" office:value-type="string">
            <text:p text:style-name="P1014">git log -p -&lt;x&gt;</text:p>
          </table:table-cell>
        </table:table-row>
        <table:table-row>
          <table:table-cell table:style-name="Table45.A2" office:value-type="string">
            <text:p text:style-name="P1013">Show commits <text:span text:style-name="T1035">{</text:span>since<text:span text:style-name="T1035">|until to}</text:span> a period</text:p>
          </table:table-cell>
          <table:table-cell table:style-name="Table45.B2" office:value-type="string">
            <text:p text:style-name="P1014"><text:span text:style-name="T1035">g</text:span>it log --<text:span text:style-name="T1035">{</text:span>since<text:span text:style-name="T1035">|until}</text:span>=<text:span text:style-name="T1035">{2.weeks|’1 year 3 months ago’}</text:span></text:p>
          </table:table-cell>
        </table:table-row>
        <table:table-row>
          <table:table-cell table:style-name="Table45.A2" office:value-type="string">
            <text:p text:style-name="P1015">Search with “pickaxe” option</text:p>
          </table:table-cell>
          <table:table-cell table:style-name="Table45.B2" office:value-type="string">
            <text:p text:style-name="P1016">git log -S &lt;<text:span text:style-name="T1036">criteria</text:span>&gt; <text:span text:style-name="T488">(e.g. &lt;function_name&gt;)</text:span></text:p>
          </table:table-cell>
        </table:table-row>
      </table:table>
      <text:p text:style-name="P1009"/>
      <text:p text:style-name="P1009"/>
      <text:p text:style-name="P1017"><text:span text:style-name="Default_20_Paragraph_20_Font"><text:span text:style-name="T1037">Merge log</text:span></text:span></text:p>
      <table:table table:name="Table46" table:style-name="Table46">
        <table:table-column table:style-name="Table46.A"/>
        <table:table-column table:style-name="Table46.B"/>
        <table:table-row>
          <table:table-cell table:style-name="Table46.A1" office:value-type="string">
            <text:p text:style-name="P1018">Show only commits in either side of the merge that touch a file that’s currently conflicted</text:p>
          </table:table-cell>
          <table:table-cell table:style-name="Table46.B1" office:value-type="string">
            <text:p text:style-name="P1019">git log --oneline --left-right --merge</text:p>
          </table:table-cell>
        </table:table-row>
        <table:table-row>
          <table:table-cell table:style-name="Table46.A2" office:value-type="string">
            <text:p text:style-name="P1020">Show only the difference related to the file in conflict</text:p>
          </table:table-cell>
          <table:table-cell table:style-name="Table46.B2" office:value-type="string">
            <text:p text:style-name="P1021">git log --oneline --left-right HEAD...MERGE_HEAD -p</text:p>
          </table:table-cell>
        </table:table-row>
        <table:table-row>
          <table:table-cell table:style-name="Table46.A2" office:value-type="string">
            <text:p text:style-name="P1022">Show how a merge commit in conflict was resolved <text:span text:style-name="T104">(to help you gain some context to fix it)</text:span></text:p>
          </table:table-cell>
          <table:table-cell table:style-name="Table46.B2" office:value-type="string">
            <text:p text:style-name="P1023">git log -cc -p -1</text:p>
          </table:table-cell>
        </table:table-row>
      </table:table>
      <text:p text:style-name="P1024"/>
      <text:p text:style-name="P1024"/>
      <text:p text:style-name="P1025">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26">1</text:p>
          </table:table-cell>
          <table:table-cell table:style-name="Table48.A1" office:value-type="string">
            <text:p text:style-name="P1027">Reverse the commit</text:p>
          </table:table-cell>
          <table:table-cell table:style-name="Table48.C1" office:value-type="string">
            <text:p text:style-name="P1028">git revert -m 1 HEAD</text:p>
            <text:p text:style-name="P1029"/>
            <text:p text:style-name="P1030"><text:span text:style-name="T87">N.B.:</text:span> <text:span text:style-name="T1038">revert to the parent #1 (</text:span><text:span text:style-name="T1039">i.e.</text:span><text:span text:style-name="T1038"> the mainline parent that shall be kept).</text:span></text:p>
            <text:p text:style-name="P1031">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26">2</text:p>
          </table:table-cell>
          <table:table-cell table:style-name="Table48.A2" office:value-type="string">
            <text:p text:style-name="P1032">Bring in the reverted out changes from a <text:span text:style-name="T1040">growing </text:span>topic branch into master (<text:span text:style-name="T87">i.e.</text:span> re-merging a reverted merge)</text:p>
          </table:table-cell>
          <table:table-cell table:style-name="Table48.C2" office:value-type="string">
            <text:p text:style-name="P1033">git revert ^M</text:p>
            <text:p text:style-name="P1033">git merge topic</text:p>
            <text:p text:style-name="P1034"/>
            <text:p text:style-name="P1035"><text:span text:style-name="T87">N.B.:</text:span> <text:span text:style-name="T1041">you would have lost your previously un-merged commits from &lt;topic&gt; when merging with a bad history.</text:span></text:p>
            <text:p text:style-name="P1036">M account<text:span text:style-name="T1042">s</text:span> for the merge conflict.</text:p>
          </table:table-cell>
        </table:table-row>
      </table:table>
      <text:p text:style-name="P1037"/>
      <text:p text:style-name="P1037"/>
      <text:p text:style-name="P1038"><text:span text:style-name="Default_20_Paragraph_20_Font"><text:span text:style-name="T1043">Undo some commits</text:span></text:span></text:p>
      <table:table table:name="Table65" table:style-name="Table65">
        <table:table-column table:style-name="Table65.A"/>
        <table:table-column table:style-name="Table65.B"/>
        <table:table-row>
          <table:table-cell table:style-name="Table65.A1" office:value-type="string">
            <text:p text:style-name="P1039">Restore a &lt;n-th&gt; commit since a given log hash</text:p>
          </table:table-cell>
          <table:table-cell table:style-name="Table65.B1" office:value-type="string">
            <text:p text:style-name="P1040">git checkout &lt;hash&gt;~&lt;n&gt;</text:p>
          </table:table-cell>
        </table:table-row>
        <table:table-row>
          <table:table-cell table:style-name="Table65.A2" office:value-type="string">
            <text:p text:style-name="P1041">Revert back staged changes to previous commit’s state</text:p>
          </table:table-cell>
          <table:table-cell table:style-name="Table65.B2" office:value-type="string">
            <text:p text:style-name="P1042">git reset HEAD ./&lt;filename&gt;</text:p>
          </table:table-cell>
        </table:table-row>
      </table:table>
      <text:p text:style-name="P1043"/>
      <text:p text:style-name="P1043"/>
      <text:p text:style-name="P1037">Formatting and whitespace</text:p>
      <text:p text:style-name="P1037"/>
      <table:table table:name="Table49" table:style-name="Table49">
        <table:table-column table:style-name="Table49.A"/>
        <table:table-column table:style-name="Table49.B"/>
        <table:table-row>
          <table:table-cell table:style-name="Table49.A1" office:value-type="string">
            <text:p text:style-name="P1044">Fix commited whitespace issues not yet pushed to <text:span text:style-name="T1044">the</text:span> upstream branch.</text:p>
          </table:table-cell>
          <table:table-cell table:style-name="Table49.B1" office:value-type="string">
            <text:p text:style-name="P1045">git rebase --whitespace=fix</text:p>
          </table:table-cell>
        </table:table-row>
      </table:table>
      <text:p text:style-name="P1046"/>
      <text:p text:style-name="P1046"/>
      <text:p text:style-name="P1047">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48">Create a branch and switch to it</text:p>
          </table:table-cell>
          <table:table-cell table:style-name="Table80.B1" office:value-type="string">
            <text:p text:style-name="P1049">git switch -c &lt;branch_name&gt;</text:p>
          </table:table-cell>
        </table:table-row>
        <table:table-row>
          <table:table-cell table:style-name="Table80.A2" office:value-type="string">
            <text:p text:style-name="P1048">Switch back to master branch</text:p>
          </table:table-cell>
          <table:table-cell table:style-name="Table80.B2" office:value-type="string">
            <text:p text:style-name="P1049">git switch master</text:p>
          </table:table-cell>
        </table:table-row>
        <table:table-row>
          <table:table-cell table:style-name="Table80.A2" office:value-type="string">
            <text:p text:style-name="P1048">Merge with testing branch</text:p>
          </table:table-cell>
          <table:table-cell table:style-name="Table80.B2" office:value-type="string">
            <text:p text:style-name="P1049">git merge &lt;testing&gt;</text:p>
            <text:p text:style-name="P1049"/>
            <text:p text:style-name="P1050"><text:span text:style-name="T1045">Nota bene</text:span><text:span text:style-name="T1046"> : fast-forward merge is performed where no divergent history occurs.</text:span></text:p>
          </table:table-cell>
        </table:table-row>
      </table:table>
      <text:p text:style-name="P1051"><text:span text:style-name="Default_20_Paragraph_20_Font"><text:span text:style-name="T206"/></text:span></text:p>
      <text:p text:style-name="P1051"><text:span text:style-name="Default_20_Paragraph_20_Font"><text:span text:style-name="T206"/></text:span></text:p>
      <text:p text:style-name="P1051"><text:span text:style-name="Default_20_Paragraph_20_Font"><text:span text:style-name="T206"/></text:span></text:p>
      <text:p text:style-name="P1052">Update a forked repository</text:p>
      <text:p text:style-name="P1053"/>
      <table:table table:name="Table13" table:style-name="Table13">
        <table:table-column table:style-name="Table13.A"/>
        <table:table-column table:style-name="Table13.B"/>
        <table:table-row>
          <table:table-cell table:style-name="Table13.A1" table:number-columns-spanned="2" office:value-type="string">
            <text:p text:style-name="P1054"><text:span text:style-name="T206">In your local clone of your forked repository, you can add the original GitHub repository as a "remote". ("Remotes" are like nicknames for the URLs of repositories - </text:span><text:span text:style-name="Source_20_Text"><text:span text:style-name="T206">origin</text:span></text:span><text:span text:style-name="T206">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55"><text:span text:style-name="Source_20_Text"><text:span text:style-name="T179">Add the remote </text:span></text:span><text:span text:style-name="Source_20_Text"><text:span text:style-name="T1047">labeled address of the repository and</text:span></text:span><text:span text:style-name="Source_20_Text"><text:span text:style-name="T179"> call it</text:span></text:span><text:span text:style-name="Source_20_Text"><text:span text:style-name="T1048">s</text:span></text:span><text:span text:style-name="Source_20_Text"><text:span text:style-name="T179"> upstream </text:span></text:span><text:span text:style-name="Source_20_Text"><text:span text:style-name="T1048">name (</text:span></text:span><text:span text:style-name="Source_20_Text"><text:span text:style-name="T1049">e.g.</text:span></text:span><text:span text:style-name="Source_20_Text"><text:span text:style-name="T1048"> origin)</text:span></text:span></text:p>
            <text:p text:style-name="P1056"/>
          </table:table-cell>
          <table:table-cell table:style-name="Table13.B2" office:value-type="string">
            <text:p text:style-name="P1057"><text:span text:style-name="Source_20_Text"><text:span text:style-name="T1050">git remote add &lt;upstream&gt; https://github.com/&lt;</text:span></text:span><text:span text:style-name="Source_20_Text"><text:span text:style-name="T1051">repo&gt;</text:span></text:span><text:span text:style-name="Source_20_Text"><text:span text:style-name="T1050">/&lt;</text:span></text:span><text:span text:style-name="Source_20_Text"><text:span text:style-name="T1051">project&gt;</text:span></text:span><text:span text:style-name="Source_20_Text"><text:span text:style-name="T1050">.git</text:span></text:span></text:p>
            <text:p text:style-name="P1058"/>
          </table:table-cell>
        </table:table-row>
        <table:table-row>
          <table:table-cell table:style-name="Table13.A2" office:value-type="string">
            <text:p text:style-name="P1055"><text:span text:style-name="Source_20_Text"><text:span text:style-name="T179">Fetch all the branches of that remote into remote-tracking branches</text:span></text:span></text:p>
          </table:table-cell>
          <table:table-cell table:style-name="Table13.B2" office:value-type="string">
            <text:p text:style-name="P1059"><text:span text:style-name="Source_20_Text"><text:span text:style-name="T990">git fetch upstream</text:span></text:span></text:p>
          </table:table-cell>
        </table:table-row>
        <table:table-row>
          <table:table-cell table:style-name="Table13.A2" office:value-type="string">
            <text:p text:style-name="P1055"><text:span text:style-name="Source_20_Text"><text:span text:style-name="T179">Fetch all the branches of that remote into remote-tracking branches</text:span></text:span></text:p>
          </table:table-cell>
          <table:table-cell table:style-name="Table13.B2" office:value-type="string">
            <text:p text:style-name="P1059"><text:span text:style-name="Source_20_Text"><text:span text:style-name="T990">git checkout master</text:span></text:span></text:p>
            <text:p text:style-name="P1060"/>
          </table:table-cell>
        </table:table-row>
        <table:table-row>
          <table:table-cell table:style-name="Table13.A2" office:value-type="string">
            <text:p text:style-name="P1055"><text:span text:style-name="Source_20_Text"><text:span text:style-name="T179">Rewrite your master branch so that any commits of yours that</text:span></text:span></text:p>
            <text:p text:style-name="Preformatted_20_Text"><text:span text:style-name="Source_20_Text"><text:span text:style-name="T188">aren't already in upstream/master are replayed on top of that</text:span></text:span></text:p>
            <text:p text:style-name="P1061"><text:span text:style-name="Source_20_Text"><text:span text:style-name="T188">other branch</text:span></text:span></text:p>
          </table:table-cell>
          <table:table-cell table:style-name="Table13.B2" office:value-type="string">
            <text:p text:style-name="P1059"><text:span text:style-name="Source_20_Text"><text:span text:style-name="T990">git rebase upstream/master</text:span></text:span></text:p>
            <text:p text:style-name="P1062"/>
          </table:table-cell>
        </table:table-row>
        <table:table-row>
          <table:table-cell table:style-name="Table13.B2" table:number-columns-spanned="2" office:value-type="string">
            <text:p text:style-name="P1063">If you don't want to rewrite the history of your master branch, (for example because other people may have cloned it) then you should replace the last command with </text:p>
            <text:p text:style-name="P1064"><text:span text:style-name="Source_20_Text"><text:span text:style-name="T1052">git merge upstream/master</text:span></text:span><text:span text:style-name="T206">. </text:span></text:p>
            <text:p text:style-name="P1063">However, for making further pull requests that are as clean as possible, it's probably better to rebase.</text:p>
          </table:table-cell>
          <table:covered-table-cell/>
        </table:table-row>
        <table:table-row>
          <table:table-cell table:style-name="Table13.A2" office:value-type="string">
            <text:p text:style-name="P1055"><text:span text:style-name="T206">If you've rebased your branch onto </text:span><text:span text:style-name="Source_20_Text"><text:span text:style-name="T179">upstream/master</text:span></text:span><text:span text:style-name="T206"> you may need to force the push in order to push it to your own forked repository on GitHub.</text:span></text:p>
          </table:table-cell>
          <table:table-cell table:style-name="Table13.B2" office:value-type="string">
            <text:p text:style-name="P1059"><text:span text:style-name="Source_20_Text"><text:span text:style-name="T990">git push -f origin master</text:span></text:span></text:p>
            <text:p text:style-name="P1059"><text:span text:style-name="Source_20_Text"><text:span text:style-name="T206"/></text:span></text:p>
            <text:p text:style-name="P1059"><text:span text:style-name="T1053">N.B.</text:span><text:span text:style-name="T1054"> </text:span><text:span text:style-name="T1055">You only need to use the </text:span><text:span text:style-name="Source_20_Text"><text:span text:style-name="T1055">-f</text:span></text:span><text:span text:style-name="T1055"> the first time after you've rebased.</text:span></text:p>
          </table:table-cell>
        </table:table-row>
        <table:table-row>
          <table:table-cell table:style-name="Table13.A2" office:value-type="string">
            <text:p text:style-name="P1065">Update a local clone after a remote repository’s renaming</text:p>
          </table:table-cell>
          <table:table-cell table:style-name="Table13.B2" office:value-type="string">
            <text:p text:style-name="P1066">git branch -M master</text:p>
            <text:p text:style-name="P1066">git fetch origin</text:p>
            <text:p text:style-name="P1066">git branch -u origin/master master</text:p>
            <text:p text:style-name="P1066">git remote set-head origin -a</text:p>
          </table:table-cell>
        </table:table-row>
        <table:table-row>
          <table:table-cell table:style-name="Table13.A2" office:value-type="string">
            <text:p text:style-name="P1067">Set tracking information for a remote branch</text:p>
          </table:table-cell>
          <table:table-cell table:style-name="Table13.B2" office:value-type="string">
            <text:p text:style-name="P1068">git branch –-set-upstream-to=origin/master master</text:p>
          </table:table-cell>
        </table:table-row>
      </table:table>
      <text:p text:style-name="P1069"/>
      <text:p text:style-name="P1069"/>
      <text:p text:style-name="P1070"/>
      <text:p text:style-name="P1071">Update <text:span text:style-name="T1056">github authentication protocol to SSH</text:span></text:p>
      <text:p text:style-name="P1072"/>
      <table:table table:name="Table52" table:style-name="Table52">
        <table:table-column table:style-name="Table52.A"/>
        <table:table-column table:style-name="Table52.B"/>
        <table:table-row>
          <table:table-cell table:style-name="Table52.A1" office:value-type="string">
            <text:p text:style-name="P1073">Check out all remote labels</text:p>
          </table:table-cell>
          <table:table-cell table:style-name="Table52.B1" office:value-type="string">
            <text:p text:style-name="P1074">git remote -v</text:p>
          </table:table-cell>
        </table:table-row>
        <table:table-row>
          <table:table-cell table:style-name="Table52.A1" office:value-type="string">
            <text:p text:style-name="P1075"><text:span text:style-name="Source_20_Text"><text:span text:style-name="T179">Add the remote </text:span></text:span><text:span text:style-name="Source_20_Text"><text:span text:style-name="T1047">labeled address of the </text:span></text:span><text:span text:style-name="Source_20_Text"><text:span text:style-name="T1057">upstream </text:span></text:span><text:span text:style-name="Source_20_Text"><text:span text:style-name="T1047">repository</text:span></text:span></text:p>
            <text:p text:style-name="P1076"/>
          </table:table-cell>
          <table:table-cell table:style-name="Table52.B1" office:value-type="string">
            <text:p text:style-name="P1077"><text:span text:style-name="Source_20_Text"><text:span text:style-name="T1050">git remote add &lt;upstream&gt; https://github.com/&lt;</text:span></text:span><text:span text:style-name="Source_20_Text"><text:span text:style-name="T1051">repo&gt;</text:span></text:span><text:span text:style-name="Source_20_Text"><text:span text:style-name="T1050">/&lt;</text:span></text:span><text:span text:style-name="Source_20_Text"><text:span text:style-name="T1051">project&gt;</text:span></text:span><text:span text:style-name="Source_20_Text"><text:span text:style-name="T1050">.git</text:span></text:span></text:p>
            <text:p text:style-name="P1078"/>
          </table:table-cell>
        </table:table-row>
        <table:table-row>
          <table:table-cell table:style-name="Table52.A1" office:value-type="string">
            <text:p text:style-name="P1073">Switch to SSH protocol <text:span text:style-name="T1058">(or simply rename it)</text:span> for pushing commits to github remote repositories <text:span text:style-name="T1058">when upstream branch already exists</text:span></text:p>
          </table:table-cell>
          <table:table-cell table:style-name="Table52.B1" office:value-type="string">
            <text:p text:style-name="P1079">git remote set-url &lt;<text:span text:style-name="T1059">upstream&gt;</text:span> <text:span text:style-name="T1060">git@github.com:&lt;user&gt;&lt;project.git&gt;</text:span> </text:p>
          </table:table-cell>
        </table:table-row>
      </table:table>
      <text:p text:style-name="P1080"/>
      <text:p text:style-name="P1081"><text:span text:style-name="Default_20_Paragraph_20_Font"><text:span text:style-name="T977">GETTING GIT ON A SERVER</text:span></text:span></text:p>
      <text:p text:style-name="P1082"><text:span text:style-name="Default_20_Paragraph_20_Font"><text:span text:style-name="T206"/></text:span></text:p>
      <text:p text:style-name="P1083"># Export an existing repository into a new bare repository</text:p>
      <text:p text:style-name="P1084"><text:span text:style-name="Default_20_Paragraph_20_Font"><text:span text:style-name="T722">git clone --bare ~/dev/python/arkheia ~/arkheia.git</text:span></text:span></text:p>
      <text:p text:style-name="P1084"><text:span text:style-name="Default_20_Paragraph_20_Font"><text:span text:style-name="T206"/></text:span></text:p>
      <text:p text:style-name="P1083"># Put the bare repository on a server</text:p>
      <text:p text:style-name="P1085"><text:span text:style-name="Default_20_Paragraph_20_Font"><text:span text:style-name="T722">scp -r -P 5022 ~/arkheia</text:span></text:span><text:span text:style-name="Default_20_Paragraph_20_Font"><text:span text:style-name="T1061">.</text:span></text:span><text:span text:style-name="Default_20_Paragraph_20_Font"><text:span text:style-name="T722">git gitaassw@199</text:span></text:span><text:span text:style-name="Default_20_Paragraph_20_Font"><text:span text:style-name="T1061">.</text:span></text:span><text:span text:style-name="Default_20_Paragraph_20_Font"><text:span text:style-name="T722">16</text:span></text:span><text:span text:style-name="Default_20_Paragraph_20_Font"><text:span text:style-name="T1061">.</text:span></text:span><text:span text:style-name="Default_20_Paragraph_20_Font"><text:span text:style-name="T722">128</text:span></text:span><text:span text:style-name="Default_20_Paragraph_20_Font"><text:span text:style-name="T1061">.</text:span></text:span><text:span text:style-name="Default_20_Paragraph_20_Font"><text:span text:style-name="T722">113</text:span></text:span><text:span text:style-name="Default_20_Paragraph_20_Font"><text:span text:style-name="T1061">:</text:span></text:span><text:span text:style-name="Default_20_Paragraph_20_Font"><text:span text:style-name="T722">srv/git</text:span></text:span></text:p>
      <text:p text:style-name="P1085"><text:span text:style-name="Default_20_Paragraph_20_Font"><text:span text:style-name="T206"/></text:span></text:p>
      <text:p text:style-name="P1086"><text:span text:style-name="Default_20_Paragraph_20_Font"><text:span text:style-name="T1062"># </text:span></text:span><text:span text:style-name="Default_20_Paragraph_20_Font"><text:span text:style-name="T1063">A</text:span></text:span><text:span text:style-name="Default_20_Paragraph_20_Font"><text:span text:style-name="T1064">utomatically add group write permissions to a repository properly</text:span></text:span></text:p>
      <text:p text:style-name="P1086"><text:span text:style-name="Default_20_Paragraph_20_Font"><text:span text:style-name="T1065">ssh gitaassw@199.16.128.113 -p 5022</text:span></text:span></text:p>
      <text:p text:style-name="P1087"><text:span text:style-name="Default_20_Paragraph_20_Font"><text:span text:style-name="T722">cd srv/git/arkheia.git</text:span></text:span></text:p>
      <text:p text:style-name="P1088"><text:span text:style-name="Default_20_Paragraph_20_Font"><text:span text:style-name="T1065">git init --bare –shared</text:span></text:span></text:p>
      <text:p text:style-name="P1089"><text:span text:style-name="Default_20_Paragraph_20_Font"><text:span text:style-name="T206"/></text:span></text:p>
      <text:p text:style-name="P1089"><text:span text:style-name="Default_20_Paragraph_20_Font"><text:span text:style-name="T206"/></text:span></text:p>
      <text:p text:style-name="P1090"><text:span text:style-name="Default_20_Paragraph_20_Font"><text:span text:style-name="T206"/></text:span></text:p>
      <text:p text:style-name="P1091"><text:span text:style-name="Default_20_Paragraph_20_Font"><text:span text:style-name="T206"/></text:span></text:p>
      <text:p text:style-name="P1092"><text:span text:style-name="Default_20_Paragraph_20_Font"><text:span text:style-name="T206"/></text:span></text:p>
      <text:p text:style-name="P1092"><text:span text:style-name="Default_20_Paragraph_20_Font"><text:span text:style-name="T206"/></text:span></text:p>
      <text:p text:style-name="P1093"><text:span text:style-name="Default_20_Paragraph_20_Font"><text:span text:style-name="T1066">Fira Code: monospaced font with programming ligatures</text:span></text:span></text:p>
      <text:p text:style-name="P1093"><text:span text:style-name="Default_20_Paragraph_20_Font"><text:span text:style-name="T206"/></text:span></text:p>
      <text:p text:style-name="P1093"><text:span text:style-name="Default_20_Paragraph_20_Font"><text:span text:style-name="T1067">RATIONALE :</text:span></text:span></text:p>
      <text:p text:style-name="P1094"><text:span text:style-name="Default_20_Paragraph_20_Font"><text:span text:style-name="T1068">Programmers use a lot of symbols, often encoded with several characters. For the human brain, sequences like </text:span></text:span><text:span text:style-name="Default_20_Paragraph_20_Font"><text:span text:style-name="Source_20_Text"><text:span text:style-name="T1068">-&gt;</text:span></text:span></text:span><text:span text:style-name="Default_20_Paragraph_20_Font"><text:span text:style-name="T1068">, </text:span></text:span><text:span text:style-name="Default_20_Paragraph_20_Font"><text:span text:style-name="Source_20_Text"><text:span text:style-name="T1068">&lt;=</text:span></text:span></text:span><text:span text:style-name="Default_20_Paragraph_20_Font"><text:span text:style-name="T1068"> or </text:span></text:span><text:span text:style-name="Default_20_Paragraph_20_Font"><text:span text:style-name="Source_20_Text"><text:span text:style-name="T1068">:=</text:span></text:span></text:span><text:span text:style-name="Default_20_Paragraph_20_Font"><text:span text:style-name="T1068">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095"><text:span text:style-name="Default_20_Paragraph_20_Font"><text:span text:style-name="T206"/></text:span></text:p>
      <text:p text:style-name="P1095"><text:span text:style-name="Default_20_Paragraph_20_Font"><text:span text:style-name="T206"/></text:span></text:p>
      <text:p text:style-name="P1096"><text:span text:style-name="Default_20_Paragraph_20_Font"><text:span text:style-name="T206"/></text:span></text:p>
      <text:p text:style-name="P1097"><text:span text:style-name="Default_20_Paragraph_20_Font"><text:span text:style-name="T1069">FOSSIL</text:span></text:span></text:p>
      <text:p text:style-name="P1098"><text:span text:style-name="Default_20_Paragraph_20_Font"><text:span text:style-name="T206"/></text:span></text:p>
      <text:p text:style-name="P1099"><text:span text:style-name="Default_20_Paragraph_20_Font"><text:span text:style-name="T1070">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00">Create a repository file, which acts as a database <text:span text:style-name="T1071">in a single file</text:span></text:p>
          </table:table-cell>
          <table:table-cell table:style-name="Table67.B1" office:value-type="string">
            <text:p text:style-name="P1101"><text:span text:style-name="Source_20_Text"><text:span text:style-name="T1072">fo</text:span></text:span><text:span text:style-name="Source_20_Text"><text:span text:style-name="T1073">ssil init &lt;repo_DIR&gt;/&lt;repo_name&gt;.fossil</text:span></text:span></text:p>
            <text:p text:style-name="P1102"/>
          </table:table-cell>
        </table:table-row>
        <table:table-row>
          <table:table-cell table:style-name="Table67.A2" office:value-type="string">
            <text:p text:style-name="P1100">Check out the local tree of the repository in a separate directory <text:span text:style-name="T1074">with the same name</text:span> </text:p>
          </table:table-cell>
          <table:table-cell table:style-name="Table67.B2" office:value-type="string">
            <text:p text:style-name="P1103"><text:span text:style-name="Source_20_Text"><text:span text:style-name="T1075">mkdir &lt;same_repo_name&gt;</text:span></text:span></text:p>
            <text:p text:style-name="P1103"><text:span text:style-name="Source_20_Text"><text:span text:style-name="T1075">cd &lt;same_repo_name&gt;</text:span></text:span></text:p>
            <text:p text:style-name="P1104"><text:span text:style-name="Source_20_Text"><text:span text:style-name="T990">fossil open ../&lt;</text:span></text:span><text:span text:style-name="Source_20_Text"><text:span text:style-name="T1075">same_</text:span></text:span><text:span text:style-name="Source_20_Text"><text:span text:style-name="T990">repo_</text:span></text:span><text:span text:style-name="Source_20_Text"><text:span text:style-name="T1075">name</text:span></text:span><text:span text:style-name="Source_20_Text"><text:span text:style-name="T990">&gt;</text:span></text:span></text:p>
          </table:table-cell>
        </table:table-row>
        <table:table-row>
          <table:table-cell table:style-name="Table67.A2" office:value-type="string">
            <text:p text:style-name="P1100">Add your files into your project for tracking control version</text:p>
          </table:table-cell>
          <table:table-cell table:style-name="Table67.B2" office:value-type="string">
            <text:p text:style-name="P1104"><text:span text:style-name="Source_20_Text"><text:span text:style-name="T990">fossil add &lt;file1&gt;</text:span></text:span></text:p>
            <text:p text:style-name="P1104"><text:span text:style-name="Source_20_Text"><text:span text:style-name="T990">fossil add &lt;file2&gt;</text:span></text:span></text:p>
          </table:table-cell>
        </table:table-row>
        <table:table-row>
          <table:table-cell table:style-name="Table67.A2" office:value-type="string">
            <text:p text:style-name="P1100">Commit your changes</text:p>
          </table:table-cell>
          <table:table-cell table:style-name="Table67.B2" office:value-type="string">
            <text:p text:style-name="P1104"><text:span text:style-name="Source_20_Text"><text:span text:style-name="T1076">f</text:span></text:span><text:span text:style-name="Source_20_Text"><text:span text:style-name="T990">ossil commit -m ‘&lt;brieve_description_of_the_commit&gt;’</text:span></text:span></text:p>
          </table:table-cell>
        </table:table-row>
        <table:table-row>
          <table:table-cell table:style-name="Table67.A2" office:value-type="string">
            <text:p text:style-name="P1100">Create another branch</text:p>
          </table:table-cell>
          <table:table-cell table:style-name="Table67.B2" office:value-type="string">
            <text:p text:style-name="P1104"><text:span text:style-name="Source_20_Text"><text:span text:style-name="T1072">f</text:span></text:span><text:span text:style-name="Source_20_Text"><text:span text:style-name="T990">ossil branch new &lt;new_name&gt; &lt;master_branch&gt;</text:span></text:span></text:p>
          </table:table-cell>
        </table:table-row>
        <table:table-row>
          <table:table-cell table:style-name="Table67.A2" office:value-type="string">
            <text:p text:style-name="P1100">Switch to the new branch</text:p>
          </table:table-cell>
          <table:table-cell table:style-name="Table67.B2" office:value-type="string">
            <text:p text:style-name="P1104"><text:span text:style-name="Source_20_Text"><text:span text:style-name="T1072">f</text:span></text:span><text:span text:style-name="Source_20_Text"><text:span text:style-name="T990">ossil checkout &lt;new</text:span></text:span><text:span text:style-name="Source_20_Text"><text:span text:style-name="T1077">ly</text:span></text:span><text:span text:style-name="Source_20_Text"><text:span text:style-name="T990">_</text:span></text:span><text:span text:style-name="Source_20_Text"><text:span text:style-name="T1077">created_</text:span></text:span><text:span text:style-name="Source_20_Text"><text:span text:style-name="T990">branch_</text:span></text:span><text:span text:style-name="Source_20_Text"><text:span text:style-name="T1077">for_dev</text:span></text:span><text:span text:style-name="Source_20_Text"><text:span text:style-name="T990">&gt;</text:span></text:span></text:p>
          </table:table-cell>
        </table:table-row>
        <table:table-row>
          <table:table-cell table:style-name="Table67.B2" table:number-columns-spanned="2" office:value-type="string">
            <text:p text:style-name="P1105"><text:span text:style-name="T1078">Write</text:span> some code, test it, document it, <text:span text:style-name="T1078">add the changes and commit those</text:span></text:p>
          </table:table-cell>
          <table:covered-table-cell/>
        </table:table-row>
        <table:table-row>
          <table:table-cell table:style-name="Table67.A2" office:value-type="string">
            <text:p text:style-name="P1106"><text:span text:style-name="T1079">M</text:span>erge with the master branch</text:p>
          </table:table-cell>
          <table:table-cell table:style-name="Table67.B2" office:value-type="string">
            <text:p text:style-name="P1107"><text:span text:style-name="Source_20_Text"><text:span text:style-name="T1072">f</text:span></text:span><text:span text:style-name="Source_20_Text"><text:span text:style-name="T1073">ossil checkout &lt;master&gt;</text:span></text:span></text:p>
            <text:p text:style-name="P1108"><text:span text:style-name="Source_20_Text"><text:span text:style-name="T1077">fossil merge --</text:span></text:span><text:span text:style-name="Source_20_Text"><text:span text:style-name="T1080">force</text:span></text:span><text:span text:style-name="Source_20_Text"><text:span text:style-name="T1077"> &lt;dev_</text:span></text:span><text:span text:style-name="Source_20_Text"><text:span text:style-name="T1081">branch</text:span></text:span><text:span text:style-name="Source_20_Text"><text:span text:style-name="T1077">&gt;</text:span></text:span></text:p>
          </table:table-cell>
        </table:table-row>
        <table:table-row>
          <table:table-cell table:style-name="Table67.A2" office:value-type="string">
            <text:p text:style-name="P1109">Close the <text:span text:style-name="T1082">now useless dev branch</text:span></text:p>
          </table:table-cell>
          <table:table-cell table:style-name="Table67.B2" office:value-type="string">
            <text:p text:style-name="P1110"><text:span text:style-name="Source_20_Text"><text:span text:style-name="T990">f</text:span></text:span><text:span text:style-name="Source_20_Text"><text:span text:style-name="T1073">ossil branch close &lt;dev_branch&gt;</text:span></text:span></text:p>
          </table:table-cell>
        </table:table-row>
        <table:table-row>
          <table:table-cell table:style-name="Table67.A2" office:value-type="string">
            <text:p text:style-name="P1111">Launch web server to load GUI</text:p>
          </table:table-cell>
          <table:table-cell table:style-name="Table67.B2" office:value-type="string">
            <text:p text:style-name="P1112"><text:span text:style-name="Source_20_Text"><text:span text:style-name="T990">f</text:span></text:span><text:span text:style-name="Source_20_Text"><text:span text:style-name="T1073">ossil u</text:span></text:span><text:span text:style-name="T206">i</text:span></text:p>
          </table:table-cell>
        </table:table-row>
        <table:table-row>
          <table:table-cell table:style-name="Table67.A2" office:value-type="string">
            <text:p text:style-name="P1113">Revert all changes to previous known state</text:p>
          </table:table-cell>
          <table:table-cell table:style-name="Table67.B2" office:value-type="string">
            <text:p text:style-name="P1114"><text:span text:style-name="Source_20_Text"><text:span text:style-name="T990">f</text:span></text:span><text:span text:style-name="Source_20_Text"><text:span text:style-name="T1073">ossil </text:span></text:span><text:span text:style-name="Source_20_Text"><text:span text:style-name="T1083">merge –backout </text:span></text:span><text:span text:style-name="Source_20_Text"><text:span text:style-name="T1084">[VERSION]</text:span></text:span></text:p>
          </table:table-cell>
        </table:table-row>
      </table:table>
      <text:p text:style-name="P1115"/>
      <text:p text:style-name="P1116"/>
      <text:p text:style-name="P1099"><text:span text:style-name="Default_20_Paragraph_20_Font"><text:span text:style-name="T1070">Customize your settings </text:span></text:span><text:span text:style-name="Default_20_Paragraph_20_Font"><text:span text:style-name="T1085">and list your branches</text:span></text:span></text:p>
      <table:table table:name="Table68" table:style-name="Table68">
        <table:table-column table:style-name="Table68.A"/>
        <table:table-column table:style-name="Table68.B"/>
        <table:table-row>
          <table:table-cell table:style-name="Table68.A1" office:value-type="string">
            <text:p text:style-name="P1117">Define a new setting</text:p>
          </table:table-cell>
          <table:table-cell table:style-name="Table68.B1" office:value-type="string">
            <text:p text:style-name="P1118"><text:span text:style-name="Source_20_Text"><text:span text:style-name="T990">f</text:span></text:span><text:span text:style-name="Source_20_Text"><text:span text:style-name="T1073">ossil </text:span></text:span><text:span text:style-name="Source_20_Text"><text:span text:style-name="T1086">settings --global &lt;setting_name&gt; &lt;setting_value&gt;</text:span></text:span></text:p>
          </table:table-cell>
        </table:table-row>
        <table:table-row>
          <table:table-cell table:style-name="Table68.A2" office:value-type="string">
            <text:p text:style-name="P1117">Remove a custom setting</text:p>
          </table:table-cell>
          <table:table-cell table:style-name="Table68.B2" office:value-type="string">
            <text:p text:style-name="P1119"><text:span text:style-name="Source_20_Text"><text:span text:style-name="T1055">fossil unset &lt;setting_name&gt;</text:span></text:span></text:p>
          </table:table-cell>
        </table:table-row>
        <table:table-row>
          <table:table-cell table:style-name="Table68.A2" office:value-type="string">
            <text:p text:style-name="P1120">Print {all branches|closed}</text:p>
          </table:table-cell>
          <table:table-cell table:style-name="Table68.B2" office:value-type="string">
            <text:p text:style-name="P1121"><text:span text:style-name="Source_20_Text"><text:span text:style-name="T1087">fossil branch list -{a|c}</text:span></text:span></text:p>
          </table:table-cell>
        </table:table-row>
      </table:table>
      <text:p text:style-name="P1116"/>
      <text:p text:style-name="P1116"/>
      <text:p text:style-name="P1116"/>
      <text:p text:style-name="P1122"><text:span text:style-name="Default_20_Paragraph_20_Font"><text:span text:style-name="T1088">TOR-BROWSER</text:span></text:span></text:p>
      <text:p text:style-name="P1123"><text:span text:style-name="Default_20_Paragraph_20_Font"><text:span text:style-name="T1070"/></text:span></text:p>
      <table:table table:name="Table79" table:style-name="Table79">
        <table:table-column table:style-name="Table79.A"/>
        <table:table-column table:style-name="Table79.B"/>
        <table:table-row>
          <table:table-cell table:style-name="Table79.A1" office:value-type="string">
            <text:p text:style-name="P1124">Install flatpak then add repository</text:p>
          </table:table-cell>
          <table:table-cell table:style-name="Table79.B1" office:value-type="string">
            <text:p text:style-name="P1125"><text:span text:style-name="Source_20_Text"><text:span text:style-name="T1073">flatpak remote-add --if-not-exists flathub https://flathub.org/repo/</text:span></text:span></text:p>
            <text:p text:style-name="P1125"><text:span text:style-name="Source_20_Text"><text:span text:style-name="T1073">flathub.flatpakrepo</text:span></text:span></text:p>
          </table:table-cell>
        </table:table-row>
        <table:table-row>
          <table:table-cell table:style-name="Table79.A2" office:value-type="string">
            <text:p text:style-name="P1124">Install tor-browser</text:p>
          </table:table-cell>
          <table:table-cell table:style-name="Table79.B2" office:value-type="string">
            <text:p text:style-name="P1126"><text:span text:style-name="Source_20_Text"><text:span text:style-name="T1075">flatpak install flathub com.github.micahflee.torbrowser-launcher</text:span></text:span></text:p>
          </table:table-cell>
        </table:table-row>
        <table:table-row>
          <table:table-cell table:style-name="Table79.A2" office:value-type="string">
            <text:p text:style-name="P1124">Run tor-browser</text:p>
          </table:table-cell>
          <table:table-cell table:style-name="Table79.B2" office:value-type="string">
            <text:p text:style-name="P1126"><text:span text:style-name="Source_20_Text"><text:span text:style-name="T990">flatpak run com.github.micahflee.torbrowser-launcher</text:span></text:span></text:p>
          </table:table-cell>
        </table:table-row>
      </table:table>
      <text:p text:style-name="P1127"/>
      <text:p text:style-name="P1128"><text:span text:style-name="Default_20_Paragraph_20_Font"><text:span text:style-name="T1089">NPM</text:span></text:span></text:p>
      <text:p text:style-name="P1129"><text:span text:style-name="Default_20_Paragraph_20_Font"><text:span text:style-name="T206"/></text:span></text:p>
      <text:p text:style-name="P1130"><text:span text:style-name="Default_20_Paragraph_20_Font"><text:span text:style-name="T1090">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31">List default global configuration</text:p>
          </table:table-cell>
          <table:table-cell table:style-name="Table69.B1" office:value-type="string">
            <text:p text:style-name="P1132"><text:span text:style-name="Source_20_Text"><text:span text:style-name="T1091">npm config list [-a]</text:span></text:span></text:p>
            <text:p text:style-name="P1133"/>
          </table:table-cell>
        </table:table-row>
        <table:table-row>
          <table:table-cell table:style-name="Table69.A2" office:value-type="string">
            <text:p text:style-name="P1131">Check out a last available version’s specific package</text:p>
          </table:table-cell>
          <table:table-cell table:style-name="Table69.B2" office:value-type="string">
            <text:p text:style-name="P1134"><text:span text:style-name="Source_20_Text"><text:span text:style-name="T990">npm view &lt;package&gt;</text:span></text:span></text:p>
          </table:table-cell>
        </table:table-row>
        <table:table-row>
          <table:table-cell table:style-name="Table69.A2" office:value-type="string">
            <text:p text:style-name="P1131">Check out current version’s package</text:p>
          </table:table-cell>
          <table:table-cell table:style-name="Table69.B2" office:value-type="string">
            <text:p text:style-name="P1134"><text:span text:style-name="Source_20_Text"><text:span text:style-name="T1092">n</text:span></text:span><text:span text:style-name="Source_20_Text"><text:span text:style-name="T990">pm list &lt;package&gt;</text:span></text:span></text:p>
          </table:table-cell>
        </table:table-row>
        <table:table-row>
          <table:table-cell table:style-name="Table69.A2" office:value-type="string">
            <text:p text:style-name="P1135">Update a package to its last version</text:p>
          </table:table-cell>
          <table:table-cell table:style-name="Table69.B2" office:value-type="string">
            <text:p text:style-name="P1136"><text:span text:style-name="Source_20_Text"><text:span text:style-name="T1092">npm install [--location=global] </text:span></text:span><text:span text:style-name="Source_20_Text"><text:span text:style-name="T990">&lt;pack</text:span></text:span><text:span text:style-name="Source_20_Text"><text:span text:style-name="T1092">age&gt;@next</text:span></text:span></text:p>
            <text:p text:style-name="P1137"><text:span text:style-name="Source_20_Text"><text:span text:style-name="T1093">| npm update &lt;package&gt;</text:span></text:span></text:p>
          </table:table-cell>
        </table:table-row>
      </table:table>
      <text:p text:style-name="P11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4-02T01:15:19.120647492</dc:date>
    <meta:editing-duration>P6DT19H43M39S</meta:editing-duration>
    <meta:editing-cycles>1208</meta:editing-cycles>
    <meta:generator>LibreOffice/25.2.1.2$Linux_X86_64 LibreOffice_project/520$Build-2</meta:generator>
    <meta:print-date>2024-03-04T01:30:46.812478648</meta:print-date>
    <meta:printed-by>PDF files</meta:printed-by>
    <meta:document-statistic meta:table-count="90" meta:image-count="7" meta:object-count="0" meta:page-count="55" meta:paragraph-count="1773" meta:word-count="10505" meta:character-count="68762" meta:non-whitespace-character-count="59986"/>
  </office:meta>
</office:document-meta>
</file>